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20000048000019FB00000D0CDA42D157B6067B29.wmf" manifest:media-type="image/x-wmf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time-style style:name="T1" number:automatic-order="true">
      <number:hours/>
      <number:text>:</number:text>
      <number:minutes/>
      <number:text>:</number:text>
      <number:seconds/>
      <number:am-pm/>
    </number:time-style>
    <style:style style:name="gr1" style:family="graphic" style:parent-style-name="standard">
      <style:graphic-properties draw:stroke="none" svg:stroke-color="#3465a4" draw:fill="solid" draw:fill-color="#66ff00" draw:opacity="50%" draw:textarea-horizontal-align="justify" draw:textarea-vertical-align="middle" draw:auto-grow-height="false" fo:min-height="6.65cm" fo:min-width="1.966cm" draw:shadow-opacity="50%"/>
    </style:style>
    <style:style style:name="gr2" style:family="graphic" style:parent-style-name="standard">
      <style:graphic-properties draw:stroke="none" svg:stroke-width="0.044cm" draw:stroke-linejoin="miter" draw:fill="solid" draw:fill-color="#000000"/>
    </style:style>
    <style:style style:name="gr3" style:family="graphic" style:parent-style-name="standard">
      <style:graphic-properties draw:stroke="none" svg:stroke-width="0.044cm" draw:stroke-linejoin="miter" draw:fill="solid" draw:fill-color="#007eff"/>
    </style:style>
    <style:style style:name="gr4" style:family="graphic" style:parent-style-name="standard">
      <style:graphic-properties draw:stroke="none" svg:stroke-width="0.044cm" draw:stroke-linejoin="miter" draw:fill="solid" draw:fill-color="#dbdbdb"/>
    </style:style>
    <style:style style:name="gr5" style:family="graphic" style:parent-style-name="standard">
      <style:graphic-properties draw:stroke="solid" svg:stroke-width="0.016cm" svg:stroke-color="#000000" draw:stroke-linejoin="round" draw:fill="none" fo:padding-top="0.133cm" fo:padding-bottom="0.133cm" fo:padding-left="0.258cm" fo:padding-right="0.258cm"/>
    </style:style>
    <style:style style:name="gr6" style:family="graphic" style:parent-style-name="standard">
      <style:graphic-properties draw:stroke="solid" svg:stroke-width="0.032cm" svg:stroke-color="#000000" draw:stroke-linejoin="round" draw:fill="none" fo:padding-top="0.141cm" fo:padding-bottom="0.141cm" fo:padding-left="0.266cm" fo:padding-right="0.266cm"/>
    </style:style>
    <style:style style:name="gr7" style:family="graphic" style:parent-style-name="standard">
      <style:graphic-properties draw:stroke="solid" svg:stroke-width="0.024cm" svg:stroke-color="#000000" draw:stroke-linejoin="round" draw:fill="none" fo:padding-top="0.137cm" fo:padding-bottom="0.137cm" fo:padding-left="0.262cm" fo:padding-right="0.262cm"/>
    </style:style>
    <style:style style:name="gr8" style:family="graphic" style:parent-style-name="standard">
      <style:graphic-properties draw:stroke="solid" svg:stroke-width="0.045cm" svg:stroke-color="#000000" draw:stroke-linejoin="round" draw:fill="none" fo:padding-top="0.147cm" fo:padding-bottom="0.147cm" fo:padding-left="0.272cm" fo:padding-right="0.272cm"/>
    </style:style>
    <style:style style:name="gr9" style:family="graphic" style:parent-style-name="objectwithoutfill">
      <style:graphic-properties svg:stroke-color="#808080" draw:fill="none" draw:textarea-vertical-align="middle"/>
    </style:style>
    <style:style style:name="gr10" style:family="graphic" style:parent-style-name="standard">
      <style:graphic-properties svg:stroke-color="#000000" draw:textarea-horizontal-align="justify" draw:textarea-vertical-align="middle" draw:auto-grow-height="false" fo:min-height="0.75cm" fo:min-width="0.3cm"/>
    </style:style>
    <style:style style:name="gr11" style:family="graphic" style:parent-style-name="standard">
      <style:graphic-properties draw:stroke="dash" draw:stroke-dash="Dashed_20__28_var_29_" svg:stroke-color="#000000" draw:fill="none" draw:textarea-horizontal-align="justify" draw:textarea-vertical-align="middle" draw:auto-grow-height="false" fo:min-height="0.55cm" fo:min-width="0.3cm"/>
    </style:style>
    <style:style style:name="gr12" style:family="graphic" style:parent-style-name="standard">
      <style:graphic-properties draw:stroke="dash" draw:stroke-dash="Dashed_20__28_var_29_" svg:stroke-color="#000000" draw:fill="none" draw:textarea-horizontal-align="justify" draw:textarea-vertical-align="middle" draw:auto-grow-height="false" fo:min-height="0.35cm" fo:min-width="0.3cm"/>
    </style:style>
    <style:style style:name="gr13" style:family="graphic" style:parent-style-name="standard">
      <style:graphic-properties draw:stroke="none" svg:stroke-color="#000000" draw:fill="none" draw:fill-color="#ffffff" fo:min-height="2.15cm"/>
    </style:style>
    <style:style style:name="gr14" style:family="graphic" style:parent-style-name="objectwithoutfill">
      <style:graphic-properties svg:stroke-width="0.1cm" svg:stroke-color="#ff3333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gr15" style:family="graphic" style:parent-style-name="standard">
      <style:graphic-properties draw:stroke="none" svg:stroke-color="#000000" draw:fill="none" draw:fill-color="#ffffff" fo:min-height="0.395cm"/>
    </style:style>
    <style:style style:name="gr16" style:family="graphic" style:parent-style-name="standard">
      <style:graphic-properties draw:stroke="none" svg:stroke-color="#000000" draw:fill="none" draw:fill-color="#ffffff" fo:min-height="1.65cm"/>
    </style:style>
    <style:style style:name="gr17" style:family="graphic" style:parent-style-name="standard">
      <style:graphic-properties draw:stroke="none" svg:stroke-color="#000000" draw:fill="none" draw:fill-color="#ffffff" fo:min-height="1.822cm"/>
    </style:style>
    <style:style style:name="gr18" style:family="graphic" style:parent-style-name="standard">
      <style:graphic-properties draw:stroke="none" svg:stroke-color="#000000" draw:fill="none" draw:fill-color="#ffffff" fo:min-height="1.026cm"/>
    </style:style>
    <style:style style:name="gr1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svg:stroke-color="#000000" draw:fill="none" draw:textarea-horizontal-align="justify" draw:textarea-vertical-align="middle" draw:auto-grow-height="false" fo:min-height="0cm" fo:min-width="4.5cm"/>
    </style:style>
    <style:style style:name="gr21" style:family="graphic" style:parent-style-name="standard">
      <style:graphic-properties draw:stroke="none" svg:stroke-color="#000000" draw:fill="solid" draw:fill-color="#000000" draw:textarea-horizontal-align="justify" draw:textarea-vertical-align="middle" draw:auto-grow-height="false" fo:min-height="0cm" fo:min-width="0.5cm"/>
    </style:style>
    <style:style style:name="gr22" style:family="graphic" style:parent-style-name="standard">
      <style:graphic-properties draw:stroke="none" svg:stroke-color="#000000" draw:fill="none" draw:fill-color="#ffffff" fo:min-height="0.712cm"/>
    </style:style>
    <style:style style:name="gr23" style:family="graphic" style:parent-style-name="standard">
      <style:graphic-properties draw:stroke="none" svg:stroke-color="#000000" draw:fill="none" draw:fill-color="#ffffff" fo:min-height="1.423cm"/>
    </style:style>
    <style:style style:name="gr24" style:family="graphic" style:parent-style-name="standard">
      <style:graphic-properties draw:stroke="none" svg:stroke-color="#000000" draw:fill="none" draw:fill-color="#ffffff" fo:min-height="2.863cm"/>
    </style:style>
    <style:style style:name="P1" style:family="paragraph">
      <loext:graphic-properties draw:fill="solid" draw:fill-color="#66ff00" draw:opacity="50%"/>
      <style:paragraph-properties fo:text-align="center"/>
    </style:style>
    <style:style style:name="P2" style:family="paragraph">
      <loext:graphic-properties draw:fill="solid" draw:fill-color="#000000"/>
    </style:style>
    <style:style style:name="P3" style:family="paragraph">
      <loext:graphic-properties draw:fill="solid" draw:fill-color="#007eff"/>
    </style:style>
    <style:style style:name="P4" style:family="paragraph">
      <loext:graphic-properties draw:fill="solid" draw:fill-color="#dbdbdb"/>
    </style:style>
    <style:style style:name="P5" style:family="paragraph">
      <loext:graphic-properties draw:fill="none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text-properties fo:color="#00cc00" fo:font-size="10pt" style:font-size-asian="10pt" style:font-size-complex="10pt"/>
    </style:style>
    <style:style style:name="P9" style:family="paragraph">
      <loext:graphic-properties draw:fill="none" draw:fill-color="#ffffff"/>
      <style:text-properties fo:color="#ff3333" fo:font-size="10pt" style:font-size-asian="10pt" style:font-size-complex="10pt"/>
    </style:style>
    <style:style style:name="P10" style:family="paragraph">
      <loext:graphic-properties draw:fill="none" draw:fill-color="#ffffff"/>
      <style:text-properties style:use-window-font-color="true" fo:font-size="10pt" style:font-size-asian="10pt" style:font-size-complex="10pt"/>
    </style:style>
    <style:style style:name="P11" style:family="paragraph">
      <style:paragraph-properties fo:text-align="center" style:writing-mode="lr-tb"/>
    </style:style>
    <style:style style:name="P12" style:family="paragraph">
      <loext:graphic-properties draw:fill="none" draw:fill-color="#ffffff"/>
      <style:paragraph-properties fo:text-align="center" style:writing-mode="lr-tb"/>
      <style:text-properties fo:font-size="18pt" style:font-size-asian="18pt" style:font-size-complex="18pt"/>
    </style:style>
    <style:style style:name="P13" style:family="paragraph">
      <loext:graphic-properties draw:fill="none" draw:fill-color="#ffffff"/>
      <style:text-properties fo:font-size="26pt" style:font-size-asian="26pt" style:font-size-complex="26pt"/>
    </style:style>
    <style:style style:name="P14" style:family="paragraph">
      <loext:graphic-properties draw:fill="solid" draw:fill-color="#000000"/>
      <style:paragraph-properties fo:text-align="center"/>
    </style:style>
    <style:style style:name="P15" style:family="paragraph">
      <loext:graphic-properties draw:fill="none" draw:fill-color="#ffffff"/>
    </style:style>
    <style:style style:name="P16" style:family="paragraph">
      <loext:graphic-properties draw:fill="none" draw:fill-color="#ffffff"/>
      <style:text-properties fo:font-weight="bold" style:font-weight-asian="bold" style:font-weight-complex="bold"/>
    </style:style>
    <style:style style:name="P17" style:family="paragraph">
      <loext:graphic-properties draw:fill="none" draw:fill-color="#ffffff"/>
      <style:text-properties fo:font-size="8pt" style:font-size-asian="8pt" style:font-size-complex="8pt"/>
    </style:style>
    <style:style style:name="T1" style:family="text">
      <style:text-properties fo:color="#00cc00" fo:font-size="10pt" style:font-size-asian="10pt" style:font-size-complex="10pt"/>
    </style:style>
    <style:style style:name="T2" style:family="text">
      <style:text-properties fo:color="#ff3333" fo:font-size="10pt" style:font-size-asian="10pt" style:font-size-complex="10pt"/>
    </style:style>
    <style:style style:name="T3" style:family="text">
      <style:text-properties style:use-window-font-color="true" fo:font-size="10pt" style:font-size-asian="10pt" style:font-size-complex="10pt"/>
    </style:style>
    <style:style style:name="T4" style:family="text">
      <style:text-properties fo:font-size="18pt" fo:font-weight="bold" style:font-size-asian="18pt" style:font-weight-asian="bold" style:font-size-complex="18pt" style:font-weight-complex="bold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measurelines" svg:width="2.466cm" svg:height="6.9cm" svg:x="4.018cm" svg:y="3.298cm">
          <text:p/>
          <draw:enhanced-geometry svg:viewBox="0 0 21600 21600" draw:type="rectangle" draw:enhanced-path="M 0 0 L 21600 0 21600 21600 0 21600 0 0 Z N"/>
        </draw:custom-shape>
        <draw:g>
          <draw:polygon draw:style-name="gr2" draw:text-style-name="P2" draw:layer="layout" svg:width="0.159cm" svg:height="0.312cm" svg:x="10.55cm" svg:y="3.334cm" svg:viewBox="0 0 160 313" draw:points="32,0 0,0 0,313 160,313 160,276 32,276">
            <text:p/>
          </draw:polygon>
          <draw:polygon draw:style-name="gr2" draw:text-style-name="P2" draw:layer="layout" svg:width="0.04cm" svg:height="0.032cm" svg:x="10.867cm" svg:y="3.615cm" svg:viewBox="0 0 41 33" draw:points="33,0 0,3 3,8 3,16 5,25 8,33 41,33 41,30 38,22 35,14 33,5">
            <text:p/>
          </draw:polygon>
          <draw:path draw:style-name="gr2" draw:text-style-name="P2" draw:layer="layout" svg:width="0.129cm" svg:height="0.12cm" svg:x="10.735cm" svg:y="3.533cm" svg:viewBox="0 0 130 121" svg:d="M26 0l-5 5c-60 67 21 158 98 94l8-6-53-2-5-3h-11l-8-3-5-5-3-3-3-5-2-8-3-11v-2l5-16 6-8c18-15 48-10 74-22l11-5z">
            <text:p/>
          </draw:path>
          <draw:path draw:style-name="gr2" draw:text-style-name="P2" draw:layer="layout" svg:width="0.138cm" svg:height="0.18cm" svg:x="10.761cm" svg:y="3.446cm" svg:viewBox="0 0 139 181" svg:d="M131 0h-70l6 3h10l8 2 16 16 3 6v10l3 11-3 11h-3c-25 13-69 8-96 23l-5 6h104v42l-3 8-2 6-3 5-5 8-6 5-8 6-5 2-8 6h-8l-8 2 53 3 6-8 32-3v-2c-1-50 2-108-6-155v-5z">
            <text:p/>
          </draw:path>
          <draw:path draw:style-name="gr2" draw:text-style-name="P2" draw:layer="layout" svg:width="0.148cm" svg:height="0.074cm" svg:x="10.743cm" svg:y="3.416cm" svg:viewBox="0 0 149 75" svg:d="M85 0h-2c-46-2-68 18-83 59v11l29 5 3-5 3-11 2-8 6-5 2-6h3l5-5 8-3h8l11-2h69l-5-8c-15-16-21-15-40-22h-11z">
            <text:p/>
          </draw:path>
          <draw:path draw:style-name="gr2" draw:text-style-name="P2" draw:layer="layout" svg:width="0.138cm" svg:height="0.074cm" svg:x="10.938cm" svg:y="3.665cm" svg:viewBox="0 0 139 75" svg:d="M0 0l3 8c-1 16 5 35 18 46v2l6 3c28 22 79 22 104-5l8-6-64-5c-17 1-36-10-40-27l-3-11z">
            <text:p/>
          </draw:path>
          <draw:polygon draw:style-name="gr2" draw:text-style-name="P2" draw:layer="layout" svg:width="0.085cm" svg:height="0.098cm" svg:x="11.013cm" svg:y="3.615cm" svg:viewBox="0 0 86 99" draw:points="86,0 54,3 54,35 51,43 51,53 48,61 43,70 40,78 35,83 32,83 27,88 19,91 11,94 0,94 64,99 70,91 72,86 78,78 78,72 80,67 80,59 83,51 83,43 86,35 86,13">
            <text:p/>
          </draw:polygon>
          <draw:path draw:style-name="gr2" draw:text-style-name="P2" draw:layer="layout" svg:width="0.164cm" svg:height="0.204cm" svg:x="10.933cm" svg:y="3.443cm" svg:viewBox="0 0 165 205" svg:d="M24 0l-5 8-3 8c-19 38-22 93-5 133l2 8 3 5 5 8c10 12 20 25 35 29l8 3 8 3c24 0 29 1 48-16l8-6 5-8 32-2h-80c-67 2-72-155-10-168l8-2z">
            <text:p/>
          </draw:path>
          <draw:path draw:style-name="gr2" draw:text-style-name="P2" draw:layer="layout" svg:width="0.079cm" svg:height="0.196cm" svg:x="11.018cm" svg:y="3.419cm" svg:viewBox="0 0 80 197" svg:d="M80 0h-29v29h-43l8 3 5 3c22 15 26 42 30 66v19c-2 34-5 57-38 74l-5 3h-8 80z">
            <text:p/>
          </draw:path>
          <draw:polygon draw:style-name="gr2" draw:text-style-name="P2" draw:layer="layout" svg:width="0.111cm" svg:height="0.032cm" svg:x="10.957cm" svg:y="3.416cm" svg:viewBox="0 0 112 33" draw:points="59,0 40,0 32,3 24,8 16,11 0,27 59,30 61,30 69,33 112,33 101,16 93,11 88,8 83,5 75,0 67,0">
            <text:p/>
          </draw:polygon>
          <draw:path draw:style-name="gr2" draw:text-style-name="P2" draw:layer="layout" svg:width="0.146cm" svg:height="0.08cm" svg:x="11.158cm" svg:y="3.573cm" svg:viewBox="0 0 147 81" svg:d="M115 0l-6 11c-6 20-22 39-45 37l-64 3 3 3 8 5c17 18 44 26 69 19h8l8-3c25-13 34-24 45-51l3-8 3-11z">
            <text:p/>
          </draw:path>
          <draw:path draw:style-name="gr2" draw:text-style-name="P2" draw:layer="layout" svg:width="0.169cm" svg:height="0.177cm" svg:x="11.134cm" svg:y="3.446cm" svg:viewBox="0 0 170 178" svg:d="M24 0l-5 5-3 8-3 6-5 8-3 8v8l-2 8-3 10v37c0 20 2 52 16 67l3 5 5 8 64-2h-11l-8-3-5-5-8-6-5-5-3-3-3-5-2-5-6-8-2-8v-11l-3-8v-11h138v-29l-135-2v-11c4-25 15-46 42-53l8-3z">
            <text:p/>
          </draw:path>
          <draw:path draw:style-name="gr2" draw:text-style-name="P2" draw:layer="layout" svg:width="0.146cm" svg:height="0.098cm" svg:x="11.158cm" svg:y="3.416cm" svg:viewBox="0 0 147 99" svg:d="M64 0h-5c-21 0-41 7-54 24l-5 5h61c27 1 54 28 51 57l3 10h-104l136 3v-8c-5-28-6-39-24-62v-2l-8-6c-12-10-19-18-35-21h-8z">
            <text:p/>
          </draw:path>
          <draw:polygon draw:style-name="gr2" draw:text-style-name="P2" draw:layer="layout" svg:width="0.066cm" svg:height="0.228cm" svg:x="11.343cm" svg:y="3.419cm" svg:viewBox="0 0 67 229" draw:points="27,0 0,0 0,229 32,229 32,88 35,80 35,72 38,64 40,56 43,48 48,43 51,40 59,37 67,35 27,35">
            <text:p/>
          </draw:polygon>
          <draw:polygon draw:style-name="gr2" draw:text-style-name="P2" draw:layer="layout" svg:width="0.074cm" svg:height="0.048cm" svg:x="11.37cm" svg:y="3.416cm" svg:viewBox="0 0 75 49" draw:points="43,0 38,0 29,3 21,5 21,8 11,19 5,30 0,38 40,38 48,41 56,43 64,49 75,11 67,5 59,3 51,0">
            <text:p/>
          </draw:polygon>
          <draw:path draw:style-name="gr2" draw:text-style-name="P2" draw:layer="layout" svg:width="0.122cm" svg:height="0.206cm" svg:x="10.536cm" svg:y="3.79cm" svg:viewBox="0 0 123 207" svg:d="M107 0l-43 3h3l8 2c40 14 24 63 2 85l-5 6-3 5-5 5c-13 14-23 23-35 38l-5 5-3 5-2 3-6 5-2 5v3l-3 3-3 5-2 5v8l-3 6v10h123v-26h-91l3-6 2-5 3-5h3v-3l5-2 3-6c19-18 38-41 56-61l2-5 3-3 3-5 2-8v-6l3-5 3-5v-24l-3-5v-6l-3-5-2-5-3-6z">
            <text:p/>
          </draw:path>
          <draw:path draw:style-name="gr2" draw:text-style-name="P2" draw:layer="layout" svg:width="0.101cm" svg:height="0.067cm" svg:x="10.542cm" svg:y="3.771cm" svg:viewBox="0 0 102 68" svg:d="M59 0h-3c-14-2-30 7-40 16v3l-5 3c-6 10-11 23-11 35v8l21 3v-6l3-8v-5l3-6 2-5 3-3 5-5 3-3 5-2 8-3h6l43-3-3-5-5-3-3-5-5-3h-6l-8-3h-5z">
            <text:p/>
          </draw:path>
          <draw:path draw:style-name="gr2" draw:text-style-name="P2" draw:layer="layout" svg:width="0.122cm" svg:height="0.206cm" svg:x="10.682cm" svg:y="3.79cm" svg:viewBox="0 0 123 207" svg:d="M107 0l-43 3h3l8 2c40 14 24 63 2 85l-5 6-3 5-5 5c-13 14-23 23-35 38l-5 5-3 5-2 3-6 5-2 5v3l-3 3-5 10v8l-3 6v10h123v-26h-91l3-6 2-5 3-5h3v-3l5-2 3-6c19-18 38-41 56-61l2-5 3-3 3-5 2-8v-6l3-5 3-5v-24l-3-5v-6l-3-5-2-5-3-6z">
            <text:p/>
          </draw:path>
          <draw:path draw:style-name="gr2" draw:text-style-name="P2" draw:layer="layout" svg:width="0.101cm" svg:height="0.067cm" svg:x="10.687cm" svg:y="3.771cm" svg:viewBox="0 0 102 68" svg:d="M59 0h-3c-14-2-30 7-40 16v3l-5 3c-6 10-11 23-11 35v8l21 3v-6l3-8v-5l3-6 2-5 3-3 5-5 3-3 5-2 8-3h6l43-3-3-5-5-3-3-5-5-3h-6l-8-3h-5z">
            <text:p/>
          </draw:path>
          <draw:polygon draw:style-name="gr2" draw:text-style-name="P2" draw:layer="layout" svg:width="0.026cm" svg:height="0.032cm" svg:x="10.841cm" svg:y="3.964cm" svg:viewBox="0 0 27 33" draw:points="27,33 27,0 0,0 0,33">
            <text:p/>
          </draw:polygon>
          <draw:path draw:style-name="gr2" draw:text-style-name="P2" draw:layer="layout" svg:width="0.058cm" svg:height="0.045cm" svg:x="10.899cm" svg:y="3.935cm" svg:viewBox="0 0 59 46" svg:d="M24 0l-24 3v8c3 12 6 26 16 35l43-3h-8l-11-5-2-6-3-2-3-6-2-5-3-5-3-6z">
            <text:p/>
          </draw:path>
          <draw:path draw:style-name="gr2" draw:text-style-name="P2" draw:layer="layout" svg:width="0.106cm" svg:height="0.127cm" svg:x="10.915cm" svg:y="3.872cm" svg:viewBox="0 0 107 128" svg:d="M93 0h-50 8l16 8 5 5v3l5 3v5c14 30 5 79-34 83l-43 2 3 3 2 3 3 2 5 6 6 2h5l8 3h19c11-1 24-3 32-13l2-6 6-2 2-6c16-28 18-57 8-88l-5-10z">
            <text:p/>
          </draw:path>
          <draw:polygon draw:style-name="gr2" draw:text-style-name="P2" draw:layer="layout" svg:width="0.074cm" svg:height="0.016cm" svg:x="10.928cm" svg:y="3.848cm" svg:viewBox="0 0 75 17" draw:points="35,0 21,0 16,3 11,6 5,8 0,14 75,17 70,11 48,0 43,0">
            <text:p/>
          </draw:polygon>
          <draw:polygon draw:style-name="gr2" draw:text-style-name="P2" draw:layer="layout" svg:width="0.111cm" svg:height="0.119cm" svg:x="10.901cm" svg:y="3.774cm" svg:viewBox="0 0 112 120" draw:points="112,0 19,0 0,117 21,120 24,117 27,112 32,107 37,104 45,101 51,99 107,99 104,93 101,91 27,88 37,27 112,27">
            <text:p/>
          </draw:polygon>
          <draw:path draw:style-name="gr2" draw:text-style-name="P2" draw:layer="layout" svg:width="0.101cm" svg:height="0.124cm" svg:x="11.063cm" svg:y="3.874cm" svg:viewBox="0 0 102 125" svg:d="M88 0h-48 5l11 5 5 3 6 5v3l2 3 3 5 3 5v8l2 6v13c-1 20-8 41-29 48h-5l-43 3 5 5 3 3 5 5 6 3h5l5 2h24l22-10 2-3 6-5 2-6 3-5c10-17 6-15 11-27v-13l3-8-3-8v-13l-3-6v-5l-2-5-3-6z">
            <text:p/>
          </draw:path>
          <draw:path draw:style-name="gr2" draw:text-style-name="P2" draw:layer="layout" svg:width="0.111cm" svg:height="0.13cm" svg:x="11.039cm" svg:y="3.85cm" svg:viewBox="0 0 112 131" svg:d="M69 0h-8l-10 5-8 3-3 3-5 2-3 6-5 5-3 5-21 3-3 8v3l3 8v29l2 5v6l3 8v5l3 5 2 3 3 5v6l8 8 43-3h-3c-47-7-52-99 0-104h48l-5-5c-14-15-10-10-27-19h-5z">
            <text:p/>
          </draw:path>
          <draw:path draw:style-name="gr2" draw:text-style-name="P2" draw:layer="layout" svg:width="0.064cm" svg:height="0.09cm" svg:x="11.041cm" svg:y="3.792cm" svg:viewBox="0 0 65 91" svg:d="M22 0l-6 5v3l-2 3-3 5v5l-3 3-2 5v6l-3 8c1 19-4 11-3 32v16l22-3v-10c-2-14 4-25 5-38l3-5v-6l5-10 6-6 2-5 16-8h6z">
            <text:p/>
          </draw:path>
          <draw:polygon draw:style-name="gr2" draw:text-style-name="P2" draw:layer="layout" svg:width="0.095cm" svg:height="0.058cm" svg:x="11.063cm" svg:y="3.771cm" svg:viewBox="0 0 96 59" draw:points="43,0 29,0 24,3 13,8 8,13 5,16 0,22 43,22 48,24 56,24 59,30 64,32 64,35 67,38 70,43 75,59 96,57 96,46 94,38 91,32 86,22 83,19 80,13 78,11 72,8 67,5 61,3 56,0 51,0">
            <text:p/>
          </draw:polygon>
          <draw:polygon draw:style-name="gr2" draw:text-style-name="P2" draw:layer="layout" svg:width="0.034cm" svg:height="0.005cm" svg:x="11.362cm" svg:y="3.853cm" svg:viewBox="0 0 35 6" draw:points="3,0 0,6 19,6 30,0 35,0">
            <text:p/>
          </draw:polygon>
          <draw:path draw:style-name="gr2" draw:text-style-name="P2" draw:layer="layout" svg:width="0.061cm" svg:height="0.146cm" svg:x="11.319cm" svg:y="3.85cm" svg:viewBox="0 0 62 147" svg:d="M40 0l-40 3h5l6 2 5 6 3 2v6l3 5v123h24v-96c-2-10 2-34 10-40l6-3h-19l-3-3z">
            <text:p/>
          </draw:path>
          <draw:path draw:style-name="gr2" draw:text-style-name="P2" draw:layer="layout" svg:width="0.04cm" svg:height="0.164cm" svg:x="11.261cm" svg:y="3.832cm" svg:viewBox="0 0 41 165" svg:d="M22 0h-22v165h24v-85c0-18 2-36 11-51l6-2-19-3z">
            <text:p/>
          </draw:path>
          <draw:polygon draw:style-name="gr2" draw:text-style-name="P2" draw:layer="layout" svg:width="0.077cm" svg:height="0.029cm" svg:x="11.282cm" svg:y="3.829cm" svg:viewBox="0 0 78 30" draw:points="40,0 35,0 29,3 24,3 19,8 16,8 11,11 8,16 3,22 0,27 19,30 29,25 38,25 78,22 72,16 70,11 64,8 59,3 54,3 48,0">
            <text:p/>
          </draw:polygon>
          <draw:path draw:style-name="gr2" draw:text-style-name="P2" draw:layer="layout" svg:width="0.079cm" svg:height="0.167cm" svg:x="11.364cm" svg:y="3.829cm" svg:viewBox="0 0 80 168" svg:d="M38 0h-6c-14 4-17 7-29 19l-3 5h40l6 5h2l3 6c9 14 4 7 5 29v104h24v-128l-2-8-3-5v-6l-3-5-5-5-5-3-6-5h-5l-5-3z">
            <text:p/>
          </draw:path>
          <draw:path draw:style-name="gr2" draw:text-style-name="P2" draw:layer="layout" svg:width="0.079cm" svg:height="0.095cm" svg:x="11.462cm" svg:y="3.787cm" svg:viewBox="0 0 80 96" svg:d="M78 0h-35 8c32 28-36 49-51 94v2h80v-18h-51 3c28-32 42-28 48-67l-2-6z">
            <text:p/>
          </draw:path>
          <draw:polygon draw:style-name="gr2" draw:text-style-name="P2" draw:layer="layout" svg:width="0.074cm" svg:height="0.034cm" svg:x="11.465cm" svg:y="3.768cm" svg:viewBox="0 0 75 35" draw:points="40,0 30,0 24,3 19,5 13,8 11,11 8,14 5,19 3,27 0,33 19,35 21,33 24,27 27,22 32,19 75,19 72,14 64,5 59,3 54,0 46,0">
            <text:p/>
          </draw:polygon>
          <draw:polygon draw:style-name="gr2" draw:text-style-name="P2" draw:layer="layout" svg:width="0.124cm" svg:height="0.225cm" svg:x="10.528cm" svg:y="4.085cm" svg:viewBox="0 0 125 226" draw:points="99,0 72,0 0,226 27,226 45,157 125,157 53,133 75,66 75,61 77,53 80,48 80,43 83,37 83,24">
            <text:p/>
          </draw:polygon>
          <draw:polygon draw:style-name="gr2" draw:text-style-name="P2" draw:layer="layout" svg:width="0.119cm" svg:height="0.225cm" svg:x="10.581cm" svg:y="4.085cm" svg:viewBox="0 0 120 226" draw:points="45,0 29,24 32,27 32,32 35,37 35,43 37,50 40,56 43,64 43,72 64,133 0,133 72,157 93,226 120,226">
            <text:p/>
          </draw:polygon>
          <draw:path draw:style-name="gr2" draw:text-style-name="P2" draw:layer="layout" svg:width="0.058cm" svg:height="0.037cm" svg:x="10.708cm" svg:y="4.257cm" svg:viewBox="0 0 59 38" svg:d="M24 0l-24 5v3c8 15 2 22 13 30l46-3h-2c-16 1-25-8-30-21l-3-6z">
            <text:p/>
          </draw:path>
          <draw:path draw:style-name="gr2" draw:text-style-name="P2" draw:layer="layout" svg:width="0.05cm" svg:height="0.032cm" svg:x="10.764cm" svg:y="4.162cm" svg:viewBox="0 0 51 33" svg:d="M43 0l-43 5h3c11-2 21 9 24 20l3 8 21-6v-2l-2-6v-8l-3-6z">
            <text:p/>
          </draw:path>
          <draw:path draw:style-name="gr2" draw:text-style-name="P2" draw:layer="layout" svg:width="0.108cm" svg:height="0.169cm" svg:x="10.711cm" svg:y="4.144cm" svg:viewBox="0 0 109 170" svg:d="M51 0h-11l-5 3h-6l-5 2-8 8h-3l-2 6-3 5-3 5-2 6v5l-3 8 3 3c-5 38 47 41 72 55h5l3 6c10 21-6 36-27 37l-45 3 2 5 3 3 5 2 6 3 2 3 6 2h34l6-2h5c23-15 26-20 29-48v-11l-2-8-3-5c-9-21-35-18-51-29l-8-3-8-3-5-2h-3l-2-3-3-5v-11l3-5 2-6 6-2 5-3h13l43-5-3-3-5-3-3-5-8-3-5-2-8-3h-5z">
            <text:p/>
          </draw:path>
          <draw:path draw:style-name="gr2" draw:text-style-name="P2" draw:layer="layout" svg:width="0.077cm" svg:height="0.021cm" svg:x="10.867cm" svg:y="4.292cm" svg:viewBox="0 0 78 22" svg:d="M78 0l-78 3 3 3 2 5 6 3 5 3v2l8 3c30 0 15 3 43-11l5-5z">
            <text:p/>
          </draw:path>
          <draw:polygon draw:style-name="gr2" draw:text-style-name="P2" draw:layer="layout" svg:width="0.037cm" svg:height="0.008cm" svg:x="10.864cm" svg:y="4.162cm" svg:viewBox="0 0 38 9" draw:points="5,0 0,6 22,9 27,6 33,3 38,3">
            <text:p/>
          </draw:polygon>
          <draw:polygon draw:style-name="gr2" draw:text-style-name="P2" draw:layer="layout" svg:width="0.101cm" svg:height="0.228cm" svg:x="10.843cm" svg:y="4.146cm" svg:viewBox="0 0 102 229" draw:points="21,0 0,0 0,229 24,229 24,149 102,146 51,146 45,143 40,141 37,136 29,128 27,122 27,117 24,112 24,106 21,98 21,69 24,61 24,56 27,51 27,45 29,40 32,35 35,35 37,29 43,24 21,21">
            <text:p/>
          </draw:polygon>
          <draw:path draw:style-name="gr2" draw:text-style-name="P2" draw:layer="layout" svg:width="0.09cm" svg:height="0.148cm" svg:x="10.87cm" svg:y="4.144cm" svg:viewBox="0 0 91 149" svg:d="M35 0h-11l-5 3-6 2h-2l-3 6-5 2-3 6 32 2h5c20 7 29 29 30 48v16c2 24-4 48-24 62l-6 2h-5 43l3-5 2-3c11-29 12-34 11-66v-14l-3-5v-8l-2-5-3-6v-2l-5-8-3-6-3-5-5-3-3-2-5-6-5-2h-9l-5-3z">
            <text:p/>
          </draw:path>
          <draw:path draw:style-name="gr2" draw:text-style-name="P2" draw:layer="layout" svg:width="0.085cm" svg:height="0.167cm" svg:x="11.013cm" svg:y="4.144cm" svg:viewBox="0 0 86 168" svg:d="M40 0h-5c-13-1-22 11-32 16l-3 5 35 3h5l8 3 3 2 5 3v3l3 2 3 6v5l2 8v112h22v-104c1-24-1-60-32-61l-6-3z">
            <text:p/>
          </draw:path>
          <draw:polygon draw:style-name="gr2" draw:text-style-name="P2" draw:layer="layout" svg:width="0.058cm" svg:height="0.225cm" svg:x="10.989cm" svg:y="4.085cm" svg:viewBox="0 0 59 226" draw:points="24,0 0,0 0,226 24,226 24,120 27,114 27,106 30,104 32,98 35,93 38,90 43,88 48,85 54,82 59,82 24,80">
            <text:p/>
          </draw:polygon>
          <draw:polygon draw:style-name="gr2" draw:text-style-name="P2" draw:layer="layout" svg:width="0.029cm" svg:height="0.021cm" svg:x="11.219cm" svg:y="4.289cm" svg:viewBox="0 0 30 22" draw:points="25,0 0,0 0,3 3,11 3,17 5,22 30,22 30,19 27,14 25,8 25,3">
            <text:p/>
          </draw:polygon>
          <draw:path draw:style-name="gr2" draw:text-style-name="P2" draw:layer="layout" svg:width="0.095cm" svg:height="0.085cm" svg:x="11.124cm" svg:y="4.228cm" svg:viewBox="0 0 96 86" svg:d="M18 0l-5 5c-37 46 11 110 75 67l3-5-38-3h-11l-5-2-5-3v-3l-6-5v-5l-2-6v-3l2-5 3-8 3-3 5-5 6-3c14 0 28-7 42-8l11-5z">
            <text:p/>
          </draw:path>
          <draw:path draw:style-name="gr2" draw:text-style-name="P2" draw:layer="layout" svg:width="0.101cm" svg:height="0.13cm" svg:x="11.142cm" svg:y="4.165cm" svg:viewBox="0 0 102 131" svg:d="M94 0l-49 3h3c25 0 25 14 29 32v8h-5l-3 2h-5l-8 3-5 3h-16v2h-8l-8 3h-6l-5 3-3 2-5 3h77v11l-2 8v13l-3 5v3l-5 11-6 2-8 8-8 3h-10l37 3 5-6h25v-5c-8-19 2-90-6-109v-6z">
            <text:p/>
          </draw:path>
          <draw:path draw:style-name="gr2" draw:text-style-name="P2" draw:layer="layout" svg:width="0.106cm" svg:height="0.053cm" svg:x="11.129cm" svg:y="4.144cm" svg:viewBox="0 0 107 54" svg:d="M61 0h-16l-5 3-5 2h-6l-5 3-5 5-6 3-5 11-3 5-2 6-3 5v8l21 3 3-3v-8l3-5 2-6 6-2 2-3 6-3h16l48-2-3-6c-16-16-13-6-29-16h-6z">
            <text:p/>
          </draw:path>
          <draw:polygon draw:style-name="gr2" draw:text-style-name="P2" draw:layer="layout" svg:width="0.024cm" svg:height="0.225cm" svg:x="11.277cm" svg:y="4.085cm" svg:viewBox="0 0 25 226" draw:points="25,226 25,0 0,0 0,226">
            <text:p/>
          </draw:polygon>
          <draw:polygon draw:style-name="gr2" draw:text-style-name="P2" draw:layer="layout" svg:width="0.048cm" svg:height="0.026cm" svg:x="11.341cm" svg:y="4.286cm" svg:viewBox="0 0 49 27" draw:points="43,0 35,0 0,5 0,8 5,19 16,25 24,27 35,27 41,25 49,25">
            <text:p/>
          </draw:polygon>
          <draw:polygon draw:style-name="gr2" draw:text-style-name="P2" draw:layer="layout" svg:width="0.061cm" svg:height="0.201cm" svg:x="11.322cm" svg:y="4.091cm" svg:viewBox="0 0 62 202" draw:points="40,0 16,16 16,56 0,56 0,80 16,80 16,191 19,197 19,202 54,197 51,197 46,194 40,191 40,80 62,80 62,56 40,56">
            <text:p/>
          </draw:polygon>
          <draw:path draw:style-name="gr2" draw:text-style-name="P2" draw:layer="layout" svg:width="0.106cm" svg:height="0.056cm" svg:x="11.417cm" svg:y="4.257cm" svg:viewBox="0 0 107 57" svg:d="M83 0l-3 8-3 5-2 6-8 8-11 5-3 3h-53l16 16 5 3h6l8 3h29c21-10 29-18 37-38l3-8 3-8z">
            <text:p/>
          </draw:path>
          <draw:path draw:style-name="gr2" draw:text-style-name="P2" draw:layer="layout" svg:width="0.124cm" svg:height="0.127cm" svg:x="11.399cm" svg:y="4.165cm" svg:viewBox="0 0 125 128" svg:d="M19 0l-6 11c-13 23-7 28-13 48v13l3 5v14l2 8v5l3 5 5 11 3 5 3 3h45-5l-8-3-3-2-5-6-6-2v-3c-9-9-9-21-13-32v-8h101v-21l-98-3v-5c-2-15 15-42 32-40h5z">
            <text:p/>
          </draw:path>
          <draw:path draw:style-name="gr2" draw:text-style-name="P2" draw:layer="layout" svg:width="0.106cm" svg:height="0.071cm" svg:x="11.417cm" svg:y="4.144cm" svg:viewBox="0 0 107 72" svg:d="M45 0h-2c-15 0-31 6-38 19l-5 2 45 3h8l6 3 5 3 5 2 3 6 3 2 2 6 3 5v5l3 6v8h-75l99 2v-5l-3-8v-5l-3-8-2-6v-5l-3-3-3-5-10-11-3-5-5-3-6-3-5-2-5-3h-8z">
            <text:p/>
          </draw:path>
          <draw:path draw:style-name="gr2" draw:text-style-name="P2" draw:layer="layout" svg:width="0.058cm" svg:height="0.037cm" svg:x="11.542cm" svg:y="4.257cm" svg:viewBox="0 0 59 38" svg:d="M24 0l-24 5v3c8 15 2 22 13 30l46-3h-2c-16 1-25-8-30-21l-3-6z">
            <text:p/>
          </draw:path>
          <draw:path draw:style-name="gr2" draw:text-style-name="P2" draw:layer="layout" svg:width="0.05cm" svg:height="0.032cm" svg:x="11.597cm" svg:y="4.162cm" svg:viewBox="0 0 51 33" svg:d="M43 0l-43 5h3c11-2 21 9 24 20l3 8 21-6v-2l-2-6v-8l-3-6z">
            <text:p/>
          </draw:path>
          <draw:path draw:style-name="gr2" draw:text-style-name="P2" draw:layer="layout" svg:width="0.108cm" svg:height="0.169cm" svg:x="11.544cm" svg:y="4.144cm" svg:viewBox="0 0 109 170" svg:d="M51 0h-11l-5 3h-6l-5 2-8 8h-3l-2 6-3 5-3 5-2 6v5l-3 8 3 3c-5 38 47 41 72 55h5l3 6c10 21-6 36-27 37l-45 3 2 5 3 3 5 2 6 3 2 3 6 2h34l6-2h5c23-15 26-20 29-48v-11l-2-8-3-5c-9-21-35-18-51-29l-8-3-8-3-5-2h-3l-2-3-3-5v-11l3-5 2-6 6-2 5-3h13l43-5-3-3-5-3-3-5-8-3-5-2-8-3h-5z">
            <text:p/>
          </draw:path>
          <draw:polygon draw:style-name="gr2" draw:text-style-name="P2" draw:layer="layout" svg:width="0.048cm" svg:height="0.026cm" svg:x="11.687cm" svg:y="4.286cm" svg:viewBox="0 0 49 27" draw:points="43,0 35,0 0,5 0,8 3,14 5,19 11,22 16,25 24,27 35,27 41,25 49,25">
            <text:p/>
          </draw:polygon>
          <draw:polygon draw:style-name="gr2" draw:text-style-name="P2" draw:layer="layout" svg:width="0.061cm" svg:height="0.201cm" svg:x="11.669cm" svg:y="4.091cm" svg:viewBox="0 0 62 202" draw:points="40,0 16,16 16,56 0,56 0,80 16,80 16,191 19,197 19,202 54,197 51,197 46,194 40,191 40,80 62,80 62,56 40,56">
            <text:p/>
          </draw:polygon>
          <draw:path draw:style-name="gr2" draw:text-style-name="P2" draw:layer="layout" svg:width="0.05cm" svg:height="0.164cm" svg:x="11.751cm" svg:y="4.146cm" svg:viewBox="0 0 51 165" svg:d="M22 0h-22v165h24v-85c0-15 0-32 8-45l6-3v-3l5-2h8-29z">
            <text:p/>
          </draw:path>
          <draw:polygon draw:style-name="gr2" draw:text-style-name="P2" draw:layer="layout" svg:width="0.053cm" svg:height="0.034cm" svg:x="11.772cm" svg:y="4.144cm" svg:viewBox="0 0 54 35" draw:points="30,0 27,0 19,3 13,5 11,11 8,16 3,22 0,30 32,30 40,33 46,35 54,8 46,5 40,3 35,0">
            <text:p/>
          </draw:polygon>
          <draw:polygon draw:style-name="gr2" draw:text-style-name="P2" draw:layer="layout" svg:width="0.024cm" svg:height="0.164cm" svg:x="11.835cm" svg:y="4.146cm" svg:viewBox="0 0 25 165" draw:points="25,165 25,0 0,0 0,165">
            <text:p/>
          </draw:polygon>
          <draw:polygon draw:style-name="gr2" draw:text-style-name="P2" draw:layer="layout" svg:width="0.024cm" svg:height="0.032cm" svg:x="11.835cm" svg:y="4.085cm" svg:viewBox="0 0 25 33" draw:points="25,33 25,0 0,0 0,33">
            <text:p/>
          </draw:polygon>
          <draw:path draw:style-name="gr2" draw:text-style-name="P2" draw:layer="layout" svg:width="0.101cm" svg:height="0.064cm" svg:x="11.902cm" svg:y="4.249cm" svg:viewBox="0 0 102 65" svg:d="M77 0v5c1 16-14 39-32 38h-45l3 3 2 5c31 15 17 14 51 13l5-2h6c23-13 19-21 32-43v-8l3-6z">
            <text:p/>
          </draw:path>
          <draw:polygon draw:style-name="gr2" draw:text-style-name="P2" draw:layer="layout" svg:width="0.053cm" svg:height="0.034cm" svg:x="11.947cm" svg:y="4.165cm" svg:viewBox="0 0 54 35" draw:points="43,0 0,3 11,3 16,5 19,11 22,11 24,16 27,22 30,27 32,35 54,30 51,25 51,16 49,11 46,5">
            <text:p/>
          </draw:polygon>
          <draw:path draw:style-name="gr2" draw:text-style-name="P2" draw:layer="layout" svg:width="0.103cm" svg:height="0.148cm" svg:x="11.886cm" svg:y="4.144cm" svg:viewBox="0 0 104 149" svg:d="M62 0h-8l-8 3h-6l-5 2-5 3-3 5-6 3-5 5-3 3-2 5-3 6-3 5v5l-2 6v5l-3 8c0 31-2 55 13 83l3 2h46-3l-5-2h-6l-5-3-5-5-3-6h-3v-2l-3-6-2-5v-5l-3-8v-43l3-8v-5l2-6 3-2 3-6v-2l5-3 6-5 5-3h11l42-3-2-5-6-3-5-5-5-3-6-2h-5l-8-3z">
            <text:p/>
          </draw:path>
          <draw:path draw:style-name="gr2" draw:text-style-name="P2" draw:layer="layout" svg:width="0.085cm" svg:height="0.167cm" svg:x="12.042cm" svg:y="4.144cm" svg:viewBox="0 0 86 168" svg:d="M40 0h-5c-13-1-22 11-32 16l-3 5 35 3h5l8 3 3 2 5 3v3l3 2 3 6v5l2 8v112h22v-104c1-24-1-60-32-61l-6-3z">
            <text:p/>
          </draw:path>
          <draw:polygon draw:style-name="gr2" draw:text-style-name="P2" draw:layer="layout" svg:width="0.058cm" svg:height="0.225cm" svg:x="12.018cm" svg:y="4.085cm" svg:viewBox="0 0 59 226" draw:points="24,0 0,0 0,226 24,226 24,120 27,114 27,106 30,104 32,98 35,93 38,90 43,88 48,85 54,82 59,82 24,80">
            <text:p/>
          </draw:polygon>
          <draw:polygon draw:style-name="gr2" draw:text-style-name="P2" draw:layer="layout" svg:width="0.119cm" svg:height="0.225cm" svg:x="10.573cm" svg:y="4.445cm" svg:viewBox="0 0 120 226" draw:points="120,0 96,0 96,93 0,93 96,120 96,226 120,226">
            <text:p/>
          </draw:polygon>
          <draw:polygon draw:style-name="gr2" draw:text-style-name="P2" draw:layer="layout" svg:width="0.122cm" svg:height="0.225cm" svg:x="10.547cm" svg:y="4.445cm" svg:viewBox="0 0 123 226" draw:points="27,0 0,0 0,226 27,226 27,120 123,120 27,93">
            <text:p/>
          </draw:polygon>
          <draw:polygon draw:style-name="gr2" draw:text-style-name="P2" draw:layer="layout" svg:width="0.122cm" svg:height="0.026cm" svg:x="10.729cm" svg:y="4.58cm" svg:viewBox="0 0 123 27" draw:points="123,27 123,0 0,0 0,27">
            <text:p/>
          </draw:polygon>
          <draw:polygon draw:style-name="gr2" draw:text-style-name="P2" draw:layer="layout" svg:width="0.122cm" svg:height="0.026cm" svg:x="10.729cm" svg:y="4.511cm" svg:viewBox="0 0 123 27" draw:points="123,27 123,0 0,0 0,27">
            <text:p/>
          </draw:polygon>
          <draw:polygon draw:style-name="gr2" draw:text-style-name="P2" draw:layer="layout" svg:width="0.048cm" svg:height="0.034cm" svg:x="10.891cm" svg:y="4.493cm" svg:viewBox="0 0 49 35" draw:points="11,0 5,5 0,8 0,35 3,35 8,33 14,27 19,25 27,22 30,19 35,14 41,11 43,5 49,0">
            <text:p/>
          </draw:polygon>
          <draw:polygon draw:style-name="gr2" draw:text-style-name="P2" draw:layer="layout" svg:width="0.058cm" svg:height="0.225cm" svg:x="10.901cm" svg:y="4.445cm" svg:viewBox="0 0 59 226" draw:points="59,0 46,0 43,3 38,13 32,19 30,24 24,29 22,32 11,43 5,45 0,48 38,48 38,226 59,226">
            <text:p/>
          </draw:polygon>
          <draw:path draw:style-name="gr2" draw:text-style-name="P2" draw:layer="layout" svg:width="0.122cm" svg:height="0.206cm" svg:x="11.015cm" svg:y="4.464cm" svg:viewBox="0 0 123 207" svg:d="M107 0l-43 3h3l8 2c40 14 24 63 2 85l-5 6-3 5-5 5c-13 14-23 23-35 38l-5 5-3 5-2 3-6 5-2 5v3l-3 3-3 5-2 5v8l-3 6v10h123v-26h-91l3-6 2-5 3-5h3v-3l5-2 3-6c19-18 38-41 56-61l2-5 3-3 3-5 2-8v-6l3-5 3-5v-24l-3-5v-6l-3-5-2-5-3-6z">
            <text:p/>
          </draw:path>
          <draw:path draw:style-name="gr2" draw:text-style-name="P2" draw:layer="layout" svg:width="0.101cm" svg:height="0.066cm" svg:x="11.02cm" svg:y="4.445cm" svg:viewBox="0 0 102 67" svg:d="M59 0h-3c-14-2-30 7-40 16v3l-5 3c-6 10-11 23-11 35v8l21 2v-5l3-8v-5l3-6 2-5 3-3 5-5 3-3 5-2 8-3h6l43-3-3-5-5-3-3-5-5-3h-6l-8-3h-5z">
            <text:p/>
          </draw:path>
          <draw:path draw:style-name="gr2" draw:text-style-name="P2" draw:layer="layout" svg:width="0.122cm" svg:height="0.222cm" svg:x="11.161cm" svg:y="4.448cm" svg:viewBox="0 0 123 223" svg:d="M123 0h-123v27h93l-2 2-3 6-5 5c-5 9-9 18-14 26l-2 6-3 8-5 5-3 5v6l-3 8-5 10-3 6v8l-2 5-3 5v5l-3 8v6l-2 5v5l-3 8c-1 15-4 13-3 32l-2 6v10h24v-13l2-5c-2-28 4-15 3-32l3-6v-5l2-8v-5l3-6 3-5v-8l2-5 3-5 3-8v-3c4-11 9-21 13-32l3-5 2-6c9-20 12-15 19-31l3-3 2-5 6-6z">
            <text:p/>
          </draw:path>
          <draw:polygon draw:style-name="gr2" draw:text-style-name="P2" draw:layer="layout" svg:width="0.069cm" svg:height="0.026cm" svg:x="11.304cm" svg:y="4.575cm" svg:viewBox="0 0 70 27" draw:points="70,27 70,0 0,0 0,27">
            <text:p/>
          </draw:polygon>
          <draw:path draw:style-name="gr2" draw:text-style-name="P2" draw:layer="layout" svg:width="0.122cm" svg:height="0.206cm" svg:x="11.388cm" svg:y="4.464cm" svg:viewBox="0 0 123 207" svg:d="M107 0l-43 3h3l8 2c40 14 24 63 2 85l-5 6-3 5-5 5c-13 14-23 23-35 38l-5 5-3 5-2 3-6 5-2 5v3l-3 3-3 5-2 5v8l-3 6v10h123v-26h-91l3-6 2-5 3-5h3v-3l5-2 3-6c19-18 38-41 56-61l2-5 3-3 3-5 2-8v-6l3-5 3-5v-24l-3-5v-6l-3-5-2-5-3-6z">
            <text:p/>
          </draw:path>
          <draw:path draw:style-name="gr2" draw:text-style-name="P2" draw:layer="layout" svg:width="0.101cm" svg:height="0.066cm" svg:x="11.394cm" svg:y="4.445cm" svg:viewBox="0 0 102 67" svg:d="M59 0h-3c-14-2-30 7-40 16v3l-5 3c-6 10-11 23-11 35v8l21 2v-5l3-8v-5l3-6 2-5 11-11 5-2 8-3h6l43-3-3-5-5-3-3-5-5-3h-6l-8-3h-5z">
            <text:p/>
          </draw:path>
          <draw:path draw:style-name="gr2" draw:text-style-name="P2" draw:layer="layout" svg:width="0.058cm" svg:height="0.045cm" svg:x="11.534cm" svg:y="4.609cm" svg:viewBox="0 0 59 46" svg:d="M24 0l-24 3v8c3 12 6 26 16 35l43-3h-8l-11-5-2-6-3-2-3-6-2-5-3-5-3-6z">
            <text:p/>
          </draw:path>
          <draw:path draw:style-name="gr2" draw:text-style-name="P2" draw:layer="layout" svg:width="0.106cm" svg:height="0.127cm" svg:x="11.55cm" svg:y="4.546cm" svg:viewBox="0 0 107 128" svg:d="M94 0h-51 8l5 3 5 2 6 3 5 5v3l5 3v5c14 30 5 79-34 83l-43 2 3 3 2 3 3 2 5 6 6 2h5l8 3h19c11-1 24-3 32-13l2-6 6-2 2-6c16-28 18-57 8-88l-2-5-3-5z">
            <text:p/>
          </draw:path>
          <draw:polygon draw:style-name="gr2" draw:text-style-name="P2" draw:layer="layout" svg:width="0.074cm" svg:height="0.016cm" svg:x="11.563cm" svg:y="4.522cm" svg:viewBox="0 0 75 17" draw:points="35,0 21,0 5,8 0,14 75,17 70,11 54,3 48,0 43,0">
            <text:p/>
          </draw:polygon>
          <draw:polygon draw:style-name="gr2" draw:text-style-name="P2" draw:layer="layout" svg:width="0.111cm" svg:height="0.119cm" svg:x="11.536cm" svg:y="4.448cm" svg:viewBox="0 0 112 120" draw:points="112,0 19,0 0,117 21,120 24,117 27,112 32,107 37,104 45,101 51,99 107,99 104,93 101,91 27,88 37,27 112,27">
            <text:p/>
          </draw:polygon>
          <draw:path draw:style-name="gr2" draw:text-style-name="P2" draw:layer="layout" svg:width="0.058cm" svg:height="0.045cm" svg:x="11.677cm" svg:y="4.609cm" svg:viewBox="0 0 59 46" svg:d="M24 0l-24 3v8c3 12 6 26 16 35l43-3h-8l-11-5-2-6-3-2-3-6-2-5-3-5-3-6z">
            <text:p/>
          </draw:path>
          <draw:path draw:style-name="gr2" draw:text-style-name="P2" draw:layer="layout" svg:width="0.106cm" svg:height="0.127cm" svg:x="11.692cm" svg:y="4.546cm" svg:viewBox="0 0 107 128" svg:d="M94 0h-51 8l5 3 5 2 6 3 5 5v3l5 3v5c14 30 5 79-34 83l-43 2 3 3 2 3 3 2 5 6 6 2h5l8 3h19c11-1 24-3 32-13l2-6 6-2 2-6c16-28 18-57 8-88l-2-5-3-5z">
            <text:p/>
          </draw:path>
          <draw:polygon draw:style-name="gr2" draw:text-style-name="P2" draw:layer="layout" svg:width="0.074cm" svg:height="0.016cm" svg:x="11.706cm" svg:y="4.522cm" svg:viewBox="0 0 75 17" draw:points="35,0 21,0 5,8 0,14 75,17 70,11 48,0 43,0">
            <text:p/>
          </draw:polygon>
          <draw:polygon draw:style-name="gr2" draw:text-style-name="P2" draw:layer="layout" svg:width="0.111cm" svg:height="0.119cm" svg:x="11.679cm" svg:y="4.448cm" svg:viewBox="0 0 112 120" draw:points="112,0 19,0 0,117 21,120 24,117 27,112 32,107 37,104 45,101 51,99 107,99 104,93 101,91 27,88 37,27 112,27">
            <text:p/>
          </draw:polygon>
          <draw:polygon draw:style-name="gr3" draw:text-style-name="P3" draw:layer="layout" svg:width="0.098cm" svg:height="0.135cm" svg:x="10.602cm" svg:y="3.102cm" svg:viewBox="0 0 99 136" draw:points="16,0 0,21 67,136 99,136">
            <text:p/>
          </draw:polygon>
          <draw:polygon draw:style-name="gr3" draw:text-style-name="P3" draw:layer="layout" svg:width="0.127cm" svg:height="0.148cm" svg:x="10.571cm" svg:y="3.012cm" svg:viewBox="0 0 128 149" draw:points="128,0 93,0 0,112 0,149 32,112 48,91">
            <text:p/>
          </draw:polygon>
          <draw:polygon draw:style-name="gr3" draw:text-style-name="P3" draw:layer="layout" svg:width="0.024cm" svg:height="0.225cm" svg:x="10.547cm" svg:y="3.012cm" svg:viewBox="0 0 25 226" draw:points="25,0 0,0 0,226 25,226 25,112">
            <text:p/>
          </draw:polygon>
          <draw:polygon draw:style-name="gr3" draw:text-style-name="P3" draw:layer="layout" svg:width="0.026cm" svg:height="0.032cm" svg:x="10.724cm" svg:y="3.205cm" svg:viewBox="0 0 27 33" draw:points="27,33 27,0 0,0 0,33">
            <text:p/>
          </draw:polygon>
          <draw:path draw:style-name="gr3" draw:text-style-name="P3" draw:layer="layout" svg:width="0.127cm" svg:height="0.175cm" svg:x="10.817cm" svg:y="3.035cm" svg:viewBox="0 0 128 176" svg:d="M104 0l-67 3h16l6 2h5l5 3 6 3 2 2 6 3 2 5 6 6 2 8 3 2v6l3 5v5l2 6v34c0 39-9 82-56 83h-45 104l3-6 2-5c14-15 19-50 19-69v-32l-3-5v-11l-2-5-3-6v-5l-3-5-2-6-3-8-3-2-2-6z">
            <text:p/>
          </draw:path>
          <draw:path draw:style-name="gr3" draw:text-style-name="P3" draw:layer="layout" svg:width="0.13cm" svg:height="0.225cm" svg:x="10.79cm" svg:y="3.012cm" svg:viewBox="0 0 131 226" svg:d="M64 0h-64v226h80l8-3h5l6-2h5l5-3 6-3 2-2 6-6 2-2 6-6h-104v-172h37l67-3-3-3c-13-14-29-20-48-21h-8z">
            <text:p/>
          </draw:path>
          <draw:polygon draw:style-name="gr3" draw:text-style-name="P3" draw:layer="layout" svg:width="0.026cm" svg:height="0.032cm" svg:x="10.981cm" svg:y="3.205cm" svg:viewBox="0 0 27 33" draw:points="27,33 27,0 0,0 0,33">
            <text:p/>
          </draw:polygon>
          <draw:path draw:style-name="gr3" draw:text-style-name="P3" draw:layer="layout" svg:width="0.101cm" svg:height="0.207cm" svg:x="11.057cm" svg:y="3.033cm" svg:viewBox="0 0 102 208" svg:d="M83 0h-43 5l6 3c31 11 24 58 29 82v24l-2 8v21l-3 6v5l-3 5v6l-3 2v5l-2 3-6 5-2 6-11 5h-48l11 11 2 2c23 13 18 7 43 8l5-2 6-3c16-11 19-21 27-37v-5l2-6v-5c10-27 9-115-8-138l-2-6-3-2z">
            <text:p/>
          </draw:path>
          <draw:path draw:style-name="gr3" draw:text-style-name="P3" draw:layer="layout" svg:width="0.101cm" svg:height="0.206cm" svg:x="11.039cm" svg:y="3.012cm" svg:viewBox="0 0 102 207" svg:d="M62 0h-16c-9 3-23 14-27 21l-3 8-2 3c-5 6-12 32-11 40v5l-3 8v5c-1 40-1 79 16 115l3 2h43-6l-10-5c-8-7-11-12-16-21v-6l-3-2c1-19-5-16-3-40v-35c-2-23 3-23 3-40l3-5v-5l2-3 3-5v-3l13-13 6-3h48l-3-5-5-5-6-3-16-8h-5z">
            <text:p/>
          </draw:path>
          <draw:path draw:style-name="gr3" draw:text-style-name="P3" draw:layer="layout" svg:width="0.058cm" svg:height="0.045cm" svg:x="11.182cm" svg:y="3.176cm" svg:viewBox="0 0 59 46" svg:d="M24 0l-24 3v8c3 12 6 26 16 35l43-3h-8l-11-5-2-6-3-2-3-6-5-10-3-6z">
            <text:p/>
          </draw:path>
          <draw:path draw:style-name="gr3" draw:text-style-name="P3" draw:layer="layout" svg:width="0.106cm" svg:height="0.127cm" svg:x="11.198cm" svg:y="3.112cm" svg:viewBox="0 0 107 128" svg:d="M93 0h-50 8l5 3 5 2 6 3 5 5v3l5 3v5c14 30 5 79-34 83l-43 2 3 3 2 3 3 2 5 6 6 2h5l8 3h19c11-1 24-3 32-13l2-6 6-2 2-6c16-28 18-57 8-88l-2-5-3-5z">
            <text:p/>
          </draw:path>
          <draw:polygon draw:style-name="gr3" draw:text-style-name="P3" draw:layer="layout" svg:width="0.074cm" svg:height="0.016cm" svg:x="11.211cm" svg:y="3.088cm" svg:viewBox="0 0 75 17" draw:points="35,0 21,0 16,3 11,6 5,8 0,14 75,17 70,11 64,8 59,6 54,3 48,0 43,0">
            <text:p/>
          </draw:polygon>
          <draw:polygon draw:style-name="gr3" draw:text-style-name="P3" draw:layer="layout" svg:width="0.111cm" svg:height="0.119cm" svg:x="11.185cm" svg:y="3.014cm" svg:viewBox="0 0 112 120" draw:points="112,0 19,0 0,117 21,120 24,117 27,112 32,107 37,104 45,101 51,99 107,99 104,93 101,91 27,88 37,27 112,27">
            <text:p/>
          </draw:polygon>
        </draw:g>
        <draw:g>
          <draw:polygon draw:style-name="gr4" draw:text-style-name="P4" draw:layer="layout" svg:width="0.868cm" svg:height="0.805cm" draw:transform="skewX (0.00122173047639603) rotate (-0.0795870138909421) translate (2.51561024306957cm 2.7584566790597cm)" svg:viewBox="0 0 869 806" draw:points="0,0 869,806 64,805">
            <text:p/>
          </draw:polygon>
          <draw:polygon draw:style-name="gr4" draw:text-style-name="P4" draw:layer="layout" svg:width="1.207cm" svg:height="5.009cm" draw:transform="skewX (-0.000349065850398867) rotate (-0.0804596785169392) translate (2.51439257547852cm 3.5652986007902cm)" svg:viewBox="0 0 1208 5010" draw:points="0,0 1208,5010 395,5010">
            <text:p/>
          </draw:polygon>
          <draw:polygon draw:style-name="gr4" draw:text-style-name="P4" draw:layer="layout" svg:width="1.207cm" svg:height="5.009cm" draw:transform="skewX (-0.000349065850398877) rotate (-0.0804596785169392) translate (2.51441504422248cm 3.5650187295388cm)" svg:viewBox="0 0 1208 5010" draw:points="0,0 804,0 1208,5010">
            <text:p/>
          </draw:polygon>
          <draw:polygon draw:style-name="gr4" draw:text-style-name="P4" draw:layer="layout" svg:width="0.01cm" svg:height="0.002cm" draw:transform="rotate (-0.0905825881785065) translate (3.31764041799051cm 8.78265737599972cm)" svg:viewBox="0 0 11 3" draw:points="11,0 11,3 0,3">
            <text:p/>
          </draw:polygon>
          <draw:polygon draw:style-name="gr4" draw:text-style-name="P4" draw:layer="layout" svg:width="0.824cm" svg:height="0.127cm" draw:transform="skewX (0.00785398163397447) rotate (-0.0801106126665403) translate (2.50677906971946cm 8.59056192137817cm)" svg:viewBox="0 0 825 128" draw:points="0,0 825,128 80,128">
            <text:p/>
          </draw:polygon>
          <draw:polygon draw:style-name="gr4" draw:text-style-name="P4" draw:layer="layout" svg:width="0.824cm" svg:height="0.127cm" draw:transform="skewX (0.00785398163397447) rotate (-0.0801106126665403) translate (2.50677906971946cm 8.59056192137817cm)" svg:viewBox="0 0 825 128" draw:points="0,0 813,0 825,128">
            <text:p/>
          </draw:polygon>
          <draw:polygon draw:style-name="gr4" draw:text-style-name="P4" draw:layer="layout" svg:width="0.745cm" svg:height="0.002cm" draw:transform="rotate (-0.0806342114421386) translate (2.57497795650752cm 8.72315221760308cm)" svg:viewBox="0 0 746 3" draw:points="0,0 746,3 0,3">
            <text:p/>
          </draw:polygon>
          <draw:polygon draw:style-name="gr4" draw:text-style-name="P4" draw:layer="layout" svg:width="0.745cm" svg:height="0.002cm" draw:transform="rotate (-0.0806342114421386) translate (2.57500941046009cm 8.72276298141481cm)" svg:viewBox="0 0 746 3" draw:points="0,0 746,0 746,3">
            <text:p/>
          </draw:polygon>
          <draw:polygon draw:style-name="gr4" draw:text-style-name="P4" draw:layer="layout" svg:width="0.782cm" svg:height="0.319cm" draw:transform="skewX (0.00314159265358981) rotate (-0.0794124809657426) translate (2.57478542946655cm 8.72555033936675cm)" svg:viewBox="0 0 783 320" draw:points="0,0 783,320 200,319">
            <text:p/>
          </draw:polygon>
          <draw:polygon draw:style-name="gr4" draw:text-style-name="P4" draw:layer="layout" svg:width="0.782cm" svg:height="0.319cm" draw:transform="skewX (0.00314159265358981) rotate (-0.0794124809657426) translate (2.57478542946655cm 8.72555033936675cm)" svg:viewBox="0 0 783 320" draw:points="0,0 756,1 783,320">
            <text:p/>
          </draw:polygon>
          <draw:polygon draw:style-name="gr4" draw:text-style-name="P4" draw:layer="layout" svg:width="0.495cm" svg:height="0.023cm" draw:transform="skewX (-0.0417133691226645) rotate (-0.0804596785169392) translate (2.74835179076094cm 9.05888153049277cm)" svg:viewBox="0 0 496 24" draw:points="0,0 496,24 14,24">
            <text:p/>
          </draw:polygon>
          <draw:polygon draw:style-name="gr4" draw:text-style-name="P4" draw:layer="layout" svg:width="0.581cm" svg:height="0.024cm" draw:transform="skewX (-0.0417133691226645) rotate (-0.0790634151153438) translate (2.74835179076094cm 9.05888153049277cm)" svg:viewBox="0 0 582 25" draw:points="0,0 582,1 496,25">
            <text:p/>
          </draw:polygon>
          <draw:polygon draw:style-name="gr4" draw:text-style-name="P4" draw:layer="layout" svg:width="0.401cm" svg:height="0.034cm" draw:transform="rotate (-0.0797615468161415) translate (2.76167880053467cm 9.08328271213438cm)" svg:viewBox="0 0 402 35" draw:points="0,0 402,35 22,34">
            <text:p/>
          </draw:polygon>
          <draw:polygon draw:style-name="gr4" draw:text-style-name="P4" draw:layer="layout" svg:width="0.482cm" svg:height="0.034cm" draw:transform="rotate (-0.0788888821901444) translate (2.76167880053467cm 9.08328271213438cm)" svg:viewBox="0 0 483 35" draw:points="0,0 483,1 402,35">
            <text:p/>
          </draw:polygon>
          <draw:polygon draw:style-name="gr4" draw:text-style-name="P4" draw:layer="layout" svg:width="0.284cm" svg:height="0.051cm" draw:transform="rotate (-0.0769690200129507) translate (2.7797671439127cm 9.11852498451415cm)" svg:viewBox="0 0 285 52" draw:points="0,0 285,52 32,51">
            <text:p/>
          </draw:polygon>
          <draw:polygon draw:style-name="gr4" draw:text-style-name="P4" draw:layer="layout" svg:width="0.38cm" svg:height="0.051cm" draw:transform="rotate (-0.0787143492649449) translate (2.7797671439127cm 9.11852498451415cm)" svg:viewBox="0 0 381 52" draw:points="0,0 381,1 285,52">
            <text:p/>
          </draw:polygon>
          <draw:polygon draw:style-name="gr4" draw:text-style-name="P4" draw:layer="layout" svg:width="0.127cm" svg:height="0.07cm" draw:transform="rotate (-0.0785398163397455) translate (2.83866515629044cm 9.23669164023406cm)" svg:viewBox="0 0 128 71" draw:points="0,0 128,0 45,71">
            <text:p/>
          </draw:polygon>
          <draw:polygon draw:style-name="gr4" draw:text-style-name="P4" draw:layer="layout" svg:width="0.162cm" svg:height="0.063cm" draw:transform="skewX (-0.0160570291183478) rotate (-0.072954762733364) translate (2.80763485722063cm 9.17225194268535cm)" svg:viewBox="0 0 163 64" draw:points="0,0 163,64 35,63">
            <text:p/>
          </draw:polygon>
          <draw:polygon draw:style-name="gr4" draw:text-style-name="P4" draw:layer="layout" svg:width="0.252cm" svg:height="0.062cm" draw:transform="skewX (-0.0160570291183478) rotate (-0.0788888821901444) translate (2.80763485722063cm 9.17225194268535cm)" svg:viewBox="0 0 253 63" draw:points="0,0 253,0 163,63">
            <text:p/>
          </draw:polygon>
          <draw:polygon draw:style-name="gr4" draw:text-style-name="P4" draw:layer="layout" svg:width="0.098cm" svg:height="0.002cm" draw:transform="rotate (-0.0806342114421386) translate (7.50458982037568cm 13.5598975097011cm)" svg:viewBox="0 0 99 3" draw:points="0,0 99,3 0,3">
            <text:p/>
          </draw:polygon>
          <draw:polygon draw:style-name="gr4" draw:text-style-name="P4" draw:layer="layout" svg:width="0.358cm" svg:height="0.102cm" draw:transform="rotate (-0.0778416846389478) translate (7.50183072487435cm 13.56129106137cm)" svg:viewBox="0 0 359 103" draw:points="3,0 359,103 0,103">
            <text:p/>
          </draw:polygon>
          <draw:polygon draw:style-name="gr4" draw:text-style-name="P4" draw:layer="layout" svg:width="0.356cm" svg:height="0.102cm" draw:transform="rotate (-0.0781907504893467) translate (7.50446146901503cm 13.5614962575435cm)" svg:viewBox="0 0 357 103" draw:points="0,0 98,0 357,103">
            <text:p/>
          </draw:polygon>
          <draw:polygon draw:style-name="gr4" draw:text-style-name="P4" draw:layer="layout" svg:width="0.134cm" svg:height="-0.001cm" draw:transform="rotate (-0.0818559419185346) translate (7.46351776570117cm 13.8580611151697cm)" svg:viewBox="0 0 135 0" draw:points="0,0 135,0 133,0">
            <text:p/>
          </draw:polygon>
          <draw:polygon draw:style-name="gr4" draw:text-style-name="P4" draw:layer="layout" svg:width="0.123cm" svg:height="0.198cm" draw:transform="skewX (0.0101229096615671) rotate (-0.072954762733364) translate (7.49209966831811cm 13.6626916894921cm)" svg:viewBox="0 0 124 199" draw:points="2,0 124,199 0,198">
            <text:p/>
          </draw:polygon>
          <draw:polygon draw:style-name="gr4" draw:text-style-name="P4" draw:layer="layout" svg:width="0.358cm" svg:height="0.197cm" draw:transform="skewX (0.00506145483078356) rotate (-0.0778416846389478) translate (7.49391303584991cm 13.6628242184976cm)" svg:viewBox="0 0 359 198" draw:points="0,0 359,1 122,198">
            <text:p/>
          </draw:polygon>
          <draw:polygon draw:style-name="gr4" draw:text-style-name="P4" draw:layer="layout" svg:width="4.589cm" svg:height="0.085cm" draw:transform="rotate (-0.0802851455917397) translate (2.02612350499508cm 13.0243343189949cm)" svg:viewBox="0 0 4590 86" draw:points="0,0 4590,85 56,86">
            <text:p/>
          </draw:polygon>
          <draw:polygon draw:style-name="gr4" draw:text-style-name="P4" draw:layer="layout" svg:width="4.388cm" svg:height="0.078cm" draw:transform="skewX (0.0127409035395586) rotate (-0.0801106126665403) translate (2.20024148668264cm 13.3448373779343cm)" svg:viewBox="0 0 4389 79" draw:points="0,0 4388,0 4389,79">
            <text:p/>
          </draw:polygon>
          <draw:polygon draw:style-name="gr4" draw:text-style-name="P4" draw:layer="layout" svg:width="4.53cm" svg:height="0.22cm" draw:transform="skewX (-0.00453785605518524) rotate (-0.0801106126665403) translate (2.07490432723588cm 13.1127258024861cm)" svg:viewBox="0 0 4531 221" draw:points="0,0 4531,221 143,221">
            <text:p/>
          </draw:polygon>
          <draw:polygon draw:style-name="gr4" draw:text-style-name="P4" draw:layer="layout" svg:width="4.534cm" svg:height="0.22cm" draw:transform="skewX (-0.00453785605518523) rotate (-0.0802851455917397) translate (2.07496421990542cm 13.1119366247042cm)" svg:viewBox="0 0 4535 221" draw:points="0,1 4535,0 4531,221">
            <text:p/>
          </draw:polygon>
          <draw:polygon draw:style-name="gr4" draw:text-style-name="P4" draw:layer="layout" svg:width="0.326cm" svg:height="0.002cm" draw:transform="rotate (-0.0794124809657426) translate (2.24102081622615cm 10.2573511234163cm)" svg:viewBox="0 0 327 3" draw:points="327,0 327,3 0,3">
            <text:p/>
          </draw:polygon>
          <draw:polygon draw:style-name="gr4" draw:text-style-name="P4" draw:layer="layout" svg:width="0.382cm" svg:height="0.106cm" draw:transform="rotate (-0.0811578102177368) translate (2.24091281795353cm 10.2587223443686cm)" svg:viewBox="0 0 383 107" draw:points="0,0 383,106 3,107">
            <text:p/>
          </draw:polygon>
          <draw:polygon draw:style-name="gr4" draw:text-style-name="P4" draw:layer="layout" svg:width="0.382cm" svg:height="0.106cm" draw:transform="rotate (-0.0811578102177368) translate (2.24094059507392cm 10.2583808355475cm)" svg:viewBox="0 0 383 107" draw:points="0,0 327,0 383,107">
            <text:p/>
          </draw:polygon>
          <draw:polygon draw:style-name="gr4" draw:text-style-name="P4" draw:layer="layout" svg:width="0.447cm" svg:height="0.102cm" draw:transform="rotate (-0.0802851455917397) translate (2.23477557423376cm 10.365231602932cm)" svg:viewBox="0 0 448 103" draw:points="0,0 448,103 4,103">
            <text:p/>
          </draw:polygon>
          <draw:polygon draw:style-name="gr4" draw:text-style-name="P4" draw:layer="layout" svg:width="0.447cm" svg:height="0.102cm" draw:transform="rotate (-0.0802851455917397) translate (2.23478089494031cm 10.3651654727694cm)" svg:viewBox="0 0 448 103" draw:points="0,0 380,0 448,103">
            <text:p/>
          </draw:polygon>
          <draw:polygon draw:style-name="gr4" draw:text-style-name="P4" draw:layer="layout" svg:width="0.521cm" svg:height="0.093cm" draw:transform="skewX (-0.0106465084371654) rotate (-0.0804596785169392) translate (2.23062213243839cm 10.4670729693287cm)" svg:viewBox="0 0 522 94" draw:points="0,0 522,94 3,94">
            <text:p/>
          </draw:polygon>
          <draw:polygon draw:style-name="gr4" draw:text-style-name="P4" draw:layer="layout" svg:width="0.521cm" svg:height="0.093cm" draw:transform="skewX (-0.0106465084371654) rotate (-0.0804596785169392) translate (2.23063295104449cm 10.4669182560536cm)" svg:viewBox="0 0 522 94" draw:points="0,0 444,0 522,94">
            <text:p/>
          </draw:polygon>
          <draw:polygon draw:style-name="gr4" draw:text-style-name="P4" draw:layer="layout" svg:width="0.607cm" svg:height="0.082cm" draw:transform="rotate (-0.0806342114421386) translate (2.22797399704785cm 10.5601853982723cm)" svg:viewBox="0 0 608 83" draw:points="0,0 608,83 2,83">
            <text:p/>
          </draw:polygon>
          <draw:polygon draw:style-name="gr4" draw:text-style-name="P4" draw:layer="layout" svg:width="0.607cm" svg:height="0.082cm" draw:transform="rotate (-0.0806342114421386) translate (2.22799584570738cm 10.5599150256082cm)" svg:viewBox="0 0 608 83" draw:points="0,0 518,0 608,83">
            <text:p/>
          </draw:polygon>
          <draw:polygon draw:style-name="gr4" draw:text-style-name="P4" draw:layer="layout" svg:width="0.703cm" svg:height="0.074cm" draw:transform="skewX (0.0130899693899575) rotate (-0.0811578102177368) translate (2.22296264981665cm 10.6426492635187cm)" svg:viewBox="0 0 704 75" draw:points="0,0 704,75 3,75">
            <text:p/>
          </draw:polygon>
          <draw:polygon draw:style-name="gr4" draw:text-style-name="P4" draw:layer="layout" svg:width="0.703cm" svg:height="0.074cm" draw:transform="skewX (0.0130899693899575) rotate (-0.0811578102177368) translate (2.2230223238985cm 10.6420179776731cm)" svg:viewBox="0 0 704 75" draw:points="0,1 605,0 704,75">
            <text:p/>
          </draw:polygon>
          <draw:polygon draw:style-name="gr4" draw:text-style-name="P4" draw:layer="layout" svg:width="0.804cm" svg:height="0.062cm" draw:transform="rotate (-0.079587013890942) translate (2.21939243330996cm 10.7171835652332cm)" svg:viewBox="0 0 805 63" draw:points="0,0 805,63 2,63">
            <text:p/>
          </draw:polygon>
          <draw:polygon draw:style-name="gr4" draw:text-style-name="P4" draw:layer="layout" svg:width="0.804cm" svg:height="0.062cm" draw:transform="rotate (-0.079587013890942) translate (2.21939243330996cm 10.7171835652332cm)" svg:viewBox="0 0 805 63" draw:points="0,0 701,0 805,63">
            <text:p/>
          </draw:polygon>
          <draw:polygon draw:style-name="gr4" draw:text-style-name="P4" draw:layer="layout" svg:width="0.914cm" svg:height="0.049cm" draw:transform="rotate (-0.0799360797413409) translate (2.21684902768847cm 10.7789278842082cm)" svg:viewBox="0 0 915 50" draw:points="0,0 915,50 2,50">
            <text:p/>
          </draw:polygon>
          <draw:polygon draw:style-name="gr4" draw:text-style-name="P4" draw:layer="layout" svg:width="0.914cm" svg:height="0.049cm" draw:transform="rotate (-0.0799360797413409) translate (2.21684902768847cm 10.7789278842082cm)" svg:viewBox="0 0 915 50" draw:points="0,0 803,0 915,50">
            <text:p/>
          </draw:polygon>
          <draw:polygon draw:style-name="gr4" draw:text-style-name="P4" draw:layer="layout" svg:width="1.029cm" svg:height="0.039cm" draw:transform="rotate (-0.0797615468161415) translate (2.21451938597621cm 10.8278169518607cm)" svg:viewBox="0 0 1030 40" draw:points="0,0 1030,40 0,39">
            <text:p/>
          </draw:polygon>
          <draw:polygon draw:style-name="gr4" draw:text-style-name="P4" draw:layer="layout" svg:width="1.029cm" svg:height="0.039cm" draw:transform="rotate (-0.0797615468161415) translate (2.214533059031cm 10.8278180447634cm)" svg:viewBox="0 0 1030 40" draw:points="0,0 913,0 1030,40">
            <text:p/>
          </draw:polygon>
          <draw:polygon draw:style-name="gr4" draw:text-style-name="P4" draw:layer="layout" svg:width="1.214cm" svg:height="0.039cm" draw:transform="skewX (0.0249582083035189) rotate (-0.0799360797413409) translate (2.21151680205565cm 10.8653886190607cm)" svg:viewBox="0 0 1215 40" draw:points="0,0 1215,40 3,39">
            <text:p/>
          </draw:polygon>
          <draw:polygon draw:style-name="gr4" draw:text-style-name="P4" draw:layer="layout" svg:width="1.214cm" svg:height="0.039cm" draw:transform="skewX (0.0249582083035189) rotate (-0.0799360797413409) translate (2.21151680205565cm 10.8653886190607cm)" svg:viewBox="0 0 1215 40" draw:points="0,0 1030,0 1215,40">
            <text:p/>
          </draw:polygon>
          <draw:polygon draw:style-name="gr4" draw:text-style-name="P4" draw:layer="layout" svg:width="1.401cm" svg:height="0.025cm" draw:transform="skewX (0.0383972435438753) rotate (-0.0801106126665403) translate (2.21083449116364cm 10.9039510943203cm)" svg:viewBox="0 0 1402 26" draw:points="0,0 1402,26 1,26">
            <text:p/>
          </draw:polygon>
          <draw:polygon draw:style-name="gr4" draw:text-style-name="P4" draw:layer="layout" svg:width="1.401cm" svg:height="0.025cm" draw:transform="skewX (0.0383972435438753) rotate (-0.0801106126665403) translate (2.21083449116364cm 10.9039510943203cm)" svg:viewBox="0 0 1402 26" draw:points="0,0 1213,0 1402,26">
            <text:p/>
          </draw:polygon>
          <draw:polygon draw:style-name="gr4" draw:text-style-name="P4" draw:layer="layout" svg:width="1.588cm" svg:height="0.006cm" draw:transform="skewX (-0.141895268187139) rotate (-0.0799360797413409) translate (2.20878086939319cm 10.9295310597994cm)" svg:viewBox="0 0 1589 7" draw:points="0,0 1589,7 1,7">
            <text:p/>
          </draw:polygon>
          <draw:polygon draw:style-name="gr4" draw:text-style-name="P4" draw:layer="layout" svg:width="1.588cm" svg:height="0.006cm" draw:transform="skewX (-0.141895268187139) rotate (-0.0799360797413409) translate (2.20878086939319cm 10.9295310597994cm)" svg:viewBox="0 0 1589 7" draw:points="0,0 1401,0 1589,7">
            <text:p/>
          </draw:polygon>
          <draw:polygon draw:style-name="gr4" draw:text-style-name="P4" draw:layer="layout" svg:width="3.118cm" svg:height="0.027cm" draw:transform="skewX (0.0357792496658837) rotate (-0.0802851455917397) translate (2.21072976139457cm 10.9353192042889cm)" svg:viewBox="0 0 3119 28" draw:points="0,0 3119,28 1,28">
            <text:p/>
          </draw:polygon>
          <draw:polygon draw:style-name="gr4" draw:text-style-name="P4" draw:layer="layout" svg:width="3.118cm" svg:height="0.027cm" draw:transform="skewX (0.0357792496658837) rotate (-0.0802851455917397) translate (2.21076187500756cm 10.9350437599287cm)" svg:viewBox="0 0 3119 28" draw:points="0,0 1588,0 3119,28">
            <text:p/>
          </draw:polygon>
          <draw:polygon draw:style-name="gr4" draw:text-style-name="P4" draw:layer="layout" svg:width="3.108cm" svg:height="0.021cm" draw:transform="rotate (-0.0799360797413409) translate (2.19011912460701cm 11.3423637914741cm)" svg:viewBox="0 0 3109 22" draw:points="0,0 3109,1 3109,22">
            <text:p/>
          </draw:polygon>
          <draw:polygon draw:style-name="gr4" draw:text-style-name="P4" draw:layer="layout" svg:width="3.12cm" svg:height="0.38cm" draw:transform="skewX (-0.00261799387799149) rotate (-0.0801106126665403) translate (2.20848361258314cm 10.9632972915317cm)" svg:viewBox="0 0 3121 381" draw:points="0,0 3121,381 12,381">
            <text:p/>
          </draw:polygon>
          <draw:polygon draw:style-name="gr4" draw:text-style-name="P4" draw:layer="layout" svg:width="3.12cm" svg:height="0.38cm" draw:transform="skewX (-0.00261799387799149) rotate (-0.0801106126665403) translate (2.20848361258314cm 10.9632972915317cm)" svg:viewBox="0 0 3121 381" draw:points="0,0 3118,0 3121,381">
            <text:p/>
          </draw:polygon>
          <draw:polygon draw:style-name="gr4" draw:text-style-name="P4" draw:layer="layout" svg:width="0.562cm" svg:height="0.006cm" draw:transform="rotate (-0.0801106126665403) translate (7.90446471654391cm 10.6434122785735cm)" svg:viewBox="0 0 563 7" draw:points="563,0 561,7 0,7">
            <text:p/>
          </draw:polygon>
          <draw:polygon draw:style-name="gr4" draw:text-style-name="P4" draw:layer="layout" svg:width="0.039cm" svg:height="0.019cm" draw:transform="rotate (-0.102276294166869) translate (6.94152873154283cm 10.6023091129563cm)" svg:viewBox="0 0 40 20" draw:points="0,0 40,19 0,20">
            <text:p/>
          </draw:polygon>
          <draw:polygon draw:style-name="gr4" draw:text-style-name="P4" draw:layer="layout" svg:width="0.295cm" svg:height="0.006cm" draw:transform="rotate (-0.0811578102177368) translate (6.58666524203534cm 10.5931284363613cm)" svg:viewBox="0 0 296 7" draw:points="0,0 296,7 0,7">
            <text:p/>
          </draw:polygon>
          <draw:polygon draw:style-name="gr4" draw:text-style-name="P4" draw:layer="layout" svg:width="0.055cm" svg:height="0.007cm" draw:transform="rotate (-0.069987703004973) translate (6.93751580826633cm 10.6213207448675cm)" svg:viewBox="0 0 56 8" draw:points="2,0 56,8 0,7">
            <text:p/>
          </draw:polygon>
          <draw:polygon draw:style-name="gr4" draw:text-style-name="P4" draw:layer="layout" svg:width="0.053cm" svg:height="0.007cm" draw:transform="rotate (-0.0740019602845606) translate (6.93998851521499cm 10.6214940870656cm)" svg:viewBox="0 0 54 8" draw:points="0,0 38,0 54,8">
            <text:p/>
          </draw:polygon>
          <draw:polygon draw:style-name="gr4" draw:text-style-name="P4" draw:layer="layout" svg:width="0.577cm" svg:height="0.055cm" draw:transform="rotate (-0.0795870138909421) translate (7.85355931773218cm 10.6457886536607cm)" svg:viewBox="0 0 578 56" draw:points="51,0 578,56 0,56">
            <text:p/>
          </draw:polygon>
          <draw:polygon draw:style-name="gr4" draw:text-style-name="P4" draw:layer="layout" svg:width="0.56cm" svg:height="0.055cm" draw:transform="rotate (-0.0802851455917397) translate (7.90395915745969cm 10.6497097488807cm)" svg:viewBox="0 0 561 56" draw:points="0,0 561,0 527,56">
            <text:p/>
          </draw:polygon>
          <draw:polygon draw:style-name="gr4" draw:text-style-name="P4" draw:layer="layout" svg:width="0.115cm" svg:height="-0.001cm" draw:transform="rotate (-0.0839503370209276) translate (6.87861831145198cm 10.622554875023cm)" svg:viewBox="0 0 116 0" draw:points="47,0 116,0 0,0">
            <text:p/>
          </draw:polygon>
          <draw:polygon draw:style-name="gr4" draw:text-style-name="P4" draw:layer="layout" svg:width="0.08cm" svg:height="-0.001cm" draw:transform="rotate (-0.0874409955249169) translate (6.91329340776789cm 10.6251925994306cm)" svg:viewBox="0 0 81 0" draw:points="0,0 81,0">
            <text:p/>
          </draw:polygon>
          <draw:polygon draw:style-name="gr4" draw:text-style-name="P4" draw:layer="layout" svg:width="0.301cm" svg:height="-0.001cm" draw:transform="rotate (-0.0794124809657426) translate (6.58615183659259cm 10.5995234277311cm)" svg:viewBox="0 0 302 0" draw:points="0,0 302,0">
            <text:p/>
          </draw:polygon>
          <draw:polygon draw:style-name="gr4" draw:text-style-name="P4" draw:layer="layout" svg:width="0.301cm" svg:height="-0.001cm" draw:transform="rotate (-0.0794124809657426) translate (6.58615183659259cm 10.5995234277311cm)" svg:viewBox="0 0 302 0" draw:points="0,0 302,0">
            <text:p/>
          </draw:polygon>
          <draw:polygon draw:style-name="gr4" draw:text-style-name="P4" draw:layer="layout" svg:width="0.666cm" svg:height="0.28cm" draw:transform="rotate (-0.0811578102177369) translate (7.59287841846638cm 10.680075750587cm)" svg:viewBox="0 0 667 281" draw:points="257,0 667,280 0,281">
            <text:p/>
          </draw:polygon>
          <draw:polygon draw:style-name="gr4" draw:text-style-name="P4" draw:layer="layout" svg:width="0.577cm" svg:height="0.28cm" draw:transform="skewX (-0.00349065850398868) rotate (-0.0813323431429363) translate (7.84921756493194cm 10.7002167294347cm)" svg:viewBox="0 0 578 281" draw:points="0,1 578,0 409,281">
            <text:p/>
          </draw:polygon>
          <draw:polygon draw:style-name="gr4" draw:text-style-name="P4" draw:layer="layout" svg:width="1.009cm" svg:height="0.28cm" draw:transform="skewX (-0.00349065850398866) rotate (-0.0802851455917397) translate (6.58615183659272cm 10.5995234277311cm)" svg:viewBox="0 0 1010 281" draw:points="0,0 1010,281 3,281">
            <text:p/>
          </draw:polygon>
          <draw:polygon draw:style-name="gr4" draw:text-style-name="P4" draw:layer="layout" svg:width="1.009cm" svg:height="0.28cm" draw:transform="skewX (-0.00349065850398866) rotate (-0.0802851455917397) translate (6.58615732377087cm 10.5994521154867cm)" svg:viewBox="0 0 1010 281" draw:points="0,0 410,0 1010,281">
            <text:p/>
          </draw:polygon>
          <draw:polygon draw:style-name="gr4" draw:text-style-name="P4" draw:layer="layout" svg:width="1.448cm" svg:height="0.378cm" draw:transform="skewX (0.00261799387799149) rotate (-0.0802851455917397) translate (6.56775139376486cm 10.8788258046388cm)" svg:viewBox="0 0 1449 379" draw:points="0,0 1449,378 3,379">
            <text:p/>
          </draw:polygon>
          <draw:polygon draw:style-name="gr4" draw:text-style-name="P4" draw:layer="layout" svg:width="1.672cm" svg:height="0.378cm" draw:transform="skewX (0.0026179938779915) rotate (-0.0802851455917397) translate (6.56777557127637cm 10.8785348374192cm)" svg:viewBox="0 0 1673 379" draw:points="0,0 1673,0 1449,379">
            <text:p/>
          </draw:polygon>
          <draw:polygon draw:style-name="gr4" draw:text-style-name="P4" draw:layer="layout" svg:width="1.78cm" svg:height="0.014cm" draw:transform="skewX (0.066497044500984) rotate (-0.0804596785169392) translate (6.19642704422461cm 11.2278260984237cm)" svg:viewBox="0 0 1781 15" draw:points="345,0 1781,15 0,15">
            <text:p/>
          </draw:polygon>
          <draw:polygon draw:style-name="gr4" draw:text-style-name="P4" draw:layer="layout" svg:width="1.445cm" svg:height="0.014cm" draw:transform="skewX (0.066497044500984) rotate (-0.0802851455917397) translate (6.53995976073203cm 11.2552732506432cm)" svg:viewBox="0 0 1446 15" draw:points="0,0 1446,0 1436,15">
            <text:p/>
          </draw:polygon>
          <draw:polygon draw:style-name="gr4" draw:text-style-name="P4" draw:layer="layout" svg:width="1.512cm" svg:height="0.448cm" draw:transform="rotate (-0.0799360797413409) translate (6.1941732721223cm 11.2430518348573cm)" svg:viewBox="0 0 1513 449" draw:points="0,0 1513,449 6,448">
            <text:p/>
          </draw:polygon>
          <draw:polygon draw:style-name="gr4" draw:text-style-name="P4" draw:layer="layout" svg:width="1.78cm" svg:height="0.447cm" draw:transform="rotate (-0.0802851455917397) translate (6.19419820311228cm 11.2427419717957cm)" svg:viewBox="0 0 1781 448" draw:points="0,0 1781,0 1513,448">
            <text:p/>
          </draw:polygon>
          <draw:polygon draw:style-name="gr4" draw:text-style-name="P4" draw:layer="layout" svg:width="1.499cm" svg:height="0.01cm" draw:transform="skewX (-0.0905825881785057) rotate (-0.0799360797413409) translate (6.16475823386987cm 11.6896158883413cm)" svg:viewBox="0 0 1500 11" draw:points="0,0 1500,11 1462,11">
            <text:p/>
          </draw:polygon>
          <draw:polygon draw:style-name="gr4" draw:text-style-name="P4" draw:layer="layout" svg:width="1.507cm" svg:height="0.011cm" draw:transform="skewX (-0.0905825881785057) rotate (-0.0795870138909421) translate (6.16475823386987cm 11.6896158883413cm)" svg:viewBox="0 0 1508 12" draw:points="0,0 1508,1 1500,12">
            <text:p/>
          </draw:polygon>
          <draw:polygon draw:style-name="gr4" draw:text-style-name="P4" draw:layer="layout" svg:width="0.004cm" svg:height="0.057cm" draw:transform="skewX (0.0860447321233204) translate (7.62118260841144cm 11.8170000145524cm)" svg:viewBox="0 0 5 58" draw:points="0,0 5,58">
            <text:p/>
          </draw:polygon>
          <draw:polygon draw:style-name="gr4" draw:text-style-name="P4" draw:layer="layout" svg:width="0.038cm" svg:height="0.058cm" draw:transform="skewX (-0.0172787595947439) rotate (-0.102276294166869) translate (7.62125655783044cm 11.8161320923354cm)" svg:viewBox="0 0 39 59" draw:points="0,1 39,0 4,59">
            <text:p/>
          </draw:polygon>
          <draw:polygon draw:style-name="gr4" draw:text-style-name="P4" draw:layer="layout" svg:width="0.834cm" svg:height="1.249cm" draw:transform="skewX (0.000872664625997153) rotate (-0.0792379480405432) translate (7.7205565190653cm 10.6293020218041cm)" svg:viewBox="0 0 835 1250" draw:points="747,0 835,1250 0,1250">
            <text:p/>
          </draw:polygon>
          <draw:polygon draw:style-name="gr4" draw:text-style-name="P4" draw:layer="layout" svg:width="0.891cm" svg:height="0.832cm" draw:transform="skewX (0.00122173047639603) rotate (-0.0797615468161415) translate (7.62055882903404cm 11.8748758152819cm)" svg:viewBox="0 0 892 833" draw:points="0,0 892,833 58,832">
            <text:p/>
          </draw:polygon>
          <draw:polygon draw:style-name="gr4" draw:text-style-name="P4" draw:layer="layout" svg:width="0.891cm" svg:height="0.832cm" draw:transform="skewX (0.00122173047639603) rotate (-0.0797615468161415) translate (7.62055882903404cm 11.8748758152819cm)" svg:viewBox="0 0 892 833" draw:points="0,0 835,0 892,833">
            <text:p/>
          </draw:polygon>
          <draw:polygon draw:style-name="gr4" draw:text-style-name="P4" draw:layer="layout" svg:width="0.301cm" svg:height="0.002cm" draw:transform="rotate (-0.0795870138909421) translate (7.60118571348276cm 13.5692615148631cm)" svg:viewBox="0 0 302 3" draw:points="0,0 302,3 9,3">
            <text:p/>
          </draw:polygon>
          <draw:polygon draw:style-name="gr4" draw:text-style-name="P4" draw:layer="layout" svg:width="0.59cm" svg:height="0.859cm" draw:transform="skewX (-0.00122173047639604) rotate (-0.0811578102177369) translate (7.91372691308486cm 12.732705627735cm)" svg:viewBox="0 0 591 860" draw:points="0,0 591,860 58,860">
            <text:p/>
          </draw:polygon>
          <draw:polygon draw:style-name="gr4" draw:text-style-name="P4" draw:layer="layout" svg:width="0.59cm" svg:height="0.859cm" draw:transform="skewX (-0.00122173047639603) rotate (-0.0811578102177369) translate (7.91377130584504cm 12.732151457869cm)" svg:viewBox="0 0 591 860" draw:points="0,1 531,0 591,860">
            <text:p/>
          </draw:polygon>
          <draw:polygon draw:style-name="gr4" draw:text-style-name="P4" draw:layer="layout" svg:width="0.532cm" svg:height="0.003cm" draw:transform="rotate (-0.0787143492649449) translate (7.90174584282099cm 13.5933912184753cm)" svg:viewBox="0 0 533 4" draw:points="0,0 533,4 0,3">
            <text:p/>
          </draw:polygon>
          <draw:polygon draw:style-name="gr4" draw:text-style-name="P4" draw:layer="layout" svg:width="0.532cm" svg:height="0.003cm" draw:transform="rotate (-0.0787143492649449) translate (7.90175030786185cm 13.5933915706658cm)" svg:viewBox="0 0 533 4" draw:points="0,0 533,1 533,4">
            <text:p/>
          </draw:polygon>
          <draw:polygon draw:style-name="gr4" draw:text-style-name="P4" draw:layer="layout" svg:width="0.831cm" svg:height="0.099cm" draw:transform="rotate (-0.0806342114421386) translate (7.60978629957522cm 13.5723655691103cm)" svg:viewBox="0 0 832 100" draw:points="0,0 832,100 251,100">
            <text:p/>
          </draw:polygon>
          <draw:polygon draw:style-name="gr4" draw:text-style-name="P4" draw:layer="layout" svg:width="0.831cm" svg:height="0.099cm" draw:transform="rotate (-0.0806342114421386) translate (7.60982113567323cm 13.5719344795685cm)" svg:viewBox="0 0 832 100" draw:points="0,0 826,0 832,100">
            <text:p/>
          </draw:polygon>
          <draw:polygon draw:style-name="gr4" draw:text-style-name="P4" draw:layer="layout" svg:width="0.834cm" svg:height="0.197cm" draw:transform="rotate (-0.0802851455917397) translate (7.61225819273371cm 13.6722832767722cm)" svg:viewBox="0 0 835 198" draw:points="240,0 835,198 0,198">
            <text:p/>
          </draw:polygon>
          <draw:polygon draw:style-name="gr4" draw:text-style-name="P4" draw:layer="layout" svg:width="0.594cm" svg:height="0.197cm" draw:transform="rotate (-0.080808744367338) translate (7.85126598851219cm 13.6911056128756cm)" svg:viewBox="0 0 595 198" draw:points="0,0 582,0 595,198">
            <text:p/>
          </draw:polygon>
          <draw:polygon draw:style-name="gr4" draw:text-style-name="P4" draw:layer="layout" svg:width="0.068cm" svg:height="0.06cm" draw:transform="skewX (-0.0164060949687467) rotate (-0.0867428638241193) translate (7.0794771495596cm 3.6328565801243cm)" svg:viewBox="0 0 69 61" draw:points="0,0 69,0 6,61">
            <text:p/>
          </draw:polygon>
          <draw:polygon draw:style-name="gr4" draw:text-style-name="P4" draw:layer="layout" svg:width="4.687cm" svg:height="0.507cm" draw:transform="rotate (-0.0801106126665403) translate (2.51561024306957cm 2.7584566790597cm)" svg:viewBox="0 0 4688 508" draw:points="0,0 4688,508 548,508">
            <text:p/>
          </draw:polygon>
          <draw:polygon draw:style-name="gr4" draw:text-style-name="P4" draw:layer="layout" svg:width="5.226cm" svg:height="0.507cm" draw:transform="rotate (-0.0801106126665403) translate (2.51561024306957cm 2.7584566790597cm)" svg:viewBox="0 0 5227 508" draw:points="0,0 5227,0 4688,508">
            <text:p/>
          </draw:polygon>
          <draw:polygon draw:style-name="gr4" draw:text-style-name="P4" draw:layer="layout" svg:width="2.463cm" svg:height="0.059cm" draw:transform="rotate (-0.0801106126665403) translate (3.02102360129712cm 3.3074929869344cm)" svg:viewBox="0 0 2464 60" draw:points="0,0 2464,60 63,60">
            <text:p/>
          </draw:polygon>
          <draw:polygon draw:style-name="gr4" draw:text-style-name="P4" draw:layer="layout" svg:width="4.071cm" svg:height="0.059cm" draw:transform="rotate (-0.0801106126665403) translate (3.02102360129712cm 3.3074929869344cm)" svg:viewBox="0 0 4072 60" draw:points="0,0 4072,0 2464,60">
            <text:p/>
          </draw:polygon>
          <draw:polygon draw:style-name="gr4" draw:text-style-name="P4" draw:layer="layout" svg:width="0.172cm" svg:height="0.159cm" draw:transform="rotate (-0.0811578102177368) translate (3.15788310786115cm 3.4566912329914cm)" svg:viewBox="0 0 173 160" draw:points="0,0 160,0 173,160">
            <text:p/>
          </draw:polygon>
          <draw:polygon draw:style-name="gr4" draw:text-style-name="P4" draw:layer="layout" svg:width="0.243cm" svg:height="0.079cm" draw:transform="rotate (-0.0776671517137484) translate (3.07942514072941cm 3.3717165358506cm)" svg:viewBox="0 0 244 80" draw:points="0,0 244,80 85,80">
            <text:p/>
          </draw:polygon>
          <draw:polygon draw:style-name="gr4" draw:text-style-name="P4" draw:layer="layout" svg:width="2.399cm" svg:height="0.079cm" draw:transform="rotate (-0.0804596785169392) translate (3.07949248005053cm 3.37088141014871cm)" svg:viewBox="0 0 2400 80" draw:points="0,1 2400,0 244,80">
            <text:p/>
          </draw:polygon>
          <draw:polygon draw:style-name="gr4" draw:text-style-name="P4" draw:layer="layout" svg:width="0.447cm" svg:height="0.038cm" draw:transform="skewX (0.0256563400043166) rotate (-0.080808744367338) translate (2.28026066353903cm 9.39782025280524cm)" svg:viewBox="0 0 448 39" draw:points="0,0 448,39 3,39">
            <text:p/>
          </draw:polygon>
          <draw:polygon draw:style-name="gr4" draw:text-style-name="P4" draw:layer="layout" svg:width="0.475cm" svg:height="0.038cm" draw:transform="skewX (0.0256563400043166) rotate (-0.0799360797413409) translate (2.28026066353903cm 9.39782025280524cm)" svg:viewBox="0 0 476 39" draw:points="0,0 476,0 448,39">
            <text:p/>
          </draw:polygon>
          <draw:polygon draw:style-name="gr4" draw:text-style-name="P4" draw:layer="layout" svg:width="0.391cm" svg:height="0.099cm" draw:transform="rotate (-0.0818559419185345) translate (2.27957835264703cm 9.43638272806482cm)" svg:viewBox="0 0 392 100" draw:points="0,0 392,100 3,100">
            <text:p/>
          </draw:polygon>
          <draw:polygon draw:style-name="gr4" draw:text-style-name="P4" draw:layer="layout" svg:width="0.443cm" svg:height="0.099cm" draw:transform="rotate (-0.0813323431429363) translate (2.27962245020033cm 9.43584173447818cm)" svg:viewBox="0 0 444 100" draw:points="0,1 444,0 391,100">
            <text:p/>
          </draw:polygon>
          <draw:polygon draw:style-name="gr4" draw:text-style-name="P4" draw:layer="layout" svg:width="0.345cm" svg:height="0.104cm" draw:transform="skewX (-0.00959931088596883) rotate (-0.080808744367338) translate (2.2740186900502cm 9.53569762133721cm)" svg:viewBox="0 0 346 105" draw:points="0,0 346,105 3,105">
            <text:p/>
          </draw:polygon>
          <draw:polygon draw:style-name="gr4" draw:text-style-name="P4" draw:layer="layout" svg:width="0.388cm" svg:height="0.104cm" draw:transform="rotate (-0.0797615468161415) translate (2.2740186900502cm 9.53569762133721cm)" svg:viewBox="0 0 389 105" draw:points="0,0 389,0 346,105">
            <text:p/>
          </draw:polygon>
          <draw:polygon draw:style-name="gr4" draw:text-style-name="P4" draw:layer="layout" svg:width="0.308cm" svg:height="0.108cm" draw:transform="skewX (-0.00925024503556995) rotate (-0.0804596785169392) translate (2.26967272121386cm 9.63993710949756cm)" svg:viewBox="0 0 309 109" draw:points="0,0 309,109 3,109">
            <text:p/>
          </draw:polygon>
          <draw:polygon draw:style-name="gr4" draw:text-style-name="P4" draw:layer="layout" svg:width="0.341cm" svg:height="0.108cm" draw:transform="skewX (-0.00925024503556995) rotate (-0.0787143492649449) translate (2.26967272121386cm 9.63993710949757cm)" svg:viewBox="0 0 342 109" draw:points="0,0 342,0 309,109">
            <text:p/>
          </draw:polygon>
          <draw:polygon draw:style-name="gr4" draw:text-style-name="P4" draw:layer="layout" svg:width="0.289cm" svg:height="0.11cm" draw:transform="skewX (-0.0089011791851711) rotate (-0.0822050077689334) translate (2.26500587397588cm 9.74817346726403cm)" svg:viewBox="0 0 290 111" draw:points="0,0 290,111 2,111">
            <text:p/>
          </draw:polygon>
          <draw:polygon draw:style-name="gr4" draw:text-style-name="P4" draw:layer="layout" svg:width="0.305cm" svg:height="0.11cm" draw:transform="skewX (-0.00890117918517107) rotate (-0.0815068760681357) translate (2.26503690398472cm 9.74774684145919cm)" svg:viewBox="0 0 306 111" draw:points="0,0 306,0 290,111">
            <text:p/>
          </draw:polygon>
          <draw:polygon draw:style-name="gr4" draw:text-style-name="P4" draw:layer="layout" svg:width="0.285cm" svg:height="0.112cm" draw:transform="rotate (-0.0804596785169392) translate (2.25861192753482cm 9.85788022151228cm)" svg:viewBox="0 0 286 113" draw:points="0,0 286,113 4,113">
            <text:p/>
          </draw:polygon>
          <draw:polygon draw:style-name="gr4" draw:text-style-name="P4" draw:layer="layout" svg:width="0.289cm" svg:height="0.112cm" draw:transform="rotate (-0.0794124809657426) translate (2.25861192753482cm 9.85788022151228cm)" svg:viewBox="0 0 290 113" draw:points="0,0 290,0 285,113">
            <text:p/>
          </draw:polygon>
          <draw:polygon draw:style-name="gr4" draw:text-style-name="P4" draw:layer="layout" svg:width="0.286cm" svg:height="0.004cm" draw:transform="rotate (-0.0799360797413409) translate (2.24937083738236cm 10.0832101588004cm)" svg:viewBox="0 0 287 5" draw:points="0,0 287,0 0,5">
            <text:p/>
          </draw:polygon>
          <draw:polygon draw:style-name="gr4" draw:text-style-name="P4" draw:layer="layout" svg:width="0.289cm" svg:height="0.112cm" draw:transform="skewX (-0.00890117918517107) rotate (-0.0822050077689334) translate (2.25356002621487cm 9.97091282280606cm)" svg:viewBox="0 0 290 113" draw:points="0,0 290,112 3,113">
            <text:p/>
          </draw:polygon>
          <draw:polygon draw:style-name="gr4" draw:text-style-name="P4" draw:layer="layout" svg:width="0.289cm" svg:height="0.112cm" draw:transform="skewX (-0.00890117918517109) rotate (-0.0822050077689334) translate (2.25360308147797cm 9.97032652168329cm)" svg:viewBox="0 0 290 113" draw:points="0,1 281,0 290,113">
            <text:p/>
          </draw:polygon>
          <draw:polygon draw:style-name="gr4" draw:text-style-name="P4" draw:layer="layout" svg:width="0.286cm" svg:height="0.004cm" draw:transform="rotate (-0.0799360797413409) translate (2.24936683622447cm 10.0832601066099cm)" svg:viewBox="0 0 287 5" draw:points="287,0 287,5 0,5">
            <text:p/>
          </draw:polygon>
          <draw:polygon draw:style-name="gr4" draw:text-style-name="P4" draw:layer="layout" svg:width="0.296cm" svg:height="0.062cm" draw:transform="skewX (-0.0160570291183478) rotate (-0.0806342114421386) translate (2.24905079609485cm 10.0872070954651cm)" svg:viewBox="0 0 297 63" draw:points="0,0 297,62 1,63">
            <text:p/>
          </draw:polygon>
          <draw:polygon draw:style-name="gr4" draw:text-style-name="P4" draw:layer="layout" svg:width="0.296cm" svg:height="0.062cm" draw:transform="skewX (-0.0160570291183478) rotate (-0.0806342114421386) translate (2.24906049806368cm 10.0870570660227cm)" svg:viewBox="0 0 297 63" draw:points="0,0 287,0 297,63">
            <text:p/>
          </draw:polygon>
          <draw:polygon draw:style-name="gr4" draw:text-style-name="P4" draw:layer="layout" svg:width="0.313cm" svg:height="0.066cm" draw:transform="skewX (0.0150098315671512) rotate (-0.0799360797413409) translate (2.24570801655215cm 10.1488872387597cm)" svg:viewBox="0 0 314 67" draw:points="0,0 314,67 3,67">
            <text:p/>
          </draw:polygon>
          <draw:polygon draw:style-name="gr4" draw:text-style-name="P4" draw:layer="layout" svg:width="0.313cm" svg:height="0.066cm" draw:transform="skewX (0.0150098315671512) rotate (-0.0799360797413409) translate (2.24570801655215cm 10.1488872387597cm)" svg:viewBox="0 0 314 67" draw:points="0,0 296,0 314,67">
            <text:p/>
          </draw:polygon>
          <draw:polygon draw:style-name="gr4" draw:text-style-name="P4" draw:layer="layout" svg:width="0.326cm" svg:height="0.002cm" draw:transform="rotate (-0.0794124809657426) translate (2.24103893691669cm 10.2571234188724cm)" svg:viewBox="0 0 327 3" draw:points="0,0 327,0 0,3">
            <text:p/>
          </draw:polygon>
          <draw:polygon draw:style-name="gr4" draw:text-style-name="P4" draw:layer="layout" svg:width="0.328cm" svg:height="0.042cm" draw:transform="skewX (-0.0226892802759263) rotate (-0.0818559419185345) translate (2.24284373252904cm 10.2146284273408cm)" svg:viewBox="0 0 329 43" draw:points="0,0 329,43 1,43">
            <text:p/>
          </draw:polygon>
          <draw:polygon draw:style-name="gr4" draw:text-style-name="P4" draw:layer="layout" svg:width="0.328cm" svg:height="0.042cm" draw:transform="skewX (-0.0226892802759263) rotate (-0.0818559419185345) translate (2.24287577076639cm 10.2140875679722cm)" svg:viewBox="0 0 329 43" draw:points="0,1 310,0 329,43">
            <text:p/>
          </draw:polygon>
          <draw:polygon draw:style-name="gr4" draw:text-style-name="P4" draw:layer="layout" svg:width="0.84cm" svg:height="0.736cm" draw:transform="rotate (-0.0797615468161415) translate (7.13972607883152cm 2.9594063002701cm)" svg:viewBox="0 0 841 737" draw:points="782,0 841,737 0,737">
            <text:p/>
          </draw:polygon>
          <draw:polygon draw:style-name="gr4" draw:text-style-name="P4" draw:layer="layout" svg:width="1.216cm" svg:height="4.81cm" draw:transform="skewX (0.000349065850398856) rotate (-0.0797615468161415) translate (7.08109099036155cm 3.6929799915651cm)" svg:viewBox="0 0 1217 4811" draw:points="0,0 1217,4811 401,4811">
            <text:p/>
          </draw:polygon>
          <draw:polygon draw:style-name="gr4" draw:text-style-name="P4" draw:layer="layout" svg:width="1.216cm" svg:height="4.81cm" draw:transform="skewX (0.000349065850398856) rotate (-0.0797615468161415) translate (7.08109099036155cm 3.6929799915651cm)" svg:viewBox="0 0 1217 4811" draw:points="0,0 840,0 1217,4811">
            <text:p/>
          </draw:polygon>
          <draw:polygon draw:style-name="gr4" draw:text-style-name="P4" draw:layer="layout" svg:width="0.903cm" svg:height="1.14cm" draw:transform="rotate (-0.079587013890942) translate (7.09578804469324cm 8.52051198513294cm)" svg:viewBox="0 0 904 1141" draw:points="0,0 904,1141 40,1140">
            <text:p/>
          </draw:polygon>
          <draw:polygon draw:style-name="gr4" draw:text-style-name="P4" draw:layer="layout" svg:width="0.903cm" svg:height="1.14cm" draw:transform="rotate (-0.079587013890942) translate (7.09578804469324cm 8.52051198513294cm)" svg:viewBox="0 0 904 1141" draw:points="0,0 816,0 904,1141">
            <text:p/>
          </draw:polygon>
          <draw:polygon draw:style-name="gr4" draw:text-style-name="P4" draw:layer="layout" svg:width="0.963cm" svg:height="0.919cm" draw:transform="rotate (-0.0801106126665403) translate (7.01744856136911cm 9.65664976415193cm)" svg:viewBox="0 0 964 920" draw:points="27,0 964,920 0,920">
            <text:p/>
          </draw:polygon>
          <draw:polygon draw:style-name="gr4" draw:text-style-name="P4" draw:layer="layout" svg:width="0.936cm" svg:height="0.92cm" draw:transform="skewX (0.00104719755119661) rotate (-0.0790634151153438) translate (7.04462727469062cm 9.65883173728303cm)" svg:viewBox="0 0 937 921" draw:points="0,0 864,1 937,921">
            <text:p/>
          </draw:polygon>
          <draw:polygon draw:style-name="gr4" draw:text-style-name="P4" draw:layer="layout" svg:width="0.937cm" svg:height="0.306cm" draw:transform="rotate (-0.0811578102177369) translate (6.94160838652042cm 10.6013297861899cm)" svg:viewBox="0 0 938 307" draw:points="0,1 938,0 656,307">
            <text:p/>
          </draw:polygon>
          <draw:polygon draw:style-name="gr4" draw:text-style-name="P4" draw:layer="layout" svg:width="0.937cm" svg:height="0.029cm" draw:transform="rotate (-0.0801106126665403) translate (6.94390323171491cm 10.5727322778711cm)" svg:viewBox="0 0 938 30" draw:points="0,0 938,30 0,30">
            <text:p/>
          </draw:polygon>
          <draw:polygon draw:style-name="gr4" draw:text-style-name="P4" draw:layer="layout" svg:width="0.963cm" svg:height="0.03cm" draw:transform="rotate (-0.0799360797413409) translate (6.94390323171491cm 10.5727322778712cm)" svg:viewBox="0 0 964 31" draw:points="0,0 964,0 938,31">
            <text:p/>
          </draw:polygon>
          <draw:polygon draw:style-name="gr4" draw:text-style-name="P4" draw:layer="layout" svg:width="0.216cm" svg:height="0.004cm" draw:transform="rotate (-0.0785398163397455) translate (3.32828265647281cm 8.7798481055493cm)" svg:viewBox="0 0 217 5" draw:points="153,0 217,5 0,5">
            <text:p/>
          </draw:polygon>
          <draw:polygon draw:style-name="gr4" draw:text-style-name="P4" draw:layer="layout" svg:width="0.303cm" svg:height="0.007cm" draw:transform="rotate (-0.0790634151153438) translate (3.32798065574807cm 8.78360511151907cm)" svg:viewBox="0 0 304 8" draw:points="0,0 304,8 0,7">
            <text:p/>
          </draw:polygon>
          <draw:polygon draw:style-name="gr4" draw:text-style-name="P4" draw:layer="layout" svg:width="0.303cm" svg:height="0.007cm" draw:transform="rotate (-0.0790634151153438) translate (3.32798819029766cm 8.78360570847066cm)" svg:viewBox="0 0 304 8" draw:points="0,0 217,0 304,8">
            <text:p/>
          </draw:polygon>
          <draw:polygon draw:style-name="gr4" draw:text-style-name="P4" draw:layer="layout" svg:width="0.454cm" svg:height="0.03cm" draw:transform="rotate (-0.0792379480405432) translate (3.32747478485506cm 8.79000069984043cm)" svg:viewBox="0 0 455 31" draw:points="0,0 455,31 2,30">
            <text:p/>
          </draw:polygon>
          <draw:polygon draw:style-name="gr4" draw:text-style-name="P4" draw:layer="layout" svg:width="0.454cm" svg:height="0.03cm" draw:transform="rotate (-0.0792379480405432) translate (3.32747478485506cm 8.79000069984043cm)" svg:viewBox="0 0 455 31" draw:points="0,0 304,0 455,31">
            <text:p/>
          </draw:polygon>
          <draw:polygon draw:style-name="gr4" draw:text-style-name="P4" draw:layer="layout" svg:width="0.596cm" svg:height="0.045cm" draw:transform="rotate (-0.0804596785169392) translate (3.32749840644664cm 8.81977006196658cm)" svg:viewBox="0 0 597 46" draw:points="0,0 597,46 4,46">
            <text:p/>
          </draw:polygon>
          <draw:polygon draw:style-name="gr4" draw:text-style-name="P4" draw:layer="layout" svg:width="0.596cm" svg:height="0.045cm" draw:transform="rotate (-0.0804596785169392) translate (3.32751109584761cm 8.81961269113602cm)" svg:viewBox="0 0 597 46" draw:points="0,0 452,0 597,46">
            <text:p/>
          </draw:polygon>
          <draw:polygon draw:style-name="gr4" draw:text-style-name="P4" draw:layer="layout" svg:width="0.732cm" svg:height="0.06cm" draw:transform="rotate (-0.0792379480405432) translate (3.32790143795445cm 8.86485587995659cm)" svg:viewBox="0 0 733 61" draw:points="0,0 733,61 4,60">
            <text:p/>
          </draw:polygon>
          <draw:polygon draw:style-name="gr4" draw:text-style-name="P4" draw:layer="layout" svg:width="0.732cm" svg:height="0.06cm" draw:transform="rotate (-0.0792379480405432) translate (3.32790143795445cm 8.86485587995659cm)" svg:viewBox="0 0 733 61" draw:points="0,0 593,1 733,61">
            <text:p/>
          </draw:polygon>
          <draw:polygon draw:style-name="gr4" draw:text-style-name="P4" draw:layer="layout" svg:width="0.861cm" svg:height="0.076cm" draw:transform="rotate (-0.0801106126665403) translate (3.32794868113763cm 8.9243946042089cm)" svg:viewBox="0 0 862 77" draw:points="0,0 862,77 6,77">
            <text:p/>
          </draw:polygon>
          <draw:polygon draw:style-name="gr4" draw:text-style-name="P4" draw:layer="layout" svg:width="0.861cm" svg:height="0.076cm" draw:transform="rotate (-0.0801106126665403) translate (3.32794868113763cm 8.9243946042089cm)" svg:viewBox="0 0 862 77" draw:points="0,0 728,0 862,77">
            <text:p/>
          </draw:polygon>
          <draw:polygon draw:style-name="gr4" draw:text-style-name="P4" draw:layer="layout" svg:width="0.972cm" svg:height="0.085cm" draw:transform="rotate (-0.0802851455917397) translate (3.32744760895515cm 9.00078435648718cm)" svg:viewBox="0 0 973 86" draw:points="0,0 973,86 6,86">
            <text:p/>
          </draw:polygon>
          <draw:polygon draw:style-name="gr4" draw:text-style-name="P4" draw:layer="layout" svg:width="0.972cm" svg:height="0.085cm" draw:transform="rotate (-0.0802851455917397) translate (3.32745958615745cm 9.00063549386367cm)" svg:viewBox="0 0 973 86" draw:points="0,0 856,0 973,86">
            <text:p/>
          </draw:polygon>
          <draw:polygon draw:style-name="gr4" draw:text-style-name="P4" draw:layer="layout" svg:width="0.099cm" svg:height="0.002cm" draw:transform="rotate (-0.0797615468161415) translate (3.32703886204257cm 9.08603130836267cm)" svg:viewBox="0 0 100 3" draw:points="0,0 100,3 0,3">
            <text:p/>
          </draw:polygon>
          <draw:polygon draw:style-name="gr4" draw:text-style-name="P4" draw:layer="layout" svg:width="0.201cm" svg:height="0.002cm" draw:transform="rotate (-0.0794124809657426) translate (3.32703997821031cm 9.08603139757921cm)" svg:viewBox="0 0 202 3" draw:points="0,0 202,0 100,3">
            <text:p/>
          </draw:polygon>
          <draw:polygon draw:style-name="gr4" draw:text-style-name="P4" draw:layer="layout" svg:width="0.091cm" svg:height="0.014cm" draw:transform="rotate (-0.0750491578357571) translate (3.32671909980867cm 9.09002826718532cm)" svg:viewBox="0 0 92 15" draw:points="0,0 92,0 2,15">
            <text:p/>
          </draw:polygon>
          <draw:polygon draw:style-name="gr4" draw:text-style-name="P4" draw:layer="layout" svg:width="0.772cm" svg:height="0.004cm" draw:transform="rotate (-0.0802851455917397) translate (3.52608495536034cm 9.1020107907859cm)" svg:viewBox="0 0 773 5" draw:points="2,0 773,5 0,5">
            <text:p/>
          </draw:polygon>
          <draw:polygon draw:style-name="gr4" draw:text-style-name="P4" draw:layer="layout" svg:width="0.77cm" svg:height="0.004cm" draw:transform="rotate (-0.0804596785169392) translate (3.5285036478458cm 9.10193775696206cm)" svg:viewBox="0 0 771 5" draw:points="0,0 764,0 771,5">
            <text:p/>
          </draw:polygon>
          <draw:polygon draw:style-name="gr4" draw:text-style-name="P4" draw:layer="layout" svg:width="0.091cm" svg:height="0.002cm" draw:transform="rotate (-0.0867428638241192) translate (3.32684745116933cm 9.08842951934288cm)" svg:viewBox="0 0 92 3" draw:points="0,0 92,3 0,3">
            <text:p/>
          </draw:polygon>
          <draw:polygon draw:style-name="gr4" draw:text-style-name="P4" draw:layer="layout" svg:width="0.099cm" svg:height="0.002cm" draw:transform="rotate (-0.0797615468161415) translate (3.32684745116933cm 9.08842951934288cm)" svg:viewBox="0 0 100 3" draw:points="0,0 100,0 92,3">
            <text:p/>
          </draw:polygon>
          <draw:polygon draw:style-name="gr4" draw:text-style-name="P4" draw:layer="layout" svg:width="0.891cm" svg:height="0.102cm" draw:transform="rotate (-0.0809832772925374) translate (3.51945795234654cm 9.10549627226474cm)" svg:viewBox="0 0 892 103" draw:points="6,0 892,102 0,103">
            <text:p/>
          </draw:polygon>
          <draw:polygon draw:style-name="gr4" draw:text-style-name="P4" draw:layer="layout" svg:width="0.884cm" svg:height="0.102cm" draw:transform="rotate (-0.0802851455917397) translate (3.52577402720771cm 9.10587351901956cm)" svg:viewBox="0 0 885 103" draw:points="0,0 773,0 885,103">
            <text:p/>
          </draw:polygon>
          <draw:polygon draw:style-name="gr4" draw:text-style-name="P4" draw:layer="layout" svg:width="1.001cm" svg:height="0.115cm" draw:transform="rotate (-0.0799360797413409) translate (3.50080580641313cm 9.20618101463781cm)" svg:viewBox="0 0 1002 116" draw:points="10,0 1002,116 0,115">
            <text:p/>
          </draw:polygon>
          <draw:polygon draw:style-name="gr4" draw:text-style-name="P4" draw:layer="layout" svg:width="0.992cm" svg:height="0.115cm" draw:transform="skewX (0.00872664625997165) rotate (-0.0797615468161415) translate (3.51121790342146cm 9.20701509413908cm)" svg:viewBox="0 0 993 116" draw:points="0,0 892,0 993,116">
            <text:p/>
          </draw:polygon>
          <draw:polygon draw:style-name="gr4" draw:text-style-name="P4" draw:layer="layout" svg:width="1.101cm" svg:height="0.125cm" draw:transform="rotate (-0.0799360797413409) translate (3.4812350094033cm 9.31965705623471cm)" svg:viewBox="0 0 1102 126" draw:points="10,0 1102,126 0,126">
            <text:p/>
          </draw:polygon>
          <draw:polygon draw:style-name="gr4" draw:text-style-name="P4" draw:layer="layout" svg:width="1.091cm" svg:height="0.125cm" draw:transform="skewX (0.0080285145591739) rotate (-0.0797615468161415) translate (3.49164892015889cm 9.32049128102942cm)" svg:viewBox="0 0 1092 126" draw:points="0,0 1002,0 1092,126">
            <text:p/>
          </draw:polygon>
          <draw:polygon draw:style-name="gr4" draw:text-style-name="P4" draw:layer="layout" svg:width="1.183cm" svg:height="0.135cm" draw:transform="skewX (-0.00750491578357562) rotate (-0.0794124809657426) translate (3.4589521883104cm 9.4433804553387cm)" svg:viewBox="0 0 1184 136" draw:points="12,0 1184,136 0,135">
            <text:p/>
          </draw:polygon>
          <draw:polygon draw:style-name="gr4" draw:text-style-name="P4" draw:layer="layout" svg:width="1.172cm" svg:height="0.134cm" draw:transform="skewX (-0.00750491578357562) rotate (-0.0801106126665403) translate (3.47124565305207cm 9.44435932889565cm)" svg:viewBox="0 0 1173 135" draw:points="0,0 1102,0 1173,135">
            <text:p/>
          </draw:polygon>
          <draw:polygon draw:style-name="gr4" draw:text-style-name="P4" draw:layer="layout" svg:width="1.254cm" svg:height="0.141cm" draw:transform="skewX (0.00715584993317674) rotate (-0.0797615468161415) translate (3.43990259171555cm 9.57620220500375cm)" svg:viewBox="0 0 1255 142" draw:points="9,0 1255,142 0,141">
            <text:p/>
          </draw:polygon>
          <draw:polygon draw:style-name="gr4" draw:text-style-name="P4" draw:layer="layout" svg:width="1.243cm" svg:height="0.141cm" draw:transform="rotate (-0.079587013890942) translate (3.44933707954046cm 9.57695631421498cm)" svg:viewBox="0 0 1244 142" draw:points="0,0 1184,1 1244,142">
            <text:p/>
          </draw:polygon>
          <draw:polygon draw:style-name="gr4" draw:text-style-name="P4" draw:layer="layout" svg:width="1.548cm" svg:height="0.002cm" draw:transform="rotate (-0.080808744367338) translate (3.42771447450745cm 9.7160124665844cm)" svg:viewBox="0 0 1549 3" draw:points="0,0 1549,2 0,3">
            <text:p/>
          </draw:polygon>
          <draw:polygon draw:style-name="gr4" draw:text-style-name="P4" draw:layer="layout" svg:width="1.548cm" svg:height="0.002cm" draw:transform="rotate (-0.080808744367338) translate (3.42778515583924cm 9.71513969700509cm)" svg:viewBox="0 0 1549 3" draw:points="0,1 1254,0 1549,3">
            <text:p/>
          </draw:polygon>
          <draw:polygon draw:style-name="gr4" draw:text-style-name="P4" draw:layer="layout" svg:width="1.576cm" svg:height="0.289cm" draw:transform="rotate (-0.0799360797413409) translate (3.40435358894871cm 9.71575013106185cm)" svg:viewBox="0 0 1577 290" draw:points="23,0 1577,290 0,289">
            <text:p/>
          </draw:polygon>
          <draw:polygon draw:style-name="gr4" draw:text-style-name="P4" draw:layer="layout" svg:width="1.553cm" svg:height="0.289cm" draw:transform="rotate (-0.0797615468161415) translate (3.42758612314679cm 9.71761121442685cm)" svg:viewBox="0 0 1554 290" draw:points="0,0 1549,1 1554,290">
            <text:p/>
          </draw:polygon>
          <draw:polygon draw:style-name="gr4" draw:text-style-name="P4" draw:layer="layout" svg:width="1.577cm" svg:height="0.03cm" draw:transform="skewX (0.0322885911618951) rotate (-0.0799360797413409) translate (3.38130103451383cm 10.0035247313369cm)" svg:viewBox="0 0 1578 31" draw:points="0,0 1578,31 5,30">
            <text:p/>
          </draw:polygon>
          <draw:polygon draw:style-name="gr4" draw:text-style-name="P4" draw:layer="layout" svg:width="1.577cm" svg:height="0.03cm" draw:transform="skewX (0.0322885911618951) rotate (-0.0799360797413409) translate (3.38130103451383cm 10.0035247313369cm)" svg:viewBox="0 0 1578 31" draw:points="0,0 1577,0 1578,31">
            <text:p/>
          </draw:polygon>
          <draw:polygon draw:style-name="gr4" draw:text-style-name="P4" draw:layer="layout" svg:width="0.102cm" svg:height="0cm" draw:transform="skewX (-1.55334303427495) rotate (-0.076270888312153) translate (3.38292340394796cm 10.0334224448237cm)" svg:viewBox="0 0 103 1" draw:points="0,0 103,1">
            <text:p/>
          </draw:polygon>
          <draw:polygon draw:style-name="gr4" draw:text-style-name="P4" draw:layer="layout" svg:width="0.102cm" svg:height="0cm" draw:transform="skewX (-1.55334303427495) rotate (-0.076270888312153) translate (3.38292340394796cm 10.0334224448237cm)" svg:viewBox="0 0 103 1" draw:points="0,0 103,1">
            <text:p/>
          </draw:polygon>
          <draw:polygon draw:style-name="gr4" draw:text-style-name="P4" draw:layer="layout" svg:width="0.117cm" svg:height="0.021cm" draw:transform="skewX (-0.0476474885794452) rotate (-0.0748746249105577) translate (3.38292340394786cm 10.0334224448237cm)" svg:viewBox="0 0 118 22" draw:points="0,0 118,22 12,22">
            <text:p/>
          </draw:polygon>
          <draw:polygon draw:style-name="gr4" draw:text-style-name="P4" draw:layer="layout" svg:width="0.131cm" svg:height="0.021cm" draw:transform="skewX (-0.0476474885794452) rotate (-0.0755727566113554) translate (3.38292340394786cm 10.0334224448237cm)" svg:viewBox="0 0 132 22" draw:points="0,0 132,1 118,22">
            <text:p/>
          </draw:polygon>
          <draw:polygon draw:style-name="gr4" draw:text-style-name="P4" draw:layer="layout" svg:width="0.099cm" svg:height="0.006cm" draw:transform="rotate (-0.0797615468161415) translate (3.39398064331858cm 10.0560323515819cm)" svg:viewBox="0 0 100 7" draw:points="0,0 100,7 4,7">
            <text:p/>
          </draw:polygon>
          <draw:polygon draw:style-name="gr4" draw:text-style-name="P4" draw:layer="layout" svg:width="0.106cm" svg:height="0.006cm" draw:transform="rotate (-0.0846484687217253) translate (3.39402156432054cm 10.0555500839413cm)" svg:viewBox="0 0 107 7" draw:points="0,0 107,0 100,7">
            <text:p/>
          </draw:polygon>
          <draw:polygon draw:style-name="gr4" draw:text-style-name="P4" draw:layer="layout" svg:width="0.078cm" svg:height="0.013cm" draw:transform="rotate (-0.0757472895365548) translate (3.39826348140329cm 10.0628123970336cm)" svg:viewBox="0 0 79 14" draw:points="0,0 79,14 17,14">
            <text:p/>
          </draw:polygon>
          <draw:polygon draw:style-name="gr4" draw:text-style-name="P4" draw:layer="layout" svg:width="0.095cm" svg:height="0.013cm" draw:transform="rotate (-0.0830776723949305) translate (3.39828717530508cm 10.0625278516795cm)" svg:viewBox="0 0 96 14" draw:points="0,0 96,0 79,14">
            <text:p/>
          </draw:polygon>
          <draw:polygon draw:style-name="gr4" draw:text-style-name="P4" draw:layer="layout" svg:width="0.059cm" svg:height="0.006cm" draw:transform="skewX (-0.124441975667196) rotate (-0.0830776723949305) translate (3.41567900925864cm 10.0760993532588cm)" svg:viewBox="0 0 60 7" draw:points="0,0 60,0 30,7">
            <text:p/>
          </draw:polygon>
          <draw:polygon draw:style-name="gr4" draw:text-style-name="P4" draw:layer="layout" svg:width="0.067cm" svg:height="0cm" draw:transform="rotate (-0.0818559419185346) translate (3.40794283129659cm 10.075538438996cm)" svg:viewBox="0 0 68 0" draw:points="0,0 68,0 3,0">
            <text:p/>
          </draw:polygon>
          <draw:polygon draw:style-name="gr4" draw:text-style-name="P4" draw:layer="layout" svg:width="0.067cm" svg:height="0cm" draw:transform="rotate (-0.0818559419185346) translate (3.40794283129659cm 10.075538438996cm)" svg:viewBox="0 0 68 0" draw:points="0,0 68,0">
            <text:p/>
          </draw:polygon>
          <draw:polygon draw:style-name="gr4" draw:text-style-name="P4" draw:layer="layout" svg:width="0.649cm" svg:height="0.032cm" draw:transform="skewX (-0.0303687289847014) rotate (-0.0801106126665403) translate (4.29808488147963cm 10.1986098069397cm)" svg:viewBox="0 0 650 33" draw:points="0,0 650,0 649,33">
            <text:p/>
          </draw:polygon>
          <draw:polygon draw:style-name="gr4" draw:text-style-name="P4" draw:layer="layout" svg:width="1.443cm" svg:height="0.091cm" draw:transform="rotate (-0.0804596785169392) translate (3.5140207270281cm 10.0439472563973cm)" svg:viewBox="0 0 1444 92" draw:points="0,0 1444,92 794,92">
            <text:p/>
          </draw:polygon>
          <draw:polygon draw:style-name="gr4" draw:text-style-name="P4" draw:layer="layout" svg:width="1.443cm" svg:height="0.091cm" draw:transform="rotate (-0.0804596785169392) translate (3.51406118011843cm 10.0434455671183cm)" svg:viewBox="0 0 1444 92" draw:points="0,1 1442,0 1444,92">
            <text:p/>
          </draw:polygon>
          <draw:line draw:style-name="gr5" draw:text-style-name="P5" draw:layer="layout" svg:x1="1.365cm" svg:y1="8.497cm" svg:x2="2.508cm" svg:y2="7.524cm">
            <text:p/>
          </draw:line>
          <draw:line draw:style-name="gr5" draw:text-style-name="P5" draw:layer="layout" svg:x1="1.647cm" svg:y1="8.52cm" svg:x2="2.509cm" svg:y2="7.788cm">
            <text:p/>
          </draw:line>
          <draw:line draw:style-name="gr5" draw:text-style-name="P5" draw:layer="layout" svg:x1="1.93cm" svg:y1="8.544cm" svg:x2="2.509cm" svg:y2="8.051cm">
            <text:p/>
          </draw:line>
          <draw:line draw:style-name="gr5" draw:text-style-name="P5" draw:layer="layout" svg:x1="2.211cm" svg:y1="8.567cm" svg:x2="2.506cm" svg:y2="8.316cm">
            <text:p/>
          </draw:line>
          <draw:line draw:style-name="gr5" draw:text-style-name="P5" draw:layer="layout" svg:x1="2.492cm" svg:y1="8.589cm" svg:x2="2.506cm" svg:y2="8.579cm">
            <text:p/>
          </draw:line>
          <draw:polygon draw:style-name="gr6" draw:text-style-name="P5" draw:layer="layout" svg:width="0.099cm" svg:height="0.099cm" draw:transform="rotate (-0.0797615468161415) translate (3.40399638489262cm 9.96111581321676cm)" svg:viewBox="0 0 100 100" draw:points="100,51 96,32 86,15 71,4 51,0 32,4 15,15 4,32 0,51 4,71 15,87 32,99 51,100 71,99 86,87 96,71">
            <text:p/>
          </draw:polygon>
          <draw:line draw:style-name="gr7" draw:text-style-name="P5" draw:layer="layout" svg:x1="2.954cm" svg:y1="10.798cm" svg:x2="3.513cm" svg:y2="10.05cm">
            <text:p/>
          </draw:line>
          <draw:line draw:style-name="gr5" draw:text-style-name="P5" draw:layer="layout" svg:x1="2.675cm" svg:y1="10.505cm" svg:x2="3.492cm" svg:y2="10.072cm">
            <text:p/>
          </draw:line>
          <draw:line draw:style-name="gr5" draw:text-style-name="P5" draw:layer="layout" svg:x1="2.536cm" svg:y1="10.143cm" svg:x2="3.463cm" svg:y2="10.085cm">
            <text:p/>
          </draw:line>
          <draw:line draw:style-name="gr5" draw:text-style-name="P5" draw:layer="layout" svg:x1="2.586cm" svg:y1="9.727cm" svg:x2="3.433cm" svg:y2="10.083cm">
            <text:p/>
          </draw:line>
          <draw:line draw:style-name="gr5" draw:text-style-name="P5" draw:layer="layout" svg:x1="3.529cm" svg:y1="9.102cm" svg:x2="3.381cm" svg:y2="10.004cm">
            <text:p/>
          </draw:line>
          <draw:line draw:style-name="gr5" draw:text-style-name="P5" draw:layer="layout" svg:x1="3.134cm" svg:y1="9.16cm" svg:x2="3.384cm" svg:y2="10.034cm">
            <text:p/>
          </draw:line>
          <draw:line draw:style-name="gr5" draw:text-style-name="P5" draw:layer="layout" svg:x1="2.797cm" svg:y1="9.384cm" svg:x2="3.399cm" svg:y2="10.063cm">
            <text:p/>
          </draw:line>
          <draw:line draw:style-name="gr7" draw:text-style-name="P5" draw:layer="layout" svg:x1="3.008cm" svg:y1="9.396cm" svg:x2="2.981cm" svg:y2="9.235cm">
            <text:p/>
          </draw:line>
          <draw:line draw:style-name="gr7" draw:text-style-name="P5" draw:layer="layout" svg:x1="2.992cm" svg:y1="9.307cm" svg:x2="3.081cm" svg:y2="9.292cm">
            <text:p/>
          </draw:line>
          <draw:line draw:style-name="gr7" draw:text-style-name="P5" draw:layer="layout" svg:x1="3.069cm" svg:y1="9.221cm" svg:x2="3.095cm" svg:y2="9.383cm">
            <text:p/>
          </draw:line>
          <draw:polyline draw:style-name="gr7" draw:text-style-name="P5" draw:layer="layout" svg:width="0.107cm" svg:height="0.159cm" draw:transform="skewX (-0.00628318530717958) rotate (-0.0816814089933351) translate (3.12383114169948cm 9.21211841835696cm)" svg:viewBox="0 0 108 160" draw:points="0,0 38,160 108,143">
            <text:p/>
          </draw:polyline>
          <draw:polygon draw:style-name="gr7" draw:text-style-name="P5" draw:layer="layout" svg:width="0.07cm" svg:height="0.07cm" draw:transform="skewX (-0.0141371669411541) rotate (-0.0842994028713265) translate (3.25751268876186cm 9.18484736490353cm)" svg:viewBox="0 0 71 71" draw:points="71,28 63,10 45,0 29,0 11,9 0,26 0,45 9,60 25,71 45,71 60,62 71,47">
            <text:p/>
          </draw:polygon>
          <draw:polyline draw:style-name="gr7" draw:text-style-name="P5" draw:layer="layout" svg:width="0.07cm" svg:height="0.045cm" draw:transform="rotate (-0.0842994028713265) translate (3.26926530117093cm 9.25585777342253cm)" svg:viewBox="0 0 71 46" draw:points="71,28 62,10 45,2 28,0 10,9 0,26 0,46">
            <text:p/>
          </draw:polyline>
          <draw:line draw:style-name="gr7" draw:text-style-name="P5" draw:layer="layout" svg:x1="3.337cm" svg:y1="9.289cm" svg:x2="3.34cm" svg:y2="9.307cm">
            <text:p/>
          </draw:line>
          <draw:polyline draw:style-name="gr7" draw:text-style-name="P5" draw:layer="layout" svg:width="0.07cm" svg:height="0.044cm" draw:transform="skewX (0.0218166156499291) rotate (-0.0703367688553718) translate (3.26969982254475cm 9.30175360735856cm)" svg:viewBox="0 0 71 45" draw:points="0,17 9,34 26,43 45,45 60,34 71,19 70,0">
            <text:p/>
          </draw:polyline>
          <draw:line draw:style-name="gr7" draw:text-style-name="P5" draw:layer="layout" svg:x1="3.269cm" svg:y1="9.319cm" svg:x2="3.266cm" svg:y2="9.301cm">
            <text:p/>
          </draw:line>
          <draw:polyline draw:style-name="gr7" draw:text-style-name="P5" draw:layer="layout" svg:width="0.099cm" svg:height="0.174cm" draw:transform="skewX (-0.00575958653158129) rotate (-0.0797615468161415) translate (3.37504872203209cm 9.15829203138353cm)" svg:viewBox="0 0 100 175" draw:points="38,175 72,166 89,156 99,140 100,122 96,104 87,87 70,79 53,77 16,85 0,15 62,0">
            <text:p/>
          </draw:polyline>
          <draw:polygon draw:style-name="gr7" draw:text-style-name="P5" draw:layer="layout" svg:width="0.102cm" svg:height="0.102cm" draw:transform="rotate (-0.077492618788549) translate (3.17663149836077cm 10.3766191484561cm)" svg:viewBox="0 0 103 103" draw:points="103,51 99,32 88,15 71,4 51,0 32,4 15,15 4,32 0,51 4,70 15,87 32,99 51,103 70,99 87,88 99,71">
            <text:p/>
          </draw:polygon>
          <draw:polyline draw:style-name="gr7" draw:text-style-name="P5" draw:layer="layout" svg:width="0.014cm" svg:height="0.042cm" draw:transform="skewX (-0.0464257581030491) rotate (-0.132470490226371) translate (2.69002530008981cm 9.99698182967433cm)" svg:viewBox="0 0 15 43" draw:points="2,0 0,15 5,32 15,43">
            <text:p/>
          </draw:polyline>
          <draw:polyline draw:style-name="gr7" draw:text-style-name="P5" draw:layer="layout" svg:width="0.064cm" svg:height="0.023cm" draw:transform="skewX (-0.0399680398706701) rotate (-0.0767944870877513) translate (2.69314145557646cm 9.97412727621136cm)" svg:viewBox="0 0 65 24" draw:points="65,15 48,2 32,0 11,9 0,24">
            <text:p/>
          </draw:polyline>
          <draw:polyline draw:style-name="gr7" draw:text-style-name="P5" draw:layer="layout" svg:width="0.099cm" svg:height="0.102cm" draw:transform="rotate (-0.0797615468161415) translate (2.7561793397876cm 9.99356474810393cm)" svg:viewBox="0 0 100 103" draw:points="0,0 75,103 100,35">
            <text:p/>
          </draw:polyline>
          <draw:polyline draw:style-name="gr7" draw:text-style-name="P5" draw:layer="layout" svg:width="0.138cm" svg:height="0.082cm" draw:transform="skewX (-0.0120427718387608) rotate (-0.0795870138909421) translate (2.74832194892139cm 9.88037318562611cm)" svg:viewBox="0 0 139 83" draw:points="0,4 103,83 139,0">
            <text:p/>
          </draw:polyline>
          <draw:line draw:style-name="gr7" draw:text-style-name="P5" draw:layer="layout" svg:x1="2.841cm" svg:y1="9.899cm" svg:x2="2.908cm" svg:y2="9.932cm">
            <text:p/>
          </draw:line>
          <draw:polyline draw:style-name="gr7" draw:text-style-name="P5" draw:layer="layout" svg:width="0.102cm" svg:height="0.086cm" draw:transform="rotate (-0.077492618788549) translate (2.81292168416091cm 9.71580561522952cm)" svg:viewBox="0 0 103 87" draw:points="28,0 2,38 0,58 9,75 23,87 42,87 60,79 103,43">
            <text:p/>
          </draw:polyline>
          <draw:polyline draw:style-name="gr7" draw:text-style-name="P5" draw:layer="layout" svg:width="0.059cm" svg:height="0.049cm" draw:transform="rotate (-0.0830776723949305) translate (2.91193835760254cm 9.75736116832408cm)" svg:viewBox="0 0 60 50" draw:points="58,50 60,30 54,10 37,0 17,0 0,9">
            <text:p/>
          </draw:polyline>
          <draw:polyline draw:style-name="gr7" draw:text-style-name="P5" draw:layer="layout" svg:width="0.036cm" svg:height="0.042cm" draw:transform="rotate (-0.0830776723949305) translate (2.9289093251396cm 9.80780003552186cm)" svg:viewBox="0 0 37 43" draw:points="0,43 22,24 37,0">
            <text:p/>
          </draw:polyline>
          <draw:line draw:style-name="gr7" draw:text-style-name="P5" draw:layer="layout" svg:x1="3.027cm" svg:y1="9.689cm" svg:x2="2.881cm" svg:y2="9.617cm">
            <text:p/>
          </draw:line>
          <draw:line draw:style-name="gr7" draw:text-style-name="P5" draw:layer="layout" svg:x1="2.86cm" svg:y1="9.658cm" svg:x2="2.901cm" svg:y2="9.575cm">
            <text:p/>
          </draw:line>
          <draw:polyline draw:style-name="gr7" draw:text-style-name="P5" draw:layer="layout" svg:width="0.093cm" svg:height="0.075cm" draw:transform="rotate (-0.0743510261349594) translate (3.01861082050161cm 9.47887074575399cm)" svg:viewBox="0 0 94 76" draw:points="0,23 9,0 94,33 77,76">
            <text:p/>
          </draw:polyline>
          <draw:polyline draw:style-name="gr7" draw:text-style-name="P5" draw:layer="layout" svg:width="0.059cm" svg:height="0.027cm" draw:transform="rotate (-0.0818559419185345) translate (3.03048485217276cm 9.55368344805505cm)" svg:viewBox="0 0 60 28" draw:points="0,27 19,28 37,27 50,15 60,0">
            <text:p/>
          </draw:polyline>
          <draw:line draw:style-name="gr7" draw:text-style-name="P5" draw:layer="layout" svg:x1="3.029cm" svg:y1="9.58cm" svg:x2="2.965cm" svg:y2="9.547cm">
            <text:p/>
          </draw:line>
          <draw:polyline draw:style-name="gr7" draw:text-style-name="P5" draw:layer="layout" svg:width="0.03cm" svg:height="0.057cm" draw:transform="skewX (0.0172787595947439) rotate (-0.0664970445009845) translate (2.9401107680021cm 9.48705222208038cm)" svg:viewBox="0 0 31 58" draw:points="4,0 0,17 4,34 15,50 31,58">
            <text:p/>
          </draw:polyline>
          <draw:line draw:style-name="gr7" draw:text-style-name="P5" draw:layer="layout" svg:x1="2.944cm" svg:y1="9.488cm" svg:x2="2.965cm" svg:y2="9.446cm">
            <text:p/>
          </draw:line>
          <draw:polyline draw:style-name="gr7" draw:text-style-name="P5" draw:layer="layout" svg:width="0.015cm" svg:height="0.044cm" draw:transform="skewX (-0.0434586983746588) rotate (-0.132470490226371) translate (2.97576655175808cm 10.0963553313682cm)" svg:viewBox="0 0 16 45" draw:points="2,0 0,18 5,32 16,45">
            <text:p/>
          </draw:polyline>
          <draw:polyline draw:style-name="gr7" draw:text-style-name="P5" draw:layer="layout" svg:width="0.063cm" svg:height="0.02cm" draw:transform="skewX (0.0476474885794452) rotate (-0.0624827872213978) translate (2.98025649456351cm 10.0764440478244cm)" svg:viewBox="0 0 64 21" draw:points="64,13 49,3 30,0 10,6 0,21">
            <text:p/>
          </draw:polyline>
          <draw:polyline draw:style-name="gr7" draw:text-style-name="P5" draw:layer="layout" svg:width="0.102cm" svg:height="0.102cm" draw:transform="rotate (-0.0781907504893467) translate (3.04178995572191cm 10.0937287678603cm)" svg:viewBox="0 0 103 103" draw:points="0,0 74,103 103,36">
            <text:p/>
          </draw:polyline>
          <draw:polyline draw:style-name="gr7" draw:text-style-name="P5" draw:layer="layout" svg:width="0.133cm" svg:height="0.055cm" draw:transform="skewX (-0.0178023583703422) rotate (-0.0818559419185345) translate (3.03452472565617cm 10.0038431003589cm)" svg:viewBox="0 0 134 56" draw:points="0,0 28,26 59,45 95,54 134,56">
            <text:p/>
          </draw:polyline>
          <draw:polyline draw:style-name="gr7" draw:text-style-name="P5" draw:layer="layout" svg:width="0.016cm" svg:height="0.032cm" draw:transform="skewX (-0.0303687289847013) rotate (-0.11711159280882) translate (3.03330999148875cm 9.97091541896764cm)" svg:viewBox="0 0 17 33" draw:points="17,0 9,4 2,13 0,25 5,33">
            <text:p/>
          </draw:polyline>
          <draw:polyline draw:style-name="gr7" draw:text-style-name="P5" draw:layer="layout" svg:width="0.133cm" svg:height="0.053cm" draw:transform="rotate (-0.0745255590601588) translate (3.04988173560877cm 9.97289495439531cm)" svg:viewBox="0 0 134 54" draw:points="134,54 107,29 75,9 38,0 0,0">
            <text:p/>
          </draw:polyline>
          <draw:polyline draw:style-name="gr7" draw:text-style-name="P5" draw:layer="layout" svg:width="0.016cm" svg:height="0.034cm" draw:transform="skewX (-0.028623399732707) rotate (-0.11711159280882) translate (3.16668321456037cm 10.0348753745113cm)" svg:viewBox="0 0 17 35" draw:points="0,35 9,28 15,19 17,9 13,0">
            <text:p/>
          </draw:polyline>
          <draw:line draw:style-name="gr7" draw:text-style-name="P5" draw:layer="layout" svg:x1="3.22cm" svg:y1="9.977cm" svg:x2="3.105cm" svg:y2="9.839cm">
            <text:p/>
          </draw:line>
          <draw:polyline draw:style-name="gr7" draw:text-style-name="P5" draw:layer="layout" svg:width="0.014cm" svg:height="0.044cm" draw:transform="skewX (-0.0434586983746588) rotate (-0.124441975667196) translate (3.14368702197231cm 9.7566612365977cm)" svg:viewBox="0 0 15 45" draw:points="2,0 0,18 5,32 15,45">
            <text:p/>
          </draw:polyline>
          <draw:polyline draw:style-name="gr7" draw:text-style-name="P5" draw:layer="layout" svg:width="0.062cm" svg:height="0.021cm" draw:transform="skewX (-0.0453785605518526) rotate (-0.0792379480405432) translate (3.14672996997781cm 9.73611968050332cm)" svg:viewBox="0 0 63 22" draw:points="63,13 48,2 29,0 11,6 0,22">
            <text:p/>
          </draw:polyline>
          <draw:polyline draw:style-name="gr7" draw:text-style-name="P5" draw:layer="layout" svg:width="0.102cm" svg:height="0.102cm" draw:transform="rotate (-0.0781907504893467) translate (3.20751956951559cm 9.75304245953927cm)" svg:viewBox="0 0 103 103" draw:points="0,0 77,103 103,36">
            <text:p/>
          </draw:polyline>
          <draw:polyline draw:style-name="gr7" draw:text-style-name="P5" draw:layer="layout" svg:width="0.134cm" svg:height="0.055cm" draw:transform="rotate (-0.0818559419185345) translate (3.20265246121351cm 9.66334931907884cm)" svg:viewBox="0 0 135 56" draw:points="0,0 28,26 60,45 96,54 135,56">
            <text:p/>
          </draw:polyline>
          <draw:polyline draw:style-name="gr7" draw:text-style-name="P5" draw:layer="layout" svg:width="0.017cm" svg:height="0.032cm" draw:transform="skewX (-0.0605629250442032) rotate (-0.110653874576441) translate (3.19966707802348cm 9.63116969591008cm)" svg:viewBox="0 0 18 33" draw:points="18,0 9,4 3,13 0,25 5,33">
            <text:p/>
          </draw:polyline>
          <draw:polyline draw:style-name="gr7" draw:text-style-name="P5" draw:layer="layout" svg:width="0.133cm" svg:height="0.053cm" draw:transform="rotate (-0.0745255590601588) translate (3.21714592156456cm 9.63313637135612cm)" svg:viewBox="0 0 134 54" draw:points="134,54 107,29 75,9 38,0 0,0">
            <text:p/>
          </draw:polyline>
          <draw:polyline draw:style-name="gr7" draw:text-style-name="P5" draw:layer="layout" svg:width="0.016cm" svg:height="0.034cm" draw:transform="skewX (-0.028623399732707) rotate (-0.11711159280882) translate (3.33394740051615cm 9.69511679147211cm)" svg:viewBox="0 0 17 35" draw:points="0,35 9,28 15,19 17,9 13,0">
            <text:p/>
          </draw:polyline>
          <draw:line draw:style-name="gr5" draw:text-style-name="P5" draw:layer="layout" svg:x1="3.88cm" svg:y1="10.797cm" svg:x2="4.489cm" svg:y2="10.846cm">
            <text:p/>
          </draw:line>
          <draw:line draw:style-name="gr5" draw:text-style-name="P5" draw:layer="layout" svg:x1="3.682cm" svg:y1="10.564cm" svg:x2="3.647cm" svg:y2="10.996cm">
            <text:p/>
          </draw:line>
          <draw:line draw:style-name="gr5" draw:text-style-name="P5" draw:layer="layout" svg:x1="3.448cm" svg:y1="10.763cm" svg:x2="3.808cm" svg:y2="10.792cm">
            <text:p/>
          </draw:line>
          <draw:path draw:style-name="gr5" draw:text-style-name="P5" draw:layer="layout" svg:width="0.216cm" svg:height="0.217cm" draw:transform="rotate (-0.0781907504893467) translate (3.56468593908542cm 10.6628841619792cm)" svg:viewBox="0 0 217 218" svg:d="M217 110l-2-30-13-26c-48-84-171-66-198 26l-4 29 4 28c25 93 151 111 198 26l13-26z">
            <text:p/>
          </draw:path>
          <draw:line draw:style-name="gr5" draw:text-style-name="P5" draw:layer="layout" svg:x1="3.808cm" svg:y1="10.791cm" svg:x2="3.88cm" svg:y2="10.797cm">
            <text:p/>
          </draw:line>
          <draw:polyline draw:style-name="gr5" draw:text-style-name="P5" draw:layer="layout" svg:width="0.144cm" svg:height="0.145cm" draw:transform="rotate (-0.0762708883121531) translate (3.67509573394655cm 10.6361396887118cm)" svg:viewBox="0 0 145 146" draw:points="1,0 0,145 145,146">
            <text:p/>
          </draw:polyline>
          <draw:polyline draw:style-name="gr5" draw:text-style-name="P5" draw:layer="layout" svg:width="0.144cm" svg:height="0.144cm" draw:transform="skewX (-0.00698131700797732) rotate (-0.0825540736193322) translate (3.52023930722368cm 10.7681641702468cm)" svg:viewBox="0 0 145 145" draw:points="0,0 145,0 144,145">
            <text:p/>
          </draw:polyline>
          <draw:polygon draw:style-name="gr2" draw:text-style-name="P2" draw:layer="layout" svg:width="0.021cm" svg:height="0.002cm" draw:transform="rotate (-0.0949459113084921) translate (3.67276355109576cm 10.6721539830162cm)" svg:viewBox="0 0 22 3" draw:points="0,0 22,3 0,3">
            <text:p/>
          </draw:polygon>
          <draw:polygon draw:style-name="gr2" draw:text-style-name="P2" draw:layer="layout" svg:width="0.042cm" svg:height="0.004cm" draw:transform="rotate (-0.0696386371545741) translate (3.67258493503784cm 10.6737492248243cm)" svg:viewBox="0 0 43 5" draw:points="0,0 43,5 0,5">
            <text:p/>
          </draw:polygon>
          <draw:polygon draw:style-name="gr2" draw:text-style-name="P2" draw:layer="layout" svg:width="0.042cm" svg:height="0.004cm" draw:transform="rotate (-0.0696386371545741) translate (3.67263519973511cm 10.6737527308586cm)" svg:viewBox="0 0 43 5" draw:points="0,0 22,0 43,5">
            <text:p/>
          </draw:polygon>
          <draw:polygon draw:style-name="gr2" draw:text-style-name="P2" draw:layer="layout" svg:width="0.062cm" svg:height="0.011cm" draw:transform="rotate (-0.0633554518473949) translate (3.67206241759888cm 10.6785370648514cm)" svg:viewBox="0 0 63 12" draw:points="0,0 63,12 0,11">
            <text:p/>
          </draw:polygon>
          <draw:polygon draw:style-name="gr2" draw:text-style-name="P2" draw:layer="layout" svg:width="0.061cm" svg:height="0.011cm" draw:transform="rotate (-0.0633554518473949) translate (3.67225014565315cm 10.678548974386cm)" svg:viewBox="0 0 62 12" draw:points="0,0 43,1 62,12">
            <text:p/>
          </draw:polygon>
          <draw:polygon draw:style-name="gr2" draw:text-style-name="P2" draw:layer="layout" svg:width="0.076cm" svg:height="0.014cm" draw:transform="rotate (-0.0778416846389478) translate (3.67138139493399cm 10.6889381469701cm)" svg:viewBox="0 0 77 15" draw:points="0,0 77,15 0,15">
            <text:p/>
          </draw:polygon>
          <draw:polygon draw:style-name="gr2" draw:text-style-name="P2" draw:layer="layout" svg:width="0.076cm" svg:height="0.014cm" draw:transform="rotate (-0.0778416846389478) translate (3.6714158618089cm 10.6889408353618cm)" svg:viewBox="0 0 77 15" draw:points="0,0 63,0 77,15">
            <text:p/>
          </draw:polygon>
          <draw:polygon draw:style-name="gr2" draw:text-style-name="P2" draw:layer="layout" svg:width="0.091cm" svg:height="0.015cm" draw:transform="rotate (-0.0750491578357571) translate (3.67011962005357cm 10.7041231574371cm)" svg:viewBox="0 0 92 16" draw:points="0,0 92,16 0,15">
            <text:p/>
          </draw:polygon>
          <draw:polygon draw:style-name="gr2" draw:text-style-name="P2" draw:layer="layout" svg:width="0.091cm" svg:height="0.015cm" draw:transform="rotate (-0.0750491578357571) translate (3.6701965238827cm 10.7041289398651cm)" svg:viewBox="0 0 92 16" draw:points="0,0 77,0 92,16">
            <text:p/>
          </draw:polygon>
          <draw:polygon draw:style-name="gr2" draw:text-style-name="P2" draw:layer="layout" svg:width="0.099cm" svg:height="0.019cm" draw:transform="rotate (-0.0797615468161415) translate (3.66903438558846cm 10.7185171128437cm)" svg:viewBox="0 0 100 20" draw:points="0,0 100,20 0,20">
            <text:p/>
          </draw:polygon>
          <draw:polygon draw:style-name="gr2" draw:text-style-name="P2" draw:layer="layout" svg:width="0.099cm" svg:height="0.019cm" draw:transform="rotate (-0.0797615468161415) translate (3.66904136163682cm 10.718517670447cm)" svg:viewBox="0 0 100 20" draw:points="0,0 92,0 100,20">
            <text:p/>
          </draw:polygon>
          <draw:polygon draw:style-name="gr2" draw:text-style-name="P2" draw:layer="layout" svg:width="0.106cm" svg:height="0.021cm" draw:transform="skewX (-0.0453785605518526) rotate (-0.0839503370209276) translate (3.6666042260076cm 10.7376271704902cm)" svg:viewBox="0 0 107 22" draw:points="1,0 107,21 0,22">
            <text:p/>
          </draw:polygon>
          <draw:polygon draw:style-name="gr2" draw:text-style-name="P2" draw:layer="layout" svg:width="0.105cm" svg:height="0.021cm" draw:transform="skewX (-0.0453785605518526) rotate (-0.0839503370209276) translate (3.66751600340991cm 10.7373176290601cm)" svg:viewBox="0 0 106 22" draw:points="0,0 100,0 106,22">
            <text:p/>
          </draw:polygon>
          <draw:polygon draw:style-name="gr2" draw:text-style-name="P2" draw:layer="layout" svg:width="0.108cm" svg:height="0.021cm" draw:transform="rotate (-0.0823795406941328) translate (3.66583257762049cm 10.7584863665081cm)" svg:viewBox="0 0 109 22" draw:points="0,0 109,21 0,22">
            <text:p/>
          </draw:polygon>
          <draw:polygon draw:style-name="gr2" draw:text-style-name="P2" draw:layer="layout" svg:width="0.108cm" svg:height="0.021cm" draw:transform="rotate (-0.0823795406941328) translate (3.66585249100525cm 10.7582451862643cm)" svg:viewBox="0 0 109 22" draw:points="0,0 107,0 109,22">
            <text:p/>
          </draw:polygon>
          <draw:polygon draw:style-name="gr2" draw:text-style-name="P2" draw:layer="layout" svg:width="0.107cm" svg:height="0.021cm" draw:transform="skewX (-0.0476474885794452) rotate (-0.0726056968829652) translate (3.55618435488685cm 10.771405745537cm)" svg:viewBox="0 0 108 22" draw:points="0,0 108,22 1,22">
            <text:p/>
          </draw:polygon>
          <draw:polygon draw:style-name="gr2" draw:text-style-name="P2" draw:layer="layout" svg:width="0.108cm" svg:height="0.021cm" draw:transform="skewX (-0.0476474885794452) rotate (-0.0726056968829652) translate (3.55618435488685cm 10.771405745537cm)" svg:viewBox="0 0 109 22" draw:points="0,0 109,1 108,22">
            <text:p/>
          </draw:polygon>
          <draw:polygon draw:style-name="gr2" draw:text-style-name="P2" draw:layer="layout" svg:width="0.105cm" svg:height="0.019cm" draw:transform="skewX (-0.0476474885794452) rotate (-0.0839503370209276) translate (3.5561145350408cm 10.7923178188494cm)" svg:viewBox="0 0 106 20" draw:points="0,0 106,20 6,20">
            <text:p/>
          </draw:polygon>
          <draw:polygon draw:style-name="gr2" draw:text-style-name="P2" draw:layer="layout" svg:width="0.106cm" svg:height="0.019cm" draw:transform="skewX (-0.0476474885794452) rotate (-0.0839503370209276) translate (3.55612941611073cm 10.7919080842762cm)" svg:viewBox="0 0 107 20" draw:points="0,0 107,0 106,20">
            <text:p/>
          </draw:polygon>
          <draw:polygon draw:style-name="gr2" draw:text-style-name="P2" draw:layer="layout" svg:width="0.098cm" svg:height="0.019cm" draw:transform="skewX (-0.0499164166070378) rotate (-0.0790634151153438) translate (3.56096931008273cm 10.8120161984013cm)" svg:viewBox="0 0 99 20" draw:points="0,0 99,20 9,20">
            <text:p/>
          </draw:polygon>
          <draw:polygon draw:style-name="gr2" draw:text-style-name="P2" draw:layer="layout" svg:width="0.099cm" svg:height="0.019cm" draw:transform="skewX (-0.0499164166070378) rotate (-0.0790634151153438) translate (3.56096931008273cm 10.8120161984013cm)" svg:viewBox="0 0 100 20" draw:points="0,0 100,0 99,20">
            <text:p/>
          </draw:polygon>
          <draw:polygon draw:style-name="gr2" draw:text-style-name="P2" draw:layer="layout" svg:width="0.09cm" svg:height="0.017cm" draw:transform="skewX (0.0588175957922089) rotate (-0.0776671517137484) translate (3.57062032865199cm 10.8320996320351cm)" svg:viewBox="0 0 91 18" draw:points="0,0 91,18 14,18">
            <text:p/>
          </draw:polygon>
          <draw:polygon draw:style-name="gr2" draw:text-style-name="P2" draw:layer="layout" svg:width="0.09cm" svg:height="0.017cm" draw:transform="skewX (0.0588175957922089) rotate (-0.0776671517137484) translate (3.57062032865199cm 10.8320996320351cm)" svg:viewBox="0 0 91 18" draw:points="0,0 90,0 91,18">
            <text:p/>
          </draw:polygon>
          <draw:polygon draw:style-name="gr2" draw:text-style-name="P2" draw:layer="layout" svg:width="0.076cm" svg:height="0.012cm" draw:transform="rotate (-0.0905825881785065) translate (3.58206262210466cm 10.849913295266cm)" svg:viewBox="0 0 77 13" draw:points="0,0 77,13 17,13">
            <text:p/>
          </draw:polygon>
          <draw:polygon draw:style-name="gr2" draw:text-style-name="P2" draw:layer="layout" svg:width="0.076cm" svg:height="0.013cm" draw:transform="rotate (-0.0905825881785065) translate (3.58213554898247cm 10.8491104112893cm)" svg:viewBox="0 0 77 14" draw:points="0,1 77,0 77,14">
            <text:p/>
          </draw:polygon>
          <draw:polygon draw:style-name="gr2" draw:text-style-name="P2" draw:layer="layout" svg:width="0.059cm" svg:height="0.01cm" draw:transform="rotate (-0.0830776723949305) translate (3.59782266356509cm 10.8640509672924cm)" svg:viewBox="0 0 60 11" draw:points="0,0 60,11 19,11">
            <text:p/>
          </draw:polygon>
          <draw:polygon draw:style-name="gr2" draw:text-style-name="P2" draw:layer="layout" svg:width="0.059cm" svg:height="0.01cm" draw:transform="rotate (-0.0830776723949305) translate (3.5978374722537cm 10.8638731264461cm)" svg:viewBox="0 0 60 11" draw:points="0,0 60,0 60,11">
            <text:p/>
          </draw:polygon>
          <draw:polygon draw:style-name="gr2" draw:text-style-name="P2" draw:layer="layout" svg:width="0.021cm" svg:height="0.003cm" draw:transform="rotate (-0.0453785605518535) translate (3.63404554857561cm 10.8838540766134cm)" svg:viewBox="0 0 22 4" draw:points="0,0 22,1 22,4">
            <text:p/>
          </draw:polygon>
          <draw:polygon draw:style-name="gr2" draw:text-style-name="P2" draw:layer="layout" svg:width="0.04cm" svg:height="0.007cm" draw:transform="rotate (-0.072954762733364) translate (3.61617335383014cm 10.8759830445961cm)" svg:viewBox="0 0 41 8" draw:points="0,0 41,8 19,7">
            <text:p/>
          </draw:polygon>
          <draw:polygon draw:style-name="gr2" draw:text-style-name="P2" draw:layer="layout" svg:width="0.04cm" svg:height="0.007cm" draw:transform="rotate (-0.072954762733364) translate (3.61617335383014cm 10.8759830445961cm)" svg:viewBox="0 0 41 8" draw:points="0,0 41,0 41,8">
            <text:p/>
          </draw:polygon>
          <draw:line draw:style-name="gr7" draw:text-style-name="P5" draw:layer="layout" svg:x1="3.709cm" svg:y1="10.913cm" svg:x2="3.831cm" svg:y2="10.923cm">
            <text:p/>
          </draw:line>
          <draw:polyline draw:style-name="gr7" draw:text-style-name="P5" draw:layer="layout" svg:width="0.102cm" svg:height="0.119cm" draw:transform="skewX (0.00837758040957278) rotate (-0.077492618788549) translate (3.89520653394356cm 10.8261543833868cm)" svg:viewBox="0 0 103 120" draw:points="67,0 0,119 103,120">
            <text:p/>
          </draw:polyline>
          <draw:line draw:style-name="gr7" draw:text-style-name="P5" draw:layer="layout" svg:x1="3.961cm" svg:y1="10.831cm" svg:x2="3.947cm" svg:y2="11.011cm">
            <text:p/>
          </draw:line>
          <draw:polyline draw:style-name="gr7" draw:text-style-name="P5" draw:layer="layout" svg:width="0.013cm" svg:height="0.017cm" draw:transform="rotate (-0.0713839664065692) translate (4.01885537052253cm 11.0000841482207cm)" svg:viewBox="0 0 14 18" draw:points="6,0 0,9 6,18 14,9">
            <text:p/>
          </draw:polyline>
          <draw:polyline draw:style-name="gr7" draw:text-style-name="P5" draw:layer="layout" svg:width="0.095cm" svg:height="0.18cm" draw:transform="skewX (-0.00541052068118243) rotate (-0.0822050077689334) translate (4.09919085903886cm 10.8421513130862cm)" svg:viewBox="0 0 96 181" draw:points="0,0 96,0 27,181">
            <text:p/>
          </draw:polyline>
          <draw:path draw:style-name="gr7" draw:text-style-name="P5" draw:layer="layout" svg:width="0.097cm" svg:height="0.18cm" draw:transform="rotate (-0.0815068760681357) translate (4.23524909860661cm 10.8531866646037cm)" svg:viewBox="0 0 98 181" svg:d="M36 0l-22 9-6 17v17l7 16 15 9 28 9 19 8 15 18 6 16v28l-6 17-7 8-21 9h-28l-21-9c-67-130 118-65 70-163l-21-9z">
            <text:p/>
          </draw:path>
          <draw:line draw:style-name="gr7" draw:text-style-name="P5" draw:layer="layout" svg:x1="7.427cm" svg:y1="13.52cm" svg:x2="7.441cm" svg:y2="13.384cm">
            <text:p/>
          </draw:line>
          <draw:line draw:style-name="gr7" draw:text-style-name="P5" draw:layer="layout" svg:x1="7.433cm" svg:y1="13.446cm" svg:x2="7.509cm" svg:y2="13.452cm">
            <text:p/>
          </draw:line>
          <draw:line draw:style-name="gr7" draw:text-style-name="P5" draw:layer="layout" svg:x1="7.515cm" svg:y1="13.392cm" svg:x2="7.501cm" svg:y2="13.528cm">
            <text:p/>
          </draw:line>
          <draw:polyline draw:style-name="gr7" draw:text-style-name="P5" draw:layer="layout" svg:width="0.03cm" svg:height="0.02cm" draw:transform="rotate (-0.0644026493985914) translate (7.61902447006679cm 13.4030332025561cm)" svg:viewBox="0 0 31 21" draw:points="31,0 12,4 0,21">
            <text:p/>
          </draw:polyline>
          <draw:polyline draw:style-name="gr7" draw:text-style-name="P5" draw:layer="layout" svg:width="0.029cm" svg:height="0.044cm" draw:transform="skewX (-0.0218166156499291) rotate (-0.0996583002888774) translate (7.64897150928351cm 13.4049519195819cm)" svg:viewBox="0 0 30 45" draw:points="26,45 30,30 26,15 15,4 0,0">
            <text:p/>
          </draw:polyline>
          <draw:polyline draw:style-name="gr7" draw:text-style-name="P5" draw:layer="layout" svg:width="0.059cm" svg:height="0.089cm" draw:transform="skewX (0.0111701072127637) rotate (-0.0830776723949305) translate (7.61468426637651cm 13.4470846349428cm)" svg:viewBox="0 0 60 90" draw:points="56,0 0,90 60,90">
            <text:p/>
          </draw:polyline>
          <draw:polyline draw:style-name="gr7" draw:text-style-name="P5" draw:layer="layout" svg:width="0.032cm" svg:height="0.135cm" draw:transform="skewX (0.0296705972839036) rotate (-0.0624827872213978) translate (7.72281733706986cm 13.4114557680603cm)" svg:viewBox="0 0 33 136" draw:points="32,136 33,0 0,29">
            <text:p/>
          </draw:polyline>
          <draw:line draw:style-name="gr7" draw:text-style-name="P5" draw:layer="layout" svg:x1="7.799cm" svg:y1="13.417cm" svg:x2="7.829cm" svg:y2="13.419cm">
            <text:p/>
          </draw:line>
          <draw:polyline draw:style-name="gr7" draw:text-style-name="P5" draw:layer="layout" svg:width="0.03cm" svg:height="0.062cm" draw:transform="rotate (-0.0644026493985914) translate (7.82785015782763cm 13.4193282144571cm)" svg:viewBox="0 0 31 63" draw:points="0,63 15,58 27,48 31,33 27,17 16,4 1,0">
            <text:p/>
          </draw:polyline>
          <draw:line draw:style-name="gr7" draw:text-style-name="P5" draw:layer="layout" svg:x1="7.824cm" svg:y1="13.481cm" svg:x2="7.809cm" svg:y2="13.48cm">
            <text:p/>
          </draw:line>
          <draw:polyline draw:style-name="gr7" draw:text-style-name="P5" draw:layer="layout" svg:width="0.03cm" svg:height="0.03cm" draw:transform="skewX (0.0333357887130917) rotate (-0.0664970445009845) translate (7.82388911417309cm 13.4809432395894cm)" svg:viewBox="0 0 31 31" draw:points="31,31 27,16 15,4 0,0">
            <text:p/>
          </draw:polyline>
          <draw:line draw:style-name="gr7" draw:text-style-name="P5" draw:layer="layout" svg:x1="7.851cm" svg:y1="13.513cm" svg:x2="7.85cm" svg:y2="13.528cm">
            <text:p/>
          </draw:line>
          <draw:polyline draw:style-name="gr7" draw:text-style-name="P5" draw:layer="layout" svg:width="0.033cm" svg:height="0.03cm" draw:transform="skewX (-0.0322885911618951) rotate (-0.0905825881785065) translate (7.81725481926392cm 13.5251115807245cm)" svg:viewBox="0 0 34 31" draw:points="0,31 15,27 28,15 34,0">
            <text:p/>
          </draw:polyline>
          <draw:line draw:style-name="gr7" draw:text-style-name="P5" draw:layer="layout" svg:x1="7.816cm" svg:y1="13.555cm" svg:x2="7.786cm" svg:y2="13.553cm">
            <text:p/>
          </draw:line>
          <draw:line draw:style-name="gr7" draw:text-style-name="P5" draw:layer="layout" svg:x1="7.425cm" svg:y1="12.854cm" svg:x2="7.439cm" svg:y2="12.72cm">
            <text:p/>
          </draw:line>
          <draw:line draw:style-name="gr7" draw:text-style-name="P5" draw:layer="layout" svg:x1="7.433cm" svg:y1="12.779cm" svg:x2="7.507cm" svg:y2="12.785cm">
            <text:p/>
          </draw:line>
          <draw:line draw:style-name="gr7" draw:text-style-name="P5" draw:layer="layout" svg:x1="7.515cm" svg:y1="12.725cm" svg:x2="7.501cm" svg:y2="12.861cm">
            <text:p/>
          </draw:line>
          <draw:polyline draw:style-name="gr7" draw:text-style-name="P5" draw:layer="layout" svg:width="0.03cm" svg:height="0.135cm" draw:transform="skewX (-0.0146607657167523) rotate (-0.0996583002888774) translate (7.61757021101639cm 12.7356885486227cm)" svg:viewBox="0 0 31 136" draw:points="31,136 30,0 0,30">
            <text:p/>
          </draw:polyline>
          <draw:line draw:style-name="gr7" draw:text-style-name="P5" draw:layer="layout" svg:x1="7.693cm" svg:y1="12.743cm" svg:x2="7.723cm" svg:y2="12.745cm">
            <text:p/>
          </draw:line>
          <draw:polyline draw:style-name="gr7" draw:text-style-name="P5" draw:layer="layout" svg:width="0.032cm" svg:height="0.062cm" draw:transform="skewX (-0.0158824961931484) rotate (-0.0905825881785065) translate (7.72095873610694cm 12.7445547844483cm)" svg:viewBox="0 0 33 63" draw:points="0,63 18,58 28,47 33,30 28,15 18,4 3,0">
            <text:p/>
          </draw:polyline>
          <draw:line draw:style-name="gr7" draw:text-style-name="P5" draw:layer="layout" svg:x1="7.716cm" svg:y1="12.807cm" svg:x2="7.701cm" svg:y2="12.803cm">
            <text:p/>
          </draw:line>
          <draw:polyline draw:style-name="gr7" draw:text-style-name="P5" draw:layer="layout" svg:width="0.029cm" svg:height="0.029cm" draw:transform="skewX (-0.0322885911618951) rotate (-0.0965167076352869) translate (7.71635241931804cm 12.8061623210728cm)" svg:viewBox="0 0 30 30" draw:points="30,30 28,15 15,2 0,0">
            <text:p/>
          </draw:polyline>
          <draw:line draw:style-name="gr7" draw:text-style-name="P5" draw:layer="layout" svg:x1="7.743cm" svg:y1="12.838cm" svg:x2="7.742cm" svg:y2="12.853cm">
            <text:p/>
          </draw:line>
          <draw:polyline draw:style-name="gr7" draw:text-style-name="P5" draw:layer="layout" svg:width="0.03cm" svg:height="0.03cm" draw:transform="skewX (-0.0322885911618951) rotate (-0.0996583002888774) translate (7.71247634661277cm 12.8494946218899cm)" svg:viewBox="0 0 31 31" draw:points="0,31 15,27 27,15 31,0">
            <text:p/>
          </draw:polyline>
          <draw:line draw:style-name="gr7" draw:text-style-name="P5" draw:layer="layout" svg:x1="7.71cm" svg:y1="12.88cm" svg:x2="7.68cm" svg:y2="12.878cm">
            <text:p/>
          </draw:line>
          <draw:polyline draw:style-name="gr7" draw:text-style-name="P5" draw:layer="layout" svg:width="0.059cm" svg:height="0.135cm" draw:transform="rotate (-0.0830776723949305) translate (7.79723084017868cm 12.7529873613902cm)" svg:viewBox="0 0 60 136" draw:points="45,0 28,9 13,23 4,41 0,60 0,104 3,120 15,132 31,136 45,132 56,122 60,104 60,79 54,68 43,62 30,60 0,60">
            <text:p/>
          </draw:polyline>
          <draw:line draw:style-name="gr7" draw:text-style-name="P5" draw:layer="layout" svg:x1="7.611cm" svg:y1="12.708cm" svg:x2="7.607cm" svg:y2="13.06cm">
            <text:p/>
          </draw:line>
          <draw:line draw:style-name="gr7" draw:text-style-name="P5" draw:layer="layout" svg:x1="7.605cm" svg:y1="13.219cm" svg:x2="7.603cm" svg:y2="13.571cm">
            <text:p/>
          </draw:line>
          <draw:line draw:style-name="gr7" draw:text-style-name="P5" draw:layer="layout" svg:x1="1.463cm" svg:y1="11.278cm" svg:x2="2.191cm" svg:y2="11.344cm">
            <text:p/>
          </draw:line>
          <draw:polyline draw:style-name="gr7" draw:text-style-name="P5" draw:layer="layout" svg:width="0.204cm" svg:height="0.242cm" draw:transform="rotate (-0.0787143492649449) translate (1.858097080749cm 9.78176390520652cm)" svg:viewBox="0 0 205 243" draw:points="0,243 6,236 84,157 153,75 205,0">
            <text:p/>
          </draw:polyline>
          <draw:polyline draw:style-name="gr7" draw:text-style-name="P5" draw:layer="layout" svg:width="0.105cm" svg:height="0.279cm" draw:transform="skewX (-0.0036651914291881) rotate (-0.0846484687217253) translate (2.17502512968859cm 9.38888723625582cm)" svg:viewBox="0 0 106 280" draw:points="0,280 34,206 74,104 106,0">
            <text:p/>
          </draw:polyline>
          <draw:polyline draw:style-name="gr7" draw:text-style-name="P5" draw:layer="layout" svg:width="0.122cm" svg:height="0.304cm" draw:transform="skewX (0.00663225115757847) rotate (-0.0724311639577658) translate (2.09207332182363cm 11.0303815701626cm)" svg:viewBox="0 0 123 305" draw:points="123,305 92,205 54,107 6,10 0,0">
            <text:p/>
          </draw:polyline>
          <draw:polyline draw:style-name="gr7" draw:text-style-name="P5" draw:layer="layout" svg:width="0.21cm" svg:height="0.239cm" draw:transform="rotate (-0.080808744367338) translate (1.83020770761013cm 10.6344491995544cm)" svg:viewBox="0 0 211 240" draw:points="211,240 188,207 121,126 49,49 0,0">
            <text:p/>
          </draw:polyline>
          <draw:line draw:style-name="gr7" draw:text-style-name="P5" draw:layer="layout" svg:x1="2.192cm" svg:y1="11.342cm" svg:x2="2.146cm" svg:y2="11.661cm">
            <text:p/>
          </draw:line>
          <draw:polyline draw:style-name="gr7" draw:text-style-name="P5" draw:layer="layout" svg:width="0.359cm" svg:height="0.536cm" draw:transform="skewX (0.00191986217719376) rotate (-0.0804596785169392) translate (1.83242578333483cm 11.3135210726022cm)" svg:viewBox="0 0 360 537" draw:points="0,537 70,465 142,383 208,294 265,200 316,102 360,0">
            <text:p/>
          </draw:polyline>
          <draw:polygon draw:style-name="gr2" draw:text-style-name="P2" draw:layer="layout" svg:width="0.199cm" svg:height="0.171cm" draw:transform="rotate (-0.0802851455917397) translate (1.96872370196273cm 11.3245716610398cm)" svg:viewBox="0 0 200 172" draw:points="103,0 200,172 0,171">
            <text:p/>
          </draw:polygon>
          <draw:polyline draw:style-name="gr7" draw:text-style-name="P5" draw:layer="layout" svg:width="0.035cm" svg:height="0.027cm" draw:transform="skewX (0.0357792496658837) rotate (-0.0809832772925374) translate (1.80378094313163cm 11.5076205986034cm)" svg:viewBox="0 0 36 28" draw:points="36,0 21,4 8,13 0,28">
            <text:p/>
          </draw:polyline>
          <draw:polyline draw:style-name="gr7" draw:text-style-name="P5" draw:layer="layout" svg:width="0.036cm" svg:height="0.055cm" draw:transform="rotate (-0.0809832772925374) translate (1.83872321169454cm 11.5104572425149cm)" svg:viewBox="0 0 37 56" draw:points="31,56 37,38 33,19 19,6 0,0">
            <text:p/>
          </draw:polyline>
          <draw:polyline draw:style-name="gr7" draw:text-style-name="P5" draw:layer="layout" svg:width="0.072cm" svg:height="0.108cm" draw:transform="rotate (-0.082030474843734) translate (1.79854241897642cm 11.5626159353446cm)" svg:viewBox="0 0 73 109" draw:points="66,0 0,109 73,109">
            <text:p/>
          </draw:polyline>
          <draw:polyline draw:style-name="gr7" draw:text-style-name="P5" draw:layer="layout" svg:width="0.036cm" svg:height="0.161cm" draw:transform="skewX (-0.0062831853071796) rotate (-0.0809832772925374) translate (1.92947574832616cm 11.5201241956728cm)" svg:viewBox="0 0 37 162" draw:points="34,162 37,0 0,35">
            <text:p/>
          </draw:polyline>
          <draw:polyline draw:style-name="gr7" draw:text-style-name="P5" draw:layer="layout" svg:width="0.072cm" svg:height="0.161cm" draw:transform="skewX (-0.00628318530717959) rotate (-0.082030474843734) translate (2.01769467500985cm 11.5271141557442cm)" svg:viewBox="0 0 73 162" draw:points="0,162 36,162 54,158 67,145 73,128 73,109 69,90 54,77 36,72 0,72 1,0 65,0">
            <text:p/>
          </draw:polyline>
          <draw:line draw:style-name="gr7" draw:text-style-name="P5" draw:layer="layout" svg:x1="3.804cm" svg:y1="11.483cm" svg:x2="3.759cm" svg:y2="11.823cm">
            <text:p/>
          </draw:line>
          <draw:polyline draw:style-name="gr7" draw:text-style-name="P5" draw:layer="layout" svg:width="0.233cm" svg:height="0.935cm" draw:transform="skewX (-0.00104719755119659) rotate (-0.0813323431429363) translate (3.70163929644711cm 12.1370800810272cm)" svg:viewBox="0 0 234 936" draw:points="17,0 0,342 62,528 132,711 211,892 234,936">
            <text:p/>
          </draw:polyline>
          <draw:line draw:style-name="gr7" draw:text-style-name="P5" draw:layer="layout" svg:x1="6.526cm" svg:y1="11.716cm" svg:x2="6.48cm" svg:y2="12.035cm">
            <text:p/>
          </draw:line>
          <draw:line draw:style-name="gr7" draw:text-style-name="P5" draw:layer="layout" svg:x1="6.435cm" svg:y1="12.35cm" svg:x2="6.388cm" svg:y2="12.669cm">
            <text:p/>
          </draw:line>
          <draw:polyline draw:style-name="gr7" draw:text-style-name="P5" draw:layer="layout" svg:width="0.256cm" svg:height="0.557cm" draw:transform="skewX (0.00349065850398866) rotate (-0.0776671517137484) translate (6.13269479638052cm 12.6474709947071cm)" svg:viewBox="0 0 257 558" draw:points="0,558 51,457 159,229 257,0">
            <text:p/>
          </draw:polyline>
          <draw:polyline draw:style-name="gr7" draw:text-style-name="P5" draw:layer="layout" svg:width="0.355cm" svg:height="0.539cm" draw:transform="skewX (0.00191986217719376) rotate (-0.0787143492649449) translate (3.80315661202757cm 11.4831257249504cm)" svg:viewBox="0 0 356 540" draw:points="0,0 43,102 94,200 151,295 215,385 285,470 356,540">
            <text:p/>
          </draw:polyline>
          <draw:path draw:style-name="gr7" draw:text-style-name="P5" draw:layer="layout" svg:width="0.596cm" svg:height="0.206cm" draw:transform="rotate (-0.0804596785169392) translate (4.3471638011294cm 12.2629413258338cm)" svg:viewBox="0 0 597 207" svg:d="M0 0l21 13c149 93 344 157 516 185l60 9">
            <text:p/>
          </draw:path>
          <draw:path draw:style-name="gr7" draw:text-style-name="P5" draw:layer="layout" svg:width="0.598cm" svg:height="0.199cm" draw:transform="rotate (-0.0801106126665403) translate (5.25854351275893cm 12.3449588902198cm)" svg:viewBox="0 0 599 200" svg:d="M0 200l62-8c185-25 356-87 518-179l19-13">
            <text:p/>
          </draw:path>
          <draw:polyline draw:style-name="gr7" draw:text-style-name="P5" draw:layer="layout" svg:width="0.358cm" svg:height="0.535cm" draw:transform="rotate (-0.080808744367338) translate (6.16694252366098cm 11.6871263061467cm)" svg:viewBox="0 0 359 536" draw:points="0,536 71,465 143,383 206,294 265,200 316,102 359,0">
            <text:p/>
          </draw:polyline>
          <draw:polygon draw:style-name="gr2" draw:text-style-name="P2" draw:layer="layout" svg:width="0.201cm" svg:height="0.17cm" draw:transform="rotate (-0.0794124809657426) translate (4.96841157040797cm 12.5301106297976cm)" svg:viewBox="0 0 202 171" draw:points="103,0 202,171 0,171">
            <text:p/>
          </draw:polygon>
          <draw:line draw:style-name="gr7" draw:text-style-name="P5" draw:layer="layout" svg:x1="4.805cm" svg:y1="12.712cm" svg:x2="4.841cm" svg:y2="12.715cm">
            <text:p/>
          </draw:line>
          <draw:polyline draw:style-name="gr7" draw:text-style-name="P5" draw:layer="layout" svg:width="0.036cm" svg:height="0.072cm" draw:transform="skewX (-0.0139626340159546) rotate (-0.0809832772925374) translate (4.84007688865948cm 12.7152346392536cm)" svg:viewBox="0 0 37 73" draw:points="0,73 18,67 33,54 37,36 34,17 20,4 1,0">
            <text:p/>
          </draw:polyline>
          <draw:line draw:style-name="gr7" draw:text-style-name="P5" draw:layer="layout" svg:x1="4.835cm" svg:y1="12.787cm" svg:x2="4.816cm" svg:y2="12.785cm">
            <text:p/>
          </draw:line>
          <draw:polyline draw:style-name="gr7" draw:text-style-name="P5" draw:layer="layout" svg:width="0.037cm" svg:height="0.036cm" draw:transform="skewX (0.0270526034059121) rotate (-0.0830776723949305) translate (4.83525327997713cm 12.7872555736652cm)" svg:viewBox="0 0 38 37" draw:points="38,37 31,18 18,4 0,0">
            <text:p/>
          </draw:polyline>
          <draw:line draw:style-name="gr7" draw:text-style-name="P5" draw:layer="layout" svg:x1="4.868cm" svg:y1="12.826cm" svg:x2="4.867cm" svg:y2="12.843cm">
            <text:p/>
          </draw:line>
          <draw:polyline draw:style-name="gr7" draw:text-style-name="P5" draw:layer="layout" svg:width="0.036cm" svg:height="0.036cm" draw:transform="rotate (-0.0809832772925374) translate (4.83098820023512cm 12.8407841439041cm)" svg:viewBox="0 0 37 37" draw:points="0,37 18,33 30,19 37,0">
            <text:p/>
          </draw:polyline>
          <draw:line draw:style-name="gr7" draw:text-style-name="P5" draw:layer="layout" svg:x1="4.828cm" svg:y1="12.877cm" svg:x2="4.792cm" svg:y2="12.874cm">
            <text:p/>
          </draw:line>
          <draw:polyline draw:style-name="gr7" draw:text-style-name="P5" draw:layer="layout" svg:width="0.038cm" svg:height="0.163cm" draw:transform="rotate (-0.0748746249105577) translate (4.92955578169832cm 12.7226264592417cm)" svg:viewBox="0 0 39 164" draw:points="36,164 39,0 0,36">
            <text:p/>
          </draw:polyline>
          <draw:polyline draw:style-name="gr7" draw:text-style-name="P5" draw:layer="layout" svg:width="0.019cm" svg:height="0.144cm" draw:transform="skewX (-0.0207694180987325) rotate (-0.0996583002888774) translate (5.0199328935785cm 12.7405431634384cm)" svg:viewBox="0 0 20 145" draw:points="20,0 5,35 0,73 5,109 18,145">
            <text:p/>
          </draw:polyline>
          <draw:polyline draw:style-name="gr7" draw:text-style-name="P5" draw:layer="layout" svg:width="0.036cm" svg:height="0.01cm" draw:transform="rotate (-0.0809832772925375) translate (5.04008420857283cm 12.7312771119381cm)" svg:viewBox="0 0 37 11" draw:points="37,11 28,5 18,0 6,2 0,11">
            <text:p/>
          </draw:polyline>
          <draw:polyline draw:style-name="gr7" draw:text-style-name="P5" draw:layer="layout" svg:width="0.019cm" svg:height="0.144cm" draw:transform="skewX (-0.0207694180987325) rotate (-0.0996583002888774) translate (5.0725756545187cm 12.7451137415489cm)" svg:viewBox="0 0 20 145" draw:points="0,145 15,109 20,72 15,34 3,0">
            <text:p/>
          </draw:polyline>
          <draw:polyline draw:style-name="gr7" draw:text-style-name="P5" draw:layer="layout" svg:width="0.036cm" svg:height="0.009cm" draw:transform="rotate (-0.107686814848051) translate (5.02533431522891cm 12.8851664270977cm)" svg:viewBox="0 0 37 10" draw:points="0,1 9,8 20,10 28,7 37,0">
            <text:p/>
          </draw:polyline>
          <draw:line draw:style-name="gr7" draw:text-style-name="P5" draw:layer="layout" svg:x1="6.166cm" svg:y1="11.69cm" svg:x2="5.288cm" svg:y2="11.612cm">
            <text:p/>
          </draw:line>
          <draw:line draw:style-name="gr5" draw:text-style-name="P5" draw:layer="layout" svg:x1="6.16cm" svg:y1="12.785cm" svg:x2="6.767cm" svg:y2="12.834cm">
            <text:p/>
          </draw:line>
          <draw:line draw:style-name="gr5" draw:text-style-name="P5" draw:layer="layout" svg:x1="5.961cm" svg:y1="12.552cm" svg:x2="5.926cm" svg:y2="12.984cm">
            <text:p/>
          </draw:line>
          <draw:line draw:style-name="gr5" draw:text-style-name="P5" draw:layer="layout" svg:x1="5.728cm" svg:y1="12.75cm" svg:x2="6.088cm" svg:y2="12.779cm">
            <text:p/>
          </draw:line>
          <draw:path draw:style-name="gr5" draw:text-style-name="P5" draw:layer="layout" svg:width="0.216cm" svg:height="0.215cm" draw:transform="skewX (-0.00453785605518525) rotate (-0.0827286065445317) translate (5.84435478165391cm 12.6515658569065cm)" svg:viewBox="0 0 217 216" svg:d="M217 108l-4-28-11-25c-49-85-172-68-200 25l-2 28 2 29c26 92 149 108 200 26l11-27z">
            <text:p/>
          </draw:path>
          <draw:line draw:style-name="gr5" draw:text-style-name="P5" draw:layer="layout" svg:x1="6.088cm" svg:y1="12.779cm" svg:x2="6.16cm" svg:y2="12.785cm">
            <text:p/>
          </draw:line>
          <draw:polyline draw:style-name="gr5" draw:text-style-name="P5" draw:layer="layout" svg:width="0.144cm" svg:height="0.145cm" draw:transform="rotate (-0.0762708883121531) translate (5.95478723643581cm 12.6245154306816cm)" svg:viewBox="0 0 145 146" draw:points="1,0 0,145 145,146">
            <text:p/>
          </draw:polyline>
          <draw:polyline draw:style-name="gr5" draw:text-style-name="P5" draw:layer="layout" svg:width="0.144cm" svg:height="0.144cm" draw:transform="skewX (-0.00698131700797732) rotate (-0.0825540736193322) translate (5.79999498539325cm 12.7557405382954cm)" svg:viewBox="0 0 145 145" draw:points="0,0 145,0 144,145">
            <text:p/>
          </draw:polyline>
          <draw:polygon draw:style-name="gr2" draw:text-style-name="P2" draw:layer="layout" svg:width="0.021cm" svg:height="0.002cm" draw:transform="rotate (-0.0949459113084921) translate (5.952455053585cm 12.6605297249861cm)" svg:viewBox="0 0 22 3" draw:points="0,0 22,3 0,3">
            <text:p/>
          </draw:polygon>
          <draw:polygon draw:style-name="gr2" draw:text-style-name="P2" draw:layer="layout" svg:width="0.04cm" svg:height="0.007cm" draw:transform="rotate (-0.072954762733364) translate (5.95227519260818cm 12.6621247082755cm)" svg:viewBox="0 0 41 8" draw:points="0,0 41,8 0,7">
            <text:p/>
          </draw:polygon>
          <draw:polygon draw:style-name="gr2" draw:text-style-name="P2" draw:layer="layout" svg:width="0.04cm" svg:height="0.007cm" draw:transform="rotate (-0.072954762733364) translate (5.95232670222435cm 12.6621284728285cm)" svg:viewBox="0 0 41 8" draw:points="0,0 22,0 41,8">
            <text:p/>
          </draw:polygon>
          <draw:polygon draw:style-name="gr2" draw:text-style-name="P2" draw:layer="layout" svg:width="0.059cm" svg:height="0.01cm" draw:transform="rotate (-0.0830776723949305) translate (5.95181329678174cm 12.6685234641983cm)" svg:viewBox="0 0 60 11" draw:points="0,0 60,11 0,11">
            <text:p/>
          </draw:polygon>
          <draw:polygon draw:style-name="gr2" draw:text-style-name="P2" draw:layer="layout" svg:width="0.059cm" svg:height="0.01cm" draw:transform="rotate (-0.0830776723949305) translate (5.95182336669cm 12.6684025324228cm)" svg:viewBox="0 0 60 11" draw:points="0,0 41,0 60,11">
            <text:p/>
          </draw:polygon>
          <draw:polygon draw:style-name="gr2" draw:text-style-name="P2" draw:layer="layout" svg:width="0.076cm" svg:height="0.013cm" draw:transform="rotate (-0.0778416846389478) translate (5.95094817415469cm 12.678912919771cm)" svg:viewBox="0 0 77 14" draw:points="0,0 77,14 0,14">
            <text:p/>
          </draw:polygon>
          <draw:polygon draw:style-name="gr2" draw:text-style-name="P2" draw:layer="layout" svg:width="0.076cm" svg:height="0.013cm" draw:transform="rotate (-0.0778416846389478) translate (5.95097901293749cm 12.6789153251741cm)" svg:viewBox="0 0 77 14" draw:points="0,0 60,0 77,14">
            <text:p/>
          </draw:polygon>
          <draw:polygon draw:style-name="gr2" draw:text-style-name="P2" draw:layer="layout" svg:width="0.089cm" svg:height="0.017cm" draw:transform="skewX (-0.0555014702134196) rotate (-0.0886627260013129) translate (5.9491261682502cm 12.6916318769887cm)" svg:viewBox="0 0 90 18" draw:points="1,0 90,17 0,18">
            <text:p/>
          </draw:polygon>
          <draw:polygon draw:style-name="gr2" draw:text-style-name="P2" draw:layer="layout" svg:width="0.088cm" svg:height="0.017cm" draw:transform="skewX (-0.0555014702134196) rotate (-0.0886627260013129) translate (5.94997406481591cm 12.6910462632365cm)" svg:viewBox="0 0 89 18" draw:points="0,1 77,0 89,18">
            <text:p/>
          </draw:polygon>
          <draw:polygon draw:style-name="gr2" draw:text-style-name="P2" draw:layer="layout" svg:width="0.099cm" svg:height="0.019cm" draw:transform="rotate (-0.0797615468161415) translate (5.94859753671705cm 12.7084916026559cm)" svg:viewBox="0 0 100 20" draw:points="0,0 100,20 0,20">
            <text:p/>
          </draw:polygon>
          <draw:polygon draw:style-name="gr2" draw:text-style-name="P2" draw:layer="layout" svg:width="0.099cm" svg:height="0.019cm" draw:transform="rotate (-0.0797615468161415) translate (5.94860451276541cm 12.7084921602593cm)" svg:viewBox="0 0 100 20" draw:points="0,0 90,0 100,20">
            <text:p/>
          </draw:polygon>
          <draw:polygon draw:style-name="gr2" draw:text-style-name="P2" draw:layer="layout" svg:width="0.107cm" svg:height="0.02cm" draw:transform="skewX (0.0499164166070378) rotate (-0.0747000919853582) translate (5.94706429643757cm 12.7276771343686cm)" svg:viewBox="0 0 108 21" draw:points="0,0 108,21 1,20">
            <text:p/>
          </draw:polygon>
          <draw:polygon draw:style-name="gr2" draw:text-style-name="P2" draw:layer="layout" svg:width="0.107cm" svg:height="0.02cm" draw:transform="skewX (0.0499164166070378) rotate (-0.0747000919853582) translate (5.94706429643757cm 12.7276771343686cm)" svg:viewBox="0 0 108 21" draw:points="0,0 100,1 108,21">
            <text:p/>
          </draw:polygon>
          <draw:polygon draw:style-name="gr2" draw:text-style-name="P2" draw:layer="layout" svg:width="0.108cm" svg:height="0.021cm" draw:transform="skewX (-0.0476474885794452) rotate (-0.0816814089933351) translate (5.94452895149033cm 12.7467806437159cm)" svg:viewBox="0 0 109 22" draw:points="1,0 109,21 0,22">
            <text:p/>
          </draw:polygon>
          <draw:polygon draw:style-name="gr2" draw:text-style-name="P2" draw:layer="layout" svg:width="0.107cm" svg:height="0.021cm" draw:transform="skewX (-0.0476474885794452) rotate (-0.0816814089933351) translate (5.94552978750175cm 12.7466944760648cm)" svg:viewBox="0 0 108 22" draw:points="0,0 107,0 108,22">
            <text:p/>
          </draw:polygon>
          <draw:polygon draw:style-name="gr2" draw:text-style-name="P2" draw:layer="layout" svg:width="0.108cm" svg:height="0.021cm" draw:transform="rotate (-0.0823795406941328) translate (5.83594003305642cm 12.7589821135856cm)" svg:viewBox="0 0 109 22" draw:points="0,0 109,21 2,22">
            <text:p/>
          </draw:polygon>
          <draw:polygon draw:style-name="gr2" draw:text-style-name="P2" draw:layer="layout" svg:width="0.108cm" svg:height="0.021cm" draw:transform="rotate (-0.0823795406941328) translate (5.83596039561527cm 12.7587354931859cm)" svg:viewBox="0 0 109 22" draw:points="0,0 109,0 109,22">
            <text:p/>
          </draw:polygon>
          <draw:polygon draw:style-name="gr2" draw:text-style-name="P2" draw:layer="layout" svg:width="0.105cm" svg:height="0.021cm" draw:transform="skewX (-0.0453785605518526) rotate (-0.0839503370209276) translate (5.83660541145127cm 12.7807577364995cm)" svg:viewBox="0 0 106 22" draw:points="0,0 106,21 3,22">
            <text:p/>
          </draw:polygon>
          <draw:polygon draw:style-name="gr2" draw:text-style-name="P2" draw:layer="layout" svg:width="0.106cm" svg:height="0.021cm" draw:transform="skewX (-0.0453785605518525) rotate (-0.0839503370209276) translate (5.83662122047065cm 12.7803480800116cm)" svg:viewBox="0 0 107 22" draw:points="0,0 107,0 106,22">
            <text:p/>
          </draw:polygon>
          <draw:polygon draw:style-name="gr2" draw:text-style-name="P2" draw:layer="layout" svg:width="0.102cm" svg:height="0.019cm" draw:transform="rotate (-0.0781907504893467) translate (5.83893371336888cm 12.8018623368529cm)" svg:viewBox="0 0 103 20" draw:points="0,0 103,20 10,20">
            <text:p/>
          </draw:polygon>
          <draw:polygon draw:style-name="gr2" draw:text-style-name="P2" draw:layer="layout" svg:width="0.102cm" svg:height="0.019cm" draw:transform="rotate (-0.0781907504893467) translate (5.83893371336888cm 12.8018623368529cm)" svg:viewBox="0 0 103 20" draw:points="0,0 103,0 103,20">
            <text:p/>
          </draw:polygon>
          <draw:polygon draw:style-name="gr2" draw:text-style-name="P2" draw:layer="layout" svg:width="0.092cm" svg:height="0.015cm" draw:transform="skewX (0.066497044500984) rotate (-0.0759218224617542) translate (5.84778535801692cm 12.8218815948065cm)" svg:viewBox="0 0 93 16" draw:points="0,0 93,16 16,15">
            <text:p/>
          </draw:polygon>
          <draw:polygon draw:style-name="gr2" draw:text-style-name="P2" draw:layer="layout" svg:width="0.092cm" svg:height="0.015cm" draw:transform="skewX (0.066497044500984) rotate (-0.0759218224617542) translate (5.84778535801692cm 12.8218815948065cm)" svg:viewBox="0 0 93 16" draw:points="0,0 92,0 93,16">
            <text:p/>
          </draw:polygon>
          <draw:polygon draw:style-name="gr2" draw:text-style-name="P2" draw:layer="layout" svg:width="0.077cm" svg:height="0.014cm" draw:transform="skewX (0.066497044500984) rotate (-0.0905825881785065) translate (5.86175412459391cm 12.8382890372359cm)" svg:viewBox="0 0 78 15" draw:points="0,0 78,14 16,15">
            <text:p/>
          </draw:polygon>
          <draw:polygon draw:style-name="gr2" draw:text-style-name="P2" draw:layer="layout" svg:width="0.077cm" svg:height="0.014cm" draw:transform="skewX (0.066497044500984) rotate (-0.0905825881785065) translate (5.86188051971614cm 12.8374910098415cm)" svg:viewBox="0 0 78 15" draw:points="0,1 77,0 78,15">
            <text:p/>
          </draw:polygon>
          <draw:polygon draw:style-name="gr2" draw:text-style-name="P2" draw:layer="layout" svg:width="0.062cm" svg:height="0.009cm" draw:transform="rotate (-0.0804596785169392) translate (5.87498769293001cm 12.8538329300637cm)" svg:viewBox="0 0 63 10" draw:points="0,0 63,10 19,10">
            <text:p/>
          </draw:polygon>
          <draw:polygon draw:style-name="gr2" draw:text-style-name="P2" draw:layer="layout" svg:width="0.062cm" svg:height="0.009cm" draw:transform="rotate (-0.0804596785169392) translate (5.87498944784717cm 12.8538111660127cm)" svg:viewBox="0 0 63 10" draw:points="0,0 63,0 63,10">
            <text:p/>
          </draw:polygon>
          <draw:polygon draw:style-name="gr2" draw:text-style-name="P2" draw:layer="layout" svg:width="0.021cm" svg:height="0.002cm" draw:transform="rotate (-0.0905825881785065) translate (5.91375756174924cm 12.8720040074648cm)" svg:viewBox="0 0 22 3" draw:points="0,0 22,0 22,3">
            <text:p/>
          </draw:polygon>
          <draw:polygon draw:style-name="gr2" draw:text-style-name="P2" draw:layer="layout" svg:width="0.042cm" svg:height="0.007cm" draw:transform="rotate (-0.0680678408277793) translate (5.89346673455572cm 12.864166259525cm)" svg:viewBox="0 0 43 8" draw:points="0,0 43,8 22,7">
            <text:p/>
          </draw:polygon>
          <draw:polygon draw:style-name="gr2" draw:text-style-name="P2" draw:layer="layout" svg:width="0.042cm" svg:height="0.007cm" draw:transform="rotate (-0.0680678408277793) translate (5.89346673455572cm 12.864166259525cm)" svg:viewBox="0 0 43 8" draw:points="0,0 43,1 43,8">
            <text:p/>
          </draw:polygon>
          <draw:line draw:style-name="gr7" draw:text-style-name="P5" draw:layer="layout" svg:x1="6.121cm" svg:y1="12.602cm" svg:x2="6.246cm" svg:y2="12.612cm">
            <text:p/>
          </draw:line>
          <draw:polyline draw:style-name="gr7" draw:text-style-name="P5" draw:layer="layout" svg:width="0.102cm" svg:height="0.119cm" draw:transform="skewX (0.0083775804095728) rotate (-0.0781907504893467) translate (6.31007056951824cm 12.5147876082938cm)" svg:viewBox="0 0 103 120" draw:points="67,0 0,119 103,120">
            <text:p/>
          </draw:polyline>
          <draw:line draw:style-name="gr7" draw:text-style-name="P5" draw:layer="layout" svg:x1="6.376cm" svg:y1="12.52cm" svg:x2="6.362cm" svg:y2="12.7cm">
            <text:p/>
          </draw:line>
          <draw:polyline draw:style-name="gr7" draw:text-style-name="P5" draw:layer="layout" svg:width="0.014cm" svg:height="0.017cm" draw:transform="skewX (-0.0555014702134197) rotate (-0.124441975667196) translate (6.4313081667544cm 12.6873126882987cm)" svg:viewBox="0 0 15 18" draw:points="9,0 0,9 9,18 15,9">
            <text:p/>
          </draw:polyline>
          <draw:polyline draw:style-name="gr7" draw:text-style-name="P5" draw:layer="layout" svg:width="0.095cm" svg:height="0.18cm" draw:transform="skewX (-0.00541052068118243) rotate (-0.0830776723949305) translate (6.51361415179915cm 12.5307494508239cm)" svg:viewBox="0 0 96 181" draw:points="84,0 13,0 7,77 13,68 35,59 56,59 75,68 90,85 96,111 96,130 90,156 75,172 55,181 34,181 13,173 6,165 0,147">
            <text:p/>
          </draw:polyline>
          <draw:polyline draw:style-name="gr7" draw:text-style-name="P5" draw:layer="layout" svg:width="0.089cm" svg:height="0.18cm" draw:transform="skewX (-0.0109955742875643) rotate (-0.0886627260013129) translate (6.65133158024258cm 12.5416478604451cm)" svg:viewBox="0 0 90 181" draw:points="90,59 81,85 68,102 47,111 41,111 19,103 6,85 0,60 0,52 6,26 19,9 41,0 47,0 68,9 81,25 90,59 90,102 81,146 68,172 47,181 34,181 13,173 6,156">
            <text:p/>
          </draw:polyline>
          <draw:line draw:style-name="gr5" draw:text-style-name="P5" draw:layer="layout" svg:x1="7.505cm" svg:y1="13.56cm" svg:x2="6.526cm" svg:y2="13.47cm">
            <text:p/>
          </draw:line>
          <draw:polyline draw:style-name="gr7" draw:text-style-name="P5" draw:layer="layout" svg:width="0.127cm" svg:height="0.29cm" draw:transform="rotate (-0.0780162175641473) translate (8.32302391865362cm 13.386659135425cm)" svg:viewBox="0 0 128 291" draw:points="128,291 125,281 87,179 42,79 0,0">
            <text:p/>
          </draw:polyline>
          <draw:polyline draw:style-name="gr7" draw:text-style-name="P5" draw:layer="layout" svg:width="0.218cm" svg:height="0.229cm" draw:transform="skewX (-0.00436332312998582) rotate (-0.082030474843734) translate (8.04507174041236cm 13.0006986617877cm)" svg:viewBox="0 0 219 230" draw:points="219,230 170,168 98,87 17,10 0,0">
            <text:p/>
          </draw:polyline>
          <draw:polyline draw:style-name="gr7" draw:text-style-name="P5" draw:layer="layout" svg:width="0.329cm" svg:height="0.16cm" draw:transform="rotate (-0.0818559419185345) translate (7.61076419694212cm 12.7083830448912cm)" svg:viewBox="0 0 330 161" draw:points="330,161 298,140 202,85 102,38 0,0">
            <text:p/>
          </draw:polyline>
          <draw:polyline draw:style-name="gr7" draw:text-style-name="P5" draw:layer="layout" svg:width="0.5cm" svg:height="0.322cm" draw:transform="skewX (-0.00314159265358978) rotate (-0.0801106126665403) translate (7.12295996926539cm 11.7770014907421cm)" svg:viewBox="0 0 501 323" draw:points="501,0 332,98 168,204 9,317 0,323">
            <text:p/>
          </draw:polyline>
          <draw:polyline draw:style-name="gr7" draw:text-style-name="P5" draw:layer="layout" svg:width="0.452cm" svg:height="0.449cm" draw:transform="rotate (-0.079587013890942) translate (6.38568487903411cm 12.2417958765393cm)" svg:viewBox="0 0 453 450" draw:points="453,0 406,38 264,170 128,308 0,450">
            <text:p/>
          </draw:polyline>
          <draw:polyline draw:style-name="gr7" draw:text-style-name="P5" draw:layer="layout" svg:width="0.345cm" svg:height="0.535cm" draw:transform="rotate (-0.0809832772925374) translate (5.78715062994127cm 12.8915317291353cm)" svg:viewBox="0 0 346 536" draw:points="346,0 302,62 191,221 87,385 0,536">
            <text:p/>
          </draw:polyline>
          <draw:line draw:style-name="gr7" draw:text-style-name="P5" draw:layer="layout" svg:x1="4.688cm" svg:y1="13.8cm" svg:x2="4.699cm" svg:y2="13.665cm">
            <text:p/>
          </draw:line>
          <draw:line draw:style-name="gr7" draw:text-style-name="P5" draw:layer="layout" svg:x1="4.776cm" svg:y1="13.67cm" svg:x2="4.762cm" svg:y2="13.806cm">
            <text:p/>
          </draw:line>
          <draw:line draw:style-name="gr7" draw:text-style-name="P5" draw:layer="layout" svg:x1="5.553cm" svg:y1="13.734cm" svg:x2="5.573cm" svg:y2="13.736cm">
            <text:p/>
          </draw:line>
          <draw:polyline draw:style-name="gr7" draw:text-style-name="P5" draw:layer="layout" svg:width="0.032cm" svg:height="0.059cm" draw:transform="skewX (0.0165806278939461) rotate (-0.0605629250442042) translate (4.90798050508816cm 13.6829508424322cm)" svg:viewBox="0 0 33 60" draw:points="0,60 15,58 28,45 33,31 28,16 18,4 3,0">
            <text:p/>
          </draw:polyline>
          <draw:polyline draw:style-name="gr7" draw:text-style-name="P5" draw:layer="layout" svg:width="0.018cm" svg:height="0.006cm" draw:transform="skewX (0.141895268187139) rotate (-0.05550147021342) translate (5.62942123648578cm 13.7434477991767cm)" svg:viewBox="0 0 19 7" draw:points="19,7 15,3 9,0 3,2 0,7">
            <text:p/>
          </draw:polyline>
          <draw:polyline draw:style-name="gr7" draw:text-style-name="P5" draw:layer="layout" svg:width="0.018cm" svg:height="0.009cm" draw:transform="skewX (-0.0996583002888762) rotate (-0.0996583002888774) translate (5.69386868265079cm 13.748204290559cm)" svg:viewBox="0 0 19 10" draw:points="19,9 16,2 10,0 5,3 0,10">
            <text:p/>
          </draw:polyline>
          <draw:line draw:style-name="gr5" draw:text-style-name="P5" draw:layer="layout" svg:x1="5.688cm" svg:y1="11.072cm" svg:x2="6.295cm" svg:y2="11.121cm">
            <text:p/>
          </draw:line>
          <draw:line draw:style-name="gr5" draw:text-style-name="P5" draw:layer="layout" svg:x1="5.488cm" svg:y1="10.838cm" svg:x2="5.453cm" svg:y2="11.27cm">
            <text:p/>
          </draw:line>
          <draw:line draw:style-name="gr5" draw:text-style-name="P5" draw:layer="layout" svg:x1="5.255cm" svg:y1="11.037cm" svg:x2="5.615cm" svg:y2="11.066cm">
            <text:p/>
          </draw:line>
          <draw:path draw:style-name="gr5" draw:text-style-name="P5" draw:layer="layout" svg:width="0.216cm" svg:height="0.215cm" draw:transform="skewX (-0.00471238898038469) rotate (-0.0827286065445317) translate (5.37122530867322cm 10.9385554438328cm)" svg:viewBox="0 0 217 216" svg:d="M217 108l-2-28-10-28c-52-82-177-63-201 28l-4 28 4 28c23 92 148 110 200 27l11-28z">
            <text:p/>
          </draw:path>
          <draw:line draw:style-name="gr5" draw:text-style-name="P5" draw:layer="layout" svg:x1="5.614cm" svg:y1="11.066cm" svg:x2="5.688cm" svg:y2="11.072cm">
            <text:p/>
          </draw:line>
          <draw:polyline draw:style-name="gr5" draw:text-style-name="P5" draw:layer="layout" svg:width="0.144cm" svg:height="0.145cm" draw:transform="rotate (-0.0762708883121531) translate (5.48174037234925cm 10.9107102114105cm)" svg:viewBox="0 0 145 146" draw:points="1,0 0,145 145,146">
            <text:p/>
          </draw:polyline>
          <draw:polyline draw:style-name="gr5" draw:text-style-name="P5" draw:layer="layout" svg:width="0.144cm" svg:height="0.144cm" draw:transform="skewX (-0.00698131700797732) rotate (-0.0825540736193322) translate (5.32688394562636cm 11.0427346929456cm)" svg:viewBox="0 0 145 145" draw:points="0,0 145,0 144,145">
            <text:p/>
          </draw:polyline>
          <draw:polygon draw:style-name="gr2" draw:text-style-name="P2" draw:layer="layout" svg:width="0.021cm" svg:height="0.002cm" draw:transform="rotate (-0.0949459113084921) translate (5.47940818949844cm 10.946724505715cm)" svg:viewBox="0 0 22 3" draw:points="0,0 22,3 0,3">
            <text:p/>
          </draw:polygon>
          <draw:polygon draw:style-name="gr2" draw:text-style-name="P2" draw:layer="layout" svg:width="0.043cm" svg:height="0.007cm" draw:transform="skewX (0.141895268187139) rotate (-0.0696386371545741) translate (5.47921566245746cm 10.9491226274786cm)" svg:viewBox="0 0 44 8" draw:points="0,0 44,8 1,7">
            <text:p/>
          </draw:polygon>
          <draw:polygon draw:style-name="gr2" draw:text-style-name="P2" draw:layer="layout" svg:width="0.043cm" svg:height="0.007cm" draw:transform="skewX (0.141895268187139) rotate (-0.0696386371545741) translate (5.47921566245746cm 10.9491226274786cm)" svg:viewBox="0 0 44 8" draw:points="0,0 22,0 44,8">
            <text:p/>
          </draw:polygon>
          <draw:polygon draw:style-name="gr2" draw:text-style-name="P2" draw:layer="layout" svg:width="0.062cm" svg:height="0.01cm" draw:transform="rotate (-0.0804596785169392) translate (5.47870225701485cm 10.9555176188484cm)" svg:viewBox="0 0 63 11" draw:points="0,0 63,11 0,11">
            <text:p/>
          </draw:polygon>
          <draw:polygon draw:style-name="gr2" draw:text-style-name="P2" draw:layer="layout" svg:width="0.062cm" svg:height="0.01cm" draw:transform="rotate (-0.0804596785169392) translate (5.47870347195749cm 10.9555025514284cm)" svg:viewBox="0 0 63 11" draw:points="0,0 43,0 63,11">
            <text:p/>
          </draw:polygon>
          <draw:polygon draw:style-name="gr2" draw:text-style-name="P2" draw:layer="layout" svg:width="0.078cm" svg:height="0.013cm" draw:transform="rotate (-0.0757472895365548) translate (5.47780865839824cm 10.9659049782783cm)" svg:viewBox="0 0 79 14" draw:points="0,0 79,14 0,14">
            <text:p/>
          </draw:polygon>
          <draw:polygon draw:style-name="gr2" draw:text-style-name="P2" draw:layer="layout" svg:width="0.078cm" svg:height="0.013cm" draw:transform="rotate (-0.0757472895365548) translate (5.4778679731706cm 10.9659094798243cm)" svg:viewBox="0 0 79 14" draw:points="0,0 63,0 79,14">
            <text:p/>
          </draw:polygon>
          <draw:polygon draw:style-name="gr2" draw:text-style-name="P2" draw:layer="layout" svg:width="0.091cm" svg:height="0.017cm" draw:transform="rotate (-0.0759218224617542) translate (5.47676747336235cm 10.9786938571923cm)" svg:viewBox="0 0 92 18" draw:points="0,0 92,18 0,18">
            <text:p/>
          </draw:polygon>
          <draw:polygon draw:style-name="gr2" draw:text-style-name="P2" draw:layer="layout" svg:width="0.091cm" svg:height="0.017cm" draw:transform="rotate (-0.0759218224617542) translate (5.47684116228538cm 10.9786994625638cm)" svg:viewBox="0 0 92 18" draw:points="0,0 79,0 92,18">
            <text:p/>
          </draw:polygon>
          <draw:polygon draw:style-name="gr2" draw:text-style-name="P2" draw:layer="layout" svg:width="0.103cm" svg:height="0.017cm" draw:transform="skewX (0.0555014702134197) rotate (-0.0781907504893467) translate (5.47549347299853cm 10.9954863149095cm)" svg:viewBox="0 0 104 18" draw:points="0,0 104,18 1,18">
            <text:p/>
          </draw:polygon>
          <draw:polygon draw:style-name="gr2" draw:text-style-name="P2" draw:layer="layout" svg:width="0.103cm" svg:height="0.017cm" draw:transform="skewX (0.0555014702134197) rotate (-0.0781907504893467) translate (5.47549347299853cm 10.9954863149094cm)" svg:viewBox="0 0 104 18" draw:points="0,0 92,0 104,18">
            <text:p/>
          </draw:polygon>
          <draw:polygon draw:style-name="gr2" draw:text-style-name="P2" draw:layer="layout" svg:width="0.108cm" svg:height="0.021cm" draw:transform="rotate (-0.0823795406941328) translate (5.47414578371166cm 11.0122731672551cm)" svg:viewBox="0 0 109 22" draw:points="0,0 109,21 0,22">
            <text:p/>
          </draw:polygon>
          <draw:polygon draw:style-name="gr2" draw:text-style-name="P2" draw:layer="layout" svg:width="0.108cm" svg:height="0.021cm" draw:transform="rotate (-0.0823795406941328) translate (5.47416494847293cm 11.0120410539378cm)" svg:viewBox="0 0 109 22" draw:points="0,0 103,0 109,22">
            <text:p/>
          </draw:polygon>
          <draw:polygon draw:style-name="gr2" draw:text-style-name="P2" draw:layer="layout" svg:width="0.108cm" svg:height="0.021cm" draw:transform="skewX (-0.0476474885794452) rotate (-0.0823795406941328) translate (5.47143303525012cm 11.0337753476344cm)" svg:viewBox="0 0 109 22" draw:points="1,0 109,21 0,22">
            <text:p/>
          </draw:polygon>
          <draw:polygon draw:style-name="gr2" draw:text-style-name="P2" draw:layer="layout" svg:width="0.108cm" svg:height="0.021cm" draw:transform="skewX (-0.0476474885794452) rotate (-0.0823795406941328) translate (5.47242164315836cm 11.0336086717687cm)" svg:viewBox="0 0 109 22" draw:points="0,0 109,0 108,22">
            <text:p/>
          </draw:polygon>
          <draw:polygon draw:style-name="gr2" draw:text-style-name="P2" draw:layer="layout" svg:width="0.107cm" svg:height="0.021cm" draw:transform="skewX (-0.0453785605518526) rotate (-0.0816814089933351) translate (5.36282899328953cm 11.0459762682357cm)" svg:viewBox="0 0 108 22" draw:points="0,0 108,21 1,22">
            <text:p/>
          </draw:polygon>
          <draw:polygon draw:style-name="gr2" draw:text-style-name="P2" draw:layer="layout" svg:width="0.108cm" svg:height="0.021cm" draw:transform="skewX (-0.0453785605518526) rotate (-0.0816814089933351) translate (5.36283521767207cm 11.0458048864241cm)" svg:viewBox="0 0 109 22" draw:points="0,0 109,0 108,22">
            <text:p/>
          </draw:polygon>
          <draw:polygon draw:style-name="gr2" draw:text-style-name="P2" draw:layer="layout" svg:width="0.104cm" svg:height="0.021cm" draw:transform="skewX (-0.0476474885794452) rotate (-0.0747000919853582) translate (5.36269499776316cm 11.0676877154693cm)" svg:viewBox="0 0 105 22" draw:points="0,0 105,22 5,22">
            <text:p/>
          </draw:polygon>
          <draw:polygon draw:style-name="gr2" draw:text-style-name="P2" draw:layer="layout" svg:width="0.106cm" svg:height="0.021cm" draw:transform="skewX (-0.0476474885794452) rotate (-0.0747000919853582) translate (5.36269499776316cm 11.0676877154693cm)" svg:viewBox="0 0 107 22" draw:points="0,0 107,1 105,22">
            <text:p/>
          </draw:polygon>
          <draw:polygon draw:style-name="gr2" draw:text-style-name="P2" draw:layer="layout" svg:width="0.099cm" svg:height="0.017cm" draw:transform="rotate (-0.0790634151153438) translate (5.36742142144444cm 11.0889848428637cm)" svg:viewBox="0 0 100 18" draw:points="0,0 100,18 10,18">
            <text:p/>
          </draw:polygon>
          <draw:polygon draw:style-name="gr2" draw:text-style-name="P2" draw:layer="layout" svg:width="0.099cm" svg:height="0.017cm" draw:transform="rotate (-0.0790634151153438) translate (5.36742142144444cm 11.0889848428637cm)" svg:viewBox="0 0 100 18" draw:points="0,0 100,0 100,18">
            <text:p/>
          </draw:polygon>
          <draw:polygon draw:style-name="gr2" draw:text-style-name="P2" draw:layer="layout" svg:width="0.09cm" svg:height="0.017cm" draw:transform="skewX (0.0588175957922089) rotate (-0.0776671517137484) translate (5.37646559313344cm 11.1066059790536cm)" svg:viewBox="0 0 91 18" draw:points="0,0 91,18 14,18">
            <text:p/>
          </draw:polygon>
          <draw:polygon draw:style-name="gr2" draw:text-style-name="P2" draw:layer="layout" svg:width="0.09cm" svg:height="0.017cm" draw:transform="skewX (0.0588175957922089) rotate (-0.0776671517137484) translate (5.37646559313344cm 11.1066059790536cm)" svg:viewBox="0 0 91 18" draw:points="0,0 90,0 91,18">
            <text:p/>
          </draw:polygon>
          <draw:polygon draw:style-name="gr2" draw:text-style-name="P2" draw:layer="layout" svg:width="0.076cm" svg:height="0.012cm" draw:transform="rotate (-0.0905825881785065) translate (5.38790788658612cm 11.1244196422844cm)" svg:viewBox="0 0 77 13" draw:points="0,0 77,13 17,13">
            <text:p/>
          </draw:polygon>
          <draw:polygon draw:style-name="gr2" draw:text-style-name="P2" draw:layer="layout" svg:width="0.076cm" svg:height="0.013cm" draw:transform="rotate (-0.0905825881785065) translate (5.38798081346393cm 11.1236167583077cm)" svg:viewBox="0 0 77 14" draw:points="0,1 77,0 77,14">
            <text:p/>
          </draw:polygon>
          <draw:polygon draw:style-name="gr2" draw:text-style-name="P2" draw:layer="layout" svg:width="0.058cm" svg:height="0.01cm" draw:transform="skewX (-0.0905825881785057) rotate (-0.0818559419185345) translate (5.40366792804654cm 11.1385573143108cm)" svg:viewBox="0 0 59 11" draw:points="0,0 59,11 18,11">
            <text:p/>
          </draw:polygon>
          <draw:polygon draw:style-name="gr2" draw:text-style-name="P2" draw:layer="layout" svg:width="0.059cm" svg:height="0.01cm" draw:transform="skewX (-0.0905825881785057) rotate (-0.0818559419185345) translate (5.40366700821244cm 11.1384519117627cm)" svg:viewBox="0 0 60 11" draw:points="0,0 60,0 59,11">
            <text:p/>
          </draw:polygon>
          <draw:polygon draw:style-name="gr2" draw:text-style-name="P2" draw:layer="layout" svg:width="0.019cm" svg:height="0.002cm" draw:transform="rotate (-0.0949459113084921) translate (5.44311650483869cm 11.1583210491583cm)" svg:viewBox="0 0 20 3" draw:points="0,0 20,0 20,3">
            <text:p/>
          </draw:polygon>
          <draw:polygon draw:style-name="gr2" draw:text-style-name="P2" draw:layer="layout" svg:width="0.04cm" svg:height="0.007cm" draw:transform="rotate (-0.072954762733364) translate (5.42195444263127cm 11.1512887655358cm)" svg:viewBox="0 0 41 8" draw:points="0,0 41,8 22,7">
            <text:p/>
          </draw:polygon>
          <draw:polygon draw:style-name="gr2" draw:text-style-name="P2" draw:layer="layout" svg:width="0.04cm" svg:height="0.007cm" draw:transform="rotate (-0.072954762733364) translate (5.42195444263127cm 11.1512887655358cm)" svg:viewBox="0 0 41 8" draw:points="0,0 41,0 41,8">
            <text:p/>
          </draw:polygon>
          <draw:line draw:style-name="gr7" draw:text-style-name="P5" draw:layer="layout" svg:x1="5.536cm" svg:y1="10.868cm" svg:x2="5.661cm" svg:y2="10.878cm">
            <text:p/>
          </draw:line>
          <draw:polyline draw:style-name="gr7" draw:text-style-name="P5" draw:layer="layout" svg:width="0.104cm" svg:height="0.119cm" draw:transform="skewX (0.00837758040957279) rotate (-0.0760963553869536) translate (5.72248614145722cm 10.7814805004026cm)" svg:viewBox="0 0 105 120" draw:points="70,0 0,119 105,120">
            <text:p/>
          </draw:polyline>
          <draw:line draw:style-name="gr7" draw:text-style-name="P5" draw:layer="layout" svg:x1="5.792cm" svg:y1="10.787cm" svg:x2="5.778cm" svg:y2="10.967cm">
            <text:p/>
          </draw:line>
          <draw:polyline draw:style-name="gr7" draw:text-style-name="P5" draw:layer="layout" svg:width="0.014cm" svg:height="0.019cm" draw:transform="skewX (0.0499164166070378) rotate (-0.0664970445009845) translate (5.84698010724924cm 10.9529849117992cm)" svg:viewBox="0 0 15 20" draw:points="6,0 0,11 7,20 15,11">
            <text:p/>
          </draw:polyline>
          <draw:polyline draw:style-name="gr7" draw:text-style-name="P5" draw:layer="layout" svg:width="0.095cm" svg:height="0.18cm" draw:transform="skewX (-0.00541052068118241) rotate (-0.0822050077689334) translate (5.92936106069984cm 10.7976305597358cm)" svg:viewBox="0 0 96 181" draw:points="84,0 13,0 7,77 13,68 35,59 56,59 75,68 90,85 96,111 96,127 90,153 74,172 55,181 34,181 13,173 6,162 0,145">
            <text:p/>
          </draw:polyline>
          <draw:polyline draw:style-name="gr7" draw:text-style-name="P5" draw:layer="layout" svg:width="0.091cm" svg:height="0.18cm" draw:transform="skewX (-0.0109955742875643) rotate (-0.0867428638241192) translate (6.06468815082035cm 10.8083439775609cm)" svg:viewBox="0 0 92 181" draw:points="92,59 83,85 70,103 49,111 42,111 21,103 9,85 0,60 0,52 9,26 22,9 43,0 49,0 71,9 84,25 92,59 92,102 83,145 70,172 48,181 36,181 15,173 8,153">
            <text:p/>
          </draw:polyline>
          <draw:line draw:style-name="gr7" draw:text-style-name="P5" draw:layer="layout" svg:x1="4.217cm" svg:y1="11.663cm" svg:x2="4.228cm" svg:y2="11.522cm">
            <text:p/>
          </draw:line>
          <draw:line draw:style-name="gr7" draw:text-style-name="P5" draw:layer="layout" svg:x1="4.177cm" svg:y1="11.66cm" svg:x2="4.192cm" svg:y2="11.516cm">
            <text:p/>
          </draw:line>
          <draw:line draw:style-name="gr5" draw:text-style-name="P5" draw:layer="layout" svg:x1="3.287cm" svg:y1="10.965cm" svg:x2="3.571cm" svg:y2="10.057cm">
            <text:p/>
          </draw:line>
          <draw:path draw:style-name="gr5" draw:text-style-name="P5" draw:layer="layout" svg:width="0.845cm" svg:height="1.609cm" draw:transform="skewX (0.000698131700797736) rotate (-0.0804596785169392) translate (2.67408997552572cm 9.1033085055983cm)" svg:viewBox="0 0 846 1610" svg:d="M846 0l-83 6-83 13c-268 58-510 259-611 514l-30 77-21 80c-67 327 55 579 286 807l72 59 76 54">
            <text:p/>
          </draw:path>
          <draw:path draw:style-name="gr7" draw:text-style-name="P5" draw:layer="layout" svg:width="0.428cm" svg:height="0.893cm" draw:transform="rotate (-0.0792379480405432) translate (3.02708245185884cm 9.52010136300471cm)" svg:viewBox="0 0 429 894" svg:d="M429 0l-64 10-59 22c-125 47-214 146-268 265l-20 62-12 63c-29 144 54 280 148 381l55 48 60 43">
            <text:p/>
          </draw:path>
          <draw:path draw:style-name="gr7" draw:text-style-name="P5" draw:layer="layout" svg:width="0.71cm" svg:height="0.109cm" draw:transform="rotate (-0.0802851455917397) translate (2.95394724706597cm 10.7970730887657cm)" svg:viewBox="0 0 711 110" svg:d="M0 0l76 38c185 75 392 94 585 43l50-15">
            <text:p/>
          </draw:path>
          <draw:path draw:style-name="gr7" draw:text-style-name="P5" draw:layer="layout" svg:width="0.356cm" svg:height="0.618cm" draw:transform="rotate (-0.0809832772925374) translate (3.9999680529767cm 10.1807998167351cm)" svg:viewBox="0 0 357 619" svg:d="M0 619l40-33c144-114 267-321 302-501l15-85">
            <text:p/>
          </draw:path>
          <draw:line draw:style-name="gr7" draw:text-style-name="P5" draw:layer="layout" svg:x1="4.913cm" svg:y1="10.28cm" svg:x2="4.87cm" svg:y2="11.17cm">
            <text:p/>
          </draw:line>
          <draw:line draw:style-name="gr5" draw:text-style-name="P5" draw:layer="layout" svg:x1="5.912cm" svg:y1="4.362cm" svg:x2="6.521cm" svg:y2="4.411cm">
            <text:p/>
          </draw:line>
          <draw:line draw:style-name="gr5" draw:text-style-name="P5" draw:layer="layout" svg:x1="5.714cm" svg:y1="4.128cm" svg:x2="5.679cm" svg:y2="4.56cm">
            <text:p/>
          </draw:line>
          <draw:line draw:style-name="gr5" draw:text-style-name="P5" draw:layer="layout" svg:x1="5.481cm" svg:y1="4.327cm" svg:x2="5.841cm" svg:y2="4.356cm">
            <text:p/>
          </draw:line>
          <draw:path draw:style-name="gr5" draw:text-style-name="P5" draw:layer="layout" svg:width="0.216cm" svg:height="0.217cm" draw:transform="rotate (-0.0781907504893467) translate (5.59701407220742cm 4.2281248594114cm)" svg:viewBox="0 0 217 218" svg:d="M217 108l-2-27-10-26c-53-85-174-67-201 26l-4 27 4 28c26 91 141 114 200 28l11-28z">
            <text:p/>
          </draw:path>
          <draw:line draw:style-name="gr5" draw:text-style-name="P5" draw:layer="layout" svg:x1="5.84cm" svg:y1="4.356cm" svg:x2="5.912cm" svg:y2="4.362cm">
            <text:p/>
          </draw:line>
          <draw:polyline draw:style-name="gr5" draw:text-style-name="P5" draw:layer="layout" svg:width="0.144cm" svg:height="0.144cm" draw:transform="skewX (-0.00698131700797733) rotate (-0.0830776723949305) translate (5.70746017308697cm 4.2005758835025cm)" svg:viewBox="0 0 145 145" draw:points="1,0 0,145 145,145">
            <text:p/>
          </draw:polyline>
          <draw:polyline draw:style-name="gr5" draw:text-style-name="P5" draw:layer="layout" svg:width="0.145cm" svg:height="0.145cm" draw:transform="skewX (0.00698131700797733) rotate (-0.0762708883121531) translate (5.55260192605032cm 4.3329599198031cm)" svg:viewBox="0 0 146 146" draw:points="0,0 145,1 146,146">
            <text:p/>
          </draw:polyline>
          <draw:polygon draw:style-name="gr2" draw:text-style-name="P2" draw:layer="layout" svg:width="0.021cm" svg:height="0.003cm" draw:transform="rotate (-0.0453785605518535) translate (5.70504167287796cm 4.2365910098909cm)" svg:viewBox="0 0 22 4" draw:points="0,0 22,4 0,3">
            <text:p/>
          </draw:polygon>
          <draw:polygon draw:style-name="gr2" draw:text-style-name="P2" draw:layer="layout" svg:width="0.043cm" svg:height="0.007cm" draw:transform="skewX (0.141895268187139) rotate (-0.0696386371545741) translate (5.70502459735352cm 4.2381948107395cm)" svg:viewBox="0 0 44 8" draw:points="0,0 44,8 1,7">
            <text:p/>
          </draw:polygon>
          <draw:polygon draw:style-name="gr2" draw:text-style-name="P2" draw:layer="layout" svg:width="0.043cm" svg:height="0.007cm" draw:transform="skewX (0.141895268187139) rotate (-0.0696386371545741) translate (5.70502459735352cm 4.2381948107395cm)" svg:viewBox="0 0 44 8" draw:points="0,0 22,0 44,8">
            <text:p/>
          </draw:polygon>
          <draw:polygon draw:style-name="gr2" draw:text-style-name="P2" draw:layer="layout" svg:width="0.062cm" svg:height="0.011cm" draw:transform="rotate (-0.0644026493985914) translate (5.70433520765157cm 4.2445784525608cm)" svg:viewBox="0 0 63 12" draw:points="0,0 63,12 0,11">
            <text:p/>
          </draw:polygon>
          <draw:polygon draw:style-name="gr2" draw:text-style-name="P2" draw:layer="layout" svg:width="0.061cm" svg:height="0.011cm" draw:transform="rotate (-0.0644026493985914) translate (5.70451119191091cm 4.2445898021093cm)" svg:viewBox="0 0 62 12" draw:points="0,0 43,1 62,12">
            <text:p/>
          </draw:polygon>
          <draw:polygon draw:style-name="gr2" draw:text-style-name="P2" draw:layer="layout" svg:width="0.076cm" svg:height="0.013cm" draw:transform="rotate (-0.0778416846389478) translate (5.70358189360353cm 4.2557786316032cm)" svg:viewBox="0 0 77 14" draw:points="0,0 77,14 0,14">
            <text:p/>
          </draw:polygon>
          <draw:polygon draw:style-name="gr2" draw:text-style-name="P2" draw:layer="layout" svg:width="0.076cm" svg:height="0.013cm" draw:transform="rotate (-0.0778416846389478) translate (5.70361273238633cm 4.2557810370063cm)" svg:viewBox="0 0 77 14" draw:points="0,0 63,0 77,14">
            <text:p/>
          </draw:polygon>
          <draw:polygon draw:style-name="gr2" draw:text-style-name="P2" draw:layer="layout" svg:width="0.091cm" svg:height="0.017cm" draw:transform="rotate (-0.0750491578357571) translate (5.70256105064246cm 4.2677649503818cm)" svg:viewBox="0 0 92 18" draw:points="0,0 92,18 0,18">
            <text:p/>
          </draw:polygon>
          <draw:polygon draw:style-name="gr2" draw:text-style-name="P2" draw:layer="layout" svg:width="0.091cm" svg:height="0.017cm" draw:transform="rotate (-0.0750491578357571) translate (5.70265009718144cm 4.2677716458247cm)" svg:viewBox="0 0 92 18" draw:points="0,0 77,0 92,18">
            <text:p/>
          </draw:polygon>
          <draw:polygon draw:style-name="gr2" draw:text-style-name="P2" draw:layer="layout" svg:width="0.099cm" svg:height="0.019cm" draw:transform="rotate (-0.0797615468161415) translate (5.70123125616589cm 4.2853573144881cm)" svg:viewBox="0 0 100 20" draw:points="0,0 100,20 0,20">
            <text:p/>
          </draw:polygon>
          <draw:polygon draw:style-name="gr2" draw:text-style-name="P2" draw:layer="layout" svg:width="0.099cm" svg:height="0.019cm" draw:transform="rotate (-0.0797615468161415) translate (5.70123823221426cm 4.2853578720915cm)" svg:viewBox="0 0 100 20" draw:points="0,0 92,0 100,20">
            <text:p/>
          </draw:polygon>
          <draw:polygon draw:style-name="gr2" draw:text-style-name="P2" draw:layer="layout" svg:width="0.106cm" svg:height="0.019cm" draw:transform="rotate (-0.0839503370209276) translate (5.69976219156675cm 4.3037434722796cm)" svg:viewBox="0 0 107 20" draw:points="0,0 107,20 0,20">
            <text:p/>
          </draw:polygon>
          <draw:polygon draw:style-name="gr2" draw:text-style-name="P2" draw:layer="layout" svg:width="0.106cm" svg:height="0.019cm" draw:transform="rotate (-0.0839503370209276) translate (5.69979446656658cm 4.3033599223826cm)" svg:viewBox="0 0 107 20" draw:points="0,0 100,0 107,20">
            <text:p/>
          </draw:polygon>
          <draw:polygon draw:style-name="gr2" draw:text-style-name="P2" draw:layer="layout" svg:width="0.108cm" svg:height="0.021cm" draw:transform="skewX (-0.0453785605518526) rotate (-0.0816814089933351) translate (5.6972759169206cm 4.322850998696cm)" svg:viewBox="0 0 109 22" draw:points="1,0 109,21 0,22">
            <text:p/>
          </draw:polygon>
          <draw:polygon draw:style-name="gr2" draw:text-style-name="P2" draw:layer="layout" svg:width="0.107cm" svg:height="0.021cm" draw:transform="skewX (-0.0453785605518526) rotate (-0.0816814089933351) translate (5.69822806231889cm 4.3227608450584cm)" svg:viewBox="0 0 108 22" draw:points="0,0 107,0 108,22">
            <text:p/>
          </draw:polygon>
          <draw:polygon draw:style-name="gr2" draw:text-style-name="P2" draw:layer="layout" svg:width="0.108cm" svg:height="0.021cm" draw:transform="rotate (-0.0823795406941328) translate (5.58857375250527cm 4.3358478254178cm)" svg:viewBox="0 0 109 22" draw:points="0,0 109,21 2,22">
            <text:p/>
          </draw:polygon>
          <draw:polygon draw:style-name="gr2" draw:text-style-name="P2" draw:layer="layout" svg:width="0.108cm" svg:height="0.021cm" draw:transform="rotate (-0.0823795406941328) translate (5.58859411506412cm 4.3356012050181cm)" svg:viewBox="0 0 109 22" draw:points="0,0 109,0 109,22">
            <text:p/>
          </draw:polygon>
          <draw:polygon draw:style-name="gr2" draw:text-style-name="P2" draw:layer="layout" svg:width="0.106cm" svg:height="0.021cm" draw:transform="rotate (-0.0846484687217253) translate (5.58850393265922cm 4.3567598987302cm)" svg:viewBox="0 0 107 22" draw:points="0,0 107,21 7,22">
            <text:p/>
          </draw:polygon>
          <draw:polygon draw:style-name="gr2" draw:text-style-name="P2" draw:layer="layout" svg:width="0.106cm" svg:height="0.021cm" draw:transform="rotate (-0.0846484687217253) translate (5.58854485366118cm 4.3562776310896cm)" svg:viewBox="0 0 107 22" draw:points="0,0 107,0 107,22">
            <text:p/>
          </draw:polygon>
          <draw:polygon draw:style-name="gr2" draw:text-style-name="P2" draw:layer="layout" svg:width="0.099cm" svg:height="0.019cm" draw:transform="skewX (-0.0476474885794452) rotate (-0.0888372589265123) translate (5.59316618066017cm 4.3788564000458cm)" svg:viewBox="0 0 100 20" draw:points="0,0 100,19 10,20">
            <text:p/>
          </draw:polygon>
          <draw:polygon draw:style-name="gr2" draw:text-style-name="P2" draw:layer="layout" svg:width="0.099cm" svg:height="0.019cm" draw:transform="skewX (-0.0476474885794452) rotate (-0.0888372589265123) translate (5.5932022432292cm 4.3779813727788cm)" svg:viewBox="0 0 100 20" draw:points="0,1 100,0 100,20">
            <text:p/>
          </draw:polygon>
          <draw:polygon draw:style-name="gr2" draw:text-style-name="P2" draw:layer="layout" svg:width="0.089cm" svg:height="0.014cm" draw:transform="rotate (-0.0776671517137484) translate (5.60208200098854cm 4.3980762840781cm)" svg:viewBox="0 0 90 15" draw:points="0,0 90,15 13,15">
            <text:p/>
          </draw:polygon>
          <draw:polygon draw:style-name="gr2" draw:text-style-name="P2" draw:layer="layout" svg:width="0.089cm" svg:height="0.014cm" draw:transform="rotate (-0.0776671517137484) translate (5.60208200098854cm 4.3980762840781cm)" svg:viewBox="0 0 90 15" draw:points="0,0 90,0 90,15">
            <text:p/>
          </draw:polygon>
          <draw:polygon draw:style-name="gr2" draw:text-style-name="P2" draw:layer="layout" svg:width="0.076cm" svg:height="0.014cm" draw:transform="rotate (-0.0778416846389478) translate (5.61365264580186cm 4.4142911994665cm)" svg:viewBox="0 0 77 15" draw:points="0,0 77,15 17,15">
            <text:p/>
          </draw:polygon>
          <draw:polygon draw:style-name="gr2" draw:text-style-name="P2" draw:layer="layout" svg:width="0.076cm" svg:height="0.014cm" draw:transform="rotate (-0.0778416846389478) translate (5.61365264580186cm 4.4142911994665cm)" svg:viewBox="0 0 77 15" draw:points="0,0 77,0 77,15">
            <text:p/>
          </draw:polygon>
          <draw:polygon draw:style-name="gr2" draw:text-style-name="P2" draw:layer="layout" svg:width="0.058cm" svg:height="0.009cm" draw:transform="skewX (-0.110653874576441) rotate (-0.0830776723949305) translate (5.63008370982285cm 4.4300917950157cm)" svg:viewBox="0 0 59 10" draw:points="0,0 59,9 18,10">
            <text:p/>
          </draw:polygon>
          <draw:polygon draw:style-name="gr2" draw:text-style-name="P2" draw:layer="layout" svg:width="0.059cm" svg:height="0.009cm" draw:transform="skewX (-0.11065387457644) rotate (-0.0830776723949305) translate (5.63007875901994cm 4.4299123088097cm)" svg:viewBox="0 0 60 10" draw:points="0,0 60,0 59,10">
            <text:p/>
          </draw:polygon>
          <draw:polygon draw:style-name="gr2" draw:text-style-name="P2" draw:layer="layout" svg:width="0.021cm" svg:height="0.002cm" draw:transform="rotate (-0.0905825881785065) translate (5.66645545687841cm 4.4480703453758cm)" svg:viewBox="0 0 22 3" draw:points="0,0 22,0 22,3">
            <text:p/>
          </draw:polygon>
          <draw:polygon draw:style-name="gr2" draw:text-style-name="P2" draw:layer="layout" svg:width="0.04cm" svg:height="0.007cm" draw:transform="rotate (-0.072954762733364) translate (5.64776337752734cm 4.4403609487966cm)" svg:viewBox="0 0 41 8" draw:points="0,0 41,8 19,7">
            <text:p/>
          </draw:polygon>
          <draw:polygon draw:style-name="gr2" draw:text-style-name="P2" draw:layer="layout" svg:width="0.04cm" svg:height="0.007cm" draw:transform="rotate (-0.072954762733364) translate (5.64776337752734cm 4.4403609487966cm)" svg:viewBox="0 0 41 8" draw:points="0,0 41,0 41,8">
            <text:p/>
          </draw:polygon>
          <draw:line draw:style-name="gr7" draw:text-style-name="P5" draw:layer="layout" svg:x1="5.762cm" svg:y1="4.158cm" svg:x2="5.884cm" svg:y2="4.168cm">
            <text:p/>
          </draw:line>
          <draw:polyline draw:style-name="gr7" draw:text-style-name="P5" draw:layer="layout" svg:width="0.104cm" svg:height="0.119cm" draw:transform="skewX (0.00837758040957279) rotate (-0.0760963553869536) translate (5.94823090067296cm 4.0713520575847cm)" svg:viewBox="0 0 105 120" draw:points="70,0 0,119 105,120">
            <text:p/>
          </draw:polyline>
          <draw:line draw:style-name="gr7" draw:text-style-name="P5" draw:layer="layout" svg:x1="6.018cm" svg:y1="4.077cm" svg:x2="6.004cm" svg:y2="4.257cm">
            <text:p/>
          </draw:line>
          <draw:polyline draw:style-name="gr7" draw:text-style-name="P5" draw:layer="layout" svg:width="0.014cm" svg:height="0.017cm" draw:transform="rotate (-0.0664970445009845) translate (6.0720739490927cm 4.2444204164191cm)" svg:viewBox="0 0 15 18" draw:points="7,0 0,9 6,18 15,9">
            <text:p/>
          </draw:polyline>
          <draw:polyline draw:style-name="gr7" draw:text-style-name="P5" draw:layer="layout" svg:width="0.089cm" svg:height="0.18cm" draw:transform="skewX (-0.00541052068118244) rotate (-0.0897099235525094) translate (6.15593675878893cm 4.0872307555147cm)" svg:viewBox="0 0 90 181" draw:points="81,25 74,9 53,0 41,0 19,9 6,35 0,77 0,120 7,156 20,173 41,181 48,181 69,172 81,155 90,130 90,119 81,94 68,77 47,68 41,68 19,77 6,94 0,120">
            <text:p/>
          </draw:polyline>
          <draw:polyline draw:style-name="gr7" draw:text-style-name="P5" draw:layer="layout" svg:width="0.098cm" svg:height="0.18cm" draw:transform="skewX (-0.00558505360638187) rotate (-0.0806342114421386) translate (6.28975439253816cm 4.0984553656978cm)" svg:viewBox="0 0 99 181" draw:points="10,43 10,35 16,17 23,9 37,0 63,0 78,9 84,17 91,34 90,51 84,68 71,94 0,181 99,181">
            <text:p/>
          </draw:polyline>
          <draw:line draw:style-name="gr7" draw:text-style-name="P5" draw:layer="layout" svg:x1="7.081cm" svg:y1="3.831cm" svg:x2="3.317cm" svg:y2="3.666cm">
            <text:p/>
          </draw:line>
          <draw:line draw:style-name="gr7" draw:text-style-name="P5" draw:layer="layout" svg:x1="4.981cm" svg:y1="3.713cm" svg:x2="4.987cm" svg:y2="3.577cm">
            <text:p/>
          </draw:line>
          <draw:line draw:style-name="gr7" draw:text-style-name="P5" draw:layer="layout" svg:x1="4.984cm" svg:y1="3.636cm" svg:x2="5.059cm" svg:y2="3.639cm">
            <text:p/>
          </draw:line>
          <draw:line draw:style-name="gr7" draw:text-style-name="P5" draw:layer="layout" svg:x1="5.061cm" svg:y1="3.58cm" svg:x2="5.055cm" svg:y2="3.715cm">
            <text:p/>
          </draw:line>
          <draw:polyline draw:style-name="gr7" draw:text-style-name="P5" draw:layer="layout" svg:width="0.034cm" svg:height="0.135cm" draw:transform="rotate (-0.0879645943005152) translate (5.16825736980659cm 3.5818148280307cm)" svg:viewBox="0 0 35 136" draw:points="35,136 30,0 0,32">
            <text:p/>
          </draw:polyline>
          <draw:polyline draw:style-name="gr7" draw:text-style-name="P5" draw:layer="layout" svg:width="0.017cm" svg:height="0.121cm" draw:transform="skewX (-0.0328121899374934) rotate (-0.11711159280882) translate (5.24371200813519cm 3.5940502268552cm)" svg:viewBox="0 0 18 122" draw:points="13,0 2,30 0,62 5,92 18,122">
            <text:p/>
          </draw:polyline>
          <draw:polyline draw:style-name="gr7" draw:text-style-name="P5" draw:layer="layout" svg:width="0.03cm" svg:height="0.008cm" draw:transform="rotate (-0.0664970445009845) translate (5.25669974070315cm 3.587754121513cm)" svg:viewBox="0 0 31 9" draw:points="31,7 24,3 15,0 7,2 0,9">
            <text:p/>
          </draw:polyline>
          <draw:polyline draw:style-name="gr7" draw:text-style-name="P5" draw:layer="layout" svg:width="0.019cm" svg:height="0.121cm" draw:transform="skewX (0.0247836753783195) rotate (-0.0499164166070385) translate (5.28590766776611cm 3.5963253533054cm)" svg:viewBox="0 0 20 122" draw:points="4,122 15,93 20,61 13,30 0,0">
            <text:p/>
          </draw:polyline>
          <draw:polyline draw:style-name="gr7" draw:text-style-name="P5" draw:layer="layout" svg:width="0.029cm" svg:height="0.009cm" draw:transform="rotate (-0.0996583002888774) translate (5.25074323076401cm 3.7143891707078cm)" svg:viewBox="0 0 30 10" draw:points="0,3 9,8 18,10 24,7 30,0">
            <text:p/>
          </draw:polyline>
          <draw:polyline draw:style-name="gr7" draw:text-style-name="P5" draw:layer="layout" svg:width="0.017cm" svg:height="0.121cm" draw:transform="skewX (-0.0328121899374934) rotate (-0.11711159280882) translate (5.349550244138cm 3.5985245470522cm)" svg:viewBox="0 0 18 122" draw:points="13,0 2,30 0,62 5,92 18,122">
            <text:p/>
          </draw:polyline>
          <draw:polyline draw:style-name="gr7" draw:text-style-name="P5" draw:layer="layout" svg:width="0.029cm" svg:height="0.009cm" draw:transform="skewX (-0.0996583002888762) rotate (-0.0644026493985914) translate (5.36164416315223cm 3.5913995357939cm)" svg:viewBox="0 0 30 10" draw:points="30,10 25,3 16,0 7,2 0,9">
            <text:p/>
          </draw:polyline>
          <draw:polyline draw:style-name="gr7" draw:text-style-name="P5" draw:layer="layout" svg:width="0.016cm" svg:height="0.118cm" draw:transform="skewX (-0.0333357887130917) rotate (-0.110653874576441) translate (5.39161755240826cm 3.6023984213449cm)" svg:viewBox="0 0 17 119" draw:points="4,119 15,89 17,60 14,28 0,0">
            <text:p/>
          </draw:polyline>
          <draw:polyline draw:style-name="gr7" draw:text-style-name="P5" draw:layer="layout" svg:width="0.029cm" svg:height="0.009cm" draw:transform="rotate (-0.0996583002888774) translate (5.35664564244713cm 3.7180641169835cm)" svg:viewBox="0 0 30 10" draw:points="0,3 7,8 15,10 24,7 30,0">
            <text:p/>
          </draw:polyline>
          <draw:polyline draw:style-name="gr7" draw:text-style-name="P5" draw:layer="layout" svg:width="0.167cm" svg:height="0.301cm" draw:transform="skewX (-0.00331612557878923) rotate (-0.0830776723949305) translate (3.31614559610859cm 3.4695645869495cm)" svg:viewBox="0 0 168 302" draw:points="0,0 55,115 117,225 168,302">
            <text:p/>
          </draw:polyline>
          <draw:polyline draw:style-name="gr7" draw:text-style-name="P5" draw:layer="layout" svg:width="0.495cm" svg:height="0.392cm" draw:transform="skewX (-0.0026179938779915) rotate (-0.0804596785169392) translate (3.63410911435704cm 4.0486054279374cm)" svg:viewBox="0 0 496 393" draw:points="0,0 70,72 161,157 261,238 365,313 471,381 496,393">
            <text:p/>
          </draw:polyline>
          <draw:polyline draw:style-name="gr7" draw:text-style-name="P5" draw:layer="layout" svg:width="0.621cm" svg:height="0.125cm" draw:transform="rotate (-0.0802851455917397) translate (4.37459693693816cm 4.635822711298cm)" svg:viewBox="0 0 622 126" draw:points="0,0 32,13 153,51 276,81 402,104 529,119 622,126">
            <text:p/>
          </draw:polyline>
          <draw:polyline draw:style-name="gr7" draw:text-style-name="P5" draw:layer="layout" svg:width="0.611cm" svg:height="0.171cm" draw:transform="rotate (-0.0801106126665403) translate (5.31601964591231cm 4.654281060234cm)" svg:viewBox="0 0 612 172" draw:points="0,172 94,160 219,134 342,103 464,62 580,15 612,0">
            <text:p/>
          </draw:polyline>
          <draw:polyline draw:style-name="gr7" draw:text-style-name="P5" draw:layer="layout" svg:width="0.466cm" svg:height="0.429cm" draw:transform="rotate (-0.0813323431429363) translate (6.24882216442583cm 4.1453148935874cm)" svg:viewBox="0 0 467 430" draw:points="0,430 23,413 127,338 225,258 316,170 404,76 467,0">
            <text:p/>
          </draw:polyline>
          <draw:polyline draw:style-name="gr7" draw:text-style-name="P5" draw:layer="layout" svg:width="0.144cm" svg:height="0.312cm" draw:transform="skewX (-0.00314159265358981) rotate (-0.0830776723949305) translate (6.93553768475131cm 3.6213274622299cm)" svg:viewBox="0 0 145 313" draw:points="0,313 45,234 98,120 145,0">
            <text:p/>
          </draw:polyline>
          <draw:polygon draw:style-name="gr2" draw:text-style-name="P2" draw:layer="layout" svg:width="0.199cm" svg:height="0.174cm" draw:transform="rotate (-0.0802851455917397) translate (5.04948818188578cm 4.81790784662cm)" svg:viewBox="0 0 200 175" draw:points="94,0 200,166 0,175">
            <text:p/>
          </draw:polygon>
          <draw:polyline draw:style-name="gr7" draw:text-style-name="P5" draw:layer="layout" svg:width="0.033cm" svg:height="0.029cm" draw:transform="skewX (0.0322885911618951) rotate (-0.0588175957922099) translate (4.91568826179288cm 5.02513428150888cm)" svg:viewBox="0 0 34 30" draw:points="34,0 19,4 6,15 0,30">
            <text:p/>
          </draw:polyline>
          <draw:polyline draw:style-name="gr7" draw:text-style-name="P5" draw:layer="layout" svg:width="0.038cm" svg:height="0.055cm" draw:transform="rotate (-0.0748746249105577) translate (4.9497935066787cm 5.02714258646802cm)" svg:viewBox="0 0 39 56" draw:points="34,56 39,37 34,19 19,4 0,0">
            <text:p/>
          </draw:polyline>
          <draw:polyline draw:style-name="gr7" draw:text-style-name="P5" draw:layer="layout" svg:width="0.072cm" svg:height="0.111cm" draw:transform="rotate (-0.082030474843734) translate (4.91601193020904cm 5.07981966654638cm)" svg:viewBox="0 0 73 112" draw:points="64,0 0,112 73,107">
            <text:p/>
          </draw:polyline>
          <draw:polyline draw:style-name="gr7" draw:text-style-name="P5" draw:layer="layout" svg:width="0.076cm" svg:height="0.164cm" draw:transform="skewX (-0.0120427718387609) rotate (-0.0905825881785065) translate (5.040492588871cm 5.02972742497907cm)" svg:viewBox="0 0 77 165" draw:points="6,165 42,165 60,158 73,145 77,126 77,109 70,90 58,77 38,72 2,75 0,3 64,0">
            <text:p/>
          </draw:polyline>
          <draw:polyline draw:style-name="gr7" draw:text-style-name="P5" draw:layer="layout" svg:width="0.078cm" svg:height="0.164cm" draw:transform="skewX (-0.0120427718387609) rotate (-0.088313660150914) translate (5.16629712260059cm 5.03595069193822cm)" svg:viewBox="0 0 79 165" draw:points="6,165 42,165 62,158 75,145 79,126 77,109 73,90 57,77 41,72 4,75 0,3 64,0">
            <text:p/>
          </draw:polyline>
          <draw:polygon draw:style-name="gr2" draw:text-style-name="P2" draw:layer="layout" svg:width="0.201cm" svg:height="0.174cm" draw:transform="skewX (-0.0057595865315813) rotate (-0.0790634151153438) translate (6.783375799399cm 3.6184958976674cm)" svg:viewBox="0 0 202 175" draw:points="97,0 202,166 0,175">
            <text:p/>
          </draw:polygon>
          <draw:polyline draw:style-name="gr7" draw:text-style-name="P5" draw:layer="layout" svg:width="0.04cm" svg:height="0.161cm" draw:transform="skewX (0.00610865238198015) rotate (-0.072954762733364) translate (6.62040963817442cm 3.8589837784526cm)" svg:viewBox="0 0 41 162" draw:points="41,162 35,0 0,36">
            <text:p/>
          </draw:polyline>
          <draw:polyline draw:style-name="gr7" draw:text-style-name="P5" draw:layer="layout" svg:width="0.033cm" svg:height="0.026cm" draw:transform="skewX (0.0357792496658837) rotate (-0.0588175957922099) translate (6.70985495167074cm 3.862622479785cm)" svg:viewBox="0 0 34 27" draw:points="34,0 19,4 6,15 0,27">
            <text:p/>
          </draw:polyline>
          <draw:polyline draw:style-name="gr7" draw:text-style-name="P5" draw:layer="layout" svg:width="0.038cm" svg:height="0.052cm" draw:transform="skewX (-0.0185004900711399) rotate (-0.0996583002888774) translate (6.74389128099007cm 3.8646267266154cm)" svg:viewBox="0 0 39 53" draw:points="35,53 39,36 35,16 19,4 0,0">
            <text:p/>
          </draw:polyline>
          <draw:polyline draw:style-name="gr7" draw:text-style-name="P5" draw:layer="layout" svg:width="0.072cm" svg:height="0.111cm" draw:transform="rotate (-0.082030474843734) translate (6.7103022315614cm 3.9149056849301cm)" svg:viewBox="0 0 73 112" draw:points="64,0 0,112 73,109">
            <text:p/>
          </draw:polyline>
          <draw:polyline draw:style-name="gr7" draw:text-style-name="P5" draw:layer="layout" svg:width="0.072cm" svg:height="0.163cm" draw:transform="rotate (-0.082030474843734) translate (6.83555246575259cm 3.8654087588583cm)" svg:viewBox="0 0 73 164" draw:points="44,164 73,0 0,4 0,22">
            <text:p/>
          </draw:polyline>
          <draw:line draw:style-name="gr7" draw:text-style-name="P5" draw:layer="layout" svg:x1="6.588cm" svg:y1="10.593cm" svg:x2="5.924cm" svg:y2="10.524cm">
            <text:p/>
          </draw:line>
          <draw:line draw:style-name="gr7" draw:text-style-name="P5" draw:layer="layout" svg:x1="5.61cm" svg:y1="10.491cm" svg:x2="4.946cm" svg:y2="10.422cm">
            <text:p/>
          </draw:line>
          <draw:polyline draw:style-name="gr7" draw:text-style-name="P5" draw:layer="layout" svg:width="0.18cm" svg:height="0.382cm" draw:transform="skewX (0.00261799387799148) rotate (-0.0776671517137484) translate (6.39061126165545cm 10.8605819340002cm)" svg:viewBox="0 0 181 383" draw:points="181,383 145,277 100,174 49,75 0,0">
            <text:p/>
          </draw:polyline>
          <draw:path draw:style-name="gr7" draw:text-style-name="P5" draw:layer="layout" svg:width="0.549cm" svg:height="0.309cm" draw:transform="rotate (-0.0799360797413409) translate (5.67935577416629cm 10.2499666582917cm)" svg:viewBox="0 0 550 310" svg:d="M550 310l-27-25c-144-125-304-216-485-275l-38-10">
            <text:p/>
          </draw:path>
          <draw:polyline draw:style-name="gr7" draw:text-style-name="P5" draw:layer="layout" svg:width="0.422cm" svg:height="0.045cm" draw:transform="rotate (-0.0806342114421386) translate (4.95271556272983cm 10.1319200584945cm)" svg:viewBox="0 0 423 46" draw:points="423,4 334,0 221,6 111,22 0,46">
            <text:p/>
          </draw:polyline>
          <draw:line draw:style-name="gr7" draw:text-style-name="P5" draw:layer="layout" svg:x1="5.326cm" svg:y1="11.214cm" svg:x2="6.195cm" svg:y2="11.243cm">
            <text:p/>
          </draw:line>
          <draw:polyline draw:style-name="gr7" draw:text-style-name="P5" draw:layer="layout" svg:width="0.079cm" svg:height="0.068cm" draw:transform="rotate (-0.0748746249105577) translate (5.16037260471623cm 11.0699836405666cm)" svg:viewBox="0 0 80 69" draw:points="7,0 0,38 4,54 15,64 32,69 47,63 58,52 80,9">
            <text:p/>
          </draw:polyline>
          <draw:polyline draw:style-name="gr7" draw:text-style-name="P5" draw:layer="layout" svg:width="0.055cm" svg:height="0.029cm" draw:transform="rotate (-0.0890117918517117) translate (5.23973322735679cm 11.0680471401684cm)" svg:viewBox="0 0 56 30" draw:points="56,30 51,15 41,2 26,0 9,4 0,18">
            <text:p/>
          </draw:polyline>
          <draw:polyline draw:style-name="gr7" draw:text-style-name="P5" draw:layer="layout" svg:width="0.012cm" svg:height="0.045cm" draw:transform="skewX (0.0218166156499291) rotate (-0.0713839664065692) translate (5.28013470263201cm 11.1014000105059cm)" svg:viewBox="0 0 13 46" draw:points="0,46 11,24 13,0">
            <text:p/>
          </draw:polyline>
          <draw:polyline draw:style-name="gr7" draw:text-style-name="P5" draw:layer="layout" svg:width="0.022cm" svg:height="0.029cm" draw:transform="skewX (-0.0322885911618951) rotate (-0.0830776723949305) translate (5.16478807619915cm 10.9874371789687cm)" svg:viewBox="0 0 23 30" draw:points="0,0 6,19 23,30">
            <text:p/>
          </draw:polyline>
          <draw:polyline draw:style-name="gr7" draw:text-style-name="P5" draw:layer="layout" svg:width="0.046cm" svg:height="0.03cm" draw:transform="rotate (-0.0848230016469247) translate (5.16731783097704cm 10.9577294220111cm)" svg:viewBox="0 0 47 31" draw:points="47,4 30,0 15,2 4,15 0,31">
            <text:p/>
          </draw:polyline>
          <draw:polyline draw:style-name="gr7" draw:text-style-name="P5" draw:layer="layout" svg:width="0.089cm" svg:height="0.059cm" draw:transform="rotate (-0.0776671517137484) translate (5.21362195804889cm 10.9602013740072cm)" svg:viewBox="0 0 90 60" draw:points="0,6 90,60 90,0">
            <text:p/>
          </draw:polyline>
          <draw:line draw:style-name="gr7" draw:text-style-name="P5" draw:layer="layout" svg:x1="5.171cm" svg:y1="10.911cm" svg:x2="5.173cm" svg:y2="10.881cm">
            <text:p/>
          </draw:line>
          <draw:polyline draw:style-name="gr7" draw:text-style-name="P5" draw:layer="layout" svg:width="0.059cm" svg:height="0.03cm" draw:transform="skewX (0.0333357887130917) rotate (-0.0664970445009845) translate (5.1761923766548cm 10.8527959522539cm)" svg:viewBox="0 0 60 31" draw:points="60,31 56,16 44,4 30,0 15,4 2,15 0,30">
            <text:p/>
          </draw:polyline>
          <draw:line draw:style-name="gr7" draw:text-style-name="P5" draw:layer="layout" svg:x1="5.232cm" svg:y1="10.887cm" svg:x2="5.231cm" svg:y2="10.902cm">
            <text:p/>
          </draw:line>
          <draw:polyline draw:style-name="gr7" draw:text-style-name="P5" draw:layer="layout" svg:width="0.03cm" svg:height="0.03cm" draw:transform="skewX (-0.032288591161895) rotate (-0.0996583002888774) translate (5.23444102605738cm 10.8564587217765cm)" svg:viewBox="0 0 31 31" draw:points="31,0 16,4 4,16 0,31">
            <text:p/>
          </draw:polyline>
          <draw:line draw:style-name="gr7" draw:text-style-name="P5" draw:layer="layout" svg:x1="5.264cm" svg:y1="10.86cm" svg:x2="5.279cm" svg:y2="10.861cm">
            <text:p/>
          </draw:line>
          <draw:polyline draw:style-name="gr7" draw:text-style-name="P5" draw:layer="layout" svg:width="0.03cm" svg:height="0.03cm" draw:transform="skewX (0.0333357887130917) rotate (-0.0664970445009845) translate (5.27955237593305cm 10.8606858247248cm)" svg:viewBox="0 0 31 31" draw:points="31,31 27,13 15,3 0,0">
            <text:p/>
          </draw:polyline>
          <draw:line draw:style-name="gr7" draw:text-style-name="P5" draw:layer="layout" svg:x1="5.307cm" svg:y1="10.892cm" svg:x2="5.308cm" svg:y2="10.923cm">
            <text:p/>
          </draw:line>
          <draw:polyline draw:style-name="gr7" draw:text-style-name="P5" draw:layer="layout" svg:width="0.135cm" svg:height="0.059cm" draw:transform="rotate (-0.0813323431429363) translate (5.1825507186562cm 10.7466094854496cm)" svg:viewBox="0 0 136 60" draw:points="136,45 126,26 111,13 91,2 72,0 30,0 15,4 4,15 0,31 4,45 15,58 30,60 45,60 62,56 72,45 75,30 75,0">
            <text:p/>
          </draw:polyline>
          <draw:polyline draw:style-name="gr7" draw:text-style-name="P5" draw:layer="layout" svg:width="0.135cm" svg:height="0.089cm" draw:transform="rotate (-0.0813323431429363) translate (6.39348460643627cm 11.0159191261696cm)" svg:viewBox="0 0 136 90" draw:points="136,90 0,47 136,0">
            <text:p/>
          </draw:polyline>
          <draw:line draw:style-name="gr7" draw:text-style-name="P5" draw:layer="layout" svg:x1="6.489cm" svg:y1="11.037cm" svg:x2="6.484cm" svg:y2="11.1cm">
            <text:p/>
          </draw:line>
          <draw:polyline draw:style-name="gr7" draw:text-style-name="P5" draw:layer="layout" svg:width="0.135cm" svg:height="0.032cm" draw:transform="skewX (-0.0303687289847013) rotate (-0.0806342114421386) translate (6.39704402432534cm 10.9398702785229cm)" svg:viewBox="0 0 136 33" draw:points="136,0 0,2 31,33">
            <text:p/>
          </draw:polyline>
          <draw:line draw:style-name="gr7" draw:text-style-name="P5" draw:layer="layout" svg:x1="6.401cm" svg:y1="10.898cm" svg:x2="6.403cm" svg:y2="10.868cm">
            <text:p/>
          </draw:line>
          <draw:polyline draw:style-name="gr7" draw:text-style-name="P5" draw:layer="layout" svg:width="0.059cm" svg:height="0.032cm" draw:transform="rotate (-0.0830776723949305) translate (6.40555958889699cm 10.835946768794cm)" svg:viewBox="0 0 60 33" draw:points="60,30 56,15 45,4 30,0 15,4 4,15 0,33">
            <text:p/>
          </draw:polyline>
          <draw:line draw:style-name="gr7" draw:text-style-name="P5" draw:layer="layout" svg:x1="6.462cm" svg:y1="10.871cm" svg:x2="6.461cm" svg:y2="10.886cm">
            <text:p/>
          </draw:line>
          <draw:polyline draw:style-name="gr7" draw:text-style-name="P5" draw:layer="layout" svg:width="0.03cm" svg:height="0.029cm" draw:transform="rotate (-0.0644026493985914) translate (6.46410005885762cm 10.8412246453945cm)" svg:viewBox="0 0 31 30" draw:points="31,0 16,4 4,15 0,30">
            <text:p/>
          </draw:polyline>
          <draw:line draw:style-name="gr7" draw:text-style-name="P5" draw:layer="layout" svg:x1="6.494cm" svg:y1="10.843cm" svg:x2="6.511cm" svg:y2="10.844cm">
            <text:p/>
          </draw:line>
          <draw:polyline draw:style-name="gr7" draw:text-style-name="P5" draw:layer="layout" svg:width="0.03cm" svg:height="0.03cm" draw:transform="skewX (0.0333357887130917) rotate (-0.0664970445009845) translate (6.5109722237666cm 10.8444999692095cm)" svg:viewBox="0 0 31 31" draw:points="31,31 27,16 15,4 0,0">
            <text:p/>
          </draw:polyline>
          <draw:line draw:style-name="gr7" draw:text-style-name="P5" draw:layer="layout" svg:x1="6.538cm" svg:y1="10.876cm" svg:x2="6.536cm" svg:y2="10.906cm">
            <text:p/>
          </draw:line>
          <draw:polyline draw:style-name="gr7" draw:text-style-name="P5" draw:layer="layout" svg:width="0.121cm" svg:height="0.016cm" draw:transform="skewX (0.0588175957922089) rotate (-0.0736528944341617) translate (6.41681302161522cm 10.7757812924088cm)" svg:viewBox="0 0 122 17" draw:points="0,2 30,13 63,17 93,13 122,0">
            <text:p/>
          </draw:polyline>
          <draw:polyline draw:style-name="gr7" draw:text-style-name="P5" draw:layer="layout" svg:width="0.009cm" svg:height="0.029cm" draw:transform="rotate (-0.110653874576441) translate (6.41067516651195cm 10.7468650454888cm)" svg:viewBox="0 0 10 30" draw:points="9,0 2,7 0,16 3,24 10,30">
            <text:p/>
          </draw:polyline>
          <draw:polyline draw:style-name="gr7" draw:text-style-name="P5" draw:layer="layout" svg:width="0.121cm" svg:height="0.016cm" draw:transform="rotate (-0.0736528944341617) translate (6.42017884358877cm 10.7314037932673cm)" svg:viewBox="0 0 122 17" draw:points="122,16 92,5 60,0 30,5 0,17">
            <text:p/>
          </draw:polyline>
          <draw:polyline draw:style-name="gr7" draw:text-style-name="P5" draw:layer="layout" svg:width="0.007cm" svg:height="0.029cm" draw:transform="skewX (-0.0333357887130917) rotate (-0.141895268187139) translate (6.53987134719679cm 10.7551040855591cm)" svg:viewBox="0 0 8 30" draw:points="1,30 5,24 8,15 5,6 0,0">
            <text:p/>
          </draw:polyline>
          <draw:polyline draw:style-name="gr7" draw:text-style-name="P5" draw:layer="layout" svg:width="0.427cm" svg:height="0.075cm" draw:transform="skewX (0.0130899693899575) rotate (-0.0818559419185345) translate (4.67490602740471cm 7.74373607460832cm)" svg:viewBox="0 0 428 76" draw:points="428,0 303,11 178,33 55,61 0,76">
            <text:p/>
          </draw:polyline>
          <draw:path draw:style-name="gr7" draw:text-style-name="P5" draw:layer="layout" svg:width="0.525cm" svg:height="0.353cm" draw:transform="rotate (-0.0781907504893467) translate (3.83785143567984cm 7.86574750709049cm)" svg:viewBox="0 0 526 354" svg:d="M526 0h-2c-199 93-361 205-522 352l-2 2">
            <text:p/>
          </draw:path>
          <draw:polyline draw:style-name="gr7" draw:text-style-name="P5" draw:layer="layout" svg:width="0.231cm" svg:height="0.369cm" draw:transform="skewX (-0.00261799387799148) rotate (-0.082030474843734) translate (3.34670268272016cm 8.41699284369597cm)" svg:viewBox="0 0 232 370" draw:points="232,0 196,45 124,149 59,258 0,370">
            <text:p/>
          </draw:polyline>
          <draw:polyline draw:style-name="gr7" draw:text-style-name="P5" draw:layer="layout" svg:width="0.323cm" svg:height="0.607cm" draw:transform="rotate (-0.0806342114421386) translate (6.66773459433396cm 9.98417441384033cm)" svg:viewBox="0 0 324 608" draw:points="324,608 279,488 230,372 173,259 107,151 36,46 0,0">
            <text:p/>
          </draw:polyline>
          <draw:path draw:style-name="gr7" draw:text-style-name="P5" draw:layer="layout" svg:width="0.524cm" svg:height="0.358cm" draw:transform="rotate (-0.0801106126665403) translate (5.98159186513572cm 9.33132631583341cm)" svg:viewBox="0 0 525 359" svg:d="M525 359l-2-2c-160-151-324-259-521-357h-2">
            <text:p/>
          </draw:path>
          <draw:polyline draw:style-name="gr7" draw:text-style-name="P5" draw:layer="layout" svg:width="0.683cm" svg:height="0.085cm" draw:transform="rotate (-0.0804596785169392) translate (5.01974919125282cm 9.05614917648957cm)" svg:viewBox="0 0 684 86" draw:points="684,86 629,68 505,38 380,17 253,4 128,0 0,2">
            <text:p/>
          </draw:polyline>
          <draw:polygon draw:style-name="gr2" draw:text-style-name="P2" draw:layer="layout" svg:width="0.199cm" svg:height="0.174cm" draw:transform="rotate (-0.0802851455917397) translate (5.00899875420138cm 7.59668983285139cm)" svg:viewBox="0 0 200 175" draw:points="107,175 200,0 0,6">
            <text:p/>
          </draw:polygon>
          <draw:polyline draw:style-name="gr7" draw:text-style-name="P5" draw:layer="layout" svg:width="0.036cm" svg:height="0.03cm" draw:transform="rotate (-0.0809832772925374) translate (4.89883095856063cm 7.38591207472662cm)" svg:viewBox="0 0 37 31" draw:points="37,0 22,4 9,15 0,31">
            <text:p/>
          </draw:polyline>
          <draw:polyline draw:style-name="gr7" draw:text-style-name="P5" draw:layer="layout" svg:width="0.039cm" svg:height="0.055cm" draw:transform="skewX (0.0178023583703422) rotate (-0.0767944870877513) translate (4.93477367446464cm 7.38882991572484cm)" svg:viewBox="0 0 40 56" draw:points="34,56 40,37 33,17 19,4 0,0">
            <text:p/>
          </draw:polyline>
          <draw:polyline draw:style-name="gr7" draw:text-style-name="P5" draw:layer="layout" svg:width="0.072cm" svg:height="0.108cm" draw:transform="rotate (-0.082030474843734) translate (4.90098724234358cm 7.44150968623445cm)" svg:viewBox="0 0 73 109" draw:points="62,0 0,109 73,107">
            <text:p/>
          </draw:polyline>
          <draw:polyline draw:style-name="gr7" draw:text-style-name="P5" draw:layer="layout" svg:width="0.078cm" svg:height="0.164cm" draw:transform="skewX (-0.0120427718387609) rotate (-0.088313660150914) translate (5.02385595851078cm 7.39143095762922cm)" svg:viewBox="0 0 79 165" draw:points="6,165 42,162 62,158 75,143 79,126 77,107 73,90 57,77 41,72 4,75 0,3 64,0">
            <text:p/>
          </draw:polyline>
          <draw:polyline draw:style-name="gr7" draw:text-style-name="P5" draw:layer="layout" svg:width="0.077cm" svg:height="0.166cm" draw:transform="skewX (-0.00593411945678073) rotate (-0.0905825881785065) translate (5.15150659178896cm 7.39509704540515cm)" svg:viewBox="0 0 78 167" draw:points="7,167 43,165 61,160 74,145 78,128 77,109 71,91 58,79 39,75 3,75 0,3 64,0">
            <text:p/>
          </draw:polyline>
          <draw:polygon draw:style-name="gr2" draw:text-style-name="P2" draw:layer="layout" svg:width="0.201cm" svg:height="0.174cm" draw:transform="rotate (-0.0794124809657426) translate (4.92800785922753cm 8.8759970438019cm)" svg:viewBox="0 0 202 175" draw:points="107,175 202,0 0,9">
            <text:p/>
          </draw:polygon>
          <draw:polyline draw:style-name="gr7" draw:text-style-name="P5" draw:layer="layout" svg:width="0.032cm" svg:height="0.027cm" draw:transform="skewX (0.0357792496658837) rotate (-0.0879645943005152) translate (4.82049223811449cm 8.66743944645556cm)" svg:viewBox="0 0 33 28" draw:points="33,0 18,3 6,13 0,28">
            <text:p/>
          </draw:polyline>
          <draw:polyline draw:style-name="gr7" draw:text-style-name="P5" draw:layer="layout" svg:width="0.038cm" svg:height="0.053cm" draw:transform="rotate (-0.0748746249105577) translate (4.85281213221364cm 8.67029613128809cm)" svg:viewBox="0 0 39 54" draw:points="34,54 39,35 33,17 19,4 0,0">
            <text:p/>
          </draw:polyline>
          <draw:polyline draw:style-name="gr7" draw:text-style-name="P5" draw:layer="layout" svg:width="0.072cm" svg:height="0.111cm" draw:transform="rotate (-0.082030474843734) translate (4.81922308278496cm 8.72057508960278cm)" svg:viewBox="0 0 73 112" draw:points="64,0 0,112 73,109">
            <text:p/>
          </draw:polyline>
          <draw:polyline draw:style-name="gr7" draw:text-style-name="P5" draw:layer="layout" svg:width="0.077cm" svg:height="0.166cm" draw:transform="skewX (-0.00593411945678072) rotate (-0.0905825881785065) translate (4.94452041937558cm 8.67056546020895cm)" svg:viewBox="0 0 78 167" draw:points="7,167 43,165 61,158 74,145 78,126 77,109 71,90 58,77 39,72 3,75 0,3 63,0">
            <text:p/>
          </draw:polyline>
          <draw:polyline draw:style-name="gr7" draw:text-style-name="P5" draw:layer="layout" svg:width="0.076cm" svg:height="0.164cm" draw:transform="skewX (-0.0120427718387609) rotate (-0.0905825881785065) translate (5.06959050116057cm 8.67576218631942cm)" svg:viewBox="0 0 77 165" draw:points="6,165 42,165 60,158 73,145 77,126 77,109 70,90 58,77 38,72 2,75 0,3 64,0">
            <text:p/>
          </draw:polyline>
          <draw:polygon draw:style-name="gr2" draw:text-style-name="P2" draw:layer="layout" svg:width="0.199cm" svg:height="0.174cm" draw:transform="rotate (-0.0802851455917397) translate (6.75036417881383cm 10.4380895257507cm)" svg:viewBox="0 0 200 175" draw:points="107,175 200,0 0,6">
            <text:p/>
          </draw:polygon>
          <draw:polyline draw:style-name="gr7" draw:text-style-name="P5" draw:layer="layout" svg:width="0.04cm" svg:height="0.161cm" draw:transform="skewX (0.00610865238198014) rotate (-0.072954762733364) translate (6.66089381402792cm 10.2292535076992cm)" svg:viewBox="0 0 41 162" draw:points="41,162 35,0 0,36">
            <text:p/>
          </draw:polyline>
          <draw:polyline draw:style-name="gr7" draw:text-style-name="P5" draw:layer="layout" svg:width="0.036cm" svg:height="0.03cm" draw:transform="rotate (-0.0809832772925374) translate (6.75009566446232cm 10.2313075923033cm)" svg:viewBox="0 0 37 31" draw:points="37,0 19,4 9,15 0,31">
            <text:p/>
          </draw:polyline>
          <draw:polyline draw:style-name="gr7" draw:text-style-name="P5" draw:layer="layout" svg:width="0.036cm" svg:height="0.054cm" draw:transform="skewX (-0.0178023583703422) rotate (-0.107686814848051) translate (6.78603838036634cm 10.2342254333016cm)" svg:viewBox="0 0 37 55" draw:points="33,55 37,36 33,16 18,4 0,0">
            <text:p/>
          </draw:polyline>
          <draw:polyline draw:style-name="gr7" draw:text-style-name="P5" draw:layer="layout" svg:width="0.072cm" svg:height="0.108cm" draw:transform="rotate (-0.082030474843734) translate (6.75225194824526cm 10.2869052038112cm)" svg:viewBox="0 0 73 109" draw:points="62,0 0,109 73,107">
            <text:p/>
          </draw:polyline>
          <draw:polyline draw:style-name="gr7" draw:text-style-name="P5" draw:layer="layout" svg:width="0.072cm" svg:height="0.163cm" draw:transform="skewX (0.0122173047639603) rotate (-0.0684169066781782) translate (6.87502228082796cm 10.2382027941284cm)" svg:viewBox="0 0 73 164" draw:points="43,164 73,0 0,2 2,18">
            <text:p/>
          </draw:polyline>
          <draw:line draw:style-name="gr7" draw:text-style-name="P5" draw:layer="layout" svg:x1="4.831cm" svg:y1="9.764cm" svg:x2="4.695cm" svg:y2="9.76cm">
            <text:p/>
          </draw:line>
          <draw:line draw:style-name="gr7" draw:text-style-name="P5" draw:layer="layout" svg:x1="4.755cm" svg:y1="9.763cm" svg:x2="4.758cm" svg:y2="9.686cm">
            <text:p/>
          </draw:line>
          <draw:line draw:style-name="gr7" draw:text-style-name="P5" draw:layer="layout" svg:x1="4.697cm" svg:y1="9.687cm" svg:x2="4.833cm" svg:y2="9.691cm">
            <text:p/>
          </draw:line>
          <draw:polyline draw:style-name="gr7" draw:text-style-name="P5" draw:layer="layout" svg:width="0.026cm" svg:height="0.029cm" draw:transform="skewX (-0.0322885911618951) rotate (-0.114842664781228) translate (4.70176808628975cm 9.54958486796826cm)" svg:viewBox="0 0 27 30" draw:points="0,0 9,19 27,30">
            <text:p/>
          </draw:polyline>
          <draw:polyline draw:style-name="gr7" draw:text-style-name="P5" draw:layer="layout" svg:width="0.047cm" svg:height="0.032cm" draw:transform="skewX (-0.0303687289847014) rotate (-0.0848230016469247) translate (4.70343792003155cm 9.51819433331041cm)" svg:viewBox="0 0 48 33" draw:points="48,4 31,0 16,4 4,18 0,33">
            <text:p/>
          </draw:polyline>
          <draw:polyline draw:style-name="gr7" draw:text-style-name="P5" draw:layer="layout" svg:width="0.091cm" svg:height="0.059cm" draw:transform="skewX (-0.0164060949687467) rotate (-0.0858701991981222) translate (4.75096200790426cm 9.51681104205764cm)" svg:viewBox="0 0 92 60" draw:points="0,9 92,60 90,0">
            <text:p/>
          </draw:polyline>
          <draw:polyline draw:style-name="gr7" draw:text-style-name="P5" draw:layer="layout" svg:width="0.106cm" svg:height="0.074cm" draw:transform="skewX (0.0132645023151569) rotate (-0.0753982236861559) translate (4.70973795015952cm 9.39544583630467cm)" svg:viewBox="0 0 107 75" draw:points="0,49 107,75 105,0">
            <text:p/>
          </draw:polyline>
          <draw:line draw:style-name="gr7" draw:text-style-name="P5" draw:layer="layout" svg:x1="4.782cm" svg:y1="9.425cm" svg:x2="4.842cm" svg:y2="9.427cm">
            <text:p/>
          </draw:line>
          <draw:polyline draw:style-name="gr7" draw:text-style-name="P5" draw:layer="layout" svg:width="0.135cm" svg:height="0.059cm" draw:transform="rotate (-0.0806342114421386) translate (4.71092054205616cm 9.29528487541664cm)" svg:viewBox="0 0 136 60" draw:points="136,23 0,0 2,60 17,60">
            <text:p/>
          </draw:polyline>
          <draw:polyline draw:style-name="gr7" draw:text-style-name="P5" draw:layer="layout" svg:width="1.356cm" svg:height="0.641cm" draw:transform="rotate (-0.0795870138909421) translate (2.65797951673016cm 7.76636939943342cm)" svg:viewBox="0 0 1357 642" draw:points="716,0 1323,13 1357,642 754,593 0,471">
            <text:p/>
          </draw:polyline>
          <draw:line draw:style-name="gr7" draw:text-style-name="P5" draw:layer="layout" svg:x1="2.313cm" svg:y1="8.161cm" svg:x2="1.569cm" svg:y2="7.979cm">
            <text:p/>
          </draw:line>
          <draw:line draw:style-name="gr7" draw:text-style-name="P5" draw:layer="layout" svg:x1="3.416cm" svg:y1="7.834cm" svg:x2="2.647cm" svg:y2="7.646cm">
            <text:p/>
          </draw:line>
          <draw:line draw:style-name="gr7" draw:text-style-name="P5" draw:layer="layout" svg:x1="2.339cm" svg:y1="7.571cm" svg:x2="1.57cm" svg:y2="7.383cm">
            <text:p/>
          </draw:line>
          <draw:line draw:style-name="gr7" draw:text-style-name="P5" draw:layer="layout" svg:x1="3.587cm" svg:y1="8.006cm" svg:x2="2.936cm" svg:y2="7.831cm">
            <text:p/>
          </draw:line>
          <draw:line draw:style-name="gr7" draw:text-style-name="P5" draw:layer="layout" svg:x1="2.629cm" svg:y1="7.749cm" svg:x2="1.978cm" svg:y2="7.574cm">
            <text:p/>
          </draw:line>
          <draw:line draw:style-name="gr7" draw:text-style-name="P5" draw:layer="layout" svg:x1="3.512cm" svg:y1="8.292cm" svg:x2="2.902cm" svg:y2="8.13cm">
            <text:p/>
          </draw:line>
          <draw:line draw:style-name="gr7" draw:text-style-name="P5" draw:layer="layout" svg:x1="2.596cm" svg:y1="8.049cm" svg:x2="1.986cm" svg:y2="7.887cm">
            <text:p/>
          </draw:line>
          <draw:path draw:style-name="gr7" draw:text-style-name="P5" draw:layer="layout" svg:width="0.174cm" svg:height="0.295cm" draw:transform="skewX (-0.00331612557878923) rotate (-0.0855211333477233) translate (3.53470337586089cm 8.00021840703597cm)" svg:viewBox="0 0 175 296" svg:d="M0 294l32 2c162-17 196-221 52-287l-32-9">
            <text:p/>
          </draw:path>
          <draw:polyline draw:style-name="gr7" draw:text-style-name="P5" draw:layer="layout" svg:width="0.07cm" svg:height="0.171cm" draw:transform="skewX (-0.00575958653158128) rotate (-0.0842994028713265) translate (1.95449492924227cm 7.62009466236929cm)" svg:viewBox="0 0 71 172" draw:points="28,0 0,160 71,172">
            <text:p/>
          </draw:polyline>
          <draw:polyline draw:style-name="gr7" draw:text-style-name="P5" draw:layer="layout" svg:width="0.085cm" svg:height="0.118cm" draw:transform="rotate (-0.0822050077689334) translate (2.07829526412394cm 7.7065560065122cm)" svg:viewBox="0 0 86 119" draw:points="13,0 0,75 0,92 10,105 26,111 67,119 86,13">
            <text:p/>
          </draw:polyline>
          <draw:line draw:style-name="gr7" draw:text-style-name="P5" draw:layer="layout" svg:x1="2.111cm" svg:y1="7.666cm" svg:x2="2.115cm" svg:y2="7.657cm">
            <text:p/>
          </draw:line>
          <draw:line draw:style-name="gr7" draw:text-style-name="P5" draw:layer="layout" svg:x1="2.167cm" svg:y1="7.671cm" svg:x2="2.163cm" svg:y2="7.68cm">
            <text:p/>
          </draw:line>
          <draw:line draw:style-name="gr7" draw:text-style-name="P5" draw:layer="layout" svg:x1="2.203cm" svg:y1="7.849cm" svg:x2="2.237cm" svg:y2="7.725cm">
            <text:p/>
          </draw:line>
          <draw:polyline draw:style-name="gr7" draw:text-style-name="P5" draw:layer="layout" svg:width="0.043cm" svg:height="0.027cm" draw:transform="rotate (-0.0696386371545741) translate (2.23783542193056cm 7.69792452353676cm)" svg:viewBox="0 0 44 28" draw:points="44,0 24,0 9,11 0,28">
            <text:p/>
          </draw:polyline>
          <draw:line draw:style-name="gr7" draw:text-style-name="P5" draw:layer="layout" svg:x1="2.214cm" svg:y1="7.739cm" svg:x2="2.267cm" svg:y2="7.754cm">
            <text:p/>
          </draw:line>
          <draw:line draw:style-name="gr7" draw:text-style-name="P5" draw:layer="layout" svg:x1="2.307cm" svg:y1="7.876cm" svg:x2="2.35cm" svg:y2="7.719cm">
            <text:p/>
          </draw:line>
          <draw:line draw:style-name="gr7" draw:text-style-name="P5" draw:layer="layout" svg:x1="2.318cm" svg:y1="7.767cm" svg:x2="2.371cm" svg:y2="7.782cm">
            <text:p/>
          </draw:line>
          <draw:polyline draw:style-name="gr7" draw:text-style-name="P5" draw:layer="layout" svg:width="0.085cm" svg:height="0.12cm" draw:transform="skewX (-0.00820304748437336) rotate (-0.0926769832808996) translate (2.40947352110626cm 7.79254784028009cm)" svg:viewBox="0 0 86 121" draw:points="12,0 0,77 0,94 11,107 26,113 67,121 86,14">
            <text:p/>
          </draw:polyline>
          <draw:polyline draw:style-name="gr7" draw:text-style-name="P5" draw:layer="layout" svg:width="0.059cm" svg:height="0.106cm" draw:transform="rotate (-0.0830776723949305) translate (2.52669115904831cm 7.82539079074794cm)" svg:viewBox="0 0 60 107" draw:points="0,107 19,0 60,9">
            <text:p/>
          </draw:polyline>
          <draw:polyline draw:style-name="gr7" draw:text-style-name="P5" draw:layer="layout" svg:width="0.026cm" svg:height="0.036cm" draw:transform="skewX (0.0270526034059121) rotate (-0.0767944870877513) translate (2.5848187868539cm 7.83896355255521cm)" svg:viewBox="0 0 27 37" draw:points="27,37 25,19 15,6 0,0">
            <text:p/>
          </draw:polyline>
          <draw:line draw:style-name="gr7" draw:text-style-name="P5" draw:layer="layout" svg:x1="2.607cm" svg:y1="7.877cm" svg:x2="2.586cm" svg:y2="7.951cm">
            <text:p/>
          </draw:line>
          <draw:polyline draw:style-name="gr7" draw:text-style-name="P5" draw:layer="layout" svg:width="0.091cm" svg:height="0.161cm" draw:transform="skewX (0.00610865238198014) rotate (-0.0750491578357571) translate (2.64657302733892cm 7.86348973559569cm)" svg:viewBox="0 0 92 162" draw:points="0,158 32,162 47,162 62,152 68,139 92,9 51,0 34,2 21,10 15,25 6,70 9,87 17,100 32,109 73,116">
            <text:p/>
          </draw:polyline>
          <draw:line draw:style-name="gr7" draw:text-style-name="P5" draw:layer="layout" svg:x1="1.569cm" svg:y1="7.382cm" svg:x2="1.569cm" svg:y2="7.979cm">
            <text:p/>
          </draw:line>
          <draw:line draw:style-name="gr7" draw:text-style-name="P5" draw:layer="layout" svg:x1="4.142cm" svg:y1="8.436cm" svg:x2="4.005cm" svg:y2="8.435cm">
            <text:p/>
          </draw:line>
          <draw:line draw:style-name="gr7" draw:text-style-name="P5" draw:layer="layout" svg:x1="4.068cm" svg:y1="8.436cm" svg:x2="4.069cm" svg:y2="8.36cm">
            <text:p/>
          </draw:line>
          <draw:line draw:style-name="gr7" draw:text-style-name="P5" draw:layer="layout" svg:x1="4.007cm" svg:y1="8.358cm" svg:x2="4.143cm" svg:y2="8.362cm">
            <text:p/>
          </draw:line>
          <draw:polyline draw:style-name="gr7" draw:text-style-name="P5" draw:layer="layout" svg:width="0.023cm" svg:height="0.028cm" draw:transform="skewX (0.0357792496658837) rotate (-0.0417133691226648) translate (4.01172130351658cm 8.22383952283711cm)" svg:viewBox="0 0 24 29" draw:points="0,0 6,18 24,29">
            <text:p/>
          </draw:polyline>
          <draw:polyline draw:style-name="gr7" draw:text-style-name="P5" draw:layer="layout" svg:width="0.045cm" svg:height="0.032cm" draw:transform="skewX (-0.0303687289847013) rotate (-0.0867428638241193) translate (4.01352192221022cm 8.19159504615217cm)" svg:viewBox="0 0 46 33" draw:points="46,2 31,0 16,4 4,15 0,33">
            <text:p/>
          </draw:polyline>
          <draw:polyline draw:style-name="gr7" draw:text-style-name="P5" draw:layer="layout" svg:width="0.093cm" svg:height="0.059cm" draw:transform="rotate (-0.0848230016469247) translate (4.05964395480542cm 8.18864520080242cm)" svg:viewBox="0 0 94 60" draw:points="0,9 94,60 90,0">
            <text:p/>
          </draw:polyline>
          <draw:polyline draw:style-name="gr7" draw:text-style-name="P5" draw:layer="layout" svg:width="0.026cm" svg:height="0.029cm" draw:transform="skewX (-0.0322885911618951) rotate (-0.114842664781228) translate (4.01386167763024cm 8.11700938587211cm)" svg:viewBox="0 0 27 30" draw:points="0,0 9,19 27,30">
            <text:p/>
          </draw:polyline>
          <draw:polyline draw:style-name="gr7" draw:text-style-name="P5" draw:layer="layout" svg:width="0.045cm" svg:height="0.032cm" draw:transform="skewX (-0.0303687289847014) rotate (-0.0867428638241192) translate (4.01559812064355cm 8.08556428310839cm)" svg:viewBox="0 0 46 33" draw:points="46,4 31,0 16,4 4,18 0,33">
            <text:p/>
          </draw:polyline>
          <draw:polyline draw:style-name="gr7" draw:text-style-name="P5" draw:layer="layout" svg:width="0.093cm" svg:height="0.059cm" draw:transform="rotate (-0.0848230016469247) translate (4.06159180187809cm 8.08421318560108cm)" svg:viewBox="0 0 94 60" draw:points="0,9 94,60 90,0">
            <text:p/>
          </draw:polyline>
          <draw:polyline draw:style-name="gr7" draw:text-style-name="P5" draw:layer="layout" svg:width="0.118cm" svg:height="0.019cm" draw:transform="rotate (-0.0837758040957282) translate (4.02568388323778cm 8.02017157088142cm)" svg:viewBox="0 0 119 20" draw:points="0,7 30,18 60,20 92,15 119,0">
            <text:p/>
          </draw:polyline>
          <draw:polyline draw:style-name="gr7" draw:text-style-name="P5" draw:layer="layout" svg:width="0.008cm" svg:height="0.029cm" draw:transform="skewX (-0.0333357887130917) rotate (-0.0996583002888774) translate (4.01925833426084cm 7.99661735895653cm)" svg:viewBox="0 0 9 30" draw:points="7,0 3,9 0,18 2,27 9,30">
            <text:p/>
          </draw:polyline>
          <draw:polyline draw:style-name="gr7" draw:text-style-name="P5" draw:layer="layout" svg:width="0.121cm" svg:height="0.017cm" draw:transform="rotate (-0.0818559419185345) translate (4.02733728898916cm 7.97960749327061cm)" svg:viewBox="0 0 122 18" draw:points="122,11 92,2 60,0 28,5 0,18">
            <text:p/>
          </draw:polyline>
          <draw:polyline draw:style-name="gr7" draw:text-style-name="P5" draw:layer="layout" svg:width="0.009cm" svg:height="0.029cm" draw:transform="rotate (-0.110653874576441) translate (4.14710501898985cm 8.00059136108948cm)" svg:viewBox="0 0 10 30" draw:points="1,30 8,24 10,15 5,6 0,0">
            <text:p/>
          </draw:polyline>
          <draw:line draw:style-name="gr7" draw:text-style-name="P5" draw:layer="layout" svg:x1="1.745cm" svg:y1="7.918cm" svg:x2="1.608cm" svg:y2="7.917cm">
            <text:p/>
          </draw:line>
          <draw:line draw:style-name="gr7" draw:text-style-name="P5" draw:layer="layout" svg:x1="1.67cm" svg:y1="7.918cm" svg:x2="1.671cm" svg:y2="7.842cm">
            <text:p/>
          </draw:line>
          <draw:line draw:style-name="gr7" draw:text-style-name="P5" draw:layer="layout" svg:x1="1.61cm" svg:y1="7.84cm" svg:x2="1.746cm" svg:y2="7.844cm">
            <text:p/>
          </draw:line>
          <draw:line draw:style-name="gr7" draw:text-style-name="P5" draw:layer="layout" svg:x1="1.615cm" svg:y1="7.736cm" svg:x2="1.614cm" svg:y2="7.705cm">
            <text:p/>
          </draw:line>
          <draw:polyline draw:style-name="gr7" draw:text-style-name="P5" draw:layer="layout" svg:width="0.059cm" svg:height="0.031cm" draw:transform="skewX (0.0303687289847013) rotate (-0.0664970445009845) translate (1.61709069726681cm 7.67395456645517cm)" svg:viewBox="0 0 60 32" draw:points="60,29 56,13 44,3 28,0 12,4 4,15 0,32">
            <text:p/>
          </draw:polyline>
          <draw:line draw:style-name="gr7" draw:text-style-name="P5" draw:layer="layout" svg:x1="1.673cm" svg:y1="7.707cm" svg:x2="1.675cm" svg:y2="7.722cm">
            <text:p/>
          </draw:line>
          <draw:polyline draw:style-name="gr7" draw:text-style-name="P5" draw:layer="layout" svg:width="0.03cm" svg:height="0.032cm" draw:transform="skewX (-0.0303687289847013) rotate (-0.0996583002888774) translate (1.67573937502696cm 7.6736596791439cm)" svg:viewBox="0 0 31 33" draw:points="31,0 16,4 4,18 0,33">
            <text:p/>
          </draw:polyline>
          <draw:line draw:style-name="gr7" draw:text-style-name="P5" draw:layer="layout" svg:x1="1.706cm" svg:y1="7.677cm" svg:x2="1.721cm" svg:y2="7.678cm">
            <text:p/>
          </draw:line>
          <draw:polyline draw:style-name="gr7" draw:text-style-name="P5" draw:layer="layout" svg:width="0.032cm" svg:height="0.028cm" draw:transform="skewX (0.0357792496658837) rotate (-0.0605629250442041) translate (1.72081724028028cm 7.67788343398011cm)" svg:viewBox="0 0 33 29" draw:points="33,29 27,13 15,3 0,0">
            <text:p/>
          </draw:polyline>
          <draw:line draw:style-name="gr7" draw:text-style-name="P5" draw:layer="layout" svg:x1="1.749cm" svg:y1="7.707cm" svg:x2="1.747cm" svg:y2="7.737cm">
            <text:p/>
          </draw:line>
          <draw:polyline draw:style-name="gr7" draw:text-style-name="P5" draw:layer="layout" svg:width="0.026cm" svg:height="0.029cm" draw:transform="skewX (-0.0322885911618951) rotate (-0.114842664781228) translate (1.61608692334019cm 7.59948165894882cm)" svg:viewBox="0 0 27 30" draw:points="0,0 9,19 27,30">
            <text:p/>
          </draw:polyline>
          <draw:polyline draw:style-name="gr7" draw:text-style-name="P5" draw:layer="layout" svg:width="0.045cm" svg:height="0.032cm" draw:transform="skewX (-0.0303687289847013) rotate (-0.0867428638241193) translate (1.61788754203384cm 7.56723718226388cm)" svg:viewBox="0 0 46 33" draw:points="46,4 31,0 16,4 4,18 0,33">
            <text:p/>
          </draw:polyline>
          <draw:polyline draw:style-name="gr7" draw:text-style-name="P5" draw:layer="layout" svg:width="0.093cm" svg:height="0.059cm" draw:transform="skewX (0.0165806278939461) rotate (-0.0743510261349594) translate (1.66378799119779cm 7.56762600711114cm)" svg:viewBox="0 0 94 60" draw:points="0,8 94,60 90,0">
            <text:p/>
          </draw:polyline>
          <draw:polyline draw:style-name="gr7" draw:text-style-name="P5" draw:layer="layout" svg:width="0.118cm" svg:height="0.019cm" draw:transform="rotate (-0.0837758040957282) translate (1.62797330462806cm 7.50184447003691cm)" svg:viewBox="0 0 119 20" draw:points="0,7 30,18 60,20 92,14 119,0">
            <text:p/>
          </draw:polyline>
          <draw:polyline draw:style-name="gr7" draw:text-style-name="P5" draw:layer="layout" svg:width="0.008cm" svg:height="0.029cm" draw:transform="skewX (-0.0333357887130917) rotate (-0.0996583002888774) translate (1.62154775565112cm 7.47829025811202cm)" svg:viewBox="0 0 9 30" draw:points="7,0 0,9 0,18 2,24 9,30">
            <text:p/>
          </draw:polyline>
          <draw:polyline draw:style-name="gr7" draw:text-style-name="P5" draw:layer="layout" svg:width="0.118cm" svg:height="0.017cm" draw:transform="rotate (-0.0830776723949305) translate (1.62959023745689cm 7.46200837457546cm)" svg:viewBox="0 0 119 18" draw:points="119,11 92,2 60,0 28,5 0,18">
            <text:p/>
          </draw:polyline>
          <draw:polyline draw:style-name="gr7" draw:text-style-name="P5" draw:layer="layout" svg:width="0.008cm" svg:height="0.029cm" draw:transform="skewX (-0.0333357887130917) rotate (-0.0996583002888774) translate (1.74699631861647cm 7.48207173320399cm)" svg:viewBox="0 0 9 30" draw:points="2,30 9,24 9,15 7,6 0,0">
            <text:p/>
          </draw:polyline>
          <draw:line draw:style-name="gr7" draw:text-style-name="P5" draw:layer="layout" svg:x1="4.385cm" svg:y1="11.1cm" svg:x2="4.399cm" svg:y2="10.964cm">
            <text:p/>
          </draw:line>
          <draw:line draw:style-name="gr7" draw:text-style-name="P5" draw:layer="layout" svg:x1="4.394cm" svg:y1="11.024cm" svg:x2="4.469cm" svg:y2="11.033cm">
            <text:p/>
          </draw:line>
          <draw:line draw:style-name="gr7" draw:text-style-name="P5" draw:layer="layout" svg:x1="4.476cm" svg:y1="10.973cm" svg:x2="4.462cm" svg:y2="11.107cm">
            <text:p/>
          </draw:line>
          <draw:polyline draw:style-name="gr7" draw:text-style-name="P5" draw:layer="layout" svg:width="0.033cm" svg:height="0.021cm" draw:transform="skewX (-0.0453785605518526) rotate (-0.0905825881785065) translate (4.57710603743558cm 10.9825430107106cm)" svg:viewBox="0 0 34 22" draw:points="34,0 13,7 0,22">
            <text:p/>
          </draw:polyline>
          <draw:polyline draw:style-name="gr7" draw:text-style-name="P5" draw:layer="layout" svg:width="0.03cm" svg:height="0.047cm" draw:transform="skewX (0.0212930168743308) rotate (-0.0644026493985914) translate (4.60981875949938cm 10.9855227773681cm)" svg:viewBox="0 0 31 48" draw:points="24,48 31,31 27,16 15,4 0,0">
            <text:p/>
          </draw:polyline>
          <draw:polyline draw:style-name="gr7" draw:text-style-name="P5" draw:layer="layout" svg:width="0.062cm" svg:height="0.089cm" draw:transform="rotate (-0.0804596785169392) translate (4.57175552521766cm 11.0291092730359cm)" svg:viewBox="0 0 63 90" draw:points="58,0 0,87 63,90">
            <text:p/>
          </draw:polyline>
          <draw:polyline draw:style-name="gr7" draw:text-style-name="P5" draw:layer="layout" svg:width="0.016cm" svg:height="0.121cm" draw:transform="skewX (-0.0328121899374934) rotate (-0.11711159280882) translate (4.68136180961672cm 10.9994704701407cm)" svg:viewBox="0 0 17 122" draw:points="17,0 6,30 0,61 5,93 16,122">
            <text:p/>
          </draw:polyline>
          <draw:polyline draw:style-name="gr7" draw:text-style-name="P5" draw:layer="layout" svg:width="0.03cm" svg:height="0.006cm" draw:transform="skewX (-0.124441975667196) rotate (-0.0965167076352869) translate (4.69756905470897cm 10.9947170013158cm)" svg:viewBox="0 0 31 7" draw:points="31,7 25,2 16,0 7,0 0,7">
            <text:p/>
          </draw:polyline>
          <draw:polyline draw:style-name="gr7" draw:text-style-name="P5" draw:layer="layout" svg:width="0.017cm" svg:height="0.121cm" draw:transform="skewX (-0.0328121899374934) rotate (-0.110653874576441) translate (4.72475273292956cm 11.0035175186239cm)" svg:viewBox="0 0 18 122" draw:points="0,122 14,92 18,61 14,29 3,0">
            <text:p/>
          </draw:polyline>
          <draw:polyline draw:style-name="gr7" draw:text-style-name="P5" draw:layer="layout" svg:width="0.03cm" svg:height="0.007cm" draw:transform="skewX (0.141895268187139) rotate (-0.0664970445009845) translate (4.68575468277834cm 11.1219523260812cm)" svg:viewBox="0 0 31 8" draw:points="0,0 7,5 16,7 25,8 31,0">
            <text:p/>
          </draw:polyline>
          <draw:line draw:style-name="gr7" draw:text-style-name="P5" draw:layer="layout" svg:x1="4.789cm" svg:y1="11.002cm" svg:x2="4.819cm" svg:y2="11.008cm">
            <text:p/>
          </draw:line>
          <draw:polyline draw:style-name="gr7" draw:text-style-name="P5" draw:layer="layout" svg:width="0.032cm" svg:height="0.059cm" draw:transform="rotate (-0.0605629250442041) translate (4.81535939663202cm 11.0061169309005cm)" svg:viewBox="0 0 33 60" draw:points="0,60 15,56 28,45 33,31 29,16 19,4 4,0">
            <text:p/>
          </draw:polyline>
          <draw:line draw:style-name="gr7" draw:text-style-name="P5" draw:layer="layout" svg:x1="4.812cm" svg:y1="11.066cm" svg:x2="4.797cm" svg:y2="11.065cm">
            <text:p/>
          </draw:line>
          <draw:polyline draw:style-name="gr7" draw:text-style-name="P5" draw:layer="layout" svg:width="0.03cm" svg:height="0.03cm" draw:transform="skewX (0.0333357887130917) rotate (-0.0664970445009845) translate (4.81172255066948cm 11.0660941922704cm)" svg:viewBox="0 0 31 31" draw:points="31,31 28,16 15,4 0,0">
            <text:p/>
          </draw:polyline>
          <draw:line draw:style-name="gr7" draw:text-style-name="P5" draw:layer="layout" svg:x1="4.839cm" svg:y1="11.098cm" svg:x2="4.838cm" svg:y2="11.113cm">
            <text:p/>
          </draw:line>
          <draw:polyline draw:style-name="gr7" draw:text-style-name="P5" draw:layer="layout" svg:width="0.03cm" svg:height="0.029cm" draw:transform="rotate (-0.0644026493985914) translate (4.80768441077336cm 11.1105066235815cm)" svg:viewBox="0 0 31 30" draw:points="0,30 15,26 27,15 31,0">
            <text:p/>
          </draw:polyline>
          <draw:line draw:style-name="gr7" draw:text-style-name="P5" draw:layer="layout" svg:x1="4.806cm" svg:y1="11.14cm" svg:x2="4.776cm" svg:y2="11.138cm">
            <text:p/>
          </draw:line>
          <draw:path draw:style-name="gr5" draw:text-style-name="P5" draw:layer="layout" svg:width="0.141cm" svg:height="0.605cm" draw:transform="skewX (0.00157079632679488) rotate (-0.0778416846389478) translate (4.27001941648722cm 9.59618017207787cm)" svg:viewBox="0 0 142 606" svg:d="M134 606l7-83c7-167-35-334-115-480l-26-43">
            <text:p/>
          </draw:path>
          <draw:path draw:style-name="gr5" draw:text-style-name="P5" draw:layer="layout" svg:width="0.585cm" svg:height="0.197cm" draw:transform="rotate (-0.0801106126665403) translate (3.50929723224869cm 9.10066345269366cm)" svg:viewBox="0 0 586 198" svg:d="M586 198l-37-30c-145-100-292-150-466-166l-83-2">
            <text:p/>
          </draw:path>
          <draw:polyline draw:style-name="gr7" draw:text-style-name="P5" draw:layer="layout" svg:width="0.28cm" svg:height="0.252cm" draw:transform="rotate (-0.0783652834145461) translate (4.0574495453574cm 10.8354720201393cm)" svg:viewBox="0 0 281 253" draw:points="0,253 81,198 156,134 226,64 281,0">
            <text:p/>
          </draw:polyline>
          <draw:polyline draw:style-name="gr7" draw:text-style-name="P5" draw:layer="layout" svg:width="0.099cm" svg:height="0.365cm" draw:transform="rotate (-0.0797615468161415) translate (4.55240681584441cm 10.235957586546cm)" svg:viewBox="0 0 100 366" draw:points="0,366 32,287 62,193 86,98 100,0">
            <text:p/>
          </draw:polyline>
          <draw:path draw:style-name="gr7" draw:text-style-name="P5" draw:layer="layout" svg:width="0.082cm" svg:height="0.072cm" draw:transform="skewX (0.0136135681655558) rotate (-0.0720820981073669) translate (3.14637715815104cm 10.7877155480286cm)" svg:viewBox="0 0 83 73" svg:d="M17 0l-17 36c0 34 28 49 54 27l29-37">
            <text:p/>
          </draw:path>
          <draw:polyline draw:style-name="gr7" draw:text-style-name="P5" draw:layer="layout" svg:width="0.054cm" svg:height="0.036cm" draw:transform="skewX (0.0270526034059121) rotate (-0.094073246682495) translate (3.22787795902324cm 10.8081858743424cm)" svg:viewBox="0 0 55 37" draw:points="55,37 54,21 45,6 30,0 12,3 0,12">
            <text:p/>
          </draw:polyline>
          <draw:polyline draw:style-name="gr7" draw:text-style-name="P5" draw:layer="layout" svg:width="0.023cm" svg:height="0.04cm" draw:transform="rotate (-0.0830776723949305) translate (3.254183822768cm 10.8468503949779cm)" svg:viewBox="0 0 24 41" draw:points="0,41 15,24 24,0">
            <text:p/>
          </draw:polyline>
          <draw:line draw:style-name="gr7" draw:text-style-name="P5" draw:layer="layout" svg:x1="3.307cm" svg:y1="10.765cm" svg:x2="3.175cm" svg:y2="10.724cm">
            <text:p/>
          </draw:line>
          <draw:line draw:style-name="gr7" draw:text-style-name="P5" draw:layer="layout" svg:x1="3.215cm" svg:y1="10.751cm" svg:x2="3.228cm" svg:y2="10.709cm">
            <text:p/>
          </draw:line>
          <draw:line draw:style-name="gr7" draw:text-style-name="P5" draw:layer="layout" svg:x1="3.347cm" svg:y1="10.636cm" svg:x2="3.334cm" svg:y2="10.672cm">
            <text:p/>
          </draw:line>
          <draw:polyline draw:style-name="gr7" draw:text-style-name="P5" draw:layer="layout" svg:width="0.027cm" svg:height="0.017cm" draw:transform="rotate (-0.106814150222054) translate (3.30754307732722cm 10.6678390777163cm)" svg:viewBox="0 0 28 18" draw:points="0,18 13,18 21,11 28,0">
            <text:p/>
          </draw:polyline>
          <draw:line draw:style-name="gr7" draw:text-style-name="P5" draw:layer="layout" svg:x1="3.306cm" svg:y1="10.686cm" svg:x2="3.27cm" svg:y2="10.673cm">
            <text:p/>
          </draw:line>
          <draw:polyline draw:style-name="gr7" draw:text-style-name="P5" draw:layer="layout" svg:width="0.036cm" svg:height="0.059cm" draw:transform="rotate (-0.0809832772925374) translate (3.2519712012662cm 10.6125946377477cm)" svg:viewBox="0 0 37 60" draw:points="37,0 22,2 9,10 0,23 0,39 9,54 24,60">
            <text:p/>
          </draw:polyline>
          <draw:polyline draw:style-name="gr7" draw:text-style-name="P5" draw:layer="layout" svg:width="0.014cm" svg:height="0.063cm" draw:transform="skewX (-0.0467748239534481) rotate (-0.132470490226371) translate (3.28792019499526cm 10.6155129882591cm)" svg:viewBox="0 0 15 64" draw:points="0,0 15,3 3,64">
            <text:p/>
          </draw:polyline>
          <draw:line draw:style-name="gr7" draw:text-style-name="P5" draw:layer="layout" svg:x1="3.361cm" svg:y1="10.592cm" svg:x2="3.273cm" svg:y2="10.563cm">
            <text:p/>
          </draw:line>
          <draw:line draw:style-name="gr7" draw:text-style-name="P5" draw:layer="layout" svg:x1="3.238cm" svg:y1="10.555cm" svg:x2="3.229cm" svg:y2="10.551cm">
            <text:p/>
          </draw:line>
          <draw:polyline draw:style-name="gr7" draw:text-style-name="P5" draw:layer="layout" svg:width="0.086cm" svg:height="0.053cm" draw:transform="rotate (-0.0794124809657426) translate (3.28930666145309cm 10.4877091573177cm)" svg:viewBox="0 0 87 54" draw:points="87,54 0,34 6,0">
            <text:p/>
          </draw:polyline>
          <draw:polyline draw:style-name="gr7" draw:text-style-name="P5" draw:layer="layout" svg:width="0.032cm" svg:height="0.019cm" draw:transform="rotate (-0.0605629250442041) translate (3.29678811566377cm 10.4701862034941cm)" svg:viewBox="0 0 33 20" draw:points="33,0 20,0 7,9 0,20">
            <text:p/>
          </draw:polyline>
          <draw:line draw:style-name="gr7" draw:text-style-name="P5" draw:layer="layout" svg:x1="3.329cm" svg:y1="10.473cm" svg:x2="3.392cm" svg:y2="10.493cm">
            <text:p/>
          </draw:line>
          <draw:polyline draw:style-name="gr7" draw:text-style-name="P5" draw:layer="layout" svg:width="0.142cm" svg:height="0.089cm" draw:transform="rotate (-0.0842994028713265) translate (3.35398227708133cm 10.9058237952731cm)" svg:viewBox="0 0 143 90" draw:points="124,90 0,16 143,0">
            <text:p/>
          </draw:polyline>
          <draw:line draw:style-name="gr7" draw:text-style-name="P5" draw:layer="layout" svg:x1="3.457cm" svg:y1="10.918cm" svg:x2="3.437cm" svg:y2="10.981cm">
            <text:p/>
          </draw:line>
          <draw:polyline draw:style-name="gr7" draw:text-style-name="P5" draw:layer="layout" svg:width="0.062cm" svg:height="0.053cm" draw:transform="rotate (-0.0804596785169392) translate (3.43007921686224cm 10.7990885529577cm)" svg:viewBox="0 0 63 54" draw:points="17,0 2,30 0,41 6,50 15,54 23,54 32,50 63,13">
            <text:p/>
          </draw:polyline>
          <draw:polyline draw:style-name="gr7" draw:text-style-name="P5" draw:layer="layout" svg:width="0.032cm" svg:height="0.02cm" draw:transform="rotate (-0.0905825881785065) translate (3.49118651994244cm 10.8102518668141cm)" svg:viewBox="0 0 33 21" draw:points="33,21 33,13 26,4 18,0 6,0 0,7">
            <text:p/>
          </draw:polyline>
          <draw:polyline draw:style-name="gr7" draw:text-style-name="P5" draw:layer="layout" svg:width="0.017cm" svg:height="0.04cm" draw:transform="skewX (-0.0486946861306418) rotate (-0.110653874576441) translate (3.50385298839254cm 10.8326117557171cm)" svg:viewBox="0 0 18 41" draw:points="0,41 14,22 18,0">
            <text:p/>
          </draw:polyline>
          <draw:polyline draw:style-name="gr7" draw:text-style-name="P5" draw:layer="layout" svg:width="0.134cm" svg:height="0.064cm" draw:transform="rotate (-0.0745255590601588) translate (3.45599813511201cm 10.7143368895992cm)" svg:viewBox="0 0 135 65" draw:points="135,65 0,32 9,0">
            <text:p/>
          </draw:polyline>
          <draw:polyline draw:style-name="gr7" draw:text-style-name="P5" draw:layer="layout" svg:width="0.032cm" svg:height="0.019cm" draw:transform="rotate (-0.0905825881785065) translate (3.46675402131232cm 10.6954981492837cm)" svg:viewBox="0 0 33 20" draw:points="33,0 17,0 6,7 0,20">
            <text:p/>
          </draw:polyline>
          <draw:line draw:style-name="gr7" draw:text-style-name="P5" draw:layer="layout" svg:x1="3.498cm" svg:y1="10.698cm" svg:x2="3.534cm" svg:y2="10.711cm">
            <text:p/>
          </draw:line>
          <draw:polyline draw:style-name="gr7" draw:text-style-name="P5" draw:layer="layout" svg:width="0.019cm" svg:height="0.03cm" draw:transform="skewX (0.0333357887130917) rotate (-0.0499164166070385) translate (3.53295526798828cm 10.7100059265552cm)" svg:viewBox="0 0 20 31" draw:points="20,31 20,18 14,7 0,0">
            <text:p/>
          </draw:polyline>
          <draw:line draw:style-name="gr7" draw:text-style-name="P5" draw:layer="layout" svg:x1="3.551cm" svg:y1="10.741cm" svg:x2="3.541cm" svg:y2="10.775cm">
            <text:p/>
          </draw:line>
          <draw:line draw:style-name="gr7" draw:text-style-name="P5" draw:layer="layout" svg:x1="3.572cm" svg:y1="10.675cm" svg:x2="3.443cm" svg:y2="10.632cm">
            <text:p/>
          </draw:line>
          <draw:line draw:style-name="gr7" draw:text-style-name="P5" draw:layer="layout" svg:x1="3.485cm" svg:y1="10.647cm" svg:x2="3.497cm" svg:y2="10.615cm">
            <text:p/>
          </draw:line>
          <draw:polyline draw:style-name="gr7" draw:text-style-name="P5" draw:layer="layout" svg:width="0.031cm" svg:height="0.02cm" draw:transform="skewX (0.0476474885794452) rotate (-0.0605629250442042) translate (3.49860911347663cm 10.5941446307699cm)" svg:viewBox="0 0 32 21" draw:points="32,0 17,0 6,9 0,21">
            <text:p/>
          </draw:polyline>
          <draw:line draw:style-name="gr7" draw:text-style-name="P5" draw:layer="layout" svg:x1="3.53cm" svg:y1="10.597cm" svg:x2="3.591cm" svg:y2="10.617cm">
            <text:p/>
          </draw:line>
          <draw:line draw:style-name="gr7" draw:text-style-name="P5" draw:layer="layout" svg:x1="3.605cm" svg:y1="10.574cm" svg:x2="3.598cm" svg:y2="10.57cm">
            <text:p/>
          </draw:line>
          <draw:polyline draw:style-name="gr7" draw:text-style-name="P5" draw:layer="layout" svg:width="0.144cm" svg:height="0.087cm" draw:transform="rotate (-0.0762708883121531) translate (3.49392611759416cm 10.4317749251688cm)" svg:viewBox="0 0 145 88" draw:points="145,30 132,88 0,58 13,0">
            <text:p/>
          </draw:polyline>
          <draw:line draw:style-name="gr7" draw:text-style-name="P5" draw:layer="layout" svg:x1="3.56cm" svg:y1="10.465cm" svg:x2="3.545cm" svg:y2="10.51cm">
            <text:p/>
          </draw:line>
          <draw:polyline draw:style-name="gr7" draw:text-style-name="P5" draw:layer="layout" svg:width="0.059cm" svg:height="0.055cm" draw:transform="rotate (-0.0830776723949305) translate (3.57053351021349cm 10.3533545612059cm)" svg:viewBox="0 0 60 56" draw:points="15,0 0,32 0,43 6,51 15,56 23,56 32,50 60,13">
            <text:p/>
          </draw:polyline>
          <draw:polyline draw:style-name="gr7" draw:text-style-name="P5" draw:layer="layout" svg:width="0.033cm" svg:height="0.023cm" draw:transform="skewX (-0.0417133691226645) rotate (-0.0855211333477233) translate (3.62891171184764cm 10.3636123023763cm)" svg:viewBox="0 0 34 24" draw:points="34,24 34,13 28,4 19,0 9,2 0,7">
            <text:p/>
          </draw:polyline>
          <draw:polyline draw:style-name="gr7" draw:text-style-name="P5" draw:layer="layout" svg:width="0.016cm" svg:height="0.039cm" draw:transform="skewX (-0.0256563400043166) rotate (-0.110653874576441) translate (3.64423760883201cm 10.3885494369367cm)" svg:viewBox="0 0 17 40" draw:points="0,40 11,22 17,0">
            <text:p/>
          </draw:polyline>
          <draw:line draw:style-name="gr7" draw:text-style-name="P5" draw:layer="layout" svg:x1="3.685cm" svg:y1="10.317cm" svg:x2="3.556cm" svg:y2="10.274cm">
            <text:p/>
          </draw:line>
          <draw:line draw:style-name="gr7" draw:text-style-name="P5" draw:layer="layout" svg:x1="3.594cm" svg:y1="10.303cm" svg:x2="3.609cm" svg:y2="10.258cm">
            <text:p/>
          </draw:line>
          <draw:polyline draw:style-name="gr7" draw:text-style-name="P5" draw:layer="layout" svg:width="0.086cm" svg:height="0.063cm" draw:transform="skewX (-0.015707963267949) rotate (-0.0794124809657426) translate (3.62449327983496cm 10.1718928185315cm)" svg:viewBox="0 0 87 64" draw:points="87,64 0,45 10,0 24,2">
            <text:p/>
          </draw:polyline>
          <draw:line draw:style-name="gr7" draw:text-style-name="P5" draw:layer="layout" svg:x1="3.736cm" svg:y1="10.159cm" svg:x2="3.727cm" svg:y2="10.155cm">
            <text:p/>
          </draw:line>
          <draw:polyline draw:style-name="gr7" draw:text-style-name="P5" draw:layer="layout" svg:width="0.091cm" svg:height="0.136cm" draw:transform="skewX (0.00733038285837617) rotate (-0.0750491578357571) translate (4.28585303542489cm 10.2445493841001cm)" svg:viewBox="0 0 92 137" draw:points="0,134 51,0 92,137">
            <text:p/>
          </draw:polyline>
          <draw:line draw:style-name="gr7" draw:text-style-name="P5" draw:layer="layout" svg:x1="4.357cm" svg:y1="10.349cm" svg:x2="4.293cm" svg:y2="10.341cm">
            <text:p/>
          </draw:line>
          <draw:polyline draw:style-name="gr7" draw:text-style-name="P5" draw:layer="layout" svg:width="0.032cm" svg:height="0.134cm" draw:transform="skewX (-0.0150098315671512) rotate (-0.0905825881785065) translate (4.48399941775901cm 10.266287408861cm)" svg:viewBox="0 0 33 135" draw:points="28,135 33,0 0,28">
            <text:p/>
          </draw:polyline>
          <draw:polygon draw:style-name="gr7" draw:text-style-name="P5" draw:layer="layout" svg:width="0.059cm" svg:height="0.059cm" draw:transform="rotate (-0.0830776723949305) translate (4.55994588440138cm 10.2750545060928cm)" svg:viewBox="0 0 60 60" draw:points="60,32 56,15 45,4 30,0 15,4 4,15 0,31 2,45 13,56 28,60 45,58 56,47">
            <text:p/>
          </draw:polygon>
          <draw:polyline draw:style-name="gr7" draw:text-style-name="P5" draw:layer="layout" svg:width="0.059cm" svg:height="0.032cm" draw:transform="rotate (-0.0664970445009845) translate (4.55305903195951cm 10.3345487915672cm)" svg:viewBox="0 0 60 33" draw:points="60,33 56,18 45,4 31,0 16,4 4,15 0,30">
            <text:p/>
          </draw:polyline>
          <draw:line draw:style-name="gr7" draw:text-style-name="P5" draw:layer="layout" svg:x1="4.61cm" svg:y1="10.371cm" svg:x2="4.609cm" svg:y2="10.386cm">
            <text:p/>
          </draw:line>
          <draw:polyline draw:style-name="gr7" draw:text-style-name="P5" draw:layer="layout" svg:width="0.062cm" svg:height="0.032cm" draw:transform="rotate (-0.0804596785169392) translate (4.54757274293545cm 10.3779354664886cm)" svg:viewBox="0 0 63 33" draw:points="0,0 4,15 15,26 30,33 45,28 58,18 63,2">
            <text:p/>
          </draw:polyline>
          <draw:line draw:style-name="gr7" draw:text-style-name="P5" draw:layer="layout" svg:x1="4.548cm" svg:y1="10.379cm" svg:x2="4.552cm" svg:y2="10.364cm">
            <text:p/>
          </draw:line>
          <draw:polyline draw:style-name="gr7" draw:text-style-name="P5" draw:layer="layout" svg:width="0.017cm" svg:height="0.121cm" draw:transform="skewX (0.0164060949687467) rotate (-0.05550147021342) translate (4.66240872556977cm 10.2942775028035cm)" svg:viewBox="0 0 18 122" draw:points="18,0 5,29 0,60 2,92 13,122">
            <text:p/>
          </draw:polyline>
          <draw:polyline draw:style-name="gr7" draw:text-style-name="P5" draw:layer="layout" svg:width="0.029cm" svg:height="0.009cm" draw:transform="rotate (-0.0664970445009845) translate (4.68012901977768cm 10.2889051207016cm)" svg:viewBox="0 0 30 10" draw:points="30,10 24,3 15,0 7,0 0,7">
            <text:p/>
          </draw:polyline>
          <draw:polyline draw:style-name="gr7" draw:text-style-name="P5" draw:layer="layout" svg:width="0.016cm" svg:height="0.119cm" draw:transform="skewX (-0.0249582083035189) rotate (-0.110653874576441) translate (4.70578295214398cm 10.2995985111789cm)" svg:viewBox="0 0 17 120" draw:points="0,120 13,92 17,60 15,28 4,0">
            <text:p/>
          </draw:polyline>
          <draw:polyline draw:style-name="gr7" draw:text-style-name="P5" draw:layer="layout" svg:width="0.029cm" svg:height="0.007cm" draw:transform="rotate (-0.0644026493985914) translate (4.66603205622839cm 10.4156040814606cm)" svg:viewBox="0 0 30 8" draw:points="0,0 6,5 15,7 24,8 30,0">
            <text:p/>
          </draw:polyline>
          <draw:polyline draw:style-name="gr7" draw:text-style-name="P5" draw:layer="layout" svg:width="0.068cm" svg:height="0.078cm" draw:transform="rotate (-0.0867428638241193) translate (4.19132038827386cm 10.4987643995922cm)" svg:viewBox="0 0 69 79" draw:points="69,9 32,0 17,4 4,15 0,30 4,47 17,58 58,79">
            <text:p/>
          </draw:polyline>
          <draw:polyline draw:style-name="gr7" draw:text-style-name="P5" draw:layer="layout" svg:width="0.029cm" svg:height="0.057cm" draw:transform="skewX (0.0176278254451427) rotate (-0.0664970445009845) translate (4.2273973825984cm 10.5809213786021cm)" svg:viewBox="0 0 30 58" draw:points="0,58 15,54 26,43 30,28 26,13 15,0">
            <text:p/>
          </draw:polyline>
          <draw:polyline draw:style-name="gr7" draw:text-style-name="P5" draw:layer="layout" svg:width="0.045cm" svg:height="0.016cm" draw:transform="rotate (-0.0886627260013129) translate (4.1792097838965cm 10.6170741109147cm)" svg:viewBox="0 0 46 17" draw:points="0,0 22,13 46,17">
            <text:p/>
          </draw:polyline>
          <draw:polyline draw:style-name="gr7" draw:text-style-name="P5" draw:layer="layout" svg:width="0.032cm" svg:height="0.135cm" draw:transform="skewX (0.022165681500328) rotate (-0.0605629250442042) translate (4.37047607016186cm 10.5204391620401cm)" svg:viewBox="0 0 33 136" draw:points="28,136 33,0 0,29">
            <text:p/>
          </draw:polyline>
          <draw:polyline draw:style-name="gr7" draw:text-style-name="P5" draw:layer="layout" svg:width="0.06cm" svg:height="0.135cm" draw:transform="skewX (0.0073303828583762) rotate (-0.0830776723949305) translate (4.44657689226305cm 10.5274198190446cm)" svg:viewBox="0 0 61 136" draw:points="12,136 31,128 46,113 57,94 61,74 60,32 58,17 47,6 32,0 15,4 4,15 0,30 0,45 3,60 13,72 29,77 58,77">
            <text:p/>
          </draw:polyline>
          <draw:polyline draw:style-name="gr7" draw:text-style-name="P5" draw:layer="layout" svg:width="0.017cm" svg:height="0.118cm" draw:transform="skewX (0.0167551608191456) rotate (-0.05550147021342) translate (4.54865253819356cm 10.5490289262543cm)" svg:viewBox="0 0 18 119" draw:points="18,0 5,28 0,60 2,89 13,119">
            <text:p/>
          </draw:polyline>
          <draw:polyline draw:style-name="gr7" draw:text-style-name="P5" draw:layer="layout" svg:width="0.029cm" svg:height="0.009cm" draw:transform="rotate (-0.0996583002888774) translate (4.56686518897056cm 10.5408990159718cm)" svg:viewBox="0 0 30 10" draw:points="30,9 24,2 15,0 6,3 0,10">
            <text:p/>
          </draw:polyline>
          <draw:polyline draw:style-name="gr7" draw:text-style-name="P5" draw:layer="layout" svg:width="0.016cm" svg:height="0.121cm" draw:transform="skewX (0.02460914245312) rotate (-0.0588175957922099) translate (4.5919175256788cm 10.5521492775168cm)" svg:viewBox="0 0 17 122" draw:points="0,122 14,92 17,62 15,30 4,0">
            <text:p/>
          </draw:polyline>
          <draw:polyline draw:style-name="gr7" draw:text-style-name="P5" draw:layer="layout" svg:width="0.03cm" svg:height="0.008cm" draw:transform="rotate (-0.0996583002888774) translate (4.55244758526063cm 10.6679562269396cm)" svg:viewBox="0 0 31 9" draw:points="0,0 7,7 15,9 24,7 31,2">
            <text:p/>
          </draw:polyline>
          <draw:line draw:style-name="gr5" draw:text-style-name="P5" draw:layer="layout" svg:x1="3.383cm" svg:y1="10.033cm" svg:x2="3.51cm" svg:y2="10.4cm">
            <text:p/>
          </draw:line>
          <draw:line draw:style-name="gr5" draw:text-style-name="P5" draw:layer="layout" svg:x1="3.561cm" svg:y1="10.549cm" svg:x2="3.69cm" svg:y2="10.913cm">
            <text:p/>
          </draw:line>
          <draw:line draw:style-name="gr5" draw:text-style-name="P5" draw:layer="layout" svg:x1="3.414cm" svg:y1="10.077cm" svg:x2="3.739cm" svg:y2="10.278cm">
            <text:p/>
          </draw:line>
          <draw:line draw:style-name="gr5" draw:text-style-name="P5" draw:layer="layout" svg:x1="3.874cm" svg:y1="10.36cm" svg:x2="4.199cm" svg:y2="10.564cm">
            <text:p/>
          </draw:line>
          <draw:line draw:style-name="gr7" draw:text-style-name="P5" draw:layer="layout" svg:x1="3.876cm" svg:y1="10.772cm" svg:x2="3.783cm" svg:y2="10.672cm">
            <text:p/>
          </draw:line>
          <draw:line draw:style-name="gr7" draw:text-style-name="P5" draw:layer="layout" svg:x1="3.824cm" svg:y1="10.717cm" svg:x2="3.878cm" svg:y2="10.665cm">
            <text:p/>
          </draw:line>
          <draw:line draw:style-name="gr7" draw:text-style-name="P5" draw:layer="layout" svg:x1="3.836cm" svg:y1="10.621cm" svg:x2="3.931cm" svg:y2="10.719cm">
            <text:p/>
          </draw:line>
          <draw:polyline draw:style-name="gr7" draw:text-style-name="P5" draw:layer="layout" svg:width="0.006cm" svg:height="0.038cm" draw:transform="skewX (-0.0499164166070378) rotate (-0.124441975667196) translate (3.92897463908496cm 10.5258602619816cm)" svg:viewBox="0 0 7 39" draw:points="7,0 0,20 5,39">
            <text:p/>
          </draw:polyline>
          <draw:polyline draw:style-name="gr7" draw:text-style-name="P5" draw:layer="layout" svg:width="0.051cm" svg:height="0.021cm" draw:transform="rotate (-0.0767944870877513) translate (3.93606129410126cm 10.5187607888255cm)" svg:viewBox="0 0 52 22" draw:points="52,22 45,9 31,0 15,0 0,9">
            <text:p/>
          </draw:polyline>
          <draw:polyline draw:style-name="gr7" draw:text-style-name="P5" draw:layer="layout" svg:width="0.07cm" svg:height="0.102cm" draw:transform="skewX (0.00977384381116825) rotate (-0.0713839664065692) translate (3.98478632649599cm 10.5435394441855cm)" svg:viewBox="0 0 71 103" draw:points="0,0 30,103 71,58">
            <text:p/>
          </draw:polyline>
          <draw:polyline draw:style-name="gr7" draw:text-style-name="P5" draw:layer="layout" svg:width="0.128cm" svg:height="0.129cm" draw:transform="skewX (0.00767944870877503) rotate (-0.0785398163397455) translate (3.99348705816562cm 10.4380970133961cm)" svg:viewBox="0 0 129 130" draw:points="101,130 122,109 129,94 129,80 120,64 109,55 94,47 79,49 67,58 45,79 0,38 36,0">
            <text:p/>
          </draw:polyline>
          <draw:polyline draw:style-name="gr7" draw:text-style-name="P5" draw:layer="layout" svg:width="0.089cm" svg:height="0.08cm" draw:transform="skewX (-0.0122173047639603) rotate (-0.0886627260013129) translate (4.08398311181046cm 10.4002522961515cm)" svg:viewBox="0 0 90 81" draw:points="0,0 13,28 34,51 60,68 90,81">
            <text:p/>
          </draw:polyline>
          <draw:polyline draw:style-name="gr7" draw:text-style-name="P5" draw:layer="layout" svg:width="0.019cm" svg:height="0.023cm" draw:transform="rotate (-0.0996583002888774) translate (4.08613275458973cm 10.3767054703798cm)" svg:viewBox="0 0 20 24" draw:points="20,0 11,3 5,7 0,13 0,24">
            <text:p/>
          </draw:polyline>
          <draw:polyline draw:style-name="gr7" draw:text-style-name="P5" draw:layer="layout" svg:width="0.089cm" svg:height="0.081cm" draw:transform="rotate (-0.0776671517137484) translate (4.10502918064923cm 10.3786106687639cm)" svg:viewBox="0 0 90 82" draw:points="90,82 77,54 55,30 30,10 0,0">
            <text:p/>
          </draw:polyline>
          <draw:polyline draw:style-name="gr7" draw:text-style-name="P5" draw:layer="layout" svg:width="0.02cm" svg:height="0.023cm" draw:transform="skewX (-0.0417133691226645) rotate (-0.0996583002888774) translate (4.16758463975372cm 10.4644860576334cm)" svg:viewBox="0 0 21 24" draw:points="0,24 9,22 15,18 20,9 21,0">
            <text:p/>
          </draw:polyline>
          <draw:line draw:style-name="gr5" draw:text-style-name="P5" draw:layer="layout" svg:x1="3.506cm" svg:y1="10.017cm" svg:x2="3.907cm" svg:y2="10.016cm">
            <text:p/>
          </draw:line>
          <draw:line draw:style-name="gr5" draw:text-style-name="P5" draw:layer="layout" svg:x1="3.507cm" svg:y1="9.1cm" svg:x2="3.908cm" svg:y2="9.099cm">
            <text:p/>
          </draw:line>
          <draw:line draw:style-name="gr5" draw:text-style-name="P5" draw:layer="layout" svg:x1="3.757cm" svg:y1="10.166cm" svg:x2="3.758cm" svg:y2="8.948cm">
            <text:p/>
          </draw:line>
          <draw:line draw:style-name="gr5" draw:text-style-name="P5" draw:layer="layout" svg:x1="3.657cm" svg:y1="9.915cm" svg:x2="3.859cm" svg:y2="10.117cm">
            <text:p/>
          </draw:line>
          <draw:line draw:style-name="gr5" draw:text-style-name="P5" draw:layer="layout" svg:x1="3.86cm" svg:y1="9.2cm" svg:x2="3.658cm" svg:y2="8.998cm">
            <text:p/>
          </draw:line>
          <draw:polyline draw:style-name="gr5" draw:text-style-name="P5" draw:layer="layout" svg:width="0.163cm" svg:height="0.076cm" draw:transform="rotate (-0.0790634151153438) translate (3.86900818282639cm 9.46998876520158cm)" svg:viewBox="0 0 164 77" draw:points="0,28 13,49 32,64 55,75 81,77 130,73 149,67 160,51 164,35 158,15 143,4 126,0 107,2 90,9 77,22 75,41 77,77">
            <text:p/>
          </draw:polyline>
          <draw:polyline draw:style-name="gr5" draw:text-style-name="P5" draw:layer="layout" svg:width="0.163cm" svg:height="0.046cm" draw:transform="rotate (-0.0790634151153438) translate (3.86930456884261cm 9.59632065129006cm)" svg:viewBox="0 0 164 47" draw:points="0,47 164,35 124,0">
            <text:p/>
          </draw:polyline>
          <draw:line draw:style-name="gr5" draw:text-style-name="P5" draw:layer="layout" svg:x1="3.507cm" svg:y1="9.1cm" svg:x2="3.908cm" svg:y2="9.099cm">
            <text:p/>
          </draw:line>
          <draw:line draw:style-name="gr5" draw:text-style-name="P5" draw:layer="layout" svg:x1="3.507cm" svg:y1="8.787cm" svg:x2="3.91cm" svg:y2="8.786cm">
            <text:p/>
          </draw:line>
          <draw:line draw:style-name="gr5" draw:text-style-name="P5" draw:layer="layout" svg:x1="3.759cm" svg:y1="9.1cm" svg:x2="3.758cm" svg:y2="9.301cm">
            <text:p/>
          </draw:line>
          <draw:polyline draw:style-name="gr5" draw:text-style-name="P5" draw:layer="layout" svg:width="0.04cm" svg:height="0.513cm" draw:transform="skewX (0.00785398163397448) rotate (-0.072954762733364) translate (3.75914025662271cm 8.58410254844384cm)" svg:viewBox="0 0 41 514" draw:points="0,0 15,200 41,514">
            <text:p/>
          </draw:polyline>
          <draw:line draw:style-name="gr5" draw:text-style-name="P5" draw:layer="layout" svg:x1="3.86cm" svg:y1="9.2cm" svg:x2="3.658cm" svg:y2="8.998cm">
            <text:p/>
          </draw:line>
          <draw:line draw:style-name="gr5" draw:text-style-name="P5" draw:layer="layout" svg:x1="3.658cm" svg:y1="8.685cm" svg:x2="3.86cm" svg:y2="8.887cm">
            <text:p/>
          </draw:line>
          <draw:line draw:style-name="gr5" draw:text-style-name="P5" draw:layer="layout" svg:x1="4.031cm" svg:y1="8.862cm" svg:x2="4.031cm" svg:y2="8.899cm">
            <text:p/>
          </draw:line>
          <draw:polyline draw:style-name="gr5" draw:text-style-name="P5" draw:layer="layout" svg:width="0.072cm" svg:height="0.038cm" draw:transform="rotate (-0.0684169066781782) translate (3.95796531869471cm 8.89296427214488cm)" svg:viewBox="0 0 73 39" draw:points="0,3 6,23 21,34 38,39 57,33 69,18 73,0">
            <text:p/>
          </draw:polyline>
          <draw:line draw:style-name="gr5" draw:text-style-name="P5" draw:layer="layout" svg:x1="3.959cm" svg:y1="8.897cm" svg:x2="3.957cm" svg:y2="8.879cm">
            <text:p/>
          </draw:line>
          <draw:polyline draw:style-name="gr5" draw:text-style-name="P5" draw:layer="layout" svg:width="0.034cm" svg:height="0.04cm" draw:transform="skewX (-0.0244346095279206) rotate (-0.0879645943005152) translate (3.92351736726051cm 8.89308765628252cm)" svg:viewBox="0 0 35 41" draw:points="0,41 19,35 31,19 35,0">
            <text:p/>
          </draw:polyline>
          <draw:line draw:style-name="gr5" draw:text-style-name="P5" draw:layer="layout" svg:x1="3.921cm" svg:y1="8.933cm" svg:x2="3.904cm" svg:y2="8.932cm">
            <text:p/>
          </draw:line>
          <draw:polyline draw:style-name="gr5" draw:text-style-name="P5" draw:layer="layout" svg:width="0.038cm" svg:height="0.031cm" draw:transform="skewX (-0.0303687289847013) rotate (-0.0996583002888774) translate (3.86831311862285cm 8.89778260320112cm)" svg:viewBox="0 0 39 32" draw:points="0,0 6,18 19,30 39,32">
            <text:p/>
          </draw:polyline>
          <draw:line draw:style-name="gr5" draw:text-style-name="P5" draw:layer="layout" svg:x1="3.869cm" svg:y1="8.899cm" svg:x2="3.867cm" svg:y2="8.862cm">
            <text:p/>
          </draw:line>
          <draw:polyline draw:style-name="gr5" draw:text-style-name="P5" draw:layer="layout" svg:width="0.163cm" svg:height="0.045cm" draw:transform="rotate (-0.079587013890942) translate (3.87065966430148cm 8.97848848455084cm)" svg:viewBox="0 0 164 46" draw:points="0,46 164,32 124,0">
            <text:p/>
          </draw:polyline>
          <draw:line draw:style-name="gr5" draw:text-style-name="P5" draw:layer="layout" svg:x1="3.507cm" svg:y1="8.787cm" svg:x2="3.91cm" svg:y2="8.786cm">
            <text:p/>
          </draw:line>
          <draw:line draw:style-name="gr5" draw:text-style-name="P5" draw:layer="layout" svg:x1="3.507cm" svg:y1="8.593cm" svg:x2="3.91cm" svg:y2="8.595cm">
            <text:p/>
          </draw:line>
          <draw:line draw:style-name="gr5" draw:text-style-name="P5" draw:layer="layout" svg:x1="3.758cm" svg:y1="8.785cm" svg:x2="3.76cm" svg:y2="8.986cm">
            <text:p/>
          </draw:line>
          <draw:polyline draw:style-name="gr5" draw:text-style-name="P5" draw:layer="layout" svg:width="0.029cm" svg:height="0.391cm" draw:transform="skewX (0.0153588974175501) rotate (-0.0644026493985914) translate (3.76002533795843cm 8.39269639294739cm)" svg:viewBox="0 0 30 392" draw:points="0,0 15,200 30,392">
            <text:p/>
          </draw:polyline>
          <draw:line draw:style-name="gr5" draw:text-style-name="P5" draw:layer="layout" svg:x1="3.86cm" svg:y1="8.887cm" svg:x2="3.658cm" svg:y2="8.685cm">
            <text:p/>
          </draw:line>
          <draw:line draw:style-name="gr5" draw:text-style-name="P5" draw:layer="layout" svg:x1="3.658cm" svg:y1="8.493cm" svg:x2="3.86cm" svg:y2="8.695cm">
            <text:p/>
          </draw:line>
          <draw:polyline draw:style-name="gr5" draw:text-style-name="P5" draw:layer="layout" svg:width="0.161cm" svg:height="0.046cm" draw:transform="rotate (-0.0806342114421386) translate (3.87121085893688cm 8.59142593714841cm)" svg:viewBox="0 0 162 47" draw:points="0,47 162,34 123,0">
            <text:p/>
          </draw:polyline>
          <draw:polyline draw:style-name="gr5" draw:text-style-name="P5" draw:layer="layout" svg:width="0.163cm" svg:height="0.076cm" draw:transform="rotate (-0.072954762733364) translate (3.87005936558829cm 8.68319780122489cm)" svg:viewBox="0 0 164 77" draw:points="0,27 13,48 32,63 55,75 81,77 130,73 146,67 159,52 164,35 158,15 143,4 124,0 107,2 90,9 77,21 72,41 77,77">
            <text:p/>
          </draw:polyline>
          <draw:line draw:style-name="gr5" draw:text-style-name="P5" draw:layer="layout" svg:x1="3.507cm" svg:y1="8.593cm" svg:x2="3.91cm" svg:y2="8.595cm">
            <text:p/>
          </draw:line>
          <draw:line draw:style-name="gr5" draw:text-style-name="P5" draw:layer="layout" svg:x1="3.515cm" svg:y1="3.653cm" svg:x2="3.918cm" svg:y2="3.652cm">
            <text:p/>
          </draw:line>
          <draw:line draw:style-name="gr5" draw:text-style-name="P5" draw:layer="layout" svg:x1="3.76cm" svg:y1="8.745cm" svg:x2="3.767cm" svg:y2="3.502cm">
            <text:p/>
          </draw:line>
          <draw:line draw:style-name="gr5" draw:text-style-name="P5" draw:layer="layout" svg:x1="3.658cm" svg:y1="8.493cm" svg:x2="3.86cm" svg:y2="8.695cm">
            <text:p/>
          </draw:line>
          <draw:line draw:style-name="gr5" draw:text-style-name="P5" draw:layer="layout" svg:x1="3.867cm" svg:y1="3.754cm" svg:x2="3.665cm" svg:y2="3.552cm">
            <text:p/>
          </draw:line>
          <draw:polyline draw:style-name="gr5" draw:text-style-name="P5" draw:layer="layout" svg:width="0.129cm" svg:height="0.091cm" draw:transform="skewX (-0.0108210413623649) rotate (-0.0849975345721241) translate (3.9073844078418cm 5.94589497319621cm)" svg:viewBox="0 0 130 92" draw:points="130,27 0,0 8,92">
            <text:p/>
          </draw:polyline>
          <draw:line draw:style-name="gr5" draw:text-style-name="P5" draw:layer="layout" svg:x1="3.945cm" svg:y1="6.011cm" svg:x2="3.872cm" svg:y2="6.01cm">
            <text:p/>
          </draw:line>
          <draw:polyline draw:style-name="gr5" draw:text-style-name="P5" draw:layer="layout" svg:width="0.165cm" svg:height="0.076cm" draw:transform="rotate (-0.0785398163397455) translate (3.87310487676564cm 6.08171989586776cm)" svg:viewBox="0 0 166 77" draw:points="0,28 15,49 34,66 58,75 83,77 132,73 149,67 162,54 166,35 160,17 145,4 126,0 109,2 90,9 79,23 75,41 77,77">
            <text:p/>
          </draw:polyline>
          <draw:line draw:style-name="gr5" draw:text-style-name="P5" draw:layer="layout" svg:x1="4.034cm" svg:y1="6.218cm" svg:x2="4.034cm" svg:y2="6.255cm">
            <text:p/>
          </draw:line>
          <draw:polyline draw:style-name="gr5" draw:text-style-name="P5" draw:layer="layout" svg:width="0.072cm" svg:height="0.038cm" draw:transform="rotate (-0.0684169066781782) translate (3.96178069195149cm 6.24959814256969cm)" svg:viewBox="0 0 73 39" draw:points="0,6 6,23 21,36 41,39 57,34 70,19 73,0">
            <text:p/>
          </draw:polyline>
          <draw:line draw:style-name="gr5" draw:text-style-name="P5" draw:layer="layout" svg:x1="3.961cm" svg:y1="6.255cm" svg:x2="3.963cm" svg:y2="6.236cm">
            <text:p/>
          </draw:line>
          <draw:polyline draw:style-name="gr5" draw:text-style-name="P5" draw:layer="layout" svg:width="0.032cm" svg:height="0.038cm" draw:transform="skewX (0.0256563400043166) rotate (-0.0605629250442041) translate (3.92960983012541cm 6.25323491847945cm)" svg:viewBox="0 0 33 39" draw:points="0,39 18,33 30,19 33,0">
            <text:p/>
          </draw:polyline>
          <draw:line draw:style-name="gr5" draw:text-style-name="P5" draw:layer="layout" svg:x1="3.927cm" svg:y1="6.29cm" svg:x2="3.907cm" svg:y2="6.292cm">
            <text:p/>
          </draw:line>
          <draw:polyline draw:style-name="gr5" draw:text-style-name="P5" draw:layer="layout" svg:width="0.037cm" svg:height="0.034cm" draw:transform="skewX (-0.028623399732707) rotate (-0.0748746249105577) translate (3.87215655857958cm 6.25441839686447cm)" svg:viewBox="0 0 38 35" draw:points="0,0 6,19 21,31 38,35">
            <text:p/>
          </draw:polyline>
          <draw:line draw:style-name="gr5" draw:text-style-name="P5" draw:layer="layout" svg:x1="3.873cm" svg:y1="6.255cm" svg:x2="3.873cm" svg:y2="6.218cm">
            <text:p/>
          </draw:line>
          <draw:line draw:style-name="gr5" draw:text-style-name="P5" draw:layer="layout" svg:x1="3.515cm" svg:y1="3.653cm" svg:x2="3.918cm" svg:y2="3.652cm">
            <text:p/>
          </draw:line>
          <draw:line draw:style-name="gr5" draw:text-style-name="P5" draw:layer="layout" svg:x1="3.516cm" svg:y1="3.472cm" svg:x2="3.917cm" svg:y2="3.471cm">
            <text:p/>
          </draw:line>
          <draw:line draw:style-name="gr5" draw:text-style-name="P5" draw:layer="layout" svg:x1="3.766cm" svg:y1="3.65cm" svg:x2="3.767cm" svg:y2="3.853cm">
            <text:p/>
          </draw:line>
          <draw:polyline draw:style-name="gr5" draw:text-style-name="P5" draw:layer="layout" svg:width="0.03cm" svg:height="0.379cm" draw:transform="skewX (-0.0183259571459404) rotate (-0.0996583002888774) translate (3.76661098790358cm 3.2700028954081cm)" svg:viewBox="0 0 31 380" draw:points="0,0 15,199 31,380">
            <text:p/>
          </draw:polyline>
          <draw:line draw:style-name="gr5" draw:text-style-name="P5" draw:layer="layout" svg:x1="3.867cm" svg:y1="3.754cm" svg:x2="3.665cm" svg:y2="3.552cm">
            <text:p/>
          </draw:line>
          <draw:line draw:style-name="gr5" draw:text-style-name="P5" draw:layer="layout" svg:x1="3.667cm" svg:y1="3.37cm" svg:x2="3.866cm" svg:y2="3.572cm">
            <text:p/>
          </draw:line>
          <draw:polyline draw:style-name="gr5" draw:text-style-name="P5" draw:layer="layout" svg:width="0.163cm" svg:height="0.046cm" draw:transform="rotate (-0.0790634151153438) translate (3.87837802179649cm 3.4705828329965cm)" svg:viewBox="0 0 164 47" draw:points="0,47 164,35 124,0">
            <text:p/>
          </draw:polyline>
          <draw:polygon draw:style-name="gr5" draw:text-style-name="P5" draw:layer="layout" svg:width="0.072cm" svg:height="0.072cm" draw:transform="rotate (-0.082030474843734) translate (3.96812205487646cm 3.5668940370473cm)" svg:viewBox="0 0 73 73" draw:points="41,73 58,67 71,54 73,34 67,17 51,4 34,0 17,6 4,22 0,41 6,58 22,71">
            <text:p/>
          </draw:polygon>
          <draw:polyline draw:style-name="gr5" draw:text-style-name="P5" draw:layer="layout" svg:width="0.038cm" svg:height="0.072cm" draw:transform="skewX (-0.0136135681655558) rotate (-0.0767944870877513) translate (3.9299543936715cm 3.5703323188cm)" svg:viewBox="0 0 39 73" draw:points="5,73 23,67 36,51 39,35 33,15 19,4 0,0">
            <text:p/>
          </draw:polyline>
          <draw:line draw:style-name="gr5" draw:text-style-name="P5" draw:layer="layout" svg:x1="3.931cm" svg:y1="3.642cm" svg:x2="3.911cm" svg:y2="3.644cm">
            <text:p/>
          </draw:line>
          <draw:polyline draw:style-name="gr5" draw:text-style-name="P5" draw:layer="layout" svg:width="0.038cm" svg:height="0.072cm" draw:transform="rotate (-0.0767944870877513) translate (3.87846629823655cm 3.5687221158712cm)" svg:viewBox="0 0 39 73" draw:points="33,0 15,6 2,19 0,38 6,56 19,69 39,73">
            <text:p/>
          </draw:polyline>
          <draw:line draw:style-name="gr5" draw:text-style-name="P5" draw:layer="layout" svg:x1="3.911cm" svg:y1="3.572cm" svg:x2="3.931cm" svg:y2="3.57cm">
            <text:p/>
          </draw:line>
          <draw:line draw:style-name="gr5" draw:text-style-name="P5" draw:layer="layout" svg:x1="4.14cm" svg:y1="12.166cm" svg:x2="4.111cm" svg:y2="12.567cm">
            <text:p/>
          </draw:line>
          <draw:line draw:style-name="gr5" draw:text-style-name="P5" draw:layer="layout" svg:x1="1.971cm" svg:y1="12.254cm" svg:x2="4.272cm" svg:y2="12.427cm">
            <text:p/>
          </draw:line>
          <draw:line draw:style-name="gr5" draw:text-style-name="P5" draw:layer="layout" svg:x1="4.013cm" svg:y1="12.509cm" svg:x2="4.231cm" svg:y2="12.324cm">
            <text:p/>
          </draw:line>
          <draw:polyline draw:style-name="gr5" draw:text-style-name="P5" draw:layer="layout" svg:width="0.036cm" svg:height="0.027cm" draw:transform="rotate (-0.0809832772925374) translate (2.98230270229445cm 12.0575960808666cm)" svg:viewBox="0 0 37 28" draw:points="37,0 19,2 6,13 0,28">
            <text:p/>
          </draw:polyline>
          <draw:polyline draw:style-name="gr5" draw:text-style-name="P5" draw:layer="layout" svg:width="0.036cm" svg:height="0.054cm" draw:transform="skewX (-0.0357792496658837) rotate (-0.107686814848051) translate (3.0182475108068cm 12.0605140917026cm)" svg:viewBox="0 0 37 55" draw:points="30,55 37,36 33,16 18,4 0,0">
            <text:p/>
          </draw:polyline>
          <draw:polyline draw:style-name="gr5" draw:text-style-name="P5" draw:layer="layout" svg:width="0.072cm" svg:height="0.106cm" draw:transform="skewX (-0.00942477796076939) rotate (-0.082030474843734) translate (2.97705903126052cm 12.1125899375943cm)" svg:viewBox="0 0 73 107" draw:points="67,0 0,107 73,107">
            <text:p/>
          </draw:polyline>
          <draw:polyline draw:style-name="gr5" draw:text-style-name="P5" draw:layer="layout" svg:width="0.019cm" svg:height="0.144cm" draw:transform="skewX (-0.0137881010907552) rotate (-0.0996583002888774) translate (3.10671936955099cm 12.0760815954285cm)" svg:viewBox="0 0 20 145" draw:points="20,0 5,35 0,73 7,109 20,145">
            <text:p/>
          </draw:polyline>
          <draw:polyline draw:style-name="gr5" draw:text-style-name="P5" draw:layer="layout" svg:width="0.036cm" svg:height="0.01cm" draw:transform="rotate (-0.0809832772925374) translate (3.12636652819493cm 12.0667651335645cm)" svg:viewBox="0 0 37 11" draw:points="37,11 28,5 18,0 6,5 0,11">
            <text:p/>
          </draw:polyline>
          <draw:polyline draw:style-name="gr5" draw:text-style-name="P5" draw:layer="layout" svg:width="0.017cm" svg:height="0.144cm" draw:transform="skewX (-0.0343829862642883) rotate (-0.110653874576441) translate (3.16087462212626cm 12.080797244504cm)" svg:viewBox="0 0 18 145" draw:points="0,145 14,109 18,72 14,34 1,0">
            <text:p/>
          </draw:polyline>
          <draw:polyline draw:style-name="gr5" draw:text-style-name="P5" draw:layer="layout" svg:width="0.036cm" svg:height="0.009cm" draw:transform="rotate (-0.0809832772925374) translate (3.11390803940775cm 12.2218261408384cm)" svg:viewBox="0 0 37 10" draw:points="0,0 9,7 19,10 28,7 37,0">
            <text:p/>
          </draw:polyline>
          <draw:polyline draw:style-name="gr5" draw:text-style-name="P5" draw:layer="layout" svg:width="0.019cm" svg:height="0.146cm" draw:transform="skewX (-0.0204203522483336) rotate (-0.0996583002888774) translate (3.23352759200232cm 12.0838861961602cm)" svg:viewBox="0 0 20 147" draw:points="18,0 5,36 0,75 5,111 20,147">
            <text:p/>
          </draw:polyline>
          <draw:polyline draw:style-name="gr5" draw:text-style-name="P5" draw:layer="layout" svg:width="0.036cm" svg:height="0.009cm" draw:transform="rotate (-0.0809832772925375) translate (3.25106757805831cm 12.076775031398cm)" svg:viewBox="0 0 37 10" draw:points="37,10 28,2 19,0 9,2 0,10">
            <text:p/>
          </draw:polyline>
          <draw:polyline draw:style-name="gr5" draw:text-style-name="P5" draw:layer="layout" svg:width="0.019cm" svg:height="0.144cm" draw:transform="skewX (-0.0207694180987325) rotate (-0.0996583002888774) translate (3.28632374289444cm 12.088472111662cm)" svg:viewBox="0 0 20 145" draw:points="2,145 15,110 20,72 15,36 0,0">
            <text:p/>
          </draw:polyline>
          <draw:polyline draw:style-name="gr5" draw:text-style-name="P5" draw:layer="layout" svg:width="0.036cm" svg:height="0.01cm" draw:transform="skewX (-0.0905825881785057) rotate (-0.0809832772925374) translate (3.24098238932304cm 12.2296142080166cm)" svg:viewBox="0 0 37 11" draw:points="0,2 6,9 17,11 27,9 37,0">
            <text:p/>
          </draw:polyline>
          <draw:line draw:style-name="gr5" draw:text-style-name="P5" draw:layer="layout" svg:x1="4.14cm" svg:y1="12.166cm" svg:x2="4.111cm" svg:y2="12.567cm">
            <text:p/>
          </draw:line>
          <draw:line draw:style-name="gr5" draw:text-style-name="P5" draw:layer="layout" svg:x1="4.18cm" svg:y1="12.169cm" svg:x2="4.151cm" svg:y2="12.57cm">
            <text:p/>
          </draw:line>
          <draw:line draw:style-name="gr5" draw:text-style-name="P5" draw:layer="layout" svg:x1="4.123cm" svg:y1="12.415cm" svg:x2="3.921cm" svg:y2="12.402cm">
            <text:p/>
          </draw:line>
          <draw:line draw:style-name="gr5" draw:text-style-name="P5" draw:layer="layout" svg:x1="4.362cm" svg:y1="12.435cm" svg:x2="4.123cm" svg:y2="12.416cm">
            <text:p/>
          </draw:line>
          <draw:line draw:style-name="gr5" draw:text-style-name="P5" draw:layer="layout" svg:x1="4.013cm" svg:y1="12.509cm" svg:x2="4.231cm" svg:y2="12.324cm">
            <text:p/>
          </draw:line>
          <draw:line draw:style-name="gr5" draw:text-style-name="P5" draw:layer="layout" svg:x1="4.269cm" svg:y1="12.327cm" svg:x2="4.053cm" svg:y2="12.512cm">
            <text:p/>
          </draw:line>
          <draw:polyline draw:style-name="gr5" draw:text-style-name="P5" draw:layer="layout" svg:width="0.091cm" svg:height="0.128cm" draw:transform="rotate (-0.0759218224617542) translate (4.11575392511297cm 12.1423422704256cm)" svg:viewBox="0 0 92 129" draw:points="37,0 0,128 92,129">
            <text:p/>
          </draw:polyline>
          <draw:line draw:style-name="gr5" draw:text-style-name="P5" draw:layer="layout" svg:x1="4.173cm" svg:y1="12.238cm" svg:x2="4.167cm" svg:y2="12.31cm">
            <text:p/>
          </draw:line>
          <draw:line draw:style-name="gr5" draw:text-style-name="P5" draw:layer="layout" svg:x1="4.18cm" svg:y1="12.169cm" svg:x2="4.151cm" svg:y2="12.57cm">
            <text:p/>
          </draw:line>
          <draw:line draw:style-name="gr5" draw:text-style-name="P5" draw:layer="layout" svg:x1="5.24cm" svg:y1="12.249cm" svg:x2="5.208cm" svg:y2="12.649cm">
            <text:p/>
          </draw:line>
          <draw:line draw:style-name="gr5" draw:text-style-name="P5" draw:layer="layout" svg:x1="4.012cm" svg:y1="12.41cm" svg:x2="5.372cm" svg:y2="12.512cm">
            <text:p/>
          </draw:line>
          <draw:line draw:style-name="gr5" draw:text-style-name="P5" draw:layer="layout" svg:x1="4.269cm" svg:y1="12.327cm" svg:x2="4.053cm" svg:y2="12.512cm">
            <text:p/>
          </draw:line>
          <draw:line draw:style-name="gr5" draw:text-style-name="P5" draw:layer="layout" svg:x1="5.113cm" svg:y1="12.592cm" svg:x2="5.329cm" svg:y2="12.408cm">
            <text:p/>
          </draw:line>
          <draw:polyline draw:style-name="gr5" draw:text-style-name="P5" draw:layer="layout" svg:width="0.036cm" svg:height="0.163cm" draw:transform="rotate (-0.0809832772925374) translate (4.56337785239305cm 12.1756788538645cm)" svg:viewBox="0 0 37 164" draw:points="37,164 37,0 0,36">
            <text:p/>
          </draw:polyline>
          <draw:polyline draw:style-name="gr5" draw:text-style-name="P5" draw:layer="layout" svg:width="0.017cm" svg:height="0.144cm" draw:transform="skewX (0.0207694180987325) rotate (-0.0588175957922099) translate (4.65289957513088cm 12.192125667991cm)" svg:viewBox="0 0 18 145" draw:points="18,0 5,36 0,72 5,110 18,145">
            <text:p/>
          </draw:polyline>
          <draw:polyline draw:style-name="gr5" draw:text-style-name="P5" draw:layer="layout" svg:width="0.036cm" svg:height="0.009cm" draw:transform="skewX (-0.11065387457644) rotate (-0.0809832772925374) translate (4.66940210971321cm 12.184205226661cm)" svg:viewBox="0 0 37 10" draw:points="37,10 29,2 20,0 10,2 0,10">
            <text:p/>
          </draw:polyline>
          <draw:polyline draw:style-name="gr5" draw:text-style-name="P5" draw:layer="layout" svg:width="0.019cm" svg:height="0.144cm" draw:transform="skewX (0.0347320521146872) rotate (-0.0499164166070385) translate (4.70572585850426cm 12.1959889528718cm)" svg:viewBox="0 0 20 145" draw:points="1,145 16,111 20,73 15,37 0,0">
            <text:p/>
          </draw:polyline>
          <draw:polyline draw:style-name="gr5" draw:text-style-name="P5" draw:layer="layout" svg:width="0.036cm" svg:height="0.01cm" draw:transform="skewX (-0.0905825881785057) rotate (-0.0809832772925374) translate (4.65820209930056cm 12.336956029875cm)" svg:viewBox="0 0 37 11" draw:points="0,0 8,9 18,11 30,9 37,0">
            <text:p/>
          </draw:polyline>
          <draw:polyline draw:style-name="gr5" draw:text-style-name="P5" draw:layer="layout" svg:width="0.072cm" svg:height="0.161cm" draw:transform="skewX (0.0123918376891597) rotate (-0.0684169066781782) translate (4.77837272634778cm 12.1936294294627cm)" svg:viewBox="0 0 73 162" draw:points="56,0 34,10 17,28 6,48 0,72 0,125 6,145 19,158 36,162 56,158 69,145 73,126 73,94 64,81 51,72 0,72">
            <text:p/>
          </draw:polyline>
          <draw:line draw:style-name="gr5" draw:text-style-name="P5" draw:layer="layout" svg:x1="5.24cm" svg:y1="12.249cm" svg:x2="5.208cm" svg:y2="12.649cm">
            <text:p/>
          </draw:line>
          <draw:line draw:style-name="gr5" draw:text-style-name="P5" draw:layer="layout" svg:x1="6.116cm" svg:y1="12.315cm" svg:x2="6.087cm" svg:y2="12.716cm">
            <text:p/>
          </draw:line>
          <draw:line draw:style-name="gr5" draw:text-style-name="P5" draw:layer="layout" svg:x1="5.07cm" svg:y1="12.487cm" svg:x2="6.247cm" svg:y2="12.577cm">
            <text:p/>
          </draw:line>
          <draw:line draw:style-name="gr5" draw:text-style-name="P5" draw:layer="layout" svg:x1="5.329cm" svg:y1="12.408cm" svg:x2="5.113cm" svg:y2="12.592cm">
            <text:p/>
          </draw:line>
          <draw:line draw:style-name="gr5" draw:text-style-name="P5" draw:layer="layout" svg:x1="5.991cm" svg:y1="12.66cm" svg:x2="6.207cm" svg:y2="12.475cm">
            <text:p/>
          </draw:line>
          <draw:polygon draw:style-name="gr5" draw:text-style-name="P5" draw:layer="layout" svg:width="0.072cm" svg:height="0.072cm" draw:transform="skewX (0.0136135681655558) rotate (-0.0684169066781782) translate (5.58050291245614cm 12.2537683333495cm)" svg:viewBox="0 0 73 73" draw:points="73,37 69,20 56,4 36,0 19,4 4,19 0,36 4,56 19,69 36,73 56,69 69,57">
            <text:p/>
          </draw:polygon>
          <draw:polyline draw:style-name="gr5" draw:text-style-name="P5" draw:layer="layout" svg:width="0.072cm" svg:height="0.036cm" draw:transform="rotate (-0.082030474843734) translate (5.57476881559146cm 12.3252233946132cm)" svg:viewBox="0 0 73 37" draw:points="73,37 69,19 56,4 36,0 19,4 4,19 0,37">
            <text:p/>
          </draw:polyline>
          <draw:line draw:style-name="gr5" draw:text-style-name="P5" draw:layer="layout" svg:x1="5.644cm" svg:y1="12.367cm" svg:x2="5.642cm" svg:y2="12.386cm">
            <text:p/>
          </draw:line>
          <draw:polyline draw:style-name="gr5" draw:text-style-name="P5" draw:layer="layout" svg:width="0.072cm" svg:height="0.036cm" draw:transform="rotate (-0.082030474843734) translate (5.57027591217558cm 12.380303807486cm)" svg:viewBox="0 0 73 37" draw:points="0,0 6,18 19,31 36,37 56,31 69,18 73,0">
            <text:p/>
          </draw:polyline>
          <draw:line draw:style-name="gr5" draw:text-style-name="P5" draw:layer="layout" svg:x1="5.57cm" svg:y1="12.38cm" svg:x2="5.572cm" svg:y2="12.361cm">
            <text:p/>
          </draw:line>
          <draw:polygon draw:style-name="gr5" draw:text-style-name="P5" draw:layer="layout" svg:width="0.072cm" svg:height="0.072cm" draw:transform="skewX (-0.0136135681655558) rotate (-0.082030474843734) translate (5.70715294789318cm 12.2634432142266cm)" svg:viewBox="0 0 73 73" draw:points="73,36 67,17 54,4 37,0 17,4 4,17 0,36 4,54 16,69 36,73 53,69 66,54">
            <text:p/>
          </draw:polygon>
          <draw:polyline draw:style-name="gr5" draw:text-style-name="P5" draw:layer="layout" svg:width="0.072cm" svg:height="0.036cm" draw:transform="skewX (0.0270526034059121) rotate (-0.082030474843734) translate (5.7028659799201cm 12.3355092723339cm)" svg:viewBox="0 0 73 37" draw:points="73,37 66,18 53,4 35,0 16,4 3,18 0,37">
            <text:p/>
          </draw:polyline>
          <draw:line draw:style-name="gr5" draw:text-style-name="P5" draw:layer="layout" svg:x1="5.771cm" svg:y1="12.377cm" svg:x2="5.77cm" svg:y2="12.394cm">
            <text:p/>
          </draw:line>
          <draw:polyline draw:style-name="gr5" draw:text-style-name="P5" draw:layer="layout" svg:width="0.072cm" svg:height="0.036cm" draw:transform="skewX (0.0270526034059121) rotate (-0.082030474843734) translate (5.6975726710951cm 12.3881099295357cm)" svg:viewBox="0 0 73 37" draw:points="0,0 5,19 18,33 37,37 55,33 70,19 73,0">
            <text:p/>
          </draw:polyline>
          <draw:line draw:style-name="gr5" draw:text-style-name="P5" draw:layer="layout" svg:x1="5.698cm" svg:y1="12.388cm" svg:x2="5.699cm" svg:y2="12.371cm">
            <text:p/>
          </draw:line>
          <draw:line draw:style-name="gr5" draw:text-style-name="P5" draw:layer="layout" svg:x1="6.116cm" svg:y1="12.315cm" svg:x2="6.087cm" svg:y2="12.716cm">
            <text:p/>
          </draw:line>
          <draw:line draw:style-name="gr5" draw:text-style-name="P5" draw:layer="layout" svg:x1="6.478cm" svg:y1="12.342cm" svg:x2="6.449cm" svg:y2="12.743cm">
            <text:p/>
          </draw:line>
          <draw:line draw:style-name="gr5" draw:text-style-name="P5" draw:layer="layout" svg:x1="6.099cm" svg:y1="12.565cm" svg:x2="5.898cm" svg:y2="12.549cm">
            <text:p/>
          </draw:line>
          <draw:polyline draw:style-name="gr5" draw:text-style-name="P5" draw:layer="layout" svg:width="0.562cm" svg:height="0.002cm" draw:transform="rotate (-0.0801106126665403) translate (6.09861108487908cm 12.5636524626374cm)" svg:viewBox="0 0 563 3" draw:points="563,0 361,0 0,3">
            <text:p/>
          </draw:polyline>
          <draw:line draw:style-name="gr5" draw:text-style-name="P5" draw:layer="layout" svg:x1="5.991cm" svg:y1="12.66cm" svg:x2="6.207cm" svg:y2="12.475cm">
            <text:p/>
          </draw:line>
          <draw:line draw:style-name="gr5" draw:text-style-name="P5" draw:layer="layout" svg:x1="6.566cm" svg:y1="12.501cm" svg:x2="6.35cm" svg:y2="12.686cm">
            <text:p/>
          </draw:line>
          <draw:line draw:style-name="gr5" draw:text-style-name="P5" draw:layer="layout" svg:x1="6.194cm" svg:y1="12.301cm" svg:x2="6.23cm" svg:y2="12.304cm">
            <text:p/>
          </draw:line>
          <draw:polyline draw:style-name="gr5" draw:text-style-name="P5" draw:layer="layout" svg:width="0.038cm" svg:height="0.072cm" draw:transform="rotate (-0.0748746249105577) translate (6.22968834067608cm 12.3038548933119cm)" svg:viewBox="0 0 39 73" draw:points="2,73 19,67 33,54 39,36 33,17 19,4 0,0">
            <text:p/>
          </draw:polyline>
          <draw:line draw:style-name="gr5" draw:text-style-name="P5" draw:layer="layout" svg:x1="6.226cm" svg:y1="12.376cm" svg:x2="6.207cm" svg:y2="12.374cm">
            <text:p/>
          </draw:line>
          <draw:polyline draw:style-name="gr5" draw:text-style-name="P5" draw:layer="layout" svg:width="0.036cm" svg:height="0.035cm" draw:transform="skewX (-0.0270526034059121) rotate (-0.107686814848051) translate (6.22631065121035cm 12.3759910732627cm)" svg:viewBox="0 0 37 36" draw:points="37,36 30,17 18,4 0,0">
            <text:p/>
          </draw:polyline>
          <draw:line draw:style-name="gr5" draw:text-style-name="P5" draw:layer="layout" svg:x1="6.259cm" svg:y1="12.414cm" svg:x2="6.258cm" svg:y2="12.431cm">
            <text:p/>
          </draw:line>
          <draw:polyline draw:style-name="gr5" draw:text-style-name="P5" draw:layer="layout" svg:width="0.036cm" svg:height="0.037cm" draw:transform="skewX (-0.0270526034059121) rotate (-0.107686814848051) translate (6.22217622447071cm 12.4277376189241cm)" svg:viewBox="0 0 37 38" draw:points="0,38 18,33 33,19 37,0">
            <text:p/>
          </draw:polyline>
          <draw:line draw:style-name="gr5" draw:text-style-name="P5" draw:layer="layout" svg:x1="6.219cm" svg:y1="12.465cm" svg:x2="6.183cm" svg:y2="12.462cm">
            <text:p/>
          </draw:line>
          <draw:polyline draw:style-name="gr5" draw:text-style-name="P5" draw:layer="layout" svg:width="0.072cm" svg:height="0.163cm" draw:transform="rotate (-0.082030474843734) translate (6.32116065070286cm 12.3086817234994cm)" svg:viewBox="0 0 73 164" draw:points="54,0 34,13 17,30 4,51 0,75 0,128 7,147 19,160 36,164 56,160 69,145 73,128 73,96 64,83 51,75 0,75">
            <text:p/>
          </draw:polyline>
          <draw:line draw:style-name="gr5" draw:text-style-name="P5" draw:layer="layout" svg:x1="6.478cm" svg:y1="12.342cm" svg:x2="6.449cm" svg:y2="12.743cm">
            <text:p/>
          </draw:line>
          <draw:line draw:style-name="gr5" draw:text-style-name="P5" draw:layer="layout" svg:x1="7.574cm" svg:y1="12.426cm" svg:x2="7.545cm" svg:y2="12.827cm">
            <text:p/>
          </draw:line>
          <draw:line draw:style-name="gr5" draw:text-style-name="P5" draw:layer="layout" svg:x1="6.308cm" svg:y1="12.583cm" svg:x2="7.707cm" svg:y2="12.688cm">
            <text:p/>
          </draw:line>
          <draw:line draw:style-name="gr5" draw:text-style-name="P5" draw:layer="layout" svg:x1="6.566cm" svg:y1="12.501cm" svg:x2="6.35cm" svg:y2="12.686cm">
            <text:p/>
          </draw:line>
          <draw:line draw:style-name="gr5" draw:text-style-name="P5" draw:layer="layout" svg:x1="7.449cm" svg:y1="12.768cm" svg:x2="7.665cm" svg:y2="12.583cm">
            <text:p/>
          </draw:line>
          <draw:polyline draw:style-name="gr5" draw:text-style-name="P5" draw:layer="layout" svg:width="0.038cm" svg:height="0.163cm" draw:transform="rotate (-0.0767944870877513) translate (6.90061941164526cm 12.3530148340478cm)" svg:viewBox="0 0 39 164" draw:points="39,164 37,0 0,36">
            <text:p/>
          </draw:polyline>
          <draw:polyline draw:style-name="gr5" draw:text-style-name="P5" draw:layer="layout" svg:width="0.036cm" svg:height="0.163cm" draw:transform="rotate (-0.0809832772925374) translate (6.99191073498536cm 12.3601885340402cm)" svg:viewBox="0 0 37 164" draw:points="37,164 37,0 0,36">
            <text:p/>
          </draw:polyline>
          <draw:polyline draw:style-name="gr5" draw:text-style-name="P5" draw:layer="layout" svg:width="0.017cm" svg:height="0.144cm" draw:transform="skewX (-0.0343829862642883) rotate (-0.11711159280882) translate (7.08254117008455cm 12.3756985001909cm)" svg:viewBox="0 0 18 145" draw:points="17,0 5,37 0,73 5,111 18,145">
            <text:p/>
          </draw:polyline>
          <draw:polyline draw:style-name="gr5" draw:text-style-name="P5" draw:layer="layout" svg:width="0.036cm" svg:height="0.009cm" draw:transform="skewX (-0.0996583002888762) rotate (-0.0809832772925374) translate (7.09884122205632cm 12.3687891592813cm)" svg:viewBox="0 0 37 10" draw:points="37,10 29,2 19,0 10,2 0,10">
            <text:p/>
          </draw:polyline>
          <draw:polyline draw:style-name="gr5" draw:text-style-name="P5" draw:layer="layout" svg:width="0.019cm" svg:height="0.144cm" draw:transform="skewX (-0.0207694180987325) rotate (-0.0996583002888774) translate (7.13488162003211cm 12.3805451610747cm)" svg:viewBox="0 0 20 145" draw:points="0,145 15,110 20,72 14,36 0,0">
            <text:p/>
          </draw:polyline>
          <draw:polyline draw:style-name="gr5" draw:text-style-name="P5" draw:layer="layout" svg:width="0.036cm" svg:height="0.009cm" draw:transform="skewX (-0.0996583002888762) rotate (-0.107686814848051) translate (7.08754287288933cm 12.5205400262027cm)" svg:viewBox="0 0 37 10" draw:points="0,1 8,8 19,10 30,7 37,0">
            <text:p/>
          </draw:polyline>
          <draw:line draw:style-name="gr5" draw:text-style-name="P5" draw:layer="layout" svg:x1="7.524cm" svg:y1="13.022cm" svg:x2="7.492cm" svg:y2="13.422cm">
            <text:p/>
          </draw:line>
          <draw:line draw:style-name="gr5" draw:text-style-name="P5" draw:layer="layout" svg:x1="7.396cm" svg:y1="13.366cm" svg:x2="7.612cm" svg:y2="13.181cm">
            <text:p/>
          </draw:line>
          <draw:polygon draw:style-name="gr5" draw:text-style-name="P5" draw:layer="layout" svg:width="0.072cm" svg:height="0.072cm" draw:transform="rotate (-0.082030474843734) translate (3.18394983718468cm 12.6530064970877cm)" svg:viewBox="0 0 73 73" draw:points="73,36 67,19 54,6 36,0 17,6 4,19 0,36 4,56 17,69 36,73 54,69 67,56">
            <text:p/>
          </draw:polygon>
          <draw:polyline draw:style-name="gr5" draw:text-style-name="P5" draw:layer="layout" svg:width="0.072cm" svg:height="0.036cm" draw:transform="rotate (-0.082030474843734) translate (3.17817556040273cm 12.7249502761522cm)" svg:viewBox="0 0 73 37" draw:points="73,37 67,19 54,6 36,0 17,6 4,19 0,37">
            <text:p/>
          </draw:polyline>
          <draw:line draw:style-name="gr5" draw:text-style-name="P5" draw:layer="layout" svg:x1="3.248cm" svg:y1="12.767cm" svg:x2="3.246cm" svg:y2="12.786cm">
            <text:p/>
          </draw:line>
          <draw:polyline draw:style-name="gr5" draw:text-style-name="P5" draw:layer="layout" svg:width="0.072cm" svg:height="0.036cm" draw:transform="rotate (-0.0684169066781782) translate (3.17373535260368cm 12.7793709498211cm)" svg:viewBox="0 0 73 37" draw:points="0,0 4,18 16,33 36,37 53,34 66,18 73,1">
            <text:p/>
          </draw:polyline>
          <draw:line draw:style-name="gr5" draw:text-style-name="P5" draw:layer="layout" svg:x1="3.174cm" svg:y1="12.78cm" svg:x2="3.176cm" svg:y2="12.761cm">
            <text:p/>
          </draw:line>
          <draw:line draw:style-name="gr5" draw:text-style-name="P5" draw:layer="layout" svg:x1="3.309cm" svg:y1="12.663cm" svg:x2="3.345cm" svg:y2="12.666cm">
            <text:p/>
          </draw:line>
          <draw:polyline draw:style-name="gr5" draw:text-style-name="P5" draw:layer="layout" svg:width="0.036cm" svg:height="0.072cm" draw:transform="rotate (-0.0809832772925374) translate (3.34454926826069cm 12.6659691820138cm)" svg:viewBox="0 0 37 73" draw:points="0,73 19,69 33,56 37,36 33,19 19,6 0,0">
            <text:p/>
          </draw:polyline>
          <draw:line draw:style-name="gr5" draw:text-style-name="P5" draw:layer="layout" svg:x1="3.339cm" svg:y1="12.738cm" svg:x2="3.322cm" svg:y2="12.737cm">
            <text:p/>
          </draw:line>
          <draw:polyline draw:style-name="gr5" draw:text-style-name="P5" draw:layer="layout" svg:width="0.036cm" svg:height="0.036cm" draw:transform="rotate (-0.0809832772925374) translate (3.3387734570313cm 12.7379128349237cm)" svg:viewBox="0 0 37 37" draw:points="37,37 33,19 19,6 0,0">
            <text:p/>
          </draw:polyline>
          <draw:line draw:style-name="gr5" draw:text-style-name="P5" draw:layer="layout" svg:x1="3.372cm" svg:y1="12.777cm" svg:x2="3.37cm" svg:y2="12.796cm">
            <text:p/>
          </draw:line>
          <draw:polyline draw:style-name="gr5" draw:text-style-name="P5" draw:layer="layout" svg:width="0.036cm" svg:height="0.036cm" draw:transform="rotate (-0.0809832772925374) translate (3.33444420160896cm 12.7922407790838cm)" svg:viewBox="0 0 37 37" draw:points="0,37 19,33 33,18 37,0">
            <text:p/>
          </draw:polyline>
          <draw:line draw:style-name="gr5" draw:text-style-name="P5" draw:layer="layout" svg:x1="3.332cm" svg:y1="12.828cm" svg:x2="3.296cm" svg:y2="12.825cm">
            <text:p/>
          </draw:line>
          <draw:polyline draw:style-name="gr5" draw:text-style-name="P5" draw:layer="layout" svg:width="0.072cm" svg:height="0.163cm" draw:transform="skewX (-0.00610865238198016) rotate (-0.082030474843734) translate (3.43560817179135cm 12.6731388987065cm)" svg:viewBox="0 0 73 164" draw:points="35,164 73,0 0,0 0,19">
            <text:p/>
          </draw:polyline>
          <draw:line draw:style-name="gr5" draw:text-style-name="P5" draw:layer="layout" svg:x1="5.481cm" svg:y1="3.576cm" svg:x2="5.881cm" svg:y2="3.608cm">
            <text:p/>
          </draw:line>
          <draw:line draw:style-name="gr5" draw:text-style-name="P5" draw:layer="layout" svg:x1="4.978cm" svg:y1="9.842cm" svg:x2="5.378cm" svg:y2="9.874cm">
            <text:p/>
          </draw:line>
          <draw:line draw:style-name="gr5" draw:text-style-name="P5" draw:layer="layout" svg:x1="5.743cm" svg:y1="3.445cm" svg:x2="5.216cm" svg:y2="10.012cm">
            <text:p/>
          </draw:line>
          <draw:line draw:style-name="gr5" draw:text-style-name="P5" draw:layer="layout" svg:x1="5.824cm" svg:y1="3.704cm" svg:x2="5.64cm" svg:y2="3.487cm">
            <text:p/>
          </draw:line>
          <draw:line draw:style-name="gr5" draw:text-style-name="P5" draw:layer="layout" svg:x1="5.137cm" svg:y1="9.755cm" svg:x2="5.321cm" svg:y2="9.971cm">
            <text:p/>
          </draw:line>
          <draw:polyline draw:style-name="gr5" draw:text-style-name="P5" draw:layer="layout" svg:width="0.163cm" svg:height="0.072cm" draw:transform="skewX (-0.0136135681655558) rotate (-0.0790634151153438) translate (5.2013298784674cm 6.79085947219599cm)" svg:viewBox="0 0 164 73" draw:points="0,19 10,41 28,58 48,69 71,73 128,73 144,69 157,56 164,36 158,19 145,6 129,0 109,0 94,2 81,10 75,23 72,36 71,73">
            <text:p/>
          </draw:polyline>
          <draw:polyline draw:style-name="gr5" draw:text-style-name="P5" draw:layer="layout" svg:width="0.027cm" svg:height="0.036cm" draw:transform="rotate (-0.0689405054537764) translate (5.20874215540442cm 6.70203727617798cm)" svg:viewBox="0 0 28 37" draw:points="0,0 4,15 13,28 28,37">
            <text:p/>
          </draw:polyline>
          <draw:polyline draw:style-name="gr5" draw:text-style-name="P5" draw:layer="layout" svg:width="0.054cm" svg:height="0.036cm" draw:transform="skewX (0.0270526034059121) rotate (-0.0890117918517117) translate (5.21298936532429cm 6.66585710349027cm)" svg:viewBox="0 0 55 37" draw:points="55,4 36,0 18,4 3,18 0,37">
            <text:p/>
          </draw:polyline>
          <draw:polyline draw:style-name="gr5" draw:text-style-name="P5" draw:layer="layout" svg:width="0.108cm" svg:height="0.072cm" draw:transform="rotate (-0.0823795406941328) translate (5.26681629106866cm 6.67024769988939cm)" svg:viewBox="0 0 109 73" draw:points="0,4 109,73 109,0">
            <text:p/>
          </draw:polyline>
          <draw:polyline draw:style-name="gr5" draw:text-style-name="P5" draw:layer="layout" svg:width="0.164cm" svg:height="0.072cm" draw:transform="skewX (-0.0136135681655558) rotate (-0.0790634151153438) translate (5.22076737601288cm 6.53888048961537cm)" svg:viewBox="0 0 165 73" draw:points="165,36 1,0 0,73 19,73">
            <text:p/>
          </draw:polyline>
          <draw:line draw:style-name="gr5" draw:text-style-name="P5" draw:layer="layout" svg:x1="4.978cm" svg:y1="9.842cm" svg:x2="5.378cm" svg:y2="9.874cm">
            <text:p/>
          </draw:line>
          <draw:line draw:style-name="gr5" draw:text-style-name="P5" draw:layer="layout" svg:x1="5.37cm" svg:y1="11.217cm" svg:x2="4.97cm" svg:y2="11.185cm">
            <text:p/>
          </draw:line>
          <draw:line draw:style-name="gr5" draw:text-style-name="P5" draw:layer="layout" svg:x1="5.24cm" svg:y1="9.712cm" svg:x2="5.197cm" svg:y2="10.249cm">
            <text:p/>
          </draw:line>
          <draw:line draw:style-name="gr5" draw:text-style-name="P5" draw:layer="layout" svg:x1="5.109cm" svg:y1="11.347cm" svg:x2="5.157cm" svg:y2="10.755cm">
            <text:p/>
          </draw:line>
          <draw:polyline draw:style-name="gr5" draw:text-style-name="P5" draw:layer="layout" svg:width="0.163cm" svg:height="0.036cm" draw:transform="rotate (-0.0790634151153438) translate (5.12457083096214cm 10.6165400127823cm)" svg:viewBox="0 0 164 37" draw:points="164,0 0,0 36,37">
            <text:p/>
          </draw:polyline>
          <draw:line draw:style-name="gr5" draw:text-style-name="P5" draw:layer="layout" svg:x1="5.129cm" svg:y1="10.561cm" svg:x2="5.132cm" svg:y2="10.525cm">
            <text:p/>
          </draw:line>
          <draw:polyline draw:style-name="gr5" draw:text-style-name="P5" draw:layer="layout" svg:width="0.072cm" svg:height="0.036cm" draw:transform="rotate (-0.082030474843734) translate (5.13485102567091cm 10.4893763122823cm)" svg:viewBox="0 0 73 37" draw:points="73,37 69,19 56,6 36,0 19,6 6,19 0,37">
            <text:p/>
          </draw:polyline>
          <draw:line draw:style-name="gr5" draw:text-style-name="P5" draw:layer="layout" svg:x1="5.204cm" svg:y1="10.531cm" svg:x2="5.202cm" svg:y2="10.55cm">
            <text:p/>
          </draw:line>
          <draw:polyline draw:style-name="gr5" draw:text-style-name="P5" draw:layer="layout" svg:width="0.036cm" svg:height="0.036cm" draw:transform="rotate (-0.0809832772925374) translate (5.20675310788382cm 10.4951858880547cm)" svg:viewBox="0 0 37 37" draw:points="37,0 19,6 6,19 0,37">
            <text:p/>
          </draw:polyline>
          <draw:line draw:style-name="gr5" draw:text-style-name="P5" draw:layer="layout" svg:x1="5.243cm" svg:y1="10.498cm" svg:x2="5.262cm" svg:y2="10.5cm">
            <text:p/>
          </draw:line>
          <draw:polyline draw:style-name="gr5" draw:text-style-name="P5" draw:layer="layout" svg:width="0.036cm" svg:height="0.036cm" draw:transform="rotate (-0.0809832772925374) translate (5.2618752176082cm 10.4996434924801cm)" svg:viewBox="0 0 37 37" draw:points="37,37 33,19 18,6 0,0">
            <text:p/>
          </draw:polyline>
          <draw:line draw:style-name="gr5" draw:text-style-name="P5" draw:layer="layout" svg:x1="5.295cm" svg:y1="10.538cm" svg:x2="5.292cm" svg:y2="10.574cm">
            <text:p/>
          </draw:line>
          <draw:polyline draw:style-name="gr5" draw:text-style-name="P5" draw:layer="layout" svg:width="0.127cm" svg:height="0.091cm" draw:transform="rotate (-0.0785398163397455) translate (5.14622392220846cm 10.3457463635002cm)" svg:viewBox="0 0 128 92" draw:points="0,55 128,92 128,0">
            <text:p/>
          </draw:polyline>
          <draw:line draw:style-name="gr5" draw:text-style-name="P5" draw:layer="layout" svg:x1="5.235cm" svg:y1="10.38cm" svg:x2="5.307cm" svg:y2="10.386cm">
            <text:p/>
          </draw:line>
          <draw:line draw:style-name="gr5" draw:text-style-name="P5" draw:layer="layout" svg:x1="5.321cm" svg:y1="9.971cm" svg:x2="5.137cm" svg:y2="9.755cm">
            <text:p/>
          </draw:line>
          <draw:line draw:style-name="gr5" draw:text-style-name="P5" draw:layer="layout" svg:x1="5.03cm" svg:y1="11.089cm" svg:x2="5.214cm" svg:y2="11.305cm">
            <text:p/>
          </draw:line>
          <draw:line draw:style-name="gr5" draw:text-style-name="P5" draw:layer="layout" svg:x1="5.37cm" svg:y1="11.217cm" svg:x2="4.97cm" svg:y2="11.185cm">
            <text:p/>
          </draw:line>
          <draw:line draw:style-name="gr5" draw:text-style-name="P5" draw:layer="layout" svg:x1="5.338cm" svg:y1="11.617cm" svg:x2="4.938cm" svg:y2="11.585cm">
            <text:p/>
          </draw:line>
          <draw:line draw:style-name="gr5" draw:text-style-name="P5" draw:layer="layout" svg:x1="5.121cm" svg:y1="11.197cm" svg:x2="5.137cm" svg:y2="10.998cm">
            <text:p/>
          </draw:line>
          <draw:line draw:style-name="gr5" draw:text-style-name="P5" draw:layer="layout" svg:x1="5.073cm" svg:y1="11.796cm" svg:x2="5.121cm" svg:y2="11.197cm">
            <text:p/>
          </draw:line>
          <draw:line draw:style-name="gr5" draw:text-style-name="P5" draw:layer="layout" svg:x1="5.03cm" svg:y1="11.089cm" svg:x2="5.214cm" svg:y2="11.305cm">
            <text:p/>
          </draw:line>
          <draw:line draw:style-name="gr5" draw:text-style-name="P5" draw:layer="layout" svg:x1="5.181cm" svg:y1="11.706cm" svg:x2="4.997cm" svg:y2="11.49cm">
            <text:p/>
          </draw:line>
          <draw:polyline draw:style-name="gr5" draw:text-style-name="P5" draw:layer="layout" svg:width="0.128cm" svg:height="0.091cm" draw:transform="skewX (-0.0108210413623648) rotate (-0.0856956662729227) translate (4.83192419114975cm 11.3920239903785cm)" svg:viewBox="0 0 129 92" draw:points="0,56 128,92 129,0">
            <text:p/>
          </draw:polyline>
          <draw:line draw:style-name="gr5" draw:text-style-name="P5" draw:layer="layout" svg:x1="4.921cm" svg:y1="11.428cm" svg:x2="4.993cm" svg:y2="11.434cm">
            <text:p/>
          </draw:line>
          <draw:polyline draw:style-name="gr5" draw:text-style-name="P5" draw:layer="layout" svg:width="0.144cm" svg:height="0.019cm" draw:transform="rotate (-0.0762708883121531) translate (4.84672818761121cm 11.3215257254763cm)" svg:viewBox="0 0 145 20" draw:points="0,0 36,15 72,20 111,16 145,1">
            <text:p/>
          </draw:polyline>
          <draw:polyline draw:style-name="gr5" draw:text-style-name="P5" draw:layer="layout" svg:width="0.009cm" svg:height="0.036cm" draw:transform="skewX (-0.0270526034059121) rotate (-0.0996583002888774) translate (4.84069285096156cm 11.28464591474cm)" svg:viewBox="0 0 10 37" draw:points="10,0 2,9 0,19 2,28 9,37">
            <text:p/>
          </draw:polyline>
          <draw:polyline draw:style-name="gr5" draw:text-style-name="P5" draw:layer="layout" svg:width="0.144cm" svg:height="0.017cm" draw:transform="skewX (0.0588175957922089) rotate (-0.0762708883121531) translate (4.85189472584992cm 11.2691161285037cm)" svg:viewBox="0 0 145 18" draw:points="145,18 110,5 71,0 35,5 0,17">
            <text:p/>
          </draw:polyline>
          <draw:polyline draw:style-name="gr5" draw:text-style-name="P5" draw:layer="layout" svg:width="0.011cm" svg:height="0.036cm" draw:transform="skewX (0.0270526034059121) rotate (-0.0905825881785065) translate (4.99350339904567cm 11.2971055214801cm)" svg:viewBox="0 0 12 37" draw:points="1,37 8,28 12,19 8,9 0,0">
            <text:p/>
          </draw:polyline>
          <draw:line draw:style-name="gr5" draw:text-style-name="P5" draw:layer="layout" svg:x1="5.338cm" svg:y1="11.617cm" svg:x2="4.938cm" svg:y2="11.585cm">
            <text:p/>
          </draw:line>
          <draw:line draw:style-name="gr5" draw:text-style-name="P5" draw:layer="layout" svg:x1="5.763cm" svg:y1="13.409cm" svg:x2="5.513cm" svg:y2="13.389cm">
            <text:p/>
          </draw:line>
          <draw:line draw:style-name="gr5" draw:text-style-name="P5" draw:layer="layout" svg:x1="5.1cm" svg:y1="11.447cm" svg:x2="4.936cm" svg:y2="13.494cm">
            <text:p/>
          </draw:line>
          <draw:line draw:style-name="gr5" draw:text-style-name="P5" draw:layer="layout" svg:x1="5.181cm" svg:y1="11.706cm" svg:x2="4.997cm" svg:y2="11.49cm">
            <text:p/>
          </draw:line>
          <draw:line draw:style-name="gr5" draw:text-style-name="P5" draw:layer="layout" svg:x1="5.553cm" svg:y1="13.292cm" svg:x2="5.662cm" svg:y2="13.502cm">
            <text:p/>
          </draw:line>
          <draw:polyline draw:style-name="gr5" draw:text-style-name="P5" draw:layer="layout" svg:width="0.163cm" svg:height="0.036cm" draw:transform="skewX (0.0270526034059121) rotate (-0.0795870138909421) translate (4.73839859429134cm 12.5606487448064cm)" svg:viewBox="0 0 164 37" draw:points="164,0 0,0 37,37">
            <text:p/>
          </draw:polyline>
          <draw:polyline draw:style-name="gr5" draw:text-style-name="P5" draw:layer="layout" svg:width="0.163cm" svg:height="0.072cm" draw:transform="rotate (-0.0790634151153438) translate (4.74852634479513cm 12.4335422554884cm)" svg:viewBox="0 0 164 73" draw:points="164,36 0,0 0,73 19,73">
            <text:p/>
          </draw:polyline>
          <draw:polyline draw:style-name="gr5" draw:text-style-name="P5" draw:layer="layout" svg:width="0.163cm" svg:height="0.072cm" draw:transform="rotate (-0.0795870138909421) translate (4.75857130373209cm 12.3088998471017cm)" svg:viewBox="0 0 164 73" draw:points="164,73 164,36 158,17 145,4 128,0 109,0 91,4 77,17 72,36 72,73 0,73 0,9">
            <text:p/>
          </draw:polyline>
          <draw:line draw:style-name="gr5" draw:text-style-name="P5" draw:layer="layout" svg:x1="5.763cm" svg:y1="13.409cm" svg:x2="5.513cm" svg:y2="13.389cm">
            <text:p/>
          </draw:line>
          <draw:line draw:style-name="gr5" draw:text-style-name="P5" draw:layer="layout" svg:x1="5.739cm" svg:y1="13.707cm" svg:x2="5.489cm" svg:y2="13.687cm">
            <text:p/>
          </draw:line>
          <draw:line draw:style-name="gr5" draw:text-style-name="P5" draw:layer="layout" svg:x1="5.607cm" svg:y1="13.396cm" svg:x2="5.623cm" svg:y2="13.195cm">
            <text:p/>
          </draw:line>
          <draw:line draw:style-name="gr5" draw:text-style-name="P5" draw:layer="layout" svg:x1="4.908cm" svg:y1="13.842cm" svg:x2="4.948cm" svg:y2="13.343cm">
            <text:p/>
          </draw:line>
          <draw:line draw:style-name="gr5" draw:text-style-name="P5" draw:layer="layout" svg:x1="5.553cm" svg:y1="13.292cm" svg:x2="5.662cm" svg:y2="13.502cm">
            <text:p/>
          </draw:line>
          <draw:line draw:style-name="gr5" draw:text-style-name="P5" draw:layer="layout" svg:x1="5.017cm" svg:y1="13.752cm" svg:x2="4.833cm" svg:y2="13.535cm">
            <text:p/>
          </draw:line>
          <draw:line draw:style-name="gr5" draw:text-style-name="P5" draw:layer="layout" svg:x1="5.418cm" svg:y1="13.63cm" svg:x2="5.421cm" svg:y2="13.594cm">
            <text:p/>
          </draw:line>
          <draw:polyline draw:style-name="gr5" draw:text-style-name="P5" draw:layer="layout" svg:width="0.045cm" svg:height="0.036cm" draw:transform="rotate (-0.0867428638241193) translate (5.42370944721516cm 13.5584231476423cm)" svg:viewBox="0 0 46 37" draw:points="46,37 43,19 35,6 22,0 12,6 2,19 0,37">
            <text:p/>
          </draw:polyline>
          <draw:line draw:style-name="gr5" draw:text-style-name="P5" draw:layer="layout" svg:x1="5.466cm" svg:y1="13.598cm" svg:x2="5.464cm" svg:y2="13.617cm">
            <text:p/>
          </draw:line>
          <draw:polyline draw:style-name="gr5" draw:text-style-name="P5" draw:layer="layout" svg:width="0.022cm" svg:height="0.036cm" draw:transform="rotate (-0.0830776723949305) translate (5.46858311639571cm 13.5621059422993cm)" svg:viewBox="0 0 23 37" draw:points="23,0 12,6 2,19 0,37">
            <text:p/>
          </draw:polyline>
          <draw:line draw:style-name="gr5" draw:text-style-name="P5" draw:layer="layout" svg:x1="5.491cm" svg:y1="13.564cm" svg:x2="5.503cm" svg:y2="13.565cm">
            <text:p/>
          </draw:line>
          <draw:polyline draw:style-name="gr5" draw:text-style-name="P5" draw:layer="layout" svg:width="0.023cm" svg:height="0.037cm" draw:transform="skewX (0.0539306738866248) rotate (-0.0453785605518535) translate (5.50298033541931cm 13.5649358144618cm)" svg:viewBox="0 0 24 38" draw:points="24,38 19,20 11,7 0,0">
            <text:p/>
          </draw:polyline>
          <draw:line draw:style-name="gr5" draw:text-style-name="P5" draw:layer="layout" svg:x1="5.523cm" svg:y1="13.603cm" svg:x2="5.52cm" svg:y2="13.639cm">
            <text:p/>
          </draw:line>
          <draw:polyline draw:style-name="gr5" draw:text-style-name="P5" draw:layer="layout" svg:width="0.09cm" svg:height="0.019cm" draw:transform="rotate (-0.0776671517137484) translate (5.43473045508191cm 13.4870491992012cm)" svg:viewBox="0 0 91 20" draw:points="0,0 23,15 45,20 69,15 91,0">
            <text:p/>
          </draw:polyline>
          <draw:polyline draw:style-name="gr5" draw:text-style-name="P5" draw:layer="layout" svg:width="0.005cm" svg:height="0.036cm" draw:transform="skewX (-0.0539306738866248) rotate (-0.141895268187139) translate (5.43229902156918cm 13.4502861795457cm)" svg:viewBox="0 0 6 37" draw:points="6,0 1,9 0,20 2,31 6,37">
            <text:p/>
          </draw:polyline>
          <draw:polyline draw:style-name="gr5" draw:text-style-name="P5" draw:layer="layout" svg:width="0.09cm" svg:height="0.017cm" draw:transform="skewX (0.0555014702134197) rotate (-0.0776671517137484) translate (5.43988564712197cm 13.434472768216cm)" svg:viewBox="0 0 91 18" draw:points="91,18 69,5 44,0 22,5 0,18">
            <text:p/>
          </draw:polyline>
          <draw:polyline draw:style-name="gr5" draw:text-style-name="P5" draw:layer="layout" svg:width="0.007cm" svg:height="0.036cm" draw:transform="skewX (-0.0539306738866248) rotate (-0.165108147238664) translate (5.52764960719674cm 13.4583052999295cm)" svg:viewBox="0 0 8 37" draw:points="1,37 5,30 8,19 5,8 0,0">
            <text:p/>
          </draw:polyline>
          <draw:line draw:style-name="gr5" draw:text-style-name="P5" draw:layer="layout" svg:x1="5.739cm" svg:y1="13.707cm" svg:x2="5.489cm" svg:y2="13.687cm">
            <text:p/>
          </draw:line>
          <draw:line draw:style-name="gr5" draw:text-style-name="P5" draw:layer="layout" svg:x1="5.017cm" svg:y1="13.752cm" svg:x2="4.833cm" svg:y2="13.535cm">
            <text:p/>
          </draw:line>
          <draw:line draw:style-name="gr5" draw:text-style-name="P5" draw:layer="layout" svg:x1="4.135cm" svg:y1="10.192cm" svg:x2="3.735cm" svg:y2="10.16cm">
            <text:p/>
          </draw:line>
          <draw:line draw:style-name="gr5" draw:text-style-name="P5" draw:layer="layout" svg:x1="4.062cm" svg:y1="11.099cm" svg:x2="3.662cm" svg:y2="11.067cm">
            <text:p/>
          </draw:line>
          <draw:line draw:style-name="gr5" draw:text-style-name="P5" draw:layer="layout" svg:x1="3.897cm" svg:y1="10.021cm" svg:x2="3.876cm" svg:y2="10.286cm">
            <text:p/>
          </draw:line>
          <draw:line draw:style-name="gr5" draw:text-style-name="P5" draw:layer="layout" svg:x1="3.8cm" svg:y1="11.229cm" svg:x2="3.846cm" svg:y2="10.653cm">
            <text:p/>
          </draw:line>
          <draw:polyline draw:style-name="gr5" draw:text-style-name="P5" draw:layer="layout" svg:width="0.163cm" svg:height="0.072cm" draw:transform="rotate (-0.0795870138909421) translate (3.71673595482855cm 10.4649173221383cm)" svg:viewBox="0 0 164 73" draw:points="164,54 152,32 135,15 111,2 87,0 36,0 19,4 6,17 0,36 6,54 19,67 36,73 55,73 72,67 85,54 91,36 91,0">
            <text:p/>
          </draw:polyline>
          <draw:polyline draw:style-name="gr5" draw:text-style-name="P5" draw:layer="layout" svg:width="0.163cm" svg:height="0.036cm" draw:transform="rotate (-0.0790634151153438) translate (3.72407232022005cm 10.3737713617682cm)" svg:viewBox="0 0 164 37" draw:points="164,0 0,0 36,37">
            <text:p/>
          </draw:polyline>
          <draw:line draw:style-name="gr5" draw:text-style-name="P5" draw:layer="layout" svg:x1="3.978cm" svg:y1="10.281cm" svg:x2="3.794cm" svg:y2="10.065cm">
            <text:p/>
          </draw:line>
          <draw:line draw:style-name="gr5" draw:text-style-name="P5" draw:layer="layout" svg:x1="3.721cm" svg:y1="10.972cm" svg:x2="3.905cm" svg:y2="11.188cm">
            <text:p/>
          </draw:line>
          <draw:line draw:style-name="gr7" draw:text-style-name="P5" draw:layer="layout" svg:x1="7.014cm" svg:y1="13.515cm" svg:x2="7.051cm" svg:y2="13.115cm">
            <text:p/>
          </draw:line>
          <draw:polyline draw:style-name="gr7" draw:text-style-name="P5" draw:layer="layout" svg:width="0.135cm" svg:height="0.062cm" draw:transform="rotate (-0.0806342114421386) translate (6.81710475531349cm 13.3147959472818cm)" svg:viewBox="0 0 136 63" draw:points="136,47 128,28 113,13 94,4 72,0 32,0 17,4 4,15 0,31 4,45 15,56 30,60 47,63 62,58 72,47 77,32 77,0">
            <text:p/>
          </draw:polyline>
          <draw:polygon draw:style-name="gr7" draw:text-style-name="P5" draw:layer="layout" svg:width="0.059cm" svg:height="0.059cm" draw:transform="rotate (-0.0830776723949305) translate (6.82792417348334cm 13.2110261556083cm)" svg:viewBox="0 0 60 60" draw:points="30,0 15,2 4,13 0,31 4,45 15,56 31,60 45,56 56,45 60,30 58,15 45,2">
            <text:p/>
          </draw:polygon>
          <draw:polyline draw:style-name="gr7" draw:text-style-name="P5" draw:layer="layout" svg:width="0.032cm" svg:height="0.059cm" draw:transform="skewX (0.0165806278939461) rotate (-0.0605629250442041) translate (6.88684043356175cm 13.2164931449831cm)" svg:viewBox="0 0 33 60" draw:points="33,0 18,4 4,15 0,30 4,44 15,56 30,60">
            <text:p/>
          </draw:polyline>
          <draw:line draw:style-name="gr7" draw:text-style-name="P5" draw:layer="layout" svg:x1="6.919cm" svg:y1="13.219cm" svg:x2="6.934cm" svg:y2="13.22cm">
            <text:p/>
          </draw:line>
          <draw:polyline draw:style-name="gr7" draw:text-style-name="P5" draw:layer="layout" svg:width="0.032cm" svg:height="0.059cm" draw:transform="rotate (-0.0905825881785065) translate (6.93237470621609cm 13.2194834810097cm)" svg:viewBox="0 0 33 60" draw:points="0,60 18,56 28,45 33,30 28,15 17,4 2,0">
            <text:p/>
          </draw:polyline>
          <draw:line draw:style-name="gr7" draw:text-style-name="P5" draw:layer="layout" svg:x1="6.927cm" svg:y1="13.279cm" svg:x2="6.912cm" svg:y2="13.278cm">
            <text:p/>
          </draw:line>
          <draw:polyline draw:style-name="gr7" draw:text-style-name="P5" draw:layer="layout" svg:width="0.135cm" svg:height="0.029cm" draw:transform="skewX (-0.0322885911618951) rotate (-0.0879645943005152) translate (7.10128999931236cm 13.412472387918cm)" svg:viewBox="0 0 136 30" draw:points="136,1 0,0 29,30">
            <text:p/>
          </draw:polyline>
          <draw:polyline draw:style-name="gr7" draw:text-style-name="P5" draw:layer="layout" svg:width="0.134cm" svg:height="0.062cm" draw:transform="rotate (-0.0750491578357571) translate (7.11125904446238cm 13.3064222029887cm)" svg:viewBox="0 0 135 63" draw:points="135,48 126,31 111,16 92,4 71,3 30,0 15,4 4,15 0,30 2,45 15,58 30,63 45,63 60,58 70,48 75,32 75,3">
            <text:p/>
          </draw:polyline>
          <draw:polygon draw:style-name="gr7" draw:text-style-name="P5" draw:layer="layout" svg:width="0.062cm" svg:height="0.059cm" draw:transform="rotate (-0.0804596785169392) translate (7.11971427835709cm 13.2031544658266cm)" svg:viewBox="0 0 63 60" draw:points="32,0 15,4 4,15 0,30 4,45 15,56 30,60 45,56 58,45 63,30 58,15 47,4">
            <text:p/>
          </draw:polygon>
          <draw:polyline draw:style-name="gr7" draw:text-style-name="P5" draw:layer="layout" svg:width="0.03cm" svg:height="0.059cm" draw:transform="skewX (0.0165806278939461) rotate (-0.0644026493985914) translate (7.18124238264225cm 13.208585171782cm)" svg:viewBox="0 0 31 60" draw:points="30,0 15,4 4,15 0,30 2,44 13,56 31,60">
            <text:p/>
          </draw:polyline>
          <draw:line draw:style-name="gr7" draw:text-style-name="P5" draw:layer="layout" svg:x1="7.211cm" svg:y1="13.211cm" svg:x2="7.226cm" svg:y2="13.212cm">
            <text:p/>
          </draw:line>
          <draw:polyline draw:style-name="gr7" draw:text-style-name="P5" draw:layer="layout" svg:width="0.03cm" svg:height="0.059cm" draw:transform="skewX (0.0165806278939461) rotate (-0.0644026493985914) translate (7.22601950692275cm 13.2117001374022cm)" svg:viewBox="0 0 31 60" draw:points="0,60 15,58 27,48 31,31 26,16 15,4 0,0">
            <text:p/>
          </draw:polyline>
          <draw:line draw:style-name="gr7" draw:text-style-name="P5" draw:layer="layout" svg:x1="7.221cm" svg:y1="13.271cm" svg:x2="7.206cm" svg:y2="13.27cm">
            <text:p/>
          </draw:line>
          <draw:polyline draw:style-name="gr7" draw:text-style-name="P5" draw:layer="layout" svg:width="0.068cm" svg:height="0.078cm" draw:transform="skewX (-0.0125663706143592) rotate (-0.0867428638241193) translate (6.76021101104775cm 13.6801521145304cm)" svg:viewBox="0 0 69 79" draw:points="69,9 30,0 15,4 4,17 0,32 4,47 17,58 57,79">
            <text:p/>
          </draw:polyline>
          <draw:polyline draw:style-name="gr7" draw:text-style-name="P5" draw:layer="layout" svg:width="0.029cm" svg:height="0.057cm" draw:transform="skewX (0.0172787595947439) rotate (-0.0664970445009845) translate (6.79825900039414cm 13.7624213284932cm)" svg:viewBox="0 0 30 58" draw:points="0,58 15,54 26,43 30,28 26,13 13,0">
            <text:p/>
          </draw:polyline>
          <draw:polyline draw:style-name="gr7" draw:text-style-name="P5" draw:layer="layout" svg:width="0.046cm" svg:height="0.014cm" draw:transform="rotate (-0.0830776723949305) translate (6.74829742841484cm 13.8008778069799cm)" svg:viewBox="0 0 47 15" draw:points="0,0 22,11 47,15">
            <text:p/>
          </draw:polyline>
          <draw:line draw:style-name="gr7" draw:text-style-name="P5" draw:layer="layout" svg:x1="6.906cm" svg:y1="13.83cm" svg:x2="6.917cm" svg:y2="13.695cm">
            <text:p/>
          </draw:line>
          <draw:line draw:style-name="gr7" draw:text-style-name="P5" draw:layer="layout" svg:x1="6.881cm" svg:y1="13.692cm" svg:x2="6.955cm" svg:y2="13.698cm">
            <text:p/>
          </draw:line>
          <draw:polyline draw:style-name="gr7" draw:text-style-name="P5" draw:layer="layout" svg:width="0.029cm" svg:height="0.135cm" draw:transform="skewX (-0.0146607657167524) rotate (-0.0965167076352869) translate (7.0606580515382cm 13.7087978467921cm)" svg:viewBox="0 0 30 136" draw:points="28,136 30,0 0,30">
            <text:p/>
          </draw:polyline>
          <draw:polyline draw:style-name="gr7" draw:text-style-name="P5" draw:layer="layout" svg:width="0.062cm" svg:height="0.135cm" draw:transform="skewX (0.0148352986419518) rotate (-0.0633554518473949) translate (7.13397536840199cm 13.7157254430078cm)" svg:viewBox="0 0 63 136" draw:points="15,136 32,128 47,113 58,94 60,73 63,33 58,17 47,4 32,0 17,4 4,15 0,29 0,47 4,61 15,72 30,77 60,77">
            <text:p/>
          </draw:polyline>
          <draw:polygon draw:style-name="gr7" draw:text-style-name="P5" draw:layer="layout" svg:width="0.059cm" svg:height="0.059cm" draw:transform="rotate (-0.0830776723949305) translate (7.23959463429547cm 13.7251826685222cm)" svg:viewBox="0 0 60 60" draw:points="60,30 56,15 45,4 30,0 15,4 4,15 0,31 4,45 15,56 31,60 45,58 56,45">
            <text:p/>
          </draw:polygon>
          <draw:polyline draw:style-name="gr7" draw:text-style-name="P5" draw:layer="layout" svg:width="0.059cm" svg:height="0.032cm" draw:transform="skewX (-0.0303687289847014) rotate (-0.0830776723949305) translate (7.23385617839825cm 13.7850586651762cm)" svg:viewBox="0 0 60 33" draw:points="60,33 56,18 46,4 31,0 16,4 4,15 0,31">
            <text:p/>
          </draw:polyline>
          <draw:line draw:style-name="gr7" draw:text-style-name="P5" draw:layer="layout" svg:x1="7.292cm" svg:y1="13.821cm" svg:x2="7.291cm" svg:y2="13.836cm">
            <text:p/>
          </draw:line>
          <draw:polyline draw:style-name="gr7" draw:text-style-name="P5" draw:layer="layout" svg:width="0.059cm" svg:height="0.032cm" draw:transform="skewX (-0.0303687289847014) rotate (-0.0830776723949305) translate (7.23115418675533cm 13.8291838812409cm)" svg:viewBox="0 0 60 33" draw:points="0,0 2,18 12,28 30,33 44,28 56,17 60,2">
            <text:p/>
          </draw:polyline>
          <draw:line draw:style-name="gr7" draw:text-style-name="P5" draw:layer="layout" svg:x1="7.231cm" svg:y1="13.83cm" svg:x2="7.232cm" svg:y2="13.815cm">
            <text:p/>
          </draw:line>
          <draw:polyline draw:style-name="gr7" draw:text-style-name="P5" draw:layer="layout" svg:width="0.091cm" svg:height="0.138cm" draw:transform="skewX (0.00733038285837617) rotate (-0.0750491578357571) translate (5.92958589457045cm 13.2098047581085cm)" svg:viewBox="0 0 92 139" draw:points="0,136 2,0 45,77 92,3 90,139">
            <text:p/>
          </draw:polyline>
          <draw:line draw:style-name="gr7" draw:text-style-name="P5" draw:layer="layout" svg:x1="6.338cm" svg:y1="13.381cm" svg:x2="6.314cm" svg:y2="13.379cm">
            <text:p/>
          </draw:line>
          <draw:polyline draw:style-name="gr7" draw:text-style-name="P5" draw:layer="layout" svg:width="0.012cm" svg:height="0.024cm" draw:transform="skewX (0.0417133691226645) translate (6.30313435104517cm 13.3548307223097cm)" svg:viewBox="0 0 13 25" draw:points="0,0 1,11 6,21 13,25">
            <text:p/>
          </draw:polyline>
          <draw:line draw:style-name="gr7" draw:text-style-name="P5" draw:layer="layout" svg:x1="6.303cm" svg:y1="13.355cm" svg:x2="6.306cm" svg:y2="13.317cm">
            <text:p/>
          </draw:line>
          <draw:polyline draw:style-name="gr7" draw:text-style-name="P5" draw:layer="layout" svg:width="0.037cm" svg:height="0.032cm" draw:transform="rotate (-0.0809832772925374) translate (6.30861713631428cm 13.2868695050698cm)" svg:viewBox="0 0 38 33" draw:points="38,33 35,18 28,4 19,0 10,4 2,15 0,30">
            <text:p/>
          </draw:polyline>
          <draw:polyline draw:style-name="gr7" draw:text-style-name="P5" draw:layer="layout" svg:width="0.037cm" svg:height="0.014cm" draw:transform="skewX (0.066497044500984) rotate (-0.0809832772925374) translate (6.30705173019288cm 13.318909499134cm)" svg:viewBox="0 0 38 15" draw:points="37,0 38,15 0,15">
            <text:p/>
          </draw:polyline>
          <draw:line draw:style-name="gr7" draw:text-style-name="P5" draw:layer="layout" svg:x1="6.172cm" svg:y1="13.368cm" svg:x2="6.186cm" svg:y2="13.234cm">
            <text:p/>
          </draw:line>
          <draw:line draw:style-name="gr7" draw:text-style-name="P5" draw:layer="layout" svg:x1="6.374cm" svg:y1="13.295cm" svg:x2="6.402cm" svg:y2="13.297cm">
            <text:p/>
          </draw:line>
          <draw:line draw:style-name="gr7" draw:text-style-name="P5" draw:layer="layout" svg:x1="6.435cm" svg:y1="13.3cm" svg:x2="6.451cm" svg:y2="13.301cm">
            <text:p/>
          </draw:line>
          <draw:polyline draw:style-name="gr7" draw:text-style-name="P5" draw:layer="layout" svg:width="0.017cm" svg:height="0.026cm" draw:transform="rotate (-0.11711159280882) translate (6.45094623045716cm 13.3007262788098cm)" svg:viewBox="0 0 18 27" draw:points="18,27 16,15 8,4 0,0">
            <text:p/>
          </draw:polyline>
          <draw:polyline draw:style-name="gr7" draw:text-style-name="P5" draw:layer="layout" svg:width="0.024cm" svg:height="0.063cm" draw:transform="rotate (-0.0797615468161415) translate (6.44123864625981cm 13.3273094358567cm)" svg:viewBox="0 0 25 64" draw:points="25,0 25,64 0,64">
            <text:p/>
          </draw:polyline>
          <draw:polyline draw:style-name="gr7" draw:text-style-name="P5" draw:layer="layout" svg:width="0.014cm" svg:height="0.045cm" draw:transform="skewX (-0.0434586983746588) rotate (-0.132470490226371) translate (6.42647807323572cm 13.3446434692441cm)" svg:viewBox="0 0 15 46" draw:points="15,0 7,3 1,11 0,22 2,35 7,41 14,46">
            <text:p/>
          </draw:polyline>
          <draw:line draw:style-name="gr7" draw:text-style-name="P5" draw:layer="layout" svg:x1="6.441cm" svg:y1="13.346cm" svg:x2="6.464cm" svg:y2="13.348cm">
            <text:p/>
          </draw:line>
          <draw:polyline draw:style-name="gr7" draw:text-style-name="P5" draw:layer="layout" svg:width="0.008cm" svg:height="0.014cm" draw:transform="skewX (-0.062482787221397) rotate (-0.110653874576441) translate (6.48886481689287cm 13.3802004546154cm)" svg:viewBox="0 0 9 15" draw:points="0,0 3,11 9,15">
            <text:p/>
          </draw:polyline>
          <draw:line draw:style-name="gr7" draw:text-style-name="P5" draw:layer="layout" svg:x1="6.353cm" svg:y1="13.37cm" svg:x2="6.366cm" svg:y2="13.251cm">
            <text:p/>
          </draw:line>
          <draw:polyline draw:style-name="gr7" draw:text-style-name="P5" draw:layer="layout" svg:width="0.009cm" svg:height="0.014cm" draw:transform="rotate (-0.0996583002888774) translate (6.52668548281862cm 13.3856503678564cm)" svg:viewBox="0 0 10 15" draw:points="0,0 3,11 10,15">
            <text:p/>
          </draw:polyline>
          <draw:line draw:style-name="gr7" draw:text-style-name="P5" draw:layer="layout" svg:x1="6.414cm" svg:y1="13.377cm" svg:x2="6.424cm" svg:y2="13.256cm">
            <text:p/>
          </draw:line>
          <draw:line draw:style-name="gr7" draw:text-style-name="P5" draw:layer="layout" svg:x1="6.487cm" svg:y1="13.398cm" svg:x2="6.501cm" svg:y2="13.262cm">
            <text:p/>
          </draw:line>
          <draw:line draw:style-name="gr7" draw:text-style-name="P5" draw:layer="layout" svg:x1="6.571cm" svg:y1="13.315cm" svg:x2="6.599cm" svg:y2="13.317cm">
            <text:p/>
          </draw:line>
          <draw:polyline draw:style-name="gr7" draw:text-style-name="P5" draw:layer="layout" svg:width="0.037cm" svg:height="0.091cm" draw:transform="rotate (-0.0787143492649449) translate (6.62659715550539cm 13.3188507177649cm)" svg:viewBox="0 0 38 92" draw:points="0,0 0,64 1,77 8,87 16,92 38,92 38,0">
            <text:p/>
          </draw:polyline>
          <draw:line draw:style-name="gr7" draw:text-style-name="P5" draw:layer="layout" svg:x1="6.635cm" svg:y1="13.281cm" svg:x2="6.636cm" svg:y2="13.275cm">
            <text:p/>
          </draw:line>
          <draw:line draw:style-name="gr7" draw:text-style-name="P5" draw:layer="layout" svg:x1="6.664cm" svg:y1="13.277cm" svg:x2="6.663cm" svg:y2="13.286cm">
            <text:p/>
          </draw:line>
          <draw:polyline draw:style-name="gr7" draw:text-style-name="P5" draw:layer="layout" svg:width="0.029cm" svg:height="0.089cm" draw:transform="skewX (0.0111701072127637) rotate (-0.0664970445009845) translate (6.69129591108022cm 13.3264819009777cm)" svg:viewBox="0 0 30 90" draw:points="0,90 2,0 30,0 30,16">
            <text:p/>
          </draw:polyline>
          <draw:path draw:style-name="gr7" draw:text-style-name="P5" draw:layer="layout" svg:width="0.992cm" svg:height="0.982cm" draw:transform="rotate (-0.0806342114421386) translate (6.60452156124086cm 12.5015717101788cm)" svg:viewBox="0 0 993 983" svg:d="M0 973l4-91c47-466 429-845 898-878l91-4-10 983">
            <text:p/>
          </draw:path>
          <draw:line draw:style-name="gr7" draw:text-style-name="P5" draw:layer="layout" svg:x1="5.803cm" svg:y1="10.504cm" svg:x2="5.711cm" svg:y2="11.845cm">
            <text:p/>
          </draw:line>
          <draw:polygon draw:style-name="gr7" draw:text-style-name="P5" draw:layer="layout" svg:width="0.072cm" svg:height="0.072cm" draw:transform="skewX (-0.0136135681655558) rotate (-0.082030474843734) translate (5.46018069075246cm 11.5517232348132cm)" svg:viewBox="0 0 73 73" draw:points="37,0 20,4 4,19 0,36 6,56 19,69 36,73 56,69 69,54 73,36 69,17 57,4">
            <text:p/>
          </draw:polygon>
          <draw:polyline draw:style-name="gr7" draw:text-style-name="P5" draw:layer="layout" svg:width="0.036cm" svg:height="0.072cm" draw:transform="skewX (-0.0139626340159546) rotate (-0.0809832772925374) translate (5.53207150127096cm 11.5575324145649cm)" svg:viewBox="0 0 37 73" draw:points="37,0 20,4 4,17 0,36 6,54 19,67 36,73">
            <text:p/>
          </draw:polyline>
          <draw:line draw:style-name="gr7" draw:text-style-name="P5" draw:layer="layout" svg:x1="5.569cm" svg:y1="11.56cm" svg:x2="5.588cm" svg:y2="11.562cm">
            <text:p/>
          </draw:line>
          <draw:polyline draw:style-name="gr7" draw:text-style-name="P5" draw:layer="layout" svg:width="0.036cm" svg:height="0.072cm" draw:transform="skewX (-0.027401669256311) rotate (-0.107686814848051) translate (5.58689764117033cm 11.5619666999792cm)" svg:viewBox="0 0 37 73" draw:points="0,73 18,66 33,53 37,33 30,16 18,4 0,0">
            <text:p/>
          </draw:polyline>
          <draw:line draw:style-name="gr7" draw:text-style-name="P5" draw:layer="layout" svg:x1="5.582cm" svg:y1="11.634cm" svg:x2="5.563cm" svg:y2="11.632cm">
            <text:p/>
          </draw:line>
          <draw:polygon draw:style-name="gr7" draw:text-style-name="P5" draw:layer="layout" svg:width="0.072cm" svg:height="0.072cm" draw:transform="rotate (-0.082030474843734) translate (5.47081539723164cm 11.4254659371128cm)" svg:viewBox="0 0 73 73" draw:points="34,0 17,6 4,19 0,39 4,56 17,69 36,73 54,69 67,56 73,36 67,19 54,6">
            <text:p/>
          </draw:polygon>
          <draw:polyline draw:style-name="gr7" draw:text-style-name="P5" draw:layer="layout" svg:width="0.036cm" svg:height="0.072cm" draw:transform="rotate (-0.0809832772925374) translate (5.54271379548491cm 11.431274227677cm)" svg:viewBox="0 0 37 73" draw:points="34,0 18,4 4,19 0,36 4,56 18,69 37,73">
            <text:p/>
          </draw:polyline>
          <draw:line draw:style-name="gr7" draw:text-style-name="P5" draw:layer="layout" svg:x1="5.576cm" svg:y1="11.434cm" svg:x2="5.595cm" svg:y2="11.436cm">
            <text:p/>
          </draw:line>
          <draw:polyline draw:style-name="gr7" draw:text-style-name="P5" draw:layer="layout" svg:width="0.036cm" svg:height="0.072cm" draw:transform="rotate (-0.0809832772925374) translate (5.59543865081947cm 11.4355372690657cm)" svg:viewBox="0 0 37 73" draw:points="0,73 19,69 33,54 37,36 33,17 18,4 0,0">
            <text:p/>
          </draw:polyline>
          <draw:line draw:style-name="gr7" draw:text-style-name="P5" draw:layer="layout" svg:x1="5.59cm" svg:y1="11.507cm" svg:x2="5.573cm" svg:y2="11.506cm">
            <text:p/>
          </draw:line>
          <draw:polyline draw:style-name="gr7" draw:text-style-name="P5" draw:layer="layout" svg:width="0.163cm" svg:height="0.038cm" draw:transform="rotate (-0.0795870138909421) translate (5.83480123219496cm 11.6607989170417cm)" svg:viewBox="0 0 164 39" draw:points="164,0 0,2 36,39">
            <text:p/>
          </draw:polyline>
          <draw:polygon draw:style-name="gr7" draw:text-style-name="P5" draw:layer="layout" svg:width="0.072cm" svg:height="0.074cm" draw:transform="skewX (0.0132645023151569) rotate (-0.0684169066781782) translate (5.8448481637941cm 11.5364169365655cm)" svg:viewBox="0 0 73 75" draw:points="34,0 17,6 4,19 0,38 4,56 17,69 36,75 54,69 67,57 73,37 67,20 54,7">
            <text:p/>
          </draw:polygon>
          <draw:polyline draw:style-name="gr7" draw:text-style-name="P5" draw:layer="layout" svg:width="0.036cm" svg:height="0.072cm" draw:transform="skewX (-0.027401669256311) rotate (-0.107686814848051) translate (5.91684693725475cm 11.5408392658679cm)" svg:viewBox="0 0 37 73" draw:points="34,0 18,4 4,20 0,37 4,57 18,69 37,73">
            <text:p/>
          </draw:polyline>
          <draw:line draw:style-name="gr7" draw:text-style-name="P5" draw:layer="layout" svg:x1="5.95cm" svg:y1="11.544cm" svg:x2="5.969cm" svg:y2="11.546cm">
            <text:p/>
          </draw:line>
          <draw:polyline draw:style-name="gr7" draw:text-style-name="P5" draw:layer="layout" svg:width="0.036cm" svg:height="0.072cm" draw:transform="rotate (-0.0830776723949305) translate (5.969523069288cm 11.5460222850232cm)" svg:viewBox="0 0 37 73" draw:points="0,73 19,69 33,54 37,36 33,17 18,4 0,0">
            <text:p/>
          </draw:polyline>
          <draw:line draw:style-name="gr7" draw:text-style-name="P5" draw:layer="layout" svg:x1="5.964cm" svg:y1="11.618cm" svg:x2="5.947cm" svg:y2="11.617cm">
            <text:p/>
          </draw:line>
          <draw:polyline draw:style-name="gr7" draw:text-style-name="P5" draw:layer="layout" svg:width="0.163cm" svg:height="0.074cm" draw:transform="rotate (-0.0790634151153438) translate (5.85253744131221cm 11.4088430995812cm)" svg:viewBox="0 0 164 75" draw:points="164,73 162,36 158,19 145,6 126,0 109,2 90,6 77,19 72,38 72,75 0,75 0,10">
            <text:p/>
          </draw:polyline>
          <draw:line draw:style-name="gr7" draw:text-style-name="P5" draw:layer="layout" svg:x1="4.143cm" svg:y1="12.451cm" svg:x2="4.283cm" svg:y2="12.465cm">
            <text:p/>
          </draw:line>
          <draw:polygon draw:style-name="gr7" draw:text-style-name="P5" draw:layer="layout" svg:width="0.062cm" svg:height="0.059cm" draw:transform="rotate (-0.0792379480405432) translate (3.86214254202312cm 12.211158329798cm)" svg:viewBox="0 0 63 60" draw:points="63,31 58,15 47,4 32,0 17,4 4,15 0,30 4,45 15,56 30,60 47,58 58,47">
            <text:p/>
          </draw:polygon>
          <draw:polyline draw:style-name="gr7" draw:text-style-name="P5" draw:layer="layout" svg:width="0.059cm" svg:height="0.032cm" draw:transform="skewX (-0.0303687289847014) rotate (-0.0830776723949305) translate (3.85659459679309cm 12.2701265492285cm)" svg:viewBox="0 0 60 33" draw:points="60,33 58,18 48,4 31,0 16,4 4,15 0,31">
            <text:p/>
          </draw:polyline>
          <draw:line draw:style-name="gr7" draw:text-style-name="P5" draw:layer="layout" svg:x1="3.914cm" svg:y1="12.307cm" svg:x2="3.913cm" svg:y2="12.322cm">
            <text:p/>
          </draw:line>
          <draw:polyline draw:style-name="gr7" draw:text-style-name="P5" draw:layer="layout" svg:width="0.059cm" svg:height="0.03cm" draw:transform="rotate (-0.0830776723949305) translate (3.85365071111747cm 12.3172714201318cm)" svg:viewBox="0 0 60 31" draw:points="0,0 4,15 15,27 31,31 45,27 56,15 60,0">
            <text:p/>
          </draw:polyline>
          <draw:line draw:style-name="gr7" draw:text-style-name="P5" draw:layer="layout" svg:x1="3.854cm" svg:y1="12.317cm" svg:x2="3.855cm" svg:y2="12.3cm">
            <text:p/>
          </draw:line>
          <draw:polygon draw:style-name="gr7" draw:text-style-name="P5" draw:layer="layout" svg:width="0.059cm" svg:height="0.059cm" draw:transform="rotate (-0.0830776723949305) translate (3.96759370757017cm 12.2219192380626cm)" svg:viewBox="0 0 60 60" draw:points="60,30 58,15 45,4 30,0 15,4 4,15 0,31 4,45 15,56 31,60 45,56 56,45">
            <text:p/>
          </draw:polygon>
          <draw:polyline draw:style-name="gr7" draw:text-style-name="P5" draw:layer="layout" svg:width="0.059cm" svg:height="0.03cm" draw:transform="rotate (-0.0830776723949305) translate (3.96284470722602cm 12.2810729082329cm)" svg:viewBox="0 0 60 31" draw:points="60,30 56,15 45,4 30,0 15,4 4,15 0,31">
            <text:p/>
          </draw:polyline>
          <draw:line draw:style-name="gr7" draw:text-style-name="P5" draw:layer="layout" svg:x1="4.019cm" svg:y1="12.316cm" svg:x2="4.018cm" svg:y2="12.331cm">
            <text:p/>
          </draw:line>
          <draw:polyline draw:style-name="gr7" draw:text-style-name="P5" draw:layer="layout" svg:width="0.059cm" svg:height="0.03cm" draw:transform="rotate (-0.0830776723949305) translate (3.95916806871865cm 12.3257426099349cm)" svg:viewBox="0 0 60 31" draw:points="0,0 2,15 15,28 31,31 45,28 56,18 60,0">
            <text:p/>
          </draw:polyline>
          <draw:line draw:style-name="gr7" draw:text-style-name="P5" draw:layer="layout" svg:x1="3.959cm" svg:y1="12.326cm" svg:x2="3.96cm" svg:y2="12.311cm">
            <text:p/>
          </draw:line>
          <draw:line draw:style-name="gr7" draw:text-style-name="P5" draw:layer="layout" svg:x1="4.091cm" svg:y1="12.354cm" svg:x2="4.099cm" svg:y2="12.294cm">
            <text:p/>
          </draw:line>
          <draw:line draw:style-name="gr7" draw:text-style-name="P5" draw:layer="layout" svg:x1="4.064cm" svg:y1="12.321cm" svg:x2="4.126cm" svg:y2="12.326cm">
            <text:p/>
          </draw:line>
          <draw:polyline draw:style-name="gr7" draw:text-style-name="P5" draw:layer="layout" svg:width="0.059cm" svg:height="0.135cm" draw:transform="skewX (0.0148352986419518) rotate (-0.065449846949788) translate (4.17669437909431cm 12.2419061658901cm)" svg:viewBox="0 0 60 136" draw:points="47,0 28,9 15,23 4,40 0,59 0,104 4,119 15,132 30,136 45,132 56,122 60,107 60,79 54,68 43,62 30,60 0,59">
            <text:p/>
          </draw:polyline>
          <draw:polyline draw:style-name="gr7" draw:text-style-name="P5" draw:layer="layout" svg:width="0.015cm" svg:height="0.121cm" draw:transform="skewX (0.00820304748437336) rotate (-0.0624827872213978) translate (4.28103040329006cm 12.2579114423746cm)" svg:viewBox="0 0 16 122" draw:points="16,0 5,29 0,60 2,92 13,122">
            <text:p/>
          </draw:polyline>
          <draw:polyline draw:style-name="gr7" draw:text-style-name="P5" draw:layer="layout" svg:width="0.03cm" svg:height="0.009cm" draw:transform="skewX (-0.0996583002888762) rotate (-0.0965167076352869) translate (4.29664372425558cm 12.2505758043266cm)" svg:viewBox="0 0 31 10" draw:points="31,9 25,2 16,0 7,3 0,10">
            <text:p/>
          </draw:polyline>
          <draw:polyline draw:style-name="gr7" draw:text-style-name="P5" draw:layer="layout" svg:width="0.015cm" svg:height="0.121cm" draw:transform="skewX (0.00820304748437336) rotate (-0.0624827872213978) translate (4.32523345884589cm 12.2612010207301cm)" svg:viewBox="0 0 16 122" draw:points="0,122 12,92 16,62 12,30 1,0">
            <text:p/>
          </draw:polyline>
          <draw:polyline draw:style-name="gr7" draw:text-style-name="P5" draw:layer="layout" svg:width="0.032cm" svg:height="0.007cm" draw:transform="skewX (0.141895268187139) rotate (-0.0605629250442041) translate (4.28471459459951cm 12.3794111930366cm)" svg:viewBox="0 0 33 8" draw:points="0,0 7,5 16,8 25,5 33,1">
            <text:p/>
          </draw:polyline>
          <draw:polyline draw:style-name="gr7" draw:text-style-name="P5" draw:layer="layout" svg:width="0.032cm" svg:height="0.02cm" draw:transform="rotate (-0.0605629250442041) translate (3.94140502730593cm 12.5117985615522cm)" svg:viewBox="0 0 33 21" draw:points="33,0 13,6 0,21">
            <text:p/>
          </draw:polyline>
          <draw:polyline draw:style-name="gr7" draw:text-style-name="P5" draw:layer="layout" svg:width="0.03cm" svg:height="0.044cm" draw:transform="rotate (-0.0965167076352869) translate (3.97384133727945cm 12.5137497006766cm)" svg:viewBox="0 0 31 45" draw:points="25,45 31,30 27,15 15,4 0,0">
            <text:p/>
          </draw:polyline>
          <draw:polyline draw:style-name="gr7" draw:text-style-name="P5" draw:layer="layout" svg:width="0.059cm" svg:height="0.091cm" draw:transform="skewX (-0.0108210413623649) rotate (-0.0830776723949305) translate (3.93758153820805cm 12.5557229379073cm)" svg:viewBox="0 0 60 92" draw:points="57,0 0,90 60,92">
            <text:p/>
          </draw:polyline>
          <draw:polyline draw:style-name="gr7" draw:text-style-name="P5" draw:layer="layout" svg:width="0.014cm" svg:height="0.118cm" draw:transform="skewX (0.0167551608191456) rotate (-0.0624827872213978) translate (4.04740352480167cm 12.5287756498354cm)" svg:viewBox="0 0 15 119" draw:points="15,0 5,28 0,60 2,92 14,119">
            <text:p/>
          </draw:polyline>
          <draw:polyline draw:style-name="gr7" draw:text-style-name="P5" draw:layer="layout" svg:width="0.029cm" svg:height="0.009cm" draw:transform="rotate (-0.0664970445009845) translate (4.06242734511457cm 12.5210714609422cm)" svg:viewBox="0 0 30 10" draw:points="30,10 24,3 15,0 7,2 0,9">
            <text:p/>
          </draw:polyline>
          <draw:polyline draw:style-name="gr7" draw:text-style-name="P5" draw:layer="layout" svg:width="0.015cm" svg:height="0.121cm" draw:transform="skewX (0.00820304748437335) rotate (-0.0624827872213978) translate (4.0902961248048cm 12.5319690770831cm)" svg:viewBox="0 0 16 122" draw:points="0,122 12,92 16,60 12,30 1,0">
            <text:p/>
          </draw:polyline>
          <draw:polyline draw:style-name="gr7" draw:text-style-name="P5" draw:layer="layout" svg:width="0.032cm" svg:height="0.008cm" draw:transform="skewX (-0.0996583002888762) rotate (-0.0905825881785065) translate (4.05076916152061cm 12.6478453033063cm)" svg:viewBox="0 0 33 9" draw:points="0,0 8,7 17,9 23,7 33,2">
            <text:p/>
          </draw:polyline>
          <draw:polyline draw:style-name="gr7" draw:text-style-name="P5" draw:layer="layout" svg:width="0.016cm" svg:height="0.121cm" draw:transform="skewX (0.02460914245312) rotate (-0.0588175957922099) translate (4.15076958136269cm 12.537176302766cm)" svg:viewBox="0 0 17 122" draw:points="17,0 5,29 0,61 5,92 15,122">
            <text:p/>
          </draw:polyline>
          <draw:polyline draw:style-name="gr7" draw:text-style-name="P5" draw:layer="layout" svg:width="0.029cm" svg:height="0.009cm" draw:transform="rotate (-0.0664970445009845) translate (4.16778485431407cm 12.5319429487505cm)" svg:viewBox="0 0 30 10" draw:points="30,10 24,3 15,0 6,2 0,7">
            <text:p/>
          </draw:polyline>
          <draw:polyline draw:style-name="gr7" draw:text-style-name="P5" draw:layer="layout" svg:width="0.016cm" svg:height="0.118cm" draw:transform="skewX (-0.0333357887130917) rotate (-0.11711159280882) translate (4.19561147359589cm 12.542744240096cm)" svg:viewBox="0 0 17 119" draw:points="0,119 14,92 17,60 13,28 2,0">
            <text:p/>
          </draw:polyline>
          <draw:polyline draw:style-name="gr7" draw:text-style-name="P5" draw:layer="layout" svg:width="0.029cm" svg:height="0.009cm" draw:transform="skewX (-0.11065387457644) rotate (-0.0644026493985914) translate (4.1560939920808cm 12.658714614873cm)" svg:viewBox="0 0 30 10" draw:points="0,0 5,7 14,10 23,8 30,0">
            <text:p/>
          </draw:polyline>
          <draw:polyline draw:style-name="gr7" draw:text-style-name="P5" draw:layer="layout" svg:width="0.075cm" svg:height="0.038cm" draw:transform="skewX (-0.0249582083035189) rotate (-0.0918043186549025) translate (4.48455434330173cm 12.8523419008137cm)" svg:viewBox="0 0 76 39" draw:points="0,25 0,1 76,0 75,39">
            <text:p/>
          </draw:polyline>
          <draw:polyline draw:style-name="gr7" draw:text-style-name="P5" draw:layer="layout" svg:width="0.038cm" svg:height="0.038cm" draw:transform="rotate (-0.0767944870877513) translate (4.51762896152734cm 12.8938293624106cm)" svg:viewBox="0 0 39 39" draw:points="0,39 15,34 28,28 37,15 39,0">
            <text:p/>
          </draw:polyline>
          <draw:line draw:style-name="gr7" draw:text-style-name="P5" draw:layer="layout" svg:x1="4.516cm" svg:y1="12.933cm" svg:x2="4.456cm" svg:y2="12.925cm">
            <text:p/>
          </draw:line>
          <draw:polyline draw:style-name="gr7" draw:text-style-name="P5" draw:layer="layout" svg:width="0.038cm" svg:height="0.038cm" draw:transform="rotate (-0.0767944870877513) translate (4.42117298954765cm 12.8843454303381cm)" svg:viewBox="0 0 39 39" draw:points="0,0 4,15 11,28 24,37 39,39">
            <text:p/>
          </draw:polyline>
          <draw:line draw:style-name="gr7" draw:text-style-name="P5" draw:layer="layout" svg:x1="4.421cm" svg:y1="12.884cm" svg:x2="4.424cm" svg:y2="12.848cm">
            <text:p/>
          </draw:line>
          <draw:line draw:style-name="gr7" draw:text-style-name="P5" draw:layer="layout" svg:x1="4.563cm" svg:y1="12.814cm" svg:x2="4.474cm" svg:y2="12.807cm">
            <text:p/>
          </draw:line>
          <draw:line draw:style-name="gr7" draw:text-style-name="P5" draw:layer="layout" svg:x1="4.435cm" svg:y1="12.803cm" svg:x2="4.429cm" svg:y2="12.802cm">
            <text:p/>
          </draw:line>
          <draw:line draw:style-name="gr7" draw:text-style-name="P5" draw:layer="layout" svg:x1="4.57cm" svg:y1="12.757cm" svg:x2="4.434cm" svg:y2="12.743cm">
            <text:p/>
          </draw:line>
          <draw:line draw:style-name="gr7" draw:text-style-name="P5" draw:layer="layout" svg:x1="4.478cm" svg:y1="12.761cm" svg:x2="4.482cm" svg:y2="12.716cm">
            <text:p/>
          </draw:line>
          <draw:line draw:style-name="gr7" draw:text-style-name="P5" draw:layer="layout" svg:x1="4.577cm" svg:y1="12.664cm" svg:x2="4.444cm" svg:y2="12.653cm">
            <text:p/>
          </draw:line>
          <draw:line draw:style-name="gr7" draw:text-style-name="P5" draw:layer="layout" svg:x1="4.487cm" svg:y1="12.672cm" svg:x2="4.491cm" svg:y2="12.627cm">
            <text:p/>
          </draw:line>
          <draw:line draw:style-name="gr7" draw:text-style-name="P5" draw:layer="layout" svg:x1="4.59cm" svg:y1="12.53cm" svg:x2="4.587cm" svg:y2="12.568cm">
            <text:p/>
          </draw:line>
          <draw:polyline draw:style-name="gr7" draw:text-style-name="P5" draw:layer="layout" svg:width="0.023cm" svg:height="0.022cm" draw:transform="skewX (0.0417133691226645) rotate (-0.0417133691226648) translate (4.5633969912246cm 12.5668320636621cm)" svg:viewBox="0 0 24 23" draw:points="0,23 11,20 20,13 24,0">
            <text:p/>
          </draw:polyline>
          <draw:line draw:style-name="gr7" draw:text-style-name="P5" draw:layer="layout" svg:x1="4.563cm" svg:y1="12.59cm" svg:x2="4.524cm" svg:y2="12.584cm">
            <text:p/>
          </draw:line>
          <draw:polyline draw:style-name="gr7" draw:text-style-name="P5" draw:layer="layout" svg:width="0.032cm" svg:height="0.059cm" draw:transform="skewX (-0.0165806278939461) rotate (-0.0935496479068967) translate (4.49926590985775cm 12.5216973350208cm)" svg:viewBox="0 0 33 60" draw:points="33,0 18,4 4,16 0,31 4,45 15,58 30,60">
            <text:p/>
          </draw:polyline>
          <draw:polyline draw:style-name="gr7" draw:text-style-name="P5" draw:layer="layout" svg:width="0.014cm" svg:height="0.062cm" draw:transform="skewX (0.0160570291183478) rotate (-0.0664970445009845) translate (4.53050284325928cm 12.5246497424516cm)" svg:viewBox="0 0 15 63" draw:points="0,0 15,0 15,63">
            <text:p/>
          </draw:polyline>
          <draw:polyline draw:style-name="gr7" draw:text-style-name="P5" draw:layer="layout" svg:width="0.089cm" svg:height="0.047cm" draw:transform="rotate (-0.0776671517137484) translate (4.50812677248474cm 12.4311376450483cm)" svg:viewBox="0 0 90 48" draw:points="90,48 0,47 0,0 15,2">
            <text:p/>
          </draw:polyline>
          <draw:line draw:style-name="gr7" draw:text-style-name="P5" draw:layer="layout" svg:x1="4.633cm" svg:y1="12.4cm" svg:x2="4.603cm" svg:y2="12.388cm">
            <text:p/>
          </draw:line>
          <draw:line draw:style-name="gr7" draw:text-style-name="P5" draw:layer="layout" svg:x1="4.614cm" svg:y1="12.285cm" svg:x2="4.478cm" svg:y2="12.271cm">
            <text:p/>
          </draw:line>
          <draw:line draw:style-name="gr7" draw:text-style-name="P5" draw:layer="layout" svg:x1="4.537cm" svg:y1="12.277cm" svg:x2="4.546cm" svg:y2="12.202cm">
            <text:p/>
          </draw:line>
          <draw:line draw:style-name="gr7" draw:text-style-name="P5" draw:layer="layout" svg:x1="4.485cm" svg:y1="12.195cm" svg:x2="4.621cm" svg:y2="12.209cm">
            <text:p/>
          </draw:line>
          <draw:polyline draw:style-name="gr7" draw:text-style-name="P5" draw:layer="layout" svg:width="0.02cm" svg:height="0.029cm" draw:transform="skewX (-0.0322885911618951) rotate (-0.0905825881785065) translate (4.49285262523534cm 12.1217776194163cm)" svg:viewBox="0 0 21 30" draw:points="0,0 4,19 21,30">
            <text:p/>
          </draw:polyline>
          <draw:polyline draw:style-name="gr7" draw:text-style-name="P5" draw:layer="layout" svg:width="0.044cm" svg:height="0.03cm" draw:transform="rotate (-0.0886627260013129) translate (4.49550979160184cm 12.0919642710086cm)" svg:viewBox="0 0 45 31" draw:points="45,4 30,0 15,4 4,15 0,31">
            <text:p/>
          </draw:polyline>
          <draw:polyline draw:style-name="gr7" draw:text-style-name="P5" draw:layer="layout" svg:width="0.091cm" svg:height="0.059cm" draw:transform="rotate (-0.0759218224617542) translate (4.53982436434012cm 12.0977777980007cm)" svg:viewBox="0 0 92 60" draw:points="0,2 90,60 92,0">
            <text:p/>
          </draw:polyline>
          <draw:polyline draw:style-name="gr7" draw:text-style-name="P5" draw:layer="layout" svg:width="0.135cm" svg:height="0.059cm" draw:transform="rotate (-0.0813323431429363) translate (4.50359617481011cm 11.9881535706263cm)" svg:viewBox="0 0 136 60" draw:points="0,13 10,32 23,45 41,56 60,60 107,60 122,56 132,45 136,30 132,15 122,4 107,0 79,0 68,6 62,17 62,31 60,60">
            <text:p/>
          </draw:polyline>
          <draw:polyline draw:style-name="gr7" draw:text-style-name="P5" draw:layer="layout" svg:width="0.121cm" svg:height="0.014cm" draw:transform="rotate (-0.0818559419185346) translate (4.51730460436844cm 11.927436315122cm)" svg:viewBox="0 0 122 15" draw:points="0,0 30,11 60,15 92,13 122,2">
            <text:p/>
          </draw:polyline>
          <draw:polyline draw:style-name="gr7" draw:text-style-name="P5" draw:layer="layout" svg:width="0.006cm" svg:height="0.029cm" draw:transform="skewX (0.066497044500984) translate (4.51303776643351cm 11.8979236557172cm)" svg:viewBox="0 0 7 30" draw:points="7,0 3,6 0,15 2,24 7,30">
            <text:p/>
          </draw:polyline>
          <draw:polyline draw:style-name="gr7" draw:text-style-name="P5" draw:layer="layout" svg:width="0.121cm" svg:height="0.014cm" draw:transform="rotate (-0.0818559419185345) translate (4.5208695833334cm 11.8833655109902cm)" svg:viewBox="0 0 122 15" draw:points="122,15 92,5 62,0 30,5 0,15">
            <text:p/>
          </draw:polyline>
          <draw:polyline draw:style-name="gr7" draw:text-style-name="P5" draw:layer="layout" svg:width="0.009cm" svg:height="0.032cm" draw:transform="skewX (-0.0303687289847013) rotate (-0.0996583002888774) translate (4.63923100822099cm 11.9074504173388cm)" svg:viewBox="0 0 10 33" draw:points="0,33 7,24 10,15 7,9 0,0">
            <text:p/>
          </draw:polyline>
          <draw:path draw:style-name="gr7" draw:text-style-name="P5" draw:layer="layout" svg:width="0.883cm" svg:height="0.893cm" draw:transform="skewX (-0.0010471975511966) rotate (-0.0804596785169392) translate (4.14476907651596cm 12.3110508068397cm)" svg:viewBox="0 0 884 894" svg:d="M11 0l87 4c418 47 747 385 781 802l5 88-884-10">
            <text:p/>
          </draw:path>
          <draw:path draw:style-name="gr7" draw:text-style-name="P5" draw:layer="layout" svg:width="0.608cm" svg:height="0.602cm" draw:transform="rotate (-0.0804596785169392) translate (4.20424574242993cm 11.7108238042482cm)" svg:viewBox="0 0 609 603" svg:d="M0 603l72-4c275-27 497-246 531-518l6-72-603-9">
            <text:p/>
          </draw:path>
          <draw:line draw:style-name="gr7" draw:text-style-name="P5" draw:layer="layout" svg:x1="4.931cm" svg:y1="10.727cm" svg:x2="5.072cm" svg:y2="10.733cm">
            <text:p/>
          </draw:line>
          <draw:polygon draw:style-name="gr7" draw:text-style-name="P5" draw:layer="layout" svg:width="0.062cm" svg:height="0.062cm" draw:transform="skewX (0.0160570291183478) rotate (-0.0644026493985914) translate (4.79480973118391cm 10.5052663133113cm)" svg:viewBox="0 0 63 63" draw:points="63,31 58,16 45,4 30,0 15,6 4,16 0,32 4,47 17,58 32,63 47,58 58,45">
            <text:p/>
          </draw:polygon>
          <draw:polyline draw:style-name="gr7" draw:text-style-name="P5" draw:layer="layout" svg:width="0.059cm" svg:height="0.03cm" draw:transform="rotate (-0.0664970445009845) translate (4.79191630714401cm 10.5661197244741cm)" svg:viewBox="0 0 60 31" draw:points="60,31 56,16 45,4 31,0 16,4 4,15 0,30">
            <text:p/>
          </draw:polyline>
          <draw:line draw:style-name="gr7" draw:text-style-name="P5" draw:layer="layout" svg:x1="4.849cm" svg:y1="10.601cm" svg:x2="4.851cm" svg:y2="10.616cm">
            <text:p/>
          </draw:line>
          <draw:polyline draw:style-name="gr7" draw:text-style-name="P5" draw:layer="layout" svg:width="0.062cm" svg:height="0.03cm" draw:transform="rotate (-0.0792379480405432) translate (4.78876396420329cm 10.6104983003576cm)" svg:viewBox="0 0 63 31" draw:points="0,0 4,18 17,28 32,31 47,27 58,15 63,0">
            <text:p/>
          </draw:polyline>
          <draw:line draw:style-name="gr7" draw:text-style-name="P5" draw:layer="layout" svg:x1="4.789cm" svg:y1="10.61cm" svg:x2="4.79cm" svg:y2="10.595cm">
            <text:p/>
          </draw:line>
          <draw:polyline draw:style-name="gr7" draw:text-style-name="P5" draw:layer="layout" svg:width="0.031cm" svg:height="0.023cm" draw:transform="skewX (-0.0417133691226645) rotate (-0.0644026493985914) translate (4.89995637955477cm 10.5113156797948cm)" svg:viewBox="0 0 32 24" draw:points="32,0 12,6 0,24">
            <text:p/>
          </draw:polyline>
          <draw:polyline draw:style-name="gr7" draw:text-style-name="P5" draw:layer="layout" svg:width="0.029cm" svg:height="0.044cm" draw:transform="skewX (-0.0218166156499291) rotate (-0.0996583002888774) translate (4.93092312589128cm 10.5133001596073cm)" svg:viewBox="0 0 30 45" draw:points="26,45 30,30 26,15 15,4 0,0">
            <text:p/>
          </draw:polyline>
          <draw:polyline draw:style-name="gr7" draw:text-style-name="P5" draw:layer="layout" svg:width="0.062cm" svg:height="0.091cm" draw:transform="rotate (-0.0804596785169392) translate (4.89938479600306cm 10.5558028430003cm)" svg:viewBox="0 0 63 92" draw:points="54,0 0,92 63,90">
            <text:p/>
          </draw:polyline>
          <draw:polyline draw:style-name="gr7" draw:text-style-name="P5" draw:layer="layout" svg:width="0.033cm" svg:height="0.135cm" draw:transform="skewX (0.0219911485751285) rotate (-0.0570722665402157) translate (4.74414519167539cm 10.7950759906566cm)" svg:viewBox="0 0 34 136" draw:points="34,136 31,0 0,31">
            <text:p/>
          </draw:polyline>
          <draw:path draw:style-name="gr7" draw:text-style-name="P5" draw:layer="layout" svg:width="0.058cm" svg:height="0.06cm" draw:transform="rotate (-0.0830776723949305) translate (4.82132605683221cm 10.7972807648586cm)" svg:viewBox="0 0 59 61" svg:d="M59 30l-4-14c-75-65-72 95 0 29z">
            <text:p/>
          </draw:path>
          <draw:polyline draw:style-name="gr7" draw:text-style-name="P5" draw:layer="layout" svg:width="0.059cm" svg:height="0.032cm" draw:transform="skewX (-0.0303687289847013) rotate (-0.0830776723949305) translate (4.81712260087569cm 10.8572646977888cm)" svg:viewBox="0 0 60 33" draw:points="60,30 57,15 44,4 29,0 14,4 3,18 0,33">
            <text:p/>
          </draw:polyline>
          <draw:line draw:style-name="gr7" draw:text-style-name="P5" draw:layer="layout" svg:x1="4.875cm" svg:y1="10.892cm" svg:x2="4.874cm" svg:y2="10.907cm">
            <text:p/>
          </draw:line>
          <draw:polyline draw:style-name="gr7" draw:text-style-name="P5" draw:layer="layout" svg:width="0.059cm" svg:height="0.032cm" draw:transform="rotate (-0.0830776723949305) translate (4.8144444508027cm 10.9020103799983cm)" svg:viewBox="0 0 60 33" draw:points="0,3 4,18 15,28 31,33 45,28 56,15 60,0">
            <text:p/>
          </draw:polyline>
          <draw:line draw:style-name="gr7" draw:text-style-name="P5" draw:layer="layout" svg:x1="4.814cm" svg:y1="10.905cm" svg:x2="4.815cm" svg:y2="10.89cm">
            <text:p/>
          </draw:line>
          <draw:line draw:style-name="gr7" draw:text-style-name="P5" draw:layer="layout" svg:x1="4.924cm" svg:y1="10.806cm" svg:x2="4.955cm" svg:y2="10.805cm">
            <text:p/>
          </draw:line>
          <draw:polyline draw:style-name="gr7" draw:text-style-name="P5" draw:layer="layout" svg:width="0.032cm" svg:height="0.062cm" draw:transform="skewX (-0.0158824961931484) rotate (-0.0905825881785065) translate (4.95418356840454cm 10.8047969607058cm)" svg:viewBox="0 0 33 63" draw:points="2,63 17,58 28,45 33,30 28,15 15,4 0,0">
            <text:p/>
          </draw:polyline>
          <draw:line draw:style-name="gr7" draw:text-style-name="P5" draw:layer="layout" svg:x1="4.951cm" svg:y1="10.867cm" svg:x2="4.936cm" svg:y2="10.866cm">
            <text:p/>
          </draw:line>
          <draw:polyline draw:style-name="gr7" draw:text-style-name="P5" draw:layer="layout" svg:width="0.029cm" svg:height="0.029cm" draw:transform="skewX (-0.0322885911618951) rotate (-0.0965167076352869) translate (4.95084078886184cm 10.8664771040005cm)" svg:viewBox="0 0 30 30" draw:points="30,30 26,12 15,2 0,0">
            <text:p/>
          </draw:polyline>
          <draw:line draw:style-name="gr7" draw:text-style-name="P5" draw:layer="layout" svg:x1="4.978cm" svg:y1="10.899cm" svg:x2="4.98cm" svg:y2="10.914cm">
            <text:p/>
          </draw:line>
          <draw:polyline draw:style-name="gr7" draw:text-style-name="P5" draw:layer="layout" svg:width="0.03cm" svg:height="0.03cm" draw:transform="skewX (-0.0322885911618951) rotate (-0.0965167076352869) translate (4.94925937216492cm 10.9100893672008cm)" svg:viewBox="0 0 31 31" draw:points="0,31 15,27 27,15 31,0">
            <text:p/>
          </draw:polyline>
          <draw:line draw:style-name="gr7" draw:text-style-name="P5" draw:layer="layout" svg:x1="4.949cm" svg:y1="10.94cm" svg:x2="4.918cm" svg:y2="10.941cm">
            <text:p/>
          </draw:line>
          <draw:path draw:style-name="gr7" draw:text-style-name="P5" draw:layer="layout" svg:width="0.841cm" svg:height="0.819cm" draw:transform="rotate (-0.0794124809657426) translate (4.95310533462137cm 10.3171675804296cm)" svg:viewBox="0 0 842 820" svg:d="M0 0l79 2c389 24 708 327 757 715l6 80-819 23">
            <text:p/>
          </draw:path>
          <draw:line draw:style-name="gr7" draw:text-style-name="P5" draw:layer="layout" svg:x1="5.463cm" svg:y1="9.861cm" svg:x2="5.467cm" svg:y2="9.72cm">
            <text:p/>
          </draw:line>
          <draw:path draw:style-name="gr7" draw:text-style-name="P5" draw:layer="layout" svg:width="0.061cm" svg:height="0.058cm" draw:transform="skewX (-0.016929693744345) rotate (-0.0804596785169392) translate (5.22490810103737cm 9.72995134347958cm)" svg:viewBox="0 0 62 59" svg:d="M31 0l-15 4c-65 76 95 71 31-2z">
            <text:p/>
          </draw:path>
          <draw:polyline draw:style-name="gr7" draw:text-style-name="P5" draw:layer="layout" svg:width="0.032cm" svg:height="0.059cm" draw:transform="skewX (0.0165806278939461) rotate (-0.0605629250442041) translate (5.28465686772765cm 9.7337494589745cm)" svg:viewBox="0 0 33 60" draw:points="31,0 15,4 4,15 0,30 6,44 18,56 33,60">
            <text:p/>
          </draw:polyline>
          <draw:line draw:style-name="gr7" draw:text-style-name="P5" draw:layer="layout" svg:x1="5.314cm" svg:y1="9.736cm" svg:x2="5.329cm" svg:y2="9.734cm">
            <text:p/>
          </draw:line>
          <draw:polyline draw:style-name="gr7" draw:text-style-name="P5" draw:layer="layout" svg:width="0.032cm" svg:height="0.062cm" draw:transform="skewX (0.0160570291183478) rotate (-0.0624827872213978) translate (5.32975051073077cm 9.73435668139305cm)" svg:viewBox="0 0 33 63" draw:points="2,63 18,56 28,45 33,31 28,16 15,4 0,0">
            <text:p/>
          </draw:polyline>
          <draw:line draw:style-name="gr7" draw:text-style-name="P5" draw:layer="layout" svg:x1="5.327cm" svg:y1="9.796cm" svg:x2="5.312cm" svg:y2="9.795cm">
            <text:p/>
          </draw:line>
          <draw:polyline draw:style-name="gr7" draw:text-style-name="P5" draw:layer="layout" svg:width="0.138cm" svg:height="0.063cm" draw:transform="rotate (-0.0795870138909421) translate (5.22777050097237cm 9.62162911060287cm)" svg:viewBox="0 0 139 64" draw:points="139,58 139,28 132,13 122,2 107,0 91,0 77,4 66,17 62,32 64,63 4,64 0,10">
            <text:p/>
          </draw:polyline>
          <draw:polyline draw:style-name="gr7" draw:text-style-name="P5" draw:layer="layout" svg:width="0.136cm" svg:height="0.034cm" draw:transform="skewX (-0.0293215314335047) rotate (-0.0806342114421386) translate (5.53234859414304cm 9.77388129415181cm)" svg:viewBox="0 0 137 35" draw:points="137,0 0,6 31,35">
            <text:p/>
          </draw:polyline>
          <draw:polyline draw:style-name="gr7" draw:text-style-name="P5" draw:layer="layout" svg:width="0.135cm" svg:height="0.063cm" draw:transform="skewX (-0.015707963267949) rotate (-0.0806342114421386) translate (5.53635568692458cm 9.66964685914267cm)" svg:viewBox="0 0 136 64" draw:points="136,43 126,26 111,10 92,2 71,0 30,2 16,6 4,19 0,35 4,50 16,60 32,64 47,63 61,58 72,47 77,30 75,0">
            <text:p/>
          </draw:polyline>
          <draw:polyline draw:style-name="gr7" draw:text-style-name="P5" draw:layer="layout" svg:width="0.024cm" svg:height="0.03cm" draw:transform="skewX (0.066497044500984) rotate (-0.0417133691226648) translate (5.5386540502935cm 9.59746347980017cm)" svg:viewBox="0 0 25 31" draw:points="0,0 7,19 25,31">
            <text:p/>
          </draw:polyline>
          <draw:polyline draw:style-name="gr7" draw:text-style-name="P5" draw:layer="layout" svg:width="0.045cm" svg:height="0.03cm" draw:transform="skewX (-0.0333357887130917) rotate (-0.0867428638241192) translate (5.54022828863577cm 9.56761418095843cm)" svg:viewBox="0 0 46 31" draw:points="46,2 31,0 16,4 4,15 0,31">
            <text:p/>
          </draw:polyline>
          <draw:polyline draw:style-name="gr7" draw:text-style-name="P5" draw:layer="layout" svg:width="0.091cm" svg:height="0.062cm" draw:transform="skewX (-0.0158824961931484) rotate (-0.0858701991981221) translate (5.58539054738134cm 9.56529692023969cm)" svg:viewBox="0 0 92 63" draw:points="0,9 92,63 90,0">
            <text:p/>
          </draw:polyline>
          <draw:polyline draw:style-name="gr7" draw:text-style-name="P5" draw:layer="layout" svg:width="0.038cm" svg:height="0.078cm" draw:transform="rotate (-0.0767944870877513) translate (5.85014529614287cm 9.71269327214315cm)" svg:viewBox="0 0 39 79" draw:points="13,2 35,0 39,77 0,79">
            <text:p/>
          </draw:polyline>
          <draw:polyline draw:style-name="gr7" draw:text-style-name="P5" draw:layer="layout" svg:width="0.038cm" svg:height="0.035cm" draw:transform="skewX (-0.0270526034059121) rotate (-0.102276294166869) translate (5.8094446833094cm 9.75195001627656cm)" svg:viewBox="0 0 39 36" draw:points="0,0 2,13 13,25 24,34 39,36">
            <text:p/>
          </draw:polyline>
          <draw:line draw:style-name="gr7" draw:text-style-name="P5" draw:layer="layout" svg:x1="5.81cm" svg:y1="9.753cm" svg:x2="5.812cm" svg:y2="9.69cm">
            <text:p/>
          </draw:line>
          <draw:polyline draw:style-name="gr7" draw:text-style-name="P5" draw:layer="layout" svg:width="0.033cm" svg:height="0.038cm" draw:transform="skewX (0.0256563400043166) rotate (-0.0588175957922099) translate (5.81517777127354cm 9.65257766007479cm)" svg:viewBox="0 0 34 39" draw:points="34,0 22,4 9,12 2,25 0,39">
            <text:p/>
          </draw:polyline>
          <draw:line draw:style-name="gr7" draw:text-style-name="P5" draw:layer="layout" svg:x1="5.849cm" svg:y1="9.656cm" svg:x2="5.888cm" svg:y2="9.656cm">
            <text:p/>
          </draw:line>
          <draw:line draw:style-name="gr7" draw:text-style-name="P5" draw:layer="layout" svg:x1="5.928cm" svg:y1="9.794cm" svg:x2="5.931cm" svg:y2="9.702cm">
            <text:p/>
          </draw:line>
          <draw:line draw:style-name="gr7" draw:text-style-name="P5" draw:layer="layout" svg:x1="5.933cm" svg:y1="9.667cm" svg:x2="5.931cm" svg:y2="9.657cm">
            <text:p/>
          </draw:line>
          <draw:line draw:style-name="gr7" draw:text-style-name="P5" draw:layer="layout" svg:x1="5.989cm" svg:y1="9.796cm" svg:x2="5.993cm" svg:y2="9.66cm">
            <text:p/>
          </draw:line>
          <draw:line draw:style-name="gr7" draw:text-style-name="P5" draw:layer="layout" svg:x1="5.977cm" svg:y1="9.705cm" svg:x2="6.023cm" svg:y2="9.705cm">
            <text:p/>
          </draw:line>
          <draw:line draw:style-name="gr7" draw:text-style-name="P5" draw:layer="layout" svg:x1="6.078cm" svg:y1="9.799cm" svg:x2="6.082cm" svg:y2="9.663cm">
            <text:p/>
          </draw:line>
          <draw:line draw:style-name="gr7" draw:text-style-name="P5" draw:layer="layout" svg:x1="6.066cm" svg:y1="9.706cm" svg:x2="6.111cm" svg:y2="9.71cm">
            <text:p/>
          </draw:line>
          <draw:line draw:style-name="gr7" draw:text-style-name="P5" draw:layer="layout" svg:x1="6.214cm" svg:y1="9.803cm" svg:x2="6.175cm" svg:y2="9.803cm">
            <text:p/>
          </draw:line>
          <draw:polyline draw:style-name="gr7" draw:text-style-name="P5" draw:layer="layout" svg:width="0.023cm" svg:height="0.023cm" draw:transform="rotate (-0.0830776723949305) translate (6.15416737039661cm 9.77721161273363cm)" svg:viewBox="0 0 24 24" draw:points="0,0 4,13 13,20 24,24">
            <text:p/>
          </draw:polyline>
          <draw:line draw:style-name="gr7" draw:text-style-name="P5" draw:layer="layout" svg:x1="6.155cm" svg:y1="9.778cm" svg:x2="6.155cm" svg:y2="9.741cm">
            <text:p/>
          </draw:line>
          <draw:polyline draw:style-name="gr7" draw:text-style-name="P5" draw:layer="layout" svg:width="0.059cm" svg:height="0.032cm" draw:transform="skewX (-0.0303687289847013) rotate (-0.0830776723949305) translate (6.15633079200697cm 9.70890717964078cm)" svg:viewBox="0 0 60 33" draw:points="60,28 57,13 46,4 31,0 16,4 4,18 0,33">
            <text:p/>
          </draw:polyline>
          <draw:polyline draw:style-name="gr7" draw:text-style-name="P5" draw:layer="layout" svg:width="0.062cm" svg:height="0.019cm" draw:transform="rotate (-0.0804596785169392) translate (6.15498669572699cm 9.7370300251329cm)" svg:viewBox="0 0 63 20" draw:points="60,0 63,18 0,20">
            <text:p/>
          </draw:polyline>
          <draw:polyline draw:style-name="gr7" draw:text-style-name="P5" draw:layer="layout" svg:width="0.046cm" svg:height="0.093cm" draw:transform="skewX (-0.0108210413623648) rotate (-0.0830776723949305) translate (6.2616471575029cm 9.71088330057028cm)" svg:viewBox="0 0 47 94" draw:points="3,94 0,3 46,0 47,17">
            <text:p/>
          </draw:polyline>
          <draw:polyline draw:style-name="gr7" draw:text-style-name="P5" draw:layer="layout" svg:width="0.089cm" svg:height="0.091cm" draw:transform="rotate (-0.0776671517137484) translate (6.35308281304079cm 9.71455765610727cm)" svg:viewBox="0 0 90 92" draw:points="0,2 25,92 45,32 70,92 90,0">
            <text:p/>
          </draw:polyline>
          <draw:line draw:style-name="gr7" draw:text-style-name="P5" draw:layer="layout" svg:x1="6.495cm" svg:y1="9.722cm" svg:x2="6.521cm" svg:y2="9.724cm">
            <text:p/>
          </draw:line>
          <draw:polyline draw:style-name="gr7" draw:text-style-name="P5" draw:layer="layout" svg:width="0.027cm" svg:height="0.025cm" draw:transform="skewX (-0.0370009801422798) rotate (-0.103148958792866) translate (6.52049573001968cm 9.72375515499481cm)" svg:viewBox="0 0 28 26" draw:points="28,26 24,12 13,2 0,0">
            <text:p/>
          </draw:polyline>
          <draw:polyline draw:style-name="gr7" draw:text-style-name="P5" draw:layer="layout" svg:width="0.036cm" svg:height="0.066cm" draw:transform="skewX (-0.029845130209103) rotate (-0.107686814848051) translate (6.51203504807661cm 9.74705775072559cm)" svg:viewBox="0 0 37 67" draw:points="35,0 37,64 0,67">
            <text:p/>
          </draw:polyline>
          <draw:polyline draw:style-name="gr7" draw:text-style-name="P5" draw:layer="layout" svg:width="0.023cm" svg:height="0.046cm" draw:transform="rotate (-0.0830776723949305) translate (6.48746569998297cm 9.76528812126065cm)" svg:viewBox="0 0 24 47" draw:points="22,0 11,4 2,13 0,24 2,37 11,43 24,47">
            <text:p/>
          </draw:polyline>
          <draw:line draw:style-name="gr7" draw:text-style-name="P5" draw:layer="layout" svg:x1="6.508cm" svg:y1="9.767cm" svg:x2="6.546cm" svg:y2="9.77cm">
            <text:p/>
          </draw:line>
          <draw:polyline draw:style-name="gr7" draw:text-style-name="P5" draw:layer="layout" svg:width="0.033cm" svg:height="0.091cm" draw:transform="skewX (0.032637657012294) rotate (-0.0588175957922099) translate (6.59282443701152cm 9.72473472269687cm)" svg:viewBox="0 0 34 92" draw:points="5,92 0,0 34,1">
            <text:p/>
          </draw:polyline>
          <draw:polyline draw:style-name="gr7" draw:text-style-name="P5" draw:layer="layout" svg:width="0.027cm" svg:height="0.025cm" draw:transform="skewX (-0.0370009801422798) rotate (-0.106814150222054) translate (6.6263981417028cm 9.72743010127058cm)" svg:viewBox="0 0 28 26" draw:points="28,26 24,11 13,2 0,0">
            <text:p/>
          </draw:polyline>
          <draw:line draw:style-name="gr7" draw:text-style-name="P5" draw:layer="layout" svg:x1="6.652cm" svg:y1="9.755cm" svg:x2="6.65cm" svg:y2="9.819cm">
            <text:p/>
          </draw:line>
          <draw:polyline draw:style-name="gr7" draw:text-style-name="P5" draw:layer="layout" svg:width="0.033cm" svg:height="0.135cm" draw:transform="skewX (0.022165681500328) rotate (-0.0570722665402157) translate (6.73179169794041cm 9.68585778282816cm)" svg:viewBox="0 0 34 136" draw:points="28,0 34,135 0,136">
            <text:p/>
          </draw:polyline>
          <draw:polyline draw:style-name="gr7" draw:text-style-name="P5" draw:layer="layout" svg:width="0.027cm" svg:height="0.025cm" draw:transform="skewX (-0.0370009801422798) rotate (-0.106814150222054) translate (6.69599091603218cm 9.7925521097113cm)" svg:viewBox="0 0 28 26" draw:points="0,0 4,13 13,24 28,26">
            <text:p/>
          </draw:polyline>
          <draw:line draw:style-name="gr7" draw:text-style-name="P5" draw:layer="layout" svg:x1="6.696cm" svg:y1="9.794cm" svg:x2="6.696cm" svg:y2="9.757cm">
            <text:p/>
          </draw:line>
          <draw:polyline draw:style-name="gr7" draw:text-style-name="P5" draw:layer="layout" svg:width="0.025cm" svg:height="0.027cm" draw:transform="skewX (0.0357792496658837) rotate (-0.0767944870877513) translate (6.69956172333019cm 9.72936623895161cm)" svg:viewBox="0 0 26 28" draw:points="26,0 12,4 2,13 0,28">
            <text:p/>
          </draw:polyline>
          <draw:line draw:style-name="gr7" draw:text-style-name="P5" draw:layer="layout" svg:x1="6.724cm" svg:y1="9.732cm" svg:x2="6.759cm" svg:y2="9.732cm">
            <text:p/>
          </draw:line>
          <draw:path draw:style-name="gr7" draw:text-style-name="P5" draw:layer="layout" svg:width="0.89cm" svg:height="0.853cm" draw:transform="skewX (-0.00122173047639602) rotate (-0.080808744367338) translate (5.06517312388663cm 8.99139631713122cm)" svg:viewBox="0 0 891 854" svg:d="M891 815l-8-83c-52-400-395-711-798-732h-85l38 854">
            <text:p/>
          </draw:path>
          <draw:path draw:style-name="gr2" draw:text-style-name="P2" draw:layer="layout" svg:width="0.086cm" svg:height="0.059cm" draw:transform="skewX (-0.0164060949687467) rotate (-0.0905825881785065) translate (4.05961882755069cm 10.7029413885035cm)" svg:viewBox="0 0 87 60" svg:d="M26 0l-26 3v8c3 17 7 36 19 49l68-3h-13l-6-1-6-3-7-2v-2l-6-2c-9-9-19-18-21-32v-9z">
            <text:p/>
          </draw:path>
          <draw:path draw:style-name="gr2" draw:text-style-name="P2" draw:layer="layout" svg:width="0.076cm" svg:height="0.05cm" draw:transform="skewX (-0.0195476876223365) rotate (-0.0905825881785065) translate (4.15215169579111cm 10.5627545343021cm)" svg:viewBox="0 0 77 51" svg:d="M63 0l-63 5h6c28 1 38 13 45 38v8l26-1v-16l-2-6-2-6-3-7-1-6-2-3z">
            <text:p/>
          </draw:path>
          <draw:path draw:style-name="gr2" draw:text-style-name="P2" draw:layer="layout" svg:width="0.156cm" svg:height="0.259cm" draw:transform="skewX (0.00383972435438752) rotate (-0.0767944870877513) translate (4.08140671968144cm 10.5330009811492cm)" svg:viewBox="0 0 157 260" svg:d="M73 0h-10c-68 5-85 94-30 126l7 1 6 3 6 4 8 2 9 3 4 1 9 3 8 1 6 5 7 2h5l4 2 4 4 6 5 5 7 2 4c10 25-8 51-34 55l-9 2h-6l-68 2 8 8c52 41 142 19 137-61v-6l-3-7c-13-78-156-42-123-117l4-4 5-7h1c8-9 22-8 32-8l62-4-4-4c-23-19-16-12-43-22h-6z">
            <text:p/>
          </draw:path>
          <draw:polygon draw:style-name="gr2" draw:text-style-name="P2" draw:layer="layout" svg:width="0.163cm" svg:height="0.25cm" draw:transform="rotate (-0.0790634151153438) translate (4.25929639442888cm 10.5510963421408cm)" svg:viewBox="0 0 164 251" draw:points="164,0 0,0 0,30 68,30 68,251 96,251 96,30 164,30">
            <text:p/>
          </draw:polygon>
          <draw:path draw:style-name="gr2" draw:text-style-name="P2" draw:layer="layout" svg:width="0.086cm" svg:height="0.102cm" draw:transform="rotate (-0.0802851455917397) translate (4.53488620412336cm 10.6962985169514cm)" svg:viewBox="0 0 87 103" svg:d="M87 0h-87v30h62v47l-4 2c-14 13-33 22-52 24h-6 77l6-4 4-5z">
            <text:p/>
          </draw:path>
          <draw:path draw:style-name="gr2" draw:text-style-name="P2" draw:layer="layout" svg:width="0.085cm" svg:height="0.059cm" draw:transform="rotate (-0.0811578102177368) translate (4.54317307075526cm 10.5931303772472cm)" svg:viewBox="0 0 86 60" svg:d="M62 0l-62 4h9c28 7 41 18 49 47l2 9 26-9-3-4c-4-16-6-25-15-38l-1-3z">
            <text:p/>
          </draw:path>
          <draw:path draw:style-name="gr2" draw:text-style-name="P2" draw:layer="layout" svg:width="0.18cm" svg:height="0.26cm" draw:transform="skewX (-0.00383972435438751) rotate (-0.0830776723949305) translate (4.44182471835874cm 10.5613708456478cm)" svg:viewBox="0 0 181 261" svg:d="M105 0h-9c-170 25-95 357 79 234l6-4h-85l-7-2c-22-9-22-4-38-23l-4-3-2-6-2-4-4-7-3-4-2-6v-6l-2-9-2-7v-25c-1-47 14-92 66-100h9l61-5-4-4c-16-13-23-11-42-19h-7z">
            <text:p/>
          </draw:path>
          <draw:polygon draw:style-name="gr2" draw:text-style-name="P2" draw:layer="layout" svg:width="0.134cm" svg:height="0.25cm" draw:transform="skewX (-0.00401425727958695) rotate (-0.0818559419185345) translate (4.69637287856625cm 10.5859495662752cm)" svg:viewBox="0 0 135 251" draw:points="135,0 109,0 109,102 0,102 109,132 109,251 134,251">
            <text:p/>
          </draw:polygon>
          <draw:polygon draw:style-name="gr2" draw:text-style-name="P2" draw:layer="layout" svg:width="0.135cm" svg:height="0.25cm" draw:transform="rotate (-0.0813323431429363) translate (4.6694089773323cm 10.5839867419875cm)" svg:viewBox="0 0 136 251" draw:points="28,0 0,0 0,251 28,251 28,132 136,132 28,102">
            <text:p/>
          </draw:polygon>
          <draw:polygon draw:style-name="gr3" draw:text-style-name="P3" draw:layer="layout" svg:width="0.078cm" svg:height="0.108cm" draw:transform="skewX (-0.00925024503556992) rotate (-0.0872664625997175) translate (4.14056434899767cm 10.356430840023cm)" svg:viewBox="0 0 79 109" draw:points="13,0 0,17 54,109 79,109">
            <text:p/>
          </draw:polygon>
          <draw:polygon draw:style-name="gr3" draw:text-style-name="P3" draw:layer="layout" svg:width="0.101cm" svg:height="0.118cm" draw:transform="skewX (0.00837758040957278) rotate (-0.077492618788549) translate (4.12128720778446cm 10.2827627698981cm)" svg:viewBox="0 0 102 119" draw:points="102,0 74,0 0,90 0,119 26,90 38,73">
            <text:p/>
          </draw:polygon>
          <draw:polygon draw:style-name="gr3" draw:text-style-name="P3" draw:layer="layout" svg:width="0.02cm" svg:height="0.181cm" draw:transform="skewX (0.0331612557878923) rotate (-0.0499164166070385) translate (4.10240257699287cm 10.2810521404519cm)" svg:viewBox="0 0 21 182" draw:points="20,1 0,0 1,181 21,182 20,90">
            <text:p/>
          </draw:polygon>
          <draw:polygon draw:style-name="gr3" draw:text-style-name="P3" draw:layer="layout" svg:width="0.022cm" svg:height="0.026cm" draw:transform="skewX (0.0767944870877505) rotate (-0.047647488579446) translate (4.23150585474596cm 10.4466904026654cm)" svg:viewBox="0 0 23 27" draw:points="23,27 22,1 0,0 1,26">
            <text:p/>
          </draw:polygon>
          <draw:path draw:style-name="gr3" draw:text-style-name="P3" draw:layer="layout" svg:width="0.102cm" svg:height="0.14cm" draw:transform="rotate (-0.077492618788549) translate (4.31557281703726cm 10.3168900844003cm)" svg:viewBox="0 0 103 141" svg:d="M84 0l-54 2h13l5 2h4l4 2 4 3 2 1 5 3 1 4 5 5 2 6 2 2v4l3 4v4l1 5v28c0 31-7 65-45 66h-36 83l3-5 1-4c12-12 16-40 16-55v-26l-3-4 1-8-2-4-2-5v-4l-3-4-1-5-3-7-2-1-2-5z">
            <text:p/>
          </draw:path>
          <draw:path draw:style-name="gr3" draw:text-style-name="P3" draw:layer="layout" svg:width="0.104cm" svg:height="0.18cm" draw:transform="skewX (0.00558505360638186) rotate (-0.0760963553869536) translate (4.29665043984956cm 10.2966468307713cm)" svg:viewBox="0 0 105 181" svg:d="M51 0h-51v181h64l7-2h4l5-1h4l4-3 4-2 9-8 4-5h-83v-138h29l54-2-2-3c-11-11-24-16-39-17h-6z">
            <text:p/>
          </draw:path>
          <draw:polygon draw:style-name="gr3" draw:text-style-name="P3" draw:layer="layout" svg:width="0.021cm" svg:height="0.026cm" draw:transform="skewX (0.0383972435438752) rotate (-0.0453785605518535) translate (4.43614557857852cm 10.463119376829cm)" svg:viewBox="0 0 22 27" draw:points="22,27 22,1 0,0 0,26">
            <text:p/>
          </draw:polygon>
          <draw:path draw:style-name="gr3" draw:text-style-name="P3" draw:layer="layout" svg:width="0.076cm" svg:height="0.046cm" draw:transform="rotate (-0.0905825881785065) translate (4.4888867687433cm 10.4478682943556cm)" svg:viewBox="0 0 77 47" svg:d="M17 0l-17 3v1c4 14 3 22 16 33v2l4 2 4 2 5 3 4 1h19l4-2h5l6-5 4-2 2-4 4-3-34-1c-10 0-19-8-21-17l-3-7z">
            <text:p/>
          </draw:path>
          <draw:path draw:style-name="gr3" draw:text-style-name="P3" draw:layer="layout" svg:width="0.068cm" svg:height="0.025cm" draw:transform="rotate (-0.0722566310325663) translate (4.50095806492221cm 10.4068168610714cm)" svg:viewBox="0 0 69 26" svg:d="M56 0l-13 6h-43l2 5h2l2 4c17 19 48 11 61-9l2-3z">
            <text:p/>
          </draw:path>
          <draw:path draw:style-name="gr3" draw:text-style-name="P3" draw:layer="layout" svg:width="0.049cm" svg:height="0.085cm" draw:transform="rotate (-0.0797615468161415) translate (4.49612079207691cm 10.3271468175413cm)" svg:viewBox="0 0 50 86" svg:d="M13 0v2l-4 4c-6 9-5 20-9 28v11c-1 10 2 24 7 32l2 4 2 5h39-7l-4-3c-13-4-20-19-20-32v-8c-1-16 8-32 22-39l5-2h4z">
            <text:p/>
          </draw:path>
          <draw:path draw:style-name="gr3" draw:text-style-name="P3" draw:layer="layout" svg:width="0.085cm" svg:height="0.167cm" draw:transform="rotate (-0.0811578102177369) translate (4.51010278871502cm 10.3137386682954cm)" svg:viewBox="0 0 86 168" svg:d="M34 0h-8l-4 2h-5l-4 2-4 5-5 1-4 5 36 2c33 5 35 50 19 73l-1 4 13 2v7c0 11 0 18-5 29v7l-2 6-2 4-4 4-3 5-2 2-2 2-6 2-5 2h-4l35 2 1-4c24-32 31-154-26-164h-4z">
            <text:p/>
          </draw:path>
          <draw:path draw:style-name="gr3" draw:text-style-name="P3" draw:layer="layout" svg:width="0.076cm" svg:height="0.046cm" draw:transform="rotate (-0.0905825881785065) translate (4.60319723947789cm 10.4570454166423cm)" svg:viewBox="0 0 77 47" svg:d="M17 0l-17 3v1c4 14 3 22 16 33v2l4 2 4 2 5 3 4 1h19l4-2h5l6-5 4-2 2-4 4-3-34-1c-10 0-19-8-21-17l-3-7z">
            <text:p/>
          </draw:path>
          <draw:path draw:style-name="gr3" draw:text-style-name="P3" draw:layer="layout" svg:width="0.068cm" svg:height="0.025cm" draw:transform="rotate (-0.0722566310325663) translate (4.6144691617356cm 10.4159298076777cm)" svg:viewBox="0 0 69 26" svg:d="M56 0l-13 6h-43l2 5h2l2 4c17 19 48 11 61-9l2-3z">
            <text:p/>
          </draw:path>
          <draw:path draw:style-name="gr3" draw:text-style-name="P3" draw:layer="layout" svg:width="0.049cm" svg:height="0.085cm" draw:transform="rotate (-0.0797615468161415) translate (4.61043126281151cm 10.336323939828cm)" svg:viewBox="0 0 50 86" svg:d="M13 0v2l-4 4c-6 9-5 20-9 28v11c-1 10 2 24 7 32l2 4 2 5h39-7l-4-3c-13-4-20-19-20-32v-8c-1-16 8-32 22-39l5-2h4z">
            <text:p/>
          </draw:path>
          <draw:path draw:style-name="gr3" draw:text-style-name="P3" draw:layer="layout" svg:width="0.085cm" svg:height="0.167cm" draw:transform="skewX (-0.0118682389135614) rotate (-0.0938987137572956) translate (4.62447089449966cm 10.3223775131874cm)" svg:viewBox="0 0 86 168" svg:d="M34 0h-8l-4 3h-5l-4 1-4 5-5 2-4 5 36 1c33 4 35 50 19 73l-1 4 13 2v6c0 12 0 19-5 30v6l-2 7-2 4-4 4-2 5-3 1-1 3-7 2-5 2h-4l35 2 1-4c24-32 31-155-26-164h-4z">
            <text:p/>
          </draw:path>
          <draw:polygon draw:style-name="gr3" draw:text-style-name="P3" draw:layer="layout" svg:width="0.021cm" svg:height="0.026cm" draw:transform="rotate (-0.0905825881785065) translate (4.72394070090245cm 10.4859968106281cm)" svg:viewBox="0 0 22 27" draw:points="22,26 22,0 0,0 0,27">
            <text:p/>
          </draw:polygon>
          <draw:polygon draw:style-name="gr3" draw:text-style-name="P3" draw:layer="layout" svg:width="0.038cm" svg:height="0.027cm" draw:transform="rotate (-0.0748746249105577) translate (4.79229350277212cm 10.3742980951724cm)" svg:viewBox="0 0 39 28" draw:points="9,0 4,4 0,6 0,28 2,28 6,26 11,22 15,20 22,18 24,15 28,11 33,9 35,4 39,0">
            <text:p/>
          </draw:polygon>
          <draw:polygon draw:style-name="gr3" draw:text-style-name="P3" draw:layer="layout" svg:width="0.046cm" svg:height="0.18cm" draw:transform="skewX (-0.00558505360638183) rotate (-0.0830776723949305) translate (4.80416331859027cm 10.3372500585624cm)" svg:viewBox="0 0 47 181" draw:points="47,0 37,0 35,2 32,6 31,10 26,15 24,19 19,23 18,26 9,35 4,36 0,39 30,39 30,181 47,181">
            <text:p/>
          </draw:polygon>
          <draw:path draw:style-name="gr2" draw:text-style-name="P2" draw:layer="layout" svg:width="0.086cm" svg:height="0.102cm" draw:transform="rotate (-0.0794124809657426) translate (5.53319895728928cm 12.2600069753236cm)" svg:viewBox="0 0 87 103" svg:d="M87 0h-87v30h62v47l-4 2c-14 13-33 22-52 24h-6 77l6-4 4-5z">
            <text:p/>
          </draw:path>
          <draw:path draw:style-name="gr2" draw:text-style-name="P2" draw:layer="layout" svg:width="0.085cm" svg:height="0.059cm" draw:transform="rotate (-0.0811578102177368) translate (5.54155848417884cm 12.1568293133948cm)" svg:viewBox="0 0 86 60" svg:d="M62 0l-62 4h9c28 7 41 18 49 47l2 9 26-9-3-4c-4-16-5-25-15-38l-1-3z">
            <text:p/>
          </draw:path>
          <draw:path draw:style-name="gr2" draw:text-style-name="P2" draw:layer="layout" svg:width="0.18cm" svg:height="0.26cm" draw:transform="skewX (-0.00383972435438755) rotate (-0.0827286065445317) translate (5.44016311389662cm 12.1251078510937cm)" svg:viewBox="0 0 181 261" svg:d="M105 0h-9c-170 25-95 357 79 234l6-4h-85l-7-2c-22-9-22-4-38-23l-4-3-2-6-2-4-4-7-3-4-2-6v-6l-2-9-2-7v-25c-1-47 14-92 66-100h9l61-5-4-4c-16-13-23-11-42-19h-7z">
            <text:p/>
          </draw:path>
          <draw:polygon draw:style-name="gr2" draw:text-style-name="P2" draw:layer="layout" svg:width="0.031cm" svg:height="0.026cm" draw:transform="rotate (-0.0605629250442042) translate (5.74486966267407cm 12.3796949469363cm)" svg:viewBox="0 0 32 27" draw:points="27,0 0,2 2,6 2,12 4,20 6,26 32,27 32,24 30,18 28,11 26,4">
            <text:p/>
          </draw:polygon>
          <draw:path draw:style-name="gr2" draw:text-style-name="P2" draw:layer="layout" svg:width="0.103cm" svg:height="0.096cm" draw:transform="skewX (0.0102974425867665) rotate (-0.0767944870877513) translate (5.64579523582488cm 12.305318020119cm)" svg:viewBox="0 0 104 97" svg:d="M20 0l-4 4c-47 54 18 127 80 76l6-5-43-2-4-2h-8l-7-3-4-4-2-2-3-4-1-7-3-8v-2l2-6 2-7 5-6c14-12 38-8 59-18l9-4z">
            <text:p/>
          </draw:path>
          <draw:path draw:style-name="gr2" draw:text-style-name="P2" draw:layer="layout" svg:width="0.11cm" svg:height="0.144cm" draw:transform="skewX (0.00698131700797731) rotate (-0.0713839664065692) translate (5.67090368597722cm 12.2377014514253cm)" svg:viewBox="0 0 111 145" svg:d="M105 0h-56l5 2 8 1 6 1 13 13 2 5v8l3 9-3 9h-2c-20 10-55 6-77 17l-4 5 83 1v34l-2 6-2 5-2 4-4 6-5 4-6 5-4 1-7 5h-6l-7 2 43 2 5-6 25-2v-2c0-40 2-86-4-124v-4z">
            <text:p/>
          </draw:path>
          <draw:path draw:style-name="gr2" draw:text-style-name="P2" draw:layer="layout" svg:width="0.119cm" svg:height="0.059cm" draw:transform="rotate (-0.0748746249105577) translate (5.65821461738712cm 12.2132460395157cm)" svg:viewBox="0 0 120 60" svg:d="M68 0h-1c-37-2-55 14-67 47v9l23 4 3-4 2-9 2-6 5-4 1-5h3l4-4 6-2h6l9-2h56l-4-6c-12-13-17-12-32-18h-9z">
            <text:p/>
          </draw:path>
          <draw:polygon draw:style-name="gr2" draw:text-style-name="P2" draw:layer="layout" svg:width="0.043cm" svg:height="0.009cm" draw:transform="skewX (-0.110653874576441) rotate (-0.0680678408277793) translate (5.83953953617413cm 12.2484597073287cm)" svg:viewBox="0 0 44 10" draw:points="5,0 0,10 24,10 31,8 37,5 44,5">
            <text:p/>
          </draw:polygon>
          <draw:polygon draw:style-name="gr2" draw:text-style-name="P2" draw:layer="layout" svg:width="0.045cm" svg:height="0.183cm" draw:transform="skewX (-0.0108210413623648) rotate (-0.0867428638241193) translate (5.82065657184946cm 12.2282277541311cm)" svg:viewBox="0 0 46 184" draw:points="22,0 1,0 0,184 26,184 26,66 29,59 29,51 31,46 33,40 46,28 22,28">
            <text:p/>
          </draw:polygon>
          <draw:path draw:style-name="gr2" draw:text-style-name="P2" draw:layer="layout" svg:width="0.095cm" svg:height="0.184cm" draw:transform="skewX (-0.00541052068118243) rotate (-0.0830776723949305) translate (5.84634049866208cm 12.227915466341cm)" svg:viewBox="0 0 96 185" svg:d="M45 0h-2c-27-1-21 7-39 17l-4 5 38 4c27-2 34 28 32 49v110h26v-112c-3-35 1-61-38-73h-7z">
            <text:p/>
          </draw:path>
          <draw:path draw:style-name="gr2" draw:text-style-name="P2" draw:layer="layout" svg:width="0.111cm" svg:height="0.059cm" draw:transform="rotate (-0.0809832772925374) translate (5.95750590997624cm 12.4372769640014cm)" svg:viewBox="0 0 112 60" svg:d="M0 0l2 6c0 13 4 28 15 37v2l5 2c22 18 63 18 83-4l7-5-52-4c-13 1-29-8-32-21l-2-9z">
            <text:p/>
          </draw:path>
          <draw:polygon draw:style-name="gr2" draw:text-style-name="P2" draw:layer="layout" svg:width="0.068cm" svg:height="0.079cm" draw:transform="skewX (-0.0125663706143592) rotate (-0.0867428638241193) translate (6.01952075824206cm 12.400762953744cm)" svg:viewBox="0 0 69 80" draw:points="69,0 44,3 44,28 41,35 41,43 39,49 35,56 32,63 28,67 26,67 22,71 15,73 9,76 0,76 51,80 56,73 58,69 63,63 63,58 64,54 64,47 67,41 67,34 69,28 69,10">
            <text:p/>
          </draw:polygon>
          <draw:path draw:style-name="gr2" draw:text-style-name="P2" draw:layer="layout" svg:width="0.131cm" svg:height="0.163cm" draw:transform="skewX (-0.00610865238198015) rotate (-0.0837758040957282) translate (5.96765179847349cm 12.258611487041cm)" svg:viewBox="0 0 132 164" svg:d="M19 0l-4 6-2 7c-16 30-17 74-4 107l1 6 2 4 4 6c8 10 16 20 28 23l7 3 6 2c20 0 24 1 39-13l6-5 4-6 26-2-64 1c-54 1-58-125-8-135l7-2z">
            <text:p/>
          </draw:path>
          <draw:path draw:style-name="gr2" draw:text-style-name="P2" draw:layer="layout" svg:width="0.063cm" svg:height="0.157cm" draw:transform="skewX (0.0190240888467382) rotate (-0.0624827872213978) translate (6.03660515666587cm 12.2464332984918cm)" svg:viewBox="0 0 64 158" svg:d="M64 0h-23v23h-35l7 2 4 3c17 12 21 34 24 53v15c-2 27-4 46-31 59l-4 2h-6l64 1z">
            <text:p/>
          </draw:path>
          <draw:polygon draw:style-name="gr2" draw:text-style-name="P2" draw:layer="layout" svg:width="0.089cm" svg:height="0.026cm" draw:transform="skewX (0.0370009801422798) rotate (-0.0776671517137484) translate (5.98941114935307cm 12.2395881998551cm)" svg:viewBox="0 0 90 27" draw:points="47,0 31,0 25,2 19,6 12,9 9,13 4,18 0,22 47,24 49,24 56,27 90,27 81,13 74,9 66,4 59,0 53,0">
            <text:p/>
          </draw:polygon>
          <draw:polygon draw:style-name="gr3" draw:text-style-name="P3" draw:layer="layout" svg:width="0.078cm" svg:height="0.108cm" draw:transform="skewX (-0.00925024503556995) rotate (-0.088313660150914) translate (5.50287615168755cm 11.9469197202844cm)" svg:viewBox="0 0 79 109" draw:points="13,0 0,17 54,109 79,109">
            <text:p/>
          </draw:polygon>
          <draw:polygon draw:style-name="gr3" draw:text-style-name="P3" draw:layer="layout" svg:width="0.101cm" svg:height="0.118cm" draw:transform="skewX (0.00837758040957279) rotate (-0.0781907504893467) translate (5.48364713460165cm 11.8732168911339cm)" svg:viewBox="0 0 102 119" draw:points="102,0 74,0 0,90 0,119 26,90 38,73">
            <text:p/>
          </draw:polygon>
          <draw:polygon draw:style-name="gr3" draw:text-style-name="P3" draw:layer="layout" svg:width="0.019cm" svg:height="0.181cm" draw:transform="skewX (0.0277507351067098) rotate (-0.0499164166070385) translate (5.46425318099689cm 11.8715307844746cm)" svg:viewBox="0 0 20 182" draw:points="20,1 0,0 0,181 20,182 20,90">
            <text:p/>
          </draw:polygon>
          <draw:polygon draw:style-name="gr3" draw:text-style-name="P3" draw:layer="layout" svg:width="0.021cm" svg:height="0.026cm" draw:transform="rotate (-0.0905825881785065) translate (5.59381944005043cm 12.0369653404794cm)" svg:viewBox="0 0 22 27" draw:points="22,26 22,0 0,0 0,27">
            <text:p/>
          </draw:polygon>
          <draw:path draw:style-name="gr3" draw:text-style-name="P3" draw:layer="layout" svg:width="0.102cm" svg:height="0.14cm" draw:transform="rotate (-0.077492618788549) translate (5.67860108989824cm 11.9082543829343cm)" svg:viewBox="0 0 103 141" svg:d="M84 0l-54 2h13l5 2h4l4 2 4 3 2 1 5 3 1 4 5 5 2 6 2 2v4l3 4v4l1 5v28c0 31-7 65-45 66h-36 83l3-5 1-4c12-12 16-40 16-55v-26l-3-4 1-8-2-4-2-5v-4l-3-4-1-5-3-7-2-1-2-5z">
            <text:p/>
          </draw:path>
          <draw:path draw:style-name="gr3" draw:text-style-name="P3" draw:layer="layout" svg:width="0.105cm" svg:height="0.18cm" draw:transform="rotate (-0.0760963553869536) translate (5.65821807882161cm 11.8870922698937cm)" svg:viewBox="0 0 106 181" svg:d="M52 0h-51l-1 181h64l7-2h4l4-1h4l9-5 2-2 5-5 1-1 5-5h-83v-138h30l54-2-3-3c-10-11-23-16-38-17h-7z">
            <text:p/>
          </draw:path>
          <draw:polygon draw:style-name="gr3" draw:text-style-name="P3" draw:layer="layout" svg:width="0.022cm" svg:height="0.026cm" draw:transform="skewX (0.0383972435438752) rotate (-0.0949459113084921) translate (5.79928076297392cm 12.053365707911cm)" svg:viewBox="0 0 23 27" draw:points="23,26 22,0 0,0 1,27">
            <text:p/>
          </draw:polygon>
          <draw:path draw:style-name="gr3" draw:text-style-name="P3" draw:layer="layout" svg:width="0.081cm" svg:height="0.165cm" draw:transform="skewX (0.00593411945678073) rotate (-0.072954762733364) translate (5.87322693995875cm 11.9214774146771cm)" svg:viewBox="0 0 82 166" svg:d="M67 0h-35 4l5 2c25 9 19 47 23 66v20l-1 6v17l-3 5v4l-2 4v4l-3 2v4l-1 2-5 4-2 5-9 4h-38l9 9 1 1c19 11 15 6 35 7l4-1 5-3c13-9 15-16 21-29v-4l2-5v-4c8-22 7-92-6-111l-2-5-2-1z">
            <text:p/>
          </draw:path>
          <draw:path draw:style-name="gr3" draw:text-style-name="P3" draw:layer="layout" svg:width="0.081cm" svg:height="0.165cm" draw:transform="rotate (-0.086219265048521) translate (5.86016098383257cm 11.9029495821925cm)" svg:viewBox="0 0 82 166" svg:d="M49 0h-12c-8 3-19 11-22 17l-2 7-2 2c-4 5-9 26-9 32l1 4-3 7v4c0 32 0 63 14 92l2 1h34-4l-8-4c-7-5-9-9-13-17v-4l-3-2c1-15-4-13-2-32l-1-28c-1-19 3-19 3-32l2-4v-4l2-3 2-4v-2l4-4 5-4 1-3 5-2h39l-3-4-4-4-18-9h-4z">
            <text:p/>
          </draw:path>
          <draw:path draw:style-name="gr3" draw:text-style-name="P3" draw:layer="layout" svg:width="0.081cm" svg:height="0.165cm" draw:transform="rotate (-0.0851720674973245) translate (5.98851815057045cm 11.9301675375402cm)" svg:viewBox="0 0 82 166" svg:d="M66 0h-35 4l5 3c25 8 20 46 24 65v19l-2 7v17l-2 5v4l-2 4v4l-3 2v4l-1 2-5 4-2 5-9 4h-38l9 9 1 2c19 10 15 5 35 6l4-2 5-2c13-9 15-16 21-30v-4l2-5v-4c8-21 7-92-7-110l-2-5-2-2z">
            <text:p/>
          </draw:path>
          <draw:path draw:style-name="gr3" draw:text-style-name="P3" draw:layer="layout" svg:width="0.081cm" svg:height="0.165cm" draw:transform="skewX (0.0120427718387609) rotate (-0.0740019602845605) translate (5.97440668613091cm 11.9126982891739cm)" svg:viewBox="0 0 82 166" svg:d="M49 0h-12c-8 2-19 11-22 17l-2 6-2 3c-4 4-9 25-8 32v4l-3 6v4c0 32 0 63 14 92l2 2h34-4l-8-4c-7-6-9-10-13-17v-5l-3-1c1-16-4-13-2-32l-1-29c-1-18 3-18 3-32l2-4v-4l2-2 2-4v-2l4-4 5-4 1-3 5-2h39l-3-4-4-4-18-9h-4z">
            <text:p/>
          </draw:path>
          <draw:polygon draw:style-name="gr3" draw:text-style-name="P3" draw:layer="layout" svg:width="0.021cm" svg:height="0.026cm" draw:transform="rotate (-0.0949459113084921) translate (6.08624371662265cm 12.0764036073086cm)" svg:viewBox="0 0 22 27" draw:points="22,26 22,0 0,0 0,27">
            <text:p/>
          </draw:polygon>
          <draw:path draw:style-name="gr3" draw:text-style-name="P3" draw:layer="layout" svg:width="0.098cm" svg:height="0.165cm" draw:transform="skewX (0.00610865238198016) rotate (-0.0806342114421386) translate (6.1431930578269cm 11.9412657822657cm)" svg:viewBox="0 0 99 166" svg:d="M85 0l-35 2h3l6 2c32 11 20 51 2 68l-4 5-2 4-4 4c-11 11-18 18-28 31l-4 4-2 4-2 2-5 4-1 4v2l-3 3-2 4-2 4v6l-2 5v8h99v-21h-73l2-5 4-8h2v-2l4-2 3-4c15-15 30-33 44-49l2-4 2-3 3-4 1-6v-5l3-4 2-4v-19l-3-4v-5l-2-4-2-4-2-5z">
            <text:p/>
          </draw:path>
          <draw:path draw:style-name="gr3" draw:text-style-name="P3" draw:layer="layout" svg:width="0.081cm" svg:height="0.053cm" draw:transform="skewX (-0.0185004900711399) rotate (-0.086219265048521) translate (6.14673180700374cm 11.9260486717152cm)" svg:viewBox="0 0 82 54" svg:d="M48 0h-2c-12-1-25 6-33 13v3l-4 2c-5 8-9 19-9 28v7l17 1v-4l2-6v-4l5-9 2-3 4-4 2-2 4-2 7-2h5l34-3-2-4-4-2-2-4-4-3h-5l-7-2h-4z">
            <text:p/>
          </draw:path>
          <draw:path draw:style-name="gr2" draw:text-style-name="P2" draw:layer="layout" svg:width="0.086cm" svg:height="0.102cm" draw:transform="rotate (-0.0794124809657426) translate (5.88553054314476cm 10.4668459188839cm)" svg:viewBox="0 0 87 103" svg:d="M87 0h-87v30h62v47l-4 2c-14 13-33 22-52 24h-6 77l6-4 4-5z">
            <text:p/>
          </draw:path>
          <draw:path draw:style-name="gr2" draw:text-style-name="P2" draw:layer="layout" svg:width="0.085cm" svg:height="0.059cm" draw:transform="rotate (-0.0811578102177368) translate (5.89395424571465cm 10.3628688830339cm)" svg:viewBox="0 0 86 60" svg:d="M62 0l-62 4h9c28 7 41 18 49 47l2 9 26-9-3-4c-4-16-5-25-15-38l-1-3z">
            <text:p/>
          </draw:path>
          <draw:path draw:style-name="gr2" draw:text-style-name="P2" draw:layer="layout" svg:width="0.18cm" svg:height="0.26cm" draw:transform="skewX (-0.00383972435438753) rotate (-0.0827286065445317) translate (5.79255887543242cm 10.3311474207327cm)" svg:viewBox="0 0 181 261" svg:d="M105 0h-9c-170 25-95 357 79 234l6-4h-85l-7-2c-22-9-22-4-38-23l-4-3-2-6-2-4-4-7-3-4-2-6v-6l-2-9-2-7v-25c-1-47 14-92 66-100h9l61-5-4-4c-16-13-23-11-42-19h-7z">
            <text:p/>
          </draw:path>
          <draw:polygon draw:style-name="gr2" draw:text-style-name="P2" draw:layer="layout" svg:width="0.032cm" svg:height="0.026cm" draw:transform="rotate (-0.0905825881785065) translate (6.09732965553723cm 10.5857466914892cm)" svg:viewBox="0 0 33 27" draw:points="26,0 0,3 2,7 3,13 4,20 7,27 33,26 33,24 31,18 28,11 26,4">
            <text:p/>
          </draw:polygon>
          <draw:path draw:style-name="gr2" draw:text-style-name="P2" draw:layer="layout" svg:width="0.103cm" svg:height="0.096cm" draw:transform="skewX (0.0102974425867665) rotate (-0.0767944870877513) translate (5.99812682168035cm 10.5121569636793cm)" svg:viewBox="0 0 104 97" svg:d="M20 0l-4 4c-47 54 18 127 80 76l6-5-43-2-4-2h-8l-7-3-4-4-2-2-3-4-1-7-3-8v-2l2-6 2-7 5-6c14-12 38-8 59-18l5-1 4-3z">
            <text:p/>
          </draw:path>
          <draw:path draw:style-name="gr2" draw:text-style-name="P2" draw:layer="layout" svg:width="0.11cm" svg:height="0.144cm" draw:transform="skewX (0.00698131700797732) rotate (-0.0713839664065692) translate (6.02409882143424cm 10.4438051967447cm)" svg:viewBox="0 0 111 145" svg:d="M105 0h-56l5 2 8 1 6 1 13 13 2 5v8l3 9-3 9h-2c-20 10-55 6-77 17l-4 5 83 1v34l-2 6-2 5-2 4-4 6-5 4-6 5-4 1-7 5h-6l-7 2 43 2 5-6 25-2v-2c0-40 2-86-4-124v-4z">
            <text:p/>
          </draw:path>
          <draw:path draw:style-name="gr2" draw:text-style-name="P2" draw:layer="layout" svg:width="0.119cm" svg:height="0.059cm" draw:transform="rotate (-0.0748746249105577) translate (6.01061037892293cm 10.4192856091547cm)" svg:viewBox="0 0 120 60" svg:d="M68 0h-1c-37-2-55 14-67 47v9l23 4 3-4 2-9 2-6 5-4 1-5h3l4-4 6-2h6l9-2h56l-4-6c-12-13-17-12-32-18h-9z">
            <text:p/>
          </draw:path>
          <draw:polygon draw:style-name="gr2" draw:text-style-name="P2" draw:layer="layout" svg:width="0.042cm" svg:height="0.009cm" draw:transform="rotate (-0.0680678408277793) translate (6.19293244455763cm 10.4553710046003cm)" svg:viewBox="0 0 43 10" draw:points="4,0 0,10 24,10 31,8 37,5 43,5">
            <text:p/>
          </draw:polygon>
          <draw:polygon draw:style-name="gr2" draw:text-style-name="P2" draw:layer="layout" svg:width="0.045cm" svg:height="0.183cm" draw:transform="skewX (-0.0108210413623649) rotate (-0.0867428638241192) translate (6.17305233338526cm 10.4342673237702cm)" svg:viewBox="0 0 46 184" draw:points="22,0 1,0 0,184 26,184 26,66 29,59 29,51 31,46 33,40 46,28 22,28">
            <text:p/>
          </draw:polygon>
          <draw:path draw:style-name="gr2" draw:text-style-name="P2" draw:layer="layout" svg:width="0.096cm" svg:height="0.184cm" draw:transform="rotate (-0.0830776723949305) translate (6.19965399466549cm 10.4340290674642cm)" svg:viewBox="0 0 97 185" svg:d="M45 0h-3c-26-1-20 7-38 17l-4 5 39 4c26-2 33 28 32 49v110h26l-1-112c-3-35 1-61-38-73h-7z">
            <text:p/>
          </draw:path>
          <draw:path draw:style-name="gr2" draw:text-style-name="P2" draw:layer="layout" svg:width="0.111cm" svg:height="0.059cm" draw:transform="rotate (-0.0809832772925374) translate (6.30990167151204cm 10.6433165336405cm)" svg:viewBox="0 0 112 60" svg:d="M0 0l2 6c0 13 4 28 15 37v2l5 2c22 18 63 18 83-4l7-5-52-4c-13 1-29-8-32-21l-2-9z">
            <text:p/>
          </draw:path>
          <draw:polygon draw:style-name="gr2" draw:text-style-name="P2" draw:layer="layout" svg:width="0.068cm" svg:height="0.079cm" draw:transform="skewX (-0.0127409035395586) rotate (-0.0867428638241193) translate (6.37183915540886cm 10.6076007504017cm)" svg:viewBox="0 0 69 80" draw:points="69,0 44,3 44,28 41,35 41,43 39,49 35,56 32,63 28,67 26,67 22,71 15,73 9,76 0,76 51,80 56,73 58,69 63,63 63,58 64,54 64,47 67,41 67,34 69,28 69,10">
            <text:p/>
          </draw:polygon>
          <draw:path draw:style-name="gr2" draw:text-style-name="P2" draw:layer="layout" svg:width="0.131cm" svg:height="0.163cm" draw:transform="skewX (-0.00610865238198016) rotate (-0.0830776723949305) translate (6.31993246700873cm 10.4654596593936cm)" svg:viewBox="0 0 132 164" svg:d="M19 0l-4 6-2 7c-16 30-17 74-5 107l2 6 2 4 4 6c8 10 16 20 28 24l7 2 6 2c20 0 24 1 39-13l6-4 4-7 26-2-64 1c-54 1-58-125-8-135l7-2z">
            <text:p/>
          </draw:path>
          <draw:path draw:style-name="gr2" draw:text-style-name="P2" draw:layer="layout" svg:width="0.063cm" svg:height="0.157cm" draw:transform="skewX (0.0190240888467382) rotate (-0.0624827872213978) translate (6.3898002921229cm 10.4525370438113cm)" svg:viewBox="0 0 64 158" svg:d="M64 0h-23v23h-35l7 2 4 3c17 12 21 34 24 53v15c-2 27-4 46-31 59l-4 2h-6l64 1z">
            <text:p/>
          </draw:path>
          <draw:polygon draw:style-name="gr2" draw:text-style-name="P2" draw:layer="layout" svg:width="0.089cm" svg:height="0.026cm" draw:transform="skewX (0.0370009801422798) rotate (-0.0776671517137484) translate (6.34180691088887cm 10.4456277694941cm)" svg:viewBox="0 0 90 27" draw:points="47,0 31,0 25,2 19,6 12,9 0,22 47,24 49,24 56,27 90,27 81,13 74,9 66,4 59,0 53,0">
            <text:p/>
          </draw:polygon>
          <draw:polygon draw:style-name="gr3" draw:text-style-name="P3" draw:layer="layout" svg:width="0.078cm" svg:height="0.108cm" draw:transform="skewX (-0.00925024503556996) rotate (-0.088313660150914) translate (5.85527191322336cm 10.1529592899235cm)" svg:viewBox="0 0 79 109" draw:points="13,0 0,17 54,109 79,109">
            <text:p/>
          </draw:polygon>
          <draw:polygon draw:style-name="gr3" draw:text-style-name="P3" draw:layer="layout" svg:width="0.102cm" svg:height="0.118cm" draw:transform="rotate (-0.077492618788549) translate (5.83594938702378cm 10.0793031244172cm)" svg:viewBox="0 0 103 119" draw:points="103,0 75,0 0,90 0,119 26,90 39,73">
            <text:p/>
          </draw:polygon>
          <draw:polygon draw:style-name="gr3" draw:text-style-name="P3" draw:layer="layout" svg:width="0.02cm" svg:height="0.181cm" draw:transform="skewX (-0.022165681500328) rotate (-0.0996583002888774) translate (5.81664951222416cm 10.0771544397072cm)" svg:viewBox="0 0 21 182" draw:points="21,0 0,0 0,182 20,181 20,90">
            <text:p/>
          </draw:polygon>
          <draw:polygon draw:style-name="gr3" draw:text-style-name="P3" draw:layer="layout" svg:width="0.021cm" svg:height="0.026cm" draw:transform="rotate (-0.0905825881785065) translate (5.94621520158624cm 10.2430049101185cm)" svg:viewBox="0 0 22 27" draw:points="22,26 22,0 0,0 0,27">
            <text:p/>
          </draw:polygon>
          <draw:path draw:style-name="gr3" draw:text-style-name="P3" draw:layer="layout" svg:width="0.102cm" svg:height="0.14cm" draw:transform="rotate (-0.077492618788549) translate (6.03099685143405cm 10.1142939525734cm)" svg:viewBox="0 0 103 141" svg:d="M84 0l-54 2h13l5 2h4l4 2 4 3 2 1 5 3 1 4 5 5 2 6 2 2v4l3 4v4l1 5v28c0 31-7 65-45 66h-36 83l3-5 1-4c12-12 16-40 16-55v-26l-3-4 1-8-2-4-2-5v-4l-3-4-1-5-3-7-2-1-2-5z">
            <text:p/>
          </draw:path>
          <draw:path draw:style-name="gr3" draw:text-style-name="P3" draw:layer="layout" svg:width="0.105cm" svg:height="0.18cm" draw:transform="rotate (-0.0760963553869536) translate (6.01061384035741cm 10.0931318395328cm)" svg:viewBox="0 0 106 181" svg:d="M52 0h-51l-1 181h64l7-2h4l4-1h4l9-5 2-2 5-5 1-1 5-5h-83v-138h30l54-2-3-3c-10-11-23-16-38-17h-7z">
            <text:p/>
          </draw:path>
          <draw:polygon draw:style-name="gr3" draw:text-style-name="P3" draw:layer="layout" svg:width="0.022cm" svg:height="0.026cm" draw:transform="skewX (0.0383972435438752) rotate (-0.0949459113084921) translate (6.15167652450972cm 10.25940527755cm)" svg:viewBox="0 0 23 27" draw:points="23,26 22,0 0,0 1,27">
            <text:p/>
          </draw:polygon>
          <draw:path draw:style-name="gr3" draw:text-style-name="P3" draw:layer="layout" svg:width="0.081cm" svg:height="0.165cm" draw:transform="skewX (-0.00593411945678071) rotate (-0.0851720674973245) translate (6.22565533855315cm 10.1277538903338cm)" svg:viewBox="0 0 82 166" svg:d="M67 0h-35 4l5 3c25 8 19 46 23 65v19l-1 7v17l-3 5v4l-2 4v4l-3 2v4l-1 2-5 4-2 5-9 4h-38l9 9 1 2c19 10 15 5 35 6l9-4c13-9 15-16 21-30v-4l2-5v-4c8-21 7-92-6-110l-2-5-2-2z">
            <text:p/>
          </draw:path>
          <draw:path draw:style-name="gr3" draw:text-style-name="P3" draw:layer="layout" svg:width="0.081cm" svg:height="0.165cm" draw:transform="rotate (-0.086219265048521) translate (6.21335611928958cm 10.1090533275119cm)" svg:viewBox="0 0 82 166" svg:d="M49 0h-12c-8 3-19 11-22 17l-2 7-2 2c-4 5-9 26-9 32l1 4-3 7v4c0 32 0 63 14 92l2 1h34-4l-8-4c-7-5-9-9-13-17v-4l-3-2c1-15-4-13-2-32l-1-28c-1-19 3-19 3-32l2-4v-4l2-3 2-4v-2l4-4 5-4 1-3 5-2h39l-3-4-4-4-18-9h-4z">
            <text:p/>
          </draw:path>
          <draw:path draw:style-name="gr3" draw:text-style-name="P3" draw:layer="layout" svg:width="0.081cm" svg:height="0.165cm" draw:transform="rotate (-0.0851720674973245) translate (6.34084973642592cm 10.1370064811006cm)" svg:viewBox="0 0 82 166" svg:d="M66 0h-35 4l5 3c25 8 20 46 24 65v19l-2 7v17l-2 5v4l-2 4v4l-3 2v4l-1 2-5 4-2 5-9 4h-38l9 9 1 2c19 10 15 5 35 6l9-4c13-9 15-16 21-30v-4l2-5v-4c8-21 7-92-7-110l-2-5-2-2z">
            <text:p/>
          </draw:path>
          <draw:path draw:style-name="gr3" draw:text-style-name="P3" draw:layer="layout" svg:width="0.081cm" svg:height="0.165cm" draw:transform="skewX (0.00610865238198014) rotate (-0.072954762733364) translate (6.32617645173267cm 10.1187305832927cm)" svg:viewBox="0 0 82 166" svg:d="M50 0h-13c-7 2-18 11-21 17l-3 6-1 2c-4 5-10 26-9 32v5l-3 6v4c-1 32-1 63 13 92l2 2h35-5l-8-4c-6-6-9-10-13-17v-5l-2-1c1-16-4-13-2-32v-29c-2-18 2-18 2-32l2-4v-4l2-2 2-4v-2l4-4 5-4 2-3 5-2h38l-2-4-4-4-18-9h-4z">
            <text:p/>
          </draw:path>
          <draw:polygon draw:style-name="gr3" draw:text-style-name="P3" draw:layer="layout" svg:width="0.021cm" svg:height="0.026cm" draw:transform="rotate (-0.0905825881785065) translate (6.43942891097957cm 10.28260130488cm)" svg:viewBox="0 0 22 27" draw:points="22,26 22,0 0,0 0,27">
            <text:p/>
          </draw:polygon>
          <draw:polygon draw:style-name="gr3" draw:text-style-name="P3" draw:layer="layout" svg:width="0.038cm" svg:height="0.027cm" draw:transform="skewX (0.0357792496658837) rotate (-0.0767944870877513) translate (6.50807200787667cm 10.1717119696968cm)" svg:viewBox="0 0 39 28" draw:points="9,0 4,4 0,6 1,28 3,28 7,26 12,22 16,20 22,18 24,15 28,11 33,9 34,4 39,0">
            <text:p/>
          </draw:polygon>
          <draw:polygon draw:style-name="gr3" draw:text-style-name="P3" draw:layer="layout" svg:width="0.047cm" svg:height="0.18cm" draw:transform="rotate (-0.0848230016469247) translate (6.5191413489048cm 10.1337319110738cm)" svg:viewBox="0 0 48 181" draw:points="47,0 37,0 34,2 32,6 30,11 26,15 24,19 19,23 18,26 13,30 9,35 0,39 30,39 31,181 48,181">
            <text:p/>
          </draw:polygon>
          <draw:polygon draw:style-name="gr2" draw:text-style-name="P2" draw:layer="layout" svg:width="0.163cm" svg:height="0.25cm" draw:transform="rotate (-0.0795870138909421) translate (3.5224676508366cm 9.6278808839382cm)" svg:viewBox="0 0 164 251" draw:points="164,0 0,0 0,30 68,30 68,251 96,251 96,30 164,30">
            <text:p/>
          </draw:polygon>
          <draw:polygon draw:style-name="gr2" draw:text-style-name="P2" draw:layer="layout" svg:width="0.053cm" svg:height="0.183cm" draw:transform="skewX (0.00541052068118242) rotate (-0.0740019602845605) translate (3.70481739243341cm 9.71010133418931cm)" svg:viewBox="0 0 54 184" draw:points="22,0 0,0 0,184 26,184 26,71 28,64 28,58 31,52 32,45 35,39 39,35 41,32 47,30 54,28 22,28">
            <text:p/>
          </draw:polygon>
          <draw:polygon draw:style-name="gr2" draw:text-style-name="P2" draw:layer="layout" svg:width="0.059cm" svg:height="0.039cm" draw:transform="rotate (-0.065449846949788) translate (3.72618168145589cm 9.7106613885029cm)" svg:viewBox="0 0 60 40" draw:points="35,0 31,0 24,2 17,4 17,6 9,15 4,24 0,30 32,30 38,33 45,35 51,40 60,9 54,4 48,3 41,0">
            <text:p/>
          </draw:polygon>
          <draw:path draw:style-name="gr2" draw:text-style-name="P2" draw:layer="layout" svg:width="0.117cm" svg:height="0.064cm" draw:transform="skewX (-0.0153588974175501) rotate (-0.0844739357965259) translate (3.80095857118684cm 9.84131032787214cm)" svg:viewBox="0 0 118 65" svg:d="M93 0l-5 9c-5 16-18 31-37 30l-51 2 2 3 7 4c13 14 35 20 55 15h6l7-3c20-10 27-19 36-41l3-6 2-9z">
            <text:p/>
          </draw:path>
          <draw:path draw:style-name="gr2" draw:text-style-name="P2" draw:layer="layout" svg:width="0.135cm" svg:height="0.142cm" draw:transform="rotate (-0.0813323431429363) translate (3.79041060001913cm 9.73861090947816cm)" svg:viewBox="0 0 136 143" svg:d="M19 0l-4 4-2 6-3 5-4 7-2 6v7l-2 6-2 8v30c0 16 2 41 13 53l2 4 4 7 52-2h-9l-7-2-4-4-6-5-4-4-2-2-3-4-1-4-5-7-2-6v-9l-2-7v-8h110v-24l-108-1v-9c3-20 12-37 34-43l6-2z">
            <text:p/>
          </draw:path>
          <draw:path draw:style-name="gr2" draw:text-style-name="P2" draw:layer="layout" svg:width="0.117cm" svg:height="0.078cm" draw:transform="rotate (-0.0853466004225239) translate (3.8115402962728cm 9.71672311695017cm)" svg:viewBox="0 0 118 79" svg:d="M51 0h-4c-17 0-33 6-43 20l-4 4 49-1c22 1 43 23 41 46l3 8h-84l109 2v-6c-4-23-5-32-19-50v-2l-7-4c-9-8-15-15-28-17h-6z">
            <text:p/>
          </draw:path>
          <draw:path draw:style-name="gr2" draw:text-style-name="P2" draw:layer="layout" svg:width="0.085cm" svg:height="0.026cm" draw:transform="skewX (-0.0370009801422798) rotate (-0.0926769832808996) translate (3.97102891510454cm 9.89209950452908cm)" svg:viewBox="0 0 86 27" svg:d="M86 0l-86 3 2 4c20 26 49 25 72 4l5-5z">
            <text:p/>
          </draw:path>
          <draw:polygon draw:style-name="gr2" draw:text-style-name="P2" draw:layer="layout" svg:width="0.04cm" svg:height="0.01cm" draw:transform="rotate (-0.072954762733364) translate (3.98091526597983cm 9.74919064212602cm)" svg:viewBox="0 0 41 11" draw:points="4,0 0,9 24,11 28,7 35,5 41,5">
            <text:p/>
          </draw:polygon>
          <draw:path draw:style-name="gr2" draw:text-style-name="P2" draw:layer="layout" svg:width="0.111cm" svg:height="0.253cm" draw:transform="skewX (0.00785398163397448) rotate (-0.0713839664065692) translate (3.95892556938113cm 9.73050290634287cm)" svg:viewBox="0 0 112 254" svg:d="M23 0h-23v253l26 1v-90l86-1h-48c-48 2-48-91-32-118l3-6h1l5-7 7-4-25-2z">
            <text:p/>
          </draw:path>
          <draw:path draw:style-name="gr2" draw:text-style-name="P2" draw:layer="layout" svg:width="0.101cm" svg:height="0.164cm" draw:transform="rotate (-0.077492618788549) translate (3.98639729875897cm 9.7311712657607cm)" svg:viewBox="0 0 102 165" svg:d="M39 0h-11l-6 2-7 4h-2l-13 13 36 4c51-2 54 133 5 141h-5l47 1 2-5c27-42 26-144-34-160h-6z">
            <text:p/>
          </draw:path>
          <draw:path draw:style-name="gr2" draw:text-style-name="P2" draw:layer="layout" svg:width="0.085cm" svg:height="0.026cm" draw:transform="rotate (-0.0926769832808996) translate (4.13023273917821cm 9.9048824001032cm)" svg:viewBox="0 0 86 27" svg:d="M86 0l-86 3 2 4c21 26 50 25 73 4l4-5z">
            <text:p/>
          </draw:path>
          <draw:polygon draw:style-name="gr2" draw:text-style-name="P2" draw:layer="layout" svg:width="0.04cm" svg:height="0.01cm" draw:transform="rotate (-0.0748746249105577) translate (4.13920872034364cm 9.7618908923521cm)" svg:viewBox="0 0 41 11" draw:points="4,0 0,9 24,11 28,7 35,5 41,5">
            <text:p/>
          </draw:polygon>
          <draw:path draw:style-name="gr2" draw:text-style-name="P2" draw:layer="layout" svg:width="0.111cm" svg:height="0.253cm" draw:transform="skewX (0.00785398163397448) rotate (-0.0713839664065692) translate (4.11720160578287cm 9.74320969104752cm)" svg:viewBox="0 0 112 254" svg:d="M23 0h-23v253l26 1v-90l86-1h-48c-48 2-48-91-32-118l3-6h1l5-7 7-4-25-2z">
            <text:p/>
          </draw:path>
          <draw:path draw:style-name="gr2" draw:text-style-name="P2" draw:layer="layout" svg:width="0.101cm" svg:height="0.164cm" draw:transform="rotate (-0.077492618788549) translate (4.14547270908194cm 9.74394222614567cm)" svg:viewBox="0 0 102 165" svg:d="M39 0h-11l-6 2-7 4h-2l-13 13 36 4c51-2 54 133 5 141h-5l47 1 2-5c27-42 26-144-34-160h-6z">
            <text:p/>
          </draw:path>
          <draw:path draw:style-name="gr2" draw:text-style-name="P2" draw:layer="layout" svg:width="0.117cm" svg:height="0.063cm" draw:transform="rotate (-0.0760963553869536) translate (4.27681456322039cm 9.88029094871092cm)" svg:viewBox="0 0 118 64" svg:d="M92 0l-4 9c-5 16-18 31-37 29l-51 3 2 2 7 4c13 14 35 21 55 15h6l7-2c20-10 27-19 36-41l3-6 2-9z">
            <text:p/>
          </draw:path>
          <draw:path draw:style-name="gr2" draw:text-style-name="P2" draw:layer="layout" svg:width="0.135cm" svg:height="0.142cm" draw:transform="rotate (-0.0806342114421386) translate (4.26600015475892cm 9.776840075955cm)" svg:viewBox="0 0 136 143" svg:d="M19 0l-4 4-2 6-3 5-4 7-2 6v7l-2 6-2 8v30c0 16 2 41 13 53l2 4 4 7 52-2h-9l-7-2-4-4-6-5-4-4-2-2-3-4-1-5-5-6-2-6v-9l-2-7v-8h110v-24l-108-1v-9c3-20 12-37 34-43l6-2z">
            <text:p/>
          </draw:path>
          <draw:path draw:style-name="gr2" draw:text-style-name="P2" draw:layer="layout" svg:width="0.117cm" svg:height="0.079cm" draw:transform="rotate (-0.0760963553869536) translate (4.28691033841956cm 9.75541363921504cm)" svg:viewBox="0 0 118 80" svg:d="M51 0h-4c-16 0-32 5-43 19l-4 4h49c22 1 43 23 41 46l2 8h-83l109 3v-7c-4-22-5-31-19-50v-1l-7-5c-9-8-15-14-28-17h-6z">
            <text:p/>
          </draw:path>
          <draw:polygon draw:style-name="gr3" draw:text-style-name="P3" draw:layer="layout" svg:width="0.119cm" svg:height="0.18cm" draw:transform="rotate (-0.0837758040957282) translate (3.54711704779146cm 9.37116755225989cm)" svg:viewBox="0 0 120 181" draw:points="119,0 0,0 0,22 49,22 50,181 71,181 71,22 120,22">
            <text:p/>
          </draw:polygon>
          <draw:path draw:style-name="gr3" draw:text-style-name="P3" draw:layer="layout" svg:width="0.089cm" svg:height="0.083cm" draw:transform="rotate (-0.0776671517137484) translate (3.71909739761503cm 9.48365457180005cm)" svg:viewBox="0 0 90 84" svg:d="M36 0l-36 2h2c25 2 33 24 43 43l19 38 26 1-26-49-2-3-2-4-2-5-4-4-3-4-2-5h-2l-2-4-4-2z">
            <text:p/>
          </draw:path>
          <draw:path draw:style-name="gr3" draw:text-style-name="P3" draw:layer="layout" svg:width="0.098cm" svg:height="0.062cm" draw:transform="skewX (-0.0158824961931484) rotate (-0.0905825881785065) translate (3.70356229795452cm 9.4025282374896cm)" svg:viewBox="0 0 99 63" svg:d="M90 0h-42l6 3h4c14 5 20 11 22 28v1l-3 7v4l-2 4-4 5-4 4-5 2-4 2-58 1 87 2 5-3 2-4 2-5v-4l3-6v-24l-2-7-3-4-1-4z">
            <text:p/>
          </draw:path>
          <draw:path draw:style-name="gr3" draw:text-style-name="P3" draw:layer="layout" svg:width="0.111cm" svg:height="0.18cm" draw:transform="skewX (0.0109955742875643) rotate (-0.0719075651821675) translate (3.6845727153203cm 9.38264218582057cm)" svg:viewBox="0 0 112 181" svg:d="M67 1l-67-1 1 181h21v-81l21 1c30-3 46 4 66-17v-2l-87-3v-60l90 1-3-4-4-5-2-4-4-2h-5l-4-2h-4l-7-2h-6z">
            <text:p/>
          </draw:path>
          <draw:polygon draw:style-name="gr3" draw:text-style-name="P3" draw:layer="layout" svg:width="0.021cm" svg:height="0.026cm" draw:transform="rotate (-0.0905825881785065) translate (3.82482356297455cm 9.54975247036135cm)" svg:viewBox="0 0 22 27" draw:points="22,26 22,0 0,0 0,27">
            <text:p/>
          </draw:polygon>
          <draw:path draw:style-name="gr3" draw:text-style-name="P3" draw:layer="layout" svg:width="0.102cm" svg:height="0.14cm" draw:transform="rotate (-0.077492618788549) translate (3.90887001458147cm 9.42017796321469cm)" svg:viewBox="0 0 103 141" svg:d="M84 0l-54 2h13l5 2h4l4 2 4 3 2 1 5 3 1 4 5 5 2 6 2 2v4l3 4v4l1 5v28c0 31-7 65-45 66h-36 83l3-5 1-4c12-12 16-40 16-55v-26l-3-4 1-8-2-4-2-5v-4l-3-4-1-5-3-7-2-1-2-5z">
            <text:p/>
          </draw:path>
          <draw:path draw:style-name="gr3" draw:text-style-name="P3" draw:layer="layout" svg:width="0.105cm" svg:height="0.18cm" draw:transform="rotate (-0.0760963553869536) translate (3.88928637742605cm 9.39908002585435cm)" svg:viewBox="0 0 106 181" svg:d="M52 0h-51l-1 181h64l7-2h4l4-1h4l4-3 5-2 2-2 5-5 1-1 5-5h-83v-138h30l54-2-3-3c-10-11-23-16-38-17h-7z">
            <text:p/>
          </draw:path>
          <draw:polygon draw:style-name="gr3" draw:text-style-name="P3" draw:layer="layout" svg:width="0.021cm" svg:height="0.026cm" draw:transform="rotate (-0.0949459113084921) translate (4.02947322790721cm 9.56608749227297cm)" svg:viewBox="0 0 22 27" draw:points="22,26 22,0 0,0 0,27">
            <text:p/>
          </draw:polygon>
          <draw:path draw:style-name="gr3" draw:text-style-name="P3" draw:layer="layout" svg:width="0.081cm" svg:height="0.165cm" draw:transform="skewX (0.00593411945678072) rotate (-0.072954762733364) translate (4.10423106288287cm 9.43426454455904cm)" svg:viewBox="0 0 82 166" svg:d="M67 0h-35 4l5 2c25 9 19 47 23 66v20l-1 6v17l-3 5v4l-2 4v4l-3 2v4l-1 2-5 4-2 5-9 4h-38l9 9 1 1c19 11 15 6 35 7l4-1 5-3c13-9 15-17 21-29v-5l2-4v-4c8-22 7-92-6-111l-2-5-2-1z">
            <text:p/>
          </draw:path>
          <draw:path draw:style-name="gr3" draw:text-style-name="P3" draw:layer="layout" svg:width="0.081cm" svg:height="0.165cm" draw:transform="skewX (0.0120427718387609) rotate (-0.0740019602845605) translate (4.09116451400075cm 9.41550892284789cm)" svg:viewBox="0 0 82 166" svg:d="M49 0h-12c-8 2-19 11-22 17l-2 6-2 3c-4 4-9 25-8 32v4l-3 6v4c0 32 0 63 14 92l2 2h34-4l-8-4c-7-6-9-10-13-17v-5l-3-1c1-16-4-13-2-32l-1-29c-1-18 3-18 3-32l2-4v-4l2-2 2-4v-2l9-8 1-3 5-2h39l-3-4-4-4-18-9h-4z">
            <text:p/>
          </draw:path>
          <draw:polygon draw:style-name="gr3" draw:text-style-name="P3" draw:layer="layout" svg:width="0.038cm" svg:height="0.027cm" draw:transform="skewX (0.0357792496658837) rotate (-0.0767944870877513) translate (4.21487915188281cm 9.4638623847482cm)" svg:viewBox="0 0 39 28" draw:points="9,0 4,4 0,6 1,28 3,28 7,26 12,22 16,20 22,18 24,15 28,11 33,9 34,4 39,0">
            <text:p/>
          </draw:polygon>
          <draw:polygon draw:style-name="gr3" draw:text-style-name="P3" draw:layer="layout" svg:width="0.046cm" svg:height="0.18cm" draw:transform="skewX (-0.00558505360638184) rotate (-0.0848230016469247) translate (4.22573303749032cm 9.4258640065926cm)" svg:viewBox="0 0 47 181" draw:points="47,0 37,0 35,2 32,6 30,11 26,15 24,19 9,35 4,36 0,39 30,39 30,181 47,181">
            <text:p/>
          </draw:polygon>
          <draw:polygon draw:style-name="gr3" draw:text-style-name="P3" draw:layer="layout" svg:width="0.022cm" svg:height="0.026cm" draw:transform="skewX (0.0767944870877505) rotate (-0.047647488579446) translate (4.31721738776227cm 9.58951050056094cm)" svg:viewBox="0 0 23 27" draw:points="23,27 22,1 0,0 1,26">
            <text:p/>
          </draw:polygon>
          <draw:polygon draw:style-name="gr3" draw:text-style-name="P3" draw:layer="layout" svg:width="0.078cm" svg:height="0.108cm" draw:transform="skewX (-0.00925024503556993) rotate (-0.0883136601509141) translate (4.42140602254202cm 9.51409856132591cm)" svg:viewBox="0 0 79 109" draw:points="13,0 0,17 54,109 79,109">
            <text:p/>
          </draw:polygon>
          <draw:polygon draw:style-name="gr3" draw:text-style-name="P3" draw:layer="layout" svg:width="0.101cm" svg:height="0.118cm" draw:transform="skewX (0.00837758040957279) rotate (-0.0781907504893467) translate (4.40217700545613cm 9.44039573217538cm)" svg:viewBox="0 0 102 119" draw:points="102,0 74,0 0,90 0,119 26,90 38,73">
            <text:p/>
          </draw:polygon>
          <draw:polygon draw:style-name="gr3" draw:text-style-name="P3" draw:layer="layout" svg:width="0.02cm" svg:height="0.181cm" draw:transform="skewX (0.0277507351067098) rotate (-0.047647488579446) translate (4.3815727201376cm 9.43862686022457cm)" svg:viewBox="0 0 21 182" draw:points="21,1 1,0 0,181 20,182 20,90">
            <text:p/>
          </draw:polygon>
          <draw:line draw:style-name="gr8" draw:text-style-name="P5" draw:layer="layout" svg:x1="2.515cm" svg:y1="2.758cm" svg:x2="2.508cm" svg:y2="8.591cm">
            <text:p/>
          </draw:line>
          <draw:polyline draw:style-name="gr8" draw:text-style-name="P5" draw:layer="layout" svg:width="0.433cm" svg:height="0.239cm" draw:transform="rotate (-0.0783652834145461) translate (2.89575807849607cm 9.07147605119223cm)" svg:viewBox="0 0 434 240" draw:points="0,240 62,187 128,138 196,95 268,57 349,23 434,0">
            <text:p/>
          </draw:polyline>
          <draw:polyline draw:style-name="gr8" draw:text-style-name="P5" draw:layer="layout" svg:width="0.424cm" svg:height="5.139cm" draw:transform="skewX (-0.00017453292519944) rotate (-0.0802851455917397) translate (3.31616461846315cm 3.6296668081577cm)" svg:viewBox="0 0 425 5140" draw:points="425,5138 415,5140 0,0">
            <text:p/>
          </draw:polyline>
          <draw:polyline draw:style-name="gr8" draw:text-style-name="P5" draw:layer="layout" svg:width="4.589cm" svg:height="0.383cm" draw:transform="skewX (-0.0026179938779915) rotate (-0.0802851455917397) translate (2.02612350499508cm 13.0243343189949cm)" svg:viewBox="0 0 4590 384" draw:points="198,306 4586,384 4590,84 0,0">
            <text:p/>
          </draw:polyline>
          <draw:polyline draw:style-name="gr8" draw:text-style-name="P5" draw:layer="layout" svg:width="0.121cm" svg:height="0.301cm" draw:transform="skewX (-0.00331612557878923) rotate (-0.0818559419185345) translate (7.49932080915981cm 13.5594666483042cm)" svg:viewBox="0 0 122 302" draw:points="4,0 0,302 122,302">
            <text:p/>
          </draw:polyline>
          <draw:line draw:style-name="gr8" draw:text-style-name="P5" draw:layer="layout" svg:x1="7.603cm" svg:y1="13.571cm" svg:x2="7.505cm" svg:y2="13.56cm">
            <text:p/>
          </draw:line>
          <draw:polyline draw:style-name="gr8" draw:text-style-name="P5" draw:layer="layout" svg:width="1.472cm" svg:height="1.195cm" draw:transform="rotate (-0.0802851455917397) translate (6.24865300210852cm 10.5659324768521cm)" svg:viewBox="0 0 1473 1196" draw:points="653,6 340,0 346,665 0,679 6,1128 1469,1138 1473,1196">
            <text:p/>
          </draw:polyline>
          <draw:line draw:style-name="gr8" draw:text-style-name="P5" draw:layer="layout" svg:x1="8.466cm" svg:y1="10.688cm" svg:x2="7.904cm" svg:y2="10.65cm">
            <text:p/>
          </draw:line>
          <draw:polyline draw:style-name="gr8" draw:text-style-name="P5" draw:layer="layout" svg:width="0.04cm" svg:height="0.025cm" draw:transform="rotate (-0.072954762733364) translate (6.90134983442209cm 10.5993784134039cm)" svg:viewBox="0 0 41 26" draw:points="41,0 39,26 0,26">
            <text:p/>
          </draw:polyline>
          <draw:path draw:style-name="gr8" draw:text-style-name="P5" draw:layer="layout" svg:width="3.108cm" svg:height="1.107cm" draw:transform="rotate (-0.0801106126665403) translate (2.27701299576912cm 10.2600115021409cm)" svg:viewBox="0 0 3109 1108" svg:d="M0 1087l3109 21-4-401-1530-28c-517-8-968-118-1241-592l-43-87">
            <text:p/>
          </draw:path>
          <draw:line draw:style-name="gr8" draw:text-style-name="P5" draw:layer="layout" svg:x1="2.241cm" svg:y1="10.258cm" svg:x2="2.191cm" svg:y2="11.343cm">
            <text:p/>
          </draw:line>
          <draw:polyline draw:style-name="gr8" draw:text-style-name="P5" draw:layer="layout" svg:width="0.418cm" svg:height="1.692cm" draw:transform="skewX (-0.00122173047639603) rotate (-0.0813323431429363) translate (7.62055882903404cm 11.8748758152819cm)" svg:viewBox="0 0 419 1693" draw:points="0,0 58,832 362,832 419,1693 117,1692">
            <text:p/>
          </draw:polyline>
          <draw:line draw:style-name="gr8" draw:text-style-name="P5" draw:layer="layout" svg:x1="7.079cm" svg:y1="3.633cm" svg:x2="7.081cm" svg:y2="3.694cm">
            <text:p/>
          </draw:line>
          <draw:polyline draw:style-name="gr8" draw:text-style-name="P5" draw:layer="layout" svg:width="3.764cm" svg:height="0.297cm" draw:transform="rotate (-0.0801106126665403) translate (3.32718381312475cm 3.33207227249951cm)" svg:viewBox="0 0 3765 298" draw:points="13,298 0,138 3765,0">
            <text:p/>
          </draw:polyline>
          <draw:path draw:style-name="gr8" draw:text-style-name="P5" draw:layer="layout" svg:width="0.289cm" svg:height="0.822cm" draw:transform="skewX (-0.00244346095279207) rotate (-0.0829031394697311) translate (2.5887771134511cm 9.28581207736482cm)" svg:viewBox="0 0 290 823" svg:d="M12 823l-11-89c-13-234 71-492 227-668l62-66">
            <text:p/>
          </draw:path>
          <draw:polyline draw:style-name="gr8" draw:text-style-name="P5" draw:layer="layout" svg:width="0.028cm" svg:height="0.132cm" draw:transform="skewX (0.0151843644923507) rotate (-0.0713839664065692) translate (2.53474816437237cm 10.1061209437355cm)" svg:viewBox="0 0 29 133" draw:points="29,133 12,67 0,0">
            <text:p/>
          </draw:polyline>
          <draw:line draw:style-name="gr8" draw:text-style-name="P5" draw:layer="layout" svg:x1="2.249cm" svg:y1="10.088cm" svg:x2="2.242cm" svg:y2="10.26cm">
            <text:p/>
          </draw:line>
          <draw:line draw:style-name="gr8" draw:text-style-name="P5" draw:layer="layout" svg:x1="2.568cm" svg:y1="10.284cm" svg:x2="2.551cm" svg:y2="10.239cm">
            <text:p/>
          </draw:line>
          <draw:line draw:style-name="gr8" draw:text-style-name="P5" draw:layer="layout" svg:x1="7.045cm" svg:y1="9.659cm" svg:x2="6.941cm" svg:y2="10.603cm">
            <text:p/>
          </draw:line>
          <draw:line draw:style-name="gr8" draw:text-style-name="P5" draw:layer="layout" svg:x1="7.905cm" svg:y1="10.651cm" svg:x2="7.919cm" svg:y2="3.022cm">
            <text:p/>
          </draw:line>
          <draw:polyline draw:style-name="gr8" draw:text-style-name="P5" draw:layer="layout" svg:width="0.441cm" svg:height="5.95cm" draw:transform="skewX (0.00069813170079775) rotate (-0.0794124809657426) translate (7.08109099036155cm 3.6929799915651cm)" svg:viewBox="0 0 442 5951" draw:points="0,0 402,4811 442,5951">
            <text:p/>
          </draw:polyline>
          <draw:path draw:style-name="gr8" draw:text-style-name="P5" draw:layer="layout" svg:width="1.73cm" svg:height="1.369cm" draw:transform="skewX (0.000698131700797734) rotate (-0.0799360797413409) translate (3.32830946435699cm 8.779630613424cm)" svg:viewBox="0 0 1731 1370" svg:d="M1081 1338l650 32-7-442-295-2-40-100c-223-507-728-832-1281-826l-108 4">
            <text:p/>
          </draw:path>
          <draw:polyline draw:style-name="gr8" draw:text-style-name="P5" draw:layer="layout" svg:width="1.055cm" svg:height="1.031cm" draw:transform="skewX (0.00104719755119659) rotate (-0.0797615468161415) translate (3.32944778819237cm 9.08627075426596cm)" svg:viewBox="0 0 1056 1032" draw:points="0,19 66,6 132,0 200,0 126,911 131,941 147,968 164,981 196,987 226,981 249,962 262,941 1056,1032">
            <text:p/>
          </draw:polyline>
          <draw:line draw:style-name="gr7" draw:text-style-name="P5" draw:layer="layout" svg:x1="4.17cm" svg:y1="11.708cm" svg:x2="4.21cm" svg:y2="11.711cm">
            <text:p/>
          </draw:line>
          <draw:polygon draw:style-name="gr7" draw:text-style-name="P5" draw:layer="layout" svg:width="0.058cm" svg:height="1.589cm" draw:transform="skewX (-0.00244346095279207) rotate (-0.0830776723949305) translate (4.15843280103844cm 11.6578953545423cm)" svg:viewBox="0 0 59 1590" draw:points="41,1590 59,0 18,0 0,1588">
            <text:p/>
          </draw:polygon>
          <draw:line draw:style-name="gr7" draw:text-style-name="P5" draw:layer="layout" svg:x1="5.063cm" svg:y1="13.271cm" svg:x2="5.038cm" svg:y2="13.266cm">
            <text:p/>
          </draw:line>
          <draw:line draw:style-name="gr7" draw:text-style-name="P5" draw:layer="layout" svg:x1="4.912cm" svg:y1="10.317cm" svg:x2="4.953cm" svg:y2="10.317cm">
            <text:p/>
          </draw:line>
          <draw:polygon draw:style-name="gr7" draw:text-style-name="P5" draw:layer="layout" svg:width="0.067cm" svg:height="0.953cm" draw:transform="skewX (0.00733038285837617) rotate (-0.0722566310325663) translate (4.91616982803283cm 10.2160501239423cm)" svg:viewBox="0 0 68 954" draw:points="68,954 41,0 0,0 29,954">
            <text:p/>
          </draw:polygon>
          <draw:line draw:style-name="gr7" draw:text-style-name="P5" draw:layer="layout" svg:x1="4.911cm" svg:y1="11.135cm" svg:x2="4.87cm" svg:y2="11.135cm">
            <text:p/>
          </draw:line>
          <draw:line draw:style-name="gr7" draw:text-style-name="P5" draw:layer="layout" svg:x1="5.035cm" svg:y1="9.886cm" svg:x2="5.035cm" svg:y2="9.845cm">
            <text:p/>
          </draw:line>
          <draw:polygon draw:style-name="gr7" draw:text-style-name="P5" draw:layer="layout" svg:width="2.043cm" svg:height="0.131cm" draw:transform="rotate (-0.0797615468161415) translate (4.97912556257485cm 9.75197613630275cm)" svg:viewBox="0 0 2044 132" draw:points="2042,0 0,91 0,132 2044,41">
            <text:p/>
          </draw:polygon>
          <draw:line draw:style-name="gr7" draw:text-style-name="P5" draw:layer="layout" svg:x1="5.889cm" svg:y1="9.875cm" svg:x2="5.889cm" svg:y2="9.916cm">
            <text:p/>
          </draw:line>
          <draw:line draw:style-name="gr5" draw:text-style-name="P5" draw:layer="layout" svg:x1="1.295cm" svg:y1="8.491cm" svg:x2="1.612cm" svg:y2="8.516cm">
            <text:p/>
          </draw:line>
          <draw:line draw:style-name="gr5" draw:text-style-name="P5" draw:layer="layout" svg:x1="1.771cm" svg:y1="8.532cm" svg:x2="2.088cm" svg:y2="8.557cm">
            <text:p/>
          </draw:line>
          <draw:polyline draw:style-name="gr5" draw:text-style-name="P5" draw:layer="layout" svg:width="0.26cm" svg:height="0.21cm" draw:transform="rotate (-0.0806342114421386) translate (2.26391696343168cm 8.36015010022625cm)" svg:viewBox="0 0 261 211" draw:points="0,211 261,211 244,0">
            <text:p/>
          </draw:polyline>
          <draw:line draw:style-name="gr5" draw:text-style-name="P5" draw:layer="layout" svg:x1="2.508cm" svg:y1="8.221cm" svg:x2="2.507cm" svg:y2="7.903cm">
            <text:p/>
          </draw:line>
          <draw:line draw:style-name="gr5" draw:text-style-name="P5" draw:layer="layout" svg:x1="2.508cm" svg:y1="7.743cm" svg:x2="2.507cm" svg:y2="7.425cm">
            <text:p/>
          </draw:line>
          <draw:line draw:style-name="gr5" draw:text-style-name="P5" draw:layer="layout" svg:x1="2.51cm" svg:y1="7.267cm" svg:x2="2.509cm" svg:y2="6.947cm">
            <text:p/>
          </draw:line>
          <draw:line draw:style-name="gr5" draw:text-style-name="P5" draw:layer="layout" svg:x1="2.51cm" svg:y1="6.79cm" svg:x2="2.509cm" svg:y2="6.47cm">
            <text:p/>
          </draw:line>
          <draw:line draw:style-name="gr5" draw:text-style-name="P5" draw:layer="layout" svg:x1="2.51cm" svg:y1="6.312cm" svg:x2="2.509cm" svg:y2="5.994cm">
            <text:p/>
          </draw:line>
          <draw:line draw:style-name="gr5" draw:text-style-name="P5" draw:layer="layout" svg:x1="2.51cm" svg:y1="5.835cm" svg:x2="2.512cm" svg:y2="5.515cm">
            <text:p/>
          </draw:line>
          <draw:line draw:style-name="gr5" draw:text-style-name="P5" draw:layer="layout" svg:x1="2.512cm" svg:y1="5.358cm" svg:x2="2.511cm" svg:y2="5.038cm">
            <text:p/>
          </draw:line>
          <draw:line draw:style-name="gr5" draw:text-style-name="P5" draw:layer="layout" svg:x1="2.513cm" svg:y1="4.879cm" svg:x2="2.512cm" svg:y2="4.561cm">
            <text:p/>
          </draw:line>
          <draw:line draw:style-name="gr5" draw:text-style-name="P5" draw:layer="layout" svg:x1="2.512cm" svg:y1="4.403cm" svg:x2="2.514cm" svg:y2="4.083cm">
            <text:p/>
          </draw:line>
          <draw:line draw:style-name="gr5" draw:text-style-name="P5" draw:layer="layout" svg:x1="2.515cm" svg:y1="3.926cm" svg:x2="2.514cm" svg:y2="3.606cm">
            <text:p/>
          </draw:line>
          <draw:line draw:style-name="gr5" draw:text-style-name="P5" draw:layer="layout" svg:x1="2.514cm" svg:y1="3.446cm" svg:x2="2.513cm" svg:y2="3.128cm">
            <text:p/>
          </draw:line>
          <draw:polyline draw:style-name="gr5" draw:text-style-name="P5" draw:layer="layout" svg:width="0.237cm" svg:height="0.219cm" draw:transform="rotate (-0.079587013890942) translate (2.51630165650205cm 2.7497875136227cm)" svg:viewBox="0 0 238 220" draw:points="15,220 0,9 238,0">
            <text:p/>
          </draw:polyline>
          <draw:polyline draw:style-name="gr5" draw:text-style-name="P5" draw:layer="layout" svg:width="0.269cm" svg:height="0.39cm" draw:transform="skewX (-0.0026179938779915) rotate (-0.0816814089933351) translate (7.68120326277806cm 3.0022281579101cm)" svg:viewBox="0 0 270 391" draw:points="0,7 238,0 270,391">
            <text:p/>
          </draw:polyline>
          <draw:line draw:style-name="gr5" draw:text-style-name="P5" draw:layer="layout" svg:x1="7.919cm" svg:y1="3.574cm" svg:x2="7.917cm" svg:y2="3.894cm">
            <text:p/>
          </draw:line>
          <draw:line draw:style-name="gr5" draw:text-style-name="P5" draw:layer="layout" svg:x1="7.916cm" svg:y1="4.052cm" svg:x2="7.917cm" svg:y2="4.37cm">
            <text:p/>
          </draw:line>
          <draw:line draw:style-name="gr5" draw:text-style-name="P5" draw:layer="layout" svg:x1="7.917cm" svg:y1="4.529cm" svg:x2="7.918cm" svg:y2="4.847cm">
            <text:p/>
          </draw:line>
          <draw:line draw:style-name="gr5" draw:text-style-name="P5" draw:layer="layout" svg:x1="7.915cm" svg:y1="5.006cm" svg:x2="7.916cm" svg:y2="5.326cm">
            <text:p/>
          </draw:line>
          <draw:line draw:style-name="gr5" draw:text-style-name="P5" draw:layer="layout" svg:x1="7.91cm" svg:y1="7.871cm" svg:x2="7.911cm" svg:y2="8.191cm">
            <text:p/>
          </draw:line>
          <draw:line draw:style-name="gr5" draw:text-style-name="P5" draw:layer="layout" svg:x1="7.911cm" svg:y1="8.347cm" svg:x2="7.909cm" svg:y2="8.667cm">
            <text:p/>
          </draw:line>
          <draw:line draw:style-name="gr5" draw:text-style-name="P5" draw:layer="layout" svg:x1="7.908cm" svg:y1="8.826cm" svg:x2="7.909cm" svg:y2="9.144cm">
            <text:p/>
          </draw:line>
          <draw:line draw:style-name="gr5" draw:text-style-name="P5" draw:layer="layout" svg:x1="7.908cm" svg:y1="9.303cm" svg:x2="7.909cm" svg:y2="9.623cm">
            <text:p/>
          </draw:line>
          <draw:line draw:style-name="gr5" draw:text-style-name="P5" draw:layer="layout" svg:x1="7.905cm" svg:y1="9.78cm" svg:x2="7.906cm" svg:y2="10.1cm">
            <text:p/>
          </draw:line>
          <draw:polyline draw:style-name="gr5" draw:text-style-name="P5" draw:layer="layout" svg:width="0.23cm" svg:height="0.39cm" draw:transform="skewX (-0.00261799387799151) rotate (-0.0820304748437339) translate (7.90562803233512cm 10.2581376701366cm)" svg:viewBox="0 0 231 391" draw:points="0,0 29,391 231,388">
            <text:p/>
          </draw:polyline>
          <draw:polyline draw:style-name="gr5" draw:text-style-name="P5" draw:layer="layout" svg:width="0.226cm" svg:height="0.344cm" draw:transform="skewX (-0.00575958653158128) rotate (-0.0834267382453294) translate (8.26422912051822cm 10.6716226982218cm)" svg:viewBox="0 0 227 345" draw:points="0,3 202,0 227,345">
            <text:p/>
          </draw:polyline>
          <draw:line draw:style-name="gr5" draw:text-style-name="P5" draw:layer="layout" svg:x1="8.461cm" svg:y1="11.192cm" svg:x2="8.457cm" svg:y2="11.512cm">
            <text:p/>
          </draw:line>
          <draw:line draw:style-name="gr5" draw:text-style-name="P5" draw:layer="layout" svg:x1="8.455cm" svg:y1="11.671cm" svg:x2="8.451cm" svg:y2="11.988cm">
            <text:p/>
          </draw:line>
          <draw:line draw:style-name="gr5" draw:text-style-name="P5" draw:layer="layout" svg:x1="8.45cm" svg:y1="12.147cm" svg:x2="8.446cm" svg:y2="12.467cm">
            <text:p/>
          </draw:line>
          <draw:line draw:style-name="gr5" draw:text-style-name="P5" draw:layer="layout" svg:x1="8.444cm" svg:y1="12.626cm" svg:x2="8.44cm" svg:y2="12.943cm">
            <text:p/>
          </draw:line>
          <draw:line draw:style-name="gr5" draw:text-style-name="P5" draw:layer="layout" svg:x1="8.438cm" svg:y1="13.102cm" svg:x2="8.436cm" svg:y2="13.422cm">
            <text:p/>
          </draw:line>
          <draw:line draw:style-name="gr5" draw:text-style-name="P5" draw:layer="layout" svg:x1="8.433cm" svg:y1="13.581cm" svg:x2="8.429cm" svg:y2="13.898cm">
            <text:p/>
          </draw:line>
        </draw:g>
        <draw:g>
          <draw:line draw:style-name="gr9" draw:text-style-name="P6" draw:layer="measurelines" svg:x1="9.018cm" svg:y1="9.798cm" svg:x2="1.418cm" svg:y2="9.798cm">
            <text:p/>
          </draw:line>
          <draw:line draw:style-name="gr9" draw:text-style-name="P6" draw:layer="measurelines" svg:x1="9.018cm" svg:y1="8.798cm" svg:x2="1.418cm" svg:y2="8.798cm">
            <text:p/>
          </draw:line>
          <draw:line draw:style-name="gr9" draw:text-style-name="P6" draw:layer="measurelines" svg:x1="9.018cm" svg:y1="7.798cm" svg:x2="1.418cm" svg:y2="7.798cm">
            <text:p/>
          </draw:line>
          <draw:line draw:style-name="gr9" draw:text-style-name="P6" draw:layer="measurelines" svg:x1="9.018cm" svg:y1="6.798cm" svg:x2="1.418cm" svg:y2="6.798cm">
            <text:p/>
          </draw:line>
          <draw:line draw:style-name="gr9" draw:text-style-name="P6" draw:layer="measurelines" svg:x1="9.018cm" svg:y1="5.798cm" svg:x2="1.418cm" svg:y2="5.798cm">
            <text:p/>
          </draw:line>
          <draw:line draw:style-name="gr9" draw:text-style-name="P6" draw:layer="measurelines" svg:x1="9.018cm" svg:y1="4.798cm" svg:x2="1.418cm" svg:y2="4.798cm">
            <text:p/>
          </draw:line>
          <draw:line draw:style-name="gr9" draw:text-style-name="P6" draw:layer="measurelines" svg:x1="9.018cm" svg:y1="3.798cm" svg:x2="1.418cm" svg:y2="3.798cm">
            <text:p/>
          </draw:line>
          <draw:line draw:style-name="gr9" draw:text-style-name="P6" draw:layer="measurelines" svg:x1="3.318cm" svg:y1="10.798cm" svg:x2="3.318cm" svg:y2="2.704cm">
            <text:p/>
          </draw:line>
          <draw:line draw:style-name="gr9" draw:text-style-name="P6" draw:layer="measurelines" svg:x1="4.318cm" svg:y1="10.798cm" svg:x2="4.318cm" svg:y2="2.704cm">
            <text:p/>
          </draw:line>
          <draw:line draw:style-name="gr9" draw:text-style-name="P6" draw:layer="measurelines" svg:x1="5.318cm" svg:y1="10.798cm" svg:x2="5.318cm" svg:y2="2.697cm">
            <text:p/>
          </draw:line>
          <draw:line draw:style-name="gr9" draw:text-style-name="P6" draw:layer="measurelines" svg:x1="6.318cm" svg:y1="10.798cm" svg:x2="6.318cm" svg:y2="2.704cm">
            <text:p/>
          </draw:line>
          <draw:line draw:style-name="gr9" draw:text-style-name="P6" draw:layer="measurelines" svg:x1="7.318cm" svg:y1="10.798cm" svg:x2="7.318cm" svg:y2="2.697cm">
            <text:p/>
          </draw:line>
        </draw:g>
        <draw:g>
          <draw:custom-shape draw:style-name="gr10" draw:text-style-name="P7" draw:layer="measurelines" svg:width="0.8cm" svg:height="1cm" svg:x="10.302cm" svg:y="7.498cm">
            <text:p text:style-name="P7">↑</text:p>
            <draw:enhanced-geometry svg:viewBox="0 0 21600 21600" draw:type="rectangle" draw:enhanced-path="M 0 0 L 21600 0 21600 21600 0 21600 0 0 Z N"/>
          </draw:custom-shape>
          <draw:custom-shape draw:style-name="gr11" draw:text-style-name="P6" draw:layer="measurelines" svg:width="0.8cm" svg:height="0.8cm" draw:transform="rotate (-3.14159265358979) translate (11.102cm 9.298cm)">
            <text:p text:style-name="P7">V</text:p>
            <draw:enhanced-geometry svg:viewBox="0 0 21600 21600" draw:mirror-vertical="true" draw:type="rectangle" draw:enhanced-path="M 0 0 L 21600 0 21600 21600 0 21600 0 0 Z N"/>
          </draw:custom-shape>
          <draw:custom-shape draw:style-name="gr12" draw:text-style-name="P6" draw:layer="measurelines" svg:width="0.8cm" svg:height="0.6cm" svg:x="10.302cm" svg:y="6.898cm">
            <text:p text:style-name="P7">H</text:p>
            <draw:enhanced-geometry svg:viewBox="0 0 21600 21600" draw:mirror-vertical="true" draw:type="rectangle" draw:enhanced-path="M 0 0 L 21600 0 21600 21600 0 21600 0 0 Z N"/>
          </draw:custom-shape>
        </draw:g>
        <draw:frame draw:style-name="gr13" draw:text-style-name="P8" draw:layer="measurelines" svg:width="2.3cm" svg:height="2.4cm" svg:x="10.302cm" svg:y="4.798cm">
          <draw:text-box>
            <text:p><text:span text:style-name="T1">Grüner Bereich: Raumhöhe roh &gt;2,2m</text:span></text:p>
          </draw:text-box>
        </draw:frame>
        <draw:line draw:style-name="gr14" draw:text-style-name="P6" draw:layer="measurelines" svg:x1="2.218cm" svg:y1="9.902cm" svg:x2="3.214cm" svg:y2="8.898cm">
          <text:p/>
        </draw:line>
        <draw:frame draw:style-name="gr15" draw:text-style-name="P9" draw:layer="measurelines" svg:width="2.1cm" svg:height="0.645cm" svg:x="0.932cm" svg:y="9.883cm">
          <draw:text-box>
            <text:p><text:span text:style-name="T2">Ursprung</text:span></text:p>
          </draw:text-box>
        </draw:frame>
        <draw:frame draw:style-name="gr16" draw:text-style-name="P10" draw:layer="measurelines" svg:width="2.3cm" svg:height="1.9cm" svg:x="10.602cm" svg:y="9.398cm">
          <draw:text-box>
            <text:p><text:span text:style-name="T3">Racks, 80cm, mit Clearance &amp; Airflow</text:span></text:p>
          </draw:text-box>
        </draw:frame>
        <draw:g>
          <draw:custom-shape draw:style-name="gr10" draw:text-style-name="P7" draw:layer="measurelines" svg:width="0.8cm" svg:height="1cm" svg:x="11.102cm" svg:y="7.498cm">
            <text:p text:style-name="P7">↑</text:p>
            <draw:enhanced-geometry svg:viewBox="0 0 21600 21600" draw:type="rectangle" draw:enhanced-path="M 0 0 L 21600 0 21600 21600 0 21600 0 0 Z N"/>
          </draw:custom-shape>
          <draw:custom-shape draw:style-name="gr11" draw:text-style-name="P6" draw:layer="measurelines" svg:width="0.8cm" svg:height="0.8cm" draw:transform="rotate (-3.14159265358979) translate (11.902cm 9.298cm)">
            <text:p text:style-name="P7">V</text:p>
            <draw:enhanced-geometry svg:viewBox="0 0 21600 21600" draw:mirror-vertical="true" draw:type="rectangle" draw:enhanced-path="M 0 0 L 21600 0 21600 21600 0 21600 0 0 Z N"/>
          </draw:custom-shape>
          <draw:custom-shape draw:style-name="gr12" draw:text-style-name="P6" draw:layer="measurelines" svg:width="0.8cm" svg:height="0.6cm" svg:x="11.102cm" svg:y="6.898cm">
            <text:p text:style-name="P7">H</text:p>
            <draw:enhanced-geometry svg:viewBox="0 0 21600 21600" draw:mirror-vertical="true" draw:type="rectangle" draw:enhanced-path="M 0 0 L 21600 0 21600 21600 0 21600 0 0 Z N"/>
          </draw:custom-shape>
        </draw:g>
        <draw:g>
          <draw:custom-shape draw:style-name="gr10" draw:text-style-name="P7" draw:layer="measurelines" svg:width="0.8cm" svg:height="1cm" svg:x="11.902cm" svg:y="7.498cm">
            <text:p text:style-name="P7">↑</text:p>
            <draw:enhanced-geometry svg:viewBox="0 0 21600 21600" draw:type="rectangle" draw:enhanced-path="M 0 0 L 21600 0 21600 21600 0 21600 0 0 Z N"/>
          </draw:custom-shape>
          <draw:custom-shape draw:style-name="gr11" draw:text-style-name="P6" draw:layer="measurelines" svg:width="0.8cm" svg:height="0.8cm" draw:transform="rotate (-3.14159265358979) translate (12.702cm 9.298cm)">
            <text:p text:style-name="P7">V</text:p>
            <draw:enhanced-geometry svg:viewBox="0 0 21600 21600" draw:mirror-vertical="true" draw:type="rectangle" draw:enhanced-path="M 0 0 L 21600 0 21600 21600 0 21600 0 0 Z N"/>
          </draw:custom-shape>
          <draw:custom-shape draw:style-name="gr12" draw:text-style-name="P6" draw:layer="measurelines" svg:width="0.8cm" svg:height="0.6cm" svg:x="11.902cm" svg:y="6.898cm">
            <text:p text:style-name="P7">H</text:p>
            <draw:enhanced-geometry svg:viewBox="0 0 21600 21600" draw:mirror-vertical="true" draw:type="rectangle" draw:enhanced-path="M 0 0 L 21600 0 21600 21600 0 21600 0 0 Z N"/>
          </draw:custom-shape>
        </draw:g>
        <draw:frame draw:style-name="gr17" draw:text-style-name="P12" draw:layer="measurelines" svg:width="12.4cm" svg:height="2.072cm" svg:x="1.302cm" svg:y="0.999cm">
          <draw:text-box>
            <text:p text:style-name="P11"><text:span text:style-name="T4">VKM-Keller</text:span></text:p>
            <text:p text:style-name="P11"><text:span text:style-name="T5">22,5^m2 (6,27x3,76m) – 1,27&lt;h&lt;2,55m – ca. 22°C</text:span></text:p>
          </draw:text-box>
        </draw:frame>
        <draw:g>
          <draw:g>
            <draw:frame draw:style-name="gr18" draw:text-style-name="P13" draw:layer="measurelines" svg:width="4.4cm" svg:height="1.276cm" svg:x="3.628cm" svg:y="13.798cm">
              <draw:text-box>
                <text:p><text:span text:style-name="T6">M <text:s text:c="2"/>1:100</text:span></text:p>
              </draw:text-box>
            </draw:frame>
            <draw:frame draw:style-name="gr19" draw:text-style-name="P6" draw:layer="measurelines" svg:width="0.691cm" svg:height="0.348cm" draw:transform="skewX (-0.00279252680319093) rotate (-1.33430421314966) translate (5.135cm 14.101cm)">
              <draw:image xlink:href="Pictures/20000048000019FB00000D0CDA42D157B6067B29.wmf" xlink:type="simple" xlink:show="embed" xlink:actuate="onLoad">
                <text:p/>
              </draw:image>
            </draw:frame>
          </draw:g>
          <draw:g>
            <draw:g>
              <draw:custom-shape draw:style-name="gr20" draw:text-style-name="P6" draw:layer="measurelines" svg:width="5cm" svg:height="0.2cm" svg:x="3.328cm" svg:y="15.183cm">
                <text:p/>
                <draw:enhanced-geometry svg:viewBox="0 0 21600 21600" draw:type="rectangle" draw:enhanced-path="M 0 0 L 21600 0 21600 21600 0 21600 0 0 Z N"/>
              </draw:custom-shape>
              <draw:custom-shape draw:style-name="gr21" draw:text-style-name="P14" draw:layer="measurelines" svg:width="1cm" svg:height="0.2cm" svg:x="3.328cm" svg:y="15.183cm">
                <text:p/>
                <draw:enhanced-geometry svg:viewBox="0 0 21600 21600" draw:type="rectangle" draw:enhanced-path="M 0 0 L 21600 0 21600 21600 0 21600 0 0 Z N"/>
              </draw:custom-shape>
              <draw:custom-shape draw:style-name="gr21" draw:text-style-name="P14" draw:layer="measurelines" svg:width="1cm" svg:height="0.2cm" svg:x="5.328cm" svg:y="15.183cm">
                <text:p/>
                <draw:enhanced-geometry svg:viewBox="0 0 21600 21600" draw:type="rectangle" draw:enhanced-path="M 0 0 L 21600 0 21600 21600 0 21600 0 0 Z N"/>
              </draw:custom-shape>
              <draw:custom-shape draw:style-name="gr21" draw:text-style-name="P14" draw:layer="measurelines" svg:width="1cm" svg:height="0.2cm" svg:x="7.328cm" svg:y="15.183cm">
                <text:p/>
                <draw:enhanced-geometry svg:viewBox="0 0 21600 21600" draw:type="rectangle" draw:enhanced-path="M 0 0 L 21600 0 21600 21600 0 21600 0 0 Z N"/>
              </draw:custom-shape>
            </draw:g>
            <draw:frame draw:style-name="gr22" draw:text-style-name="P15" draw:layer="measurelines" svg:width="0.8cm" svg:height="0.962cm" svg:x="2.928cm" svg:y="15.41cm">
              <draw:text-box>
                <text:p>0</text:p>
              </draw:text-box>
            </draw:frame>
            <draw:frame draw:style-name="gr22" draw:text-style-name="P15" draw:layer="measurelines" svg:width="0.8cm" svg:height="0.962cm" svg:x="3.928cm" svg:y="15.41cm">
              <draw:text-box>
                <text:p>1</text:p>
              </draw:text-box>
            </draw:frame>
            <draw:frame draw:style-name="gr22" draw:text-style-name="P15" draw:layer="measurelines" svg:width="0.8cm" svg:height="0.962cm" svg:x="4.928cm" svg:y="15.41cm">
              <draw:text-box>
                <text:p>2</text:p>
              </draw:text-box>
            </draw:frame>
            <draw:frame draw:style-name="gr22" draw:text-style-name="P15" draw:layer="measurelines" svg:width="0.8cm" svg:height="0.962cm" svg:x="5.928cm" svg:y="15.41cm">
              <draw:text-box>
                <text:p>3</text:p>
              </draw:text-box>
            </draw:frame>
            <draw:frame draw:style-name="gr22" draw:text-style-name="P15" draw:layer="measurelines" svg:width="0.8cm" svg:height="0.962cm" svg:x="6.928cm" svg:y="15.41cm">
              <draw:text-box>
                <text:p>4</text:p>
              </draw:text-box>
            </draw:frame>
            <draw:frame draw:style-name="gr22" draw:text-style-name="P15" draw:layer="measurelines" svg:width="1.7cm" svg:height="0.962cm" svg:x="7.928cm" svg:y="15.41cm">
              <draw:text-box>
                <text:p>5 m</text:p>
              </draw:text-box>
            </draw:frame>
          </draw:g>
        </draw:g>
        <draw:frame draw:style-name="gr23" draw:text-style-name="P16" draw:layer="measurelines" svg:width="3.751cm" svg:height="1.673cm" svg:x="10.053cm" svg:y="14.515cm">
          <draw:text-box>
            <text:p><text:span text:style-name="T7"><text:date style:data-style-name="D1" text:date-value="2019-12-21">21.12.2019</text:date></text:span></text:p>
            <text:p><text:span text:style-name="T7"><text:time style:data-style-name="T1" text:time-value="00:00:00">23:20:06</text:time></text:span></text:p>
          </draw:text-box>
        </draw:frame>
        <draw:frame draw:style-name="gr24" draw:text-style-name="P17" draw:layer="measurelines" svg:width="4.648cm" svg:height="3.113cm" svg:x="9.11cm" svg:y="11.635cm">
          <draw:text-box>
            <text:p><text:span text:style-name="T8">Quelle: Plan der MA34 (2015), Aufzeichnungen von</text:span></text:p>
            <text:p><text:span text:style-name="T8"><text:a xlink:href="https://housing.funkfeuer.at/" xlink:type="simple">https://housing.funkfeuer.at/</text:a></text:span></text:p>
            <text:p><text:span text:style-name="T8">Lizenzhinweis: Gesamtdarstellung, Banane</text:span><text:span text:style-name="T8"><text:line-break/></text:span><text:span text:style-name="T8"><text:a xlink:href="https://openclipart.org/detail/314951/banana-2" xlink:type="simple">https://openclipart.org/detail/314951/banana-2</text:a></text:span><text:span text:style-name="T8"> : CC0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AT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12-21T23:04:32.577663000</dc:date>
    <meta:editing-duration>PT37M12S</meta:editing-duration>
    <meta:editing-cycles>7</meta:editing-cycles>
    <meta:generator>LibreOffice/5.4.4.2$MacOSX_X86_64 LibreOffice_project/2524958677847fb3bb44820e40380acbe820f960</meta:generator>
    <meta:document-statistic meta:object-count="1493"/>
  </office:meta>
</office:document-meta>
</file>